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pitch="variable"/>
    <style:font-face style:name="OpenSymbol" svg:font-family="OpenSymbol" style:font-charset="x-symbol"/>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officeooo:rsid="0014d382" officeooo:paragraph-rsid="0014d382"/>
    </style:style>
    <style:style style:name="P2" style:family="paragraph" style:parent-style-name="Standard">
      <style:paragraph-properties fo:text-align="center" style:justify-single-word="false"/>
      <style:text-properties style:font-name="Linux Libertine" fo:font-size="18pt" fo:font-weight="bold" officeooo:rsid="0014d382" officeooo:paragraph-rsid="0014d382" style:font-weight-asian="bold" style:font-weight-complex="bold"/>
    </style:style>
    <style:style style:name="P3" style:family="paragraph" style:parent-style-name="Text_20_body">
      <style:text-properties officeooo:rsid="0014d382"/>
    </style:style>
    <style:style style:name="P4" style:family="paragraph" style:parent-style-name="Text_20_body" style:list-style-name="L1">
      <style:text-properties officeooo:rsid="0014d382"/>
    </style:style>
    <style:style style:name="P5" style:family="paragraph" style:parent-style-name="Text_20_body" style:list-style-name="L2">
      <style:text-properties officeooo:rsid="0014d382"/>
    </style:style>
    <style:style style:name="P6" style:family="paragraph" style:parent-style-name="Text_20_body" style:list-style-name="L2">
      <style:text-properties style:font-name="Linux Libertine" officeooo:rsid="0014d382"/>
    </style:style>
    <style:style style:name="P7" style:family="paragraph" style:parent-style-name="Text_20_body" style:list-style-name="L3">
      <style:text-properties officeooo:rsid="0014d382"/>
    </style:style>
    <style:style style:name="P8" style:family="paragraph" style:parent-style-name="Text_20_body" style:list-style-name="L4">
      <style:text-properties officeooo:rsid="0014d382"/>
    </style:style>
    <style:style style:name="P9" style:family="paragraph" style:parent-style-name="Text_20_body" style:list-style-name="L4">
      <style:text-properties style:font-name="Linux Libertine" officeooo:rsid="0014d382"/>
    </style:style>
    <style:style style:name="P10" style:family="paragraph" style:parent-style-name="Text_20_body" style:list-style-name="L5">
      <style:text-properties officeooo:rsid="0014d382"/>
    </style:style>
    <style:style style:name="P11" style:family="paragraph" style:parent-style-name="Text_20_body" style:list-style-name="L5">
      <style:text-properties style:font-name="Linux Libertine" officeooo:rsid="0014d382"/>
    </style:style>
    <style:style style:name="P12" style:family="paragraph" style:parent-style-name="Text_20_body">
      <style:text-properties style:font-name="Linux Libertine" officeooo:rsid="0014d382"/>
    </style:style>
    <style:style style:name="P13" style:family="paragraph" style:parent-style-name="Text_20_body">
      <style:paragraph-properties fo:text-align="start" style:justify-single-word="false"/>
      <style:text-properties style:font-name="Linux Libertine" officeooo:rsid="0014d382" officeooo:paragraph-rsid="0014d382"/>
    </style:style>
    <style:style style:name="P14" style:family="paragraph" style:parent-style-name="Text_20_body" style:list-style-name="L6">
      <style:text-properties officeooo:rsid="0014d382"/>
    </style:style>
    <style:style style:name="P15" style:family="paragraph" style:parent-style-name="Text_20_body" style:list-style-name="L6">
      <style:text-properties style:font-name="Linux Libertine" officeooo:rsid="0014d382"/>
    </style:style>
    <style:style style:name="P16" style:family="paragraph" style:parent-style-name="Text_20_body" style:list-style-name="L7">
      <style:text-properties officeooo:rsid="0014d382"/>
    </style:style>
    <style:style style:name="P17" style:family="paragraph" style:parent-style-name="Text_20_body" style:list-style-name="L7">
      <style:text-properties style:font-name="Linux Libertine" officeooo:rsid="0014d382"/>
    </style:style>
    <style:style style:name="P18" style:family="paragraph" style:parent-style-name="Text_20_body" style:list-style-name="L8">
      <style:text-properties officeooo:rsid="0014d382"/>
    </style:style>
    <style:style style:name="P19" style:family="paragraph" style:parent-style-name="Text_20_body" style:list-style-name="L8">
      <style:text-properties style:font-name="Linux Libertine" officeooo:rsid="0014d382"/>
    </style:style>
    <style:style style:name="P20" style:family="paragraph" style:parent-style-name="Text_20_body" style:list-style-name="L9">
      <style:paragraph-properties fo:margin-left="0in" fo:margin-right="0in" fo:text-indent="0in" style:auto-text-indent="false"/>
      <style:text-properties officeooo:rsid="0014d382"/>
    </style:style>
    <style:style style:name="P21" style:family="paragraph" style:parent-style-name="Text_20_body" style:list-style-name="L9">
      <style:text-properties officeooo:rsid="0014d382"/>
    </style:style>
    <style:style style:name="P22" style:family="paragraph" style:parent-style-name="Text_20_body" style:list-style-name="L9">
      <style:text-properties style:font-name="Linux Libertine" officeooo:rsid="0014d382"/>
    </style:style>
    <style:style style:name="P23" style:family="paragraph" style:parent-style-name="Text_20_body" style:list-style-name="L10">
      <style:text-properties officeooo:rsid="0014d382"/>
    </style:style>
    <style:style style:name="P24" style:family="paragraph" style:parent-style-name="Text_20_body" style:list-style-name="L10">
      <style:text-properties style:font-name="Linux Libertine" officeooo:rsid="0014d382"/>
    </style:style>
    <style:style style:name="P25" style:family="paragraph" style:parent-style-name="Text_20_body" style:list-style-name="L11">
      <style:text-properties officeooo:rsid="0014d382"/>
    </style:style>
    <style:style style:name="P26" style:family="paragraph" style:parent-style-name="Text_20_body" style:list-style-name="L11">
      <style:text-properties style:font-name="Linux Libertine" officeooo:rsid="0014d382"/>
    </style:style>
    <style:style style:name="P27" style:family="paragraph" style:parent-style-name="Text_20_body" style:list-style-name="L12">
      <style:text-properties officeooo:rsid="0014d382"/>
    </style:style>
    <style:style style:name="P28" style:family="paragraph" style:parent-style-name="Text_20_body" style:list-style-name="L13">
      <style:text-properties officeooo:rsid="0014d382"/>
    </style:style>
    <style:style style:name="P29" style:family="paragraph" style:parent-style-name="Text_20_body" style:list-style-name="L14">
      <style:text-properties officeooo:rsid="0014d382"/>
    </style:style>
    <style:style style:name="P30" style:family="paragraph" style:parent-style-name="Text_20_body" style:list-style-name="L15">
      <style:text-properties officeooo:rsid="0014d382"/>
    </style:style>
    <style:style style:name="P31" style:family="paragraph" style:parent-style-name="Text_20_body" style:list-style-name="L16">
      <style:text-properties officeooo:rsid="0014d382"/>
    </style:style>
    <style:style style:name="P32" style:family="paragraph" style:parent-style-name="Text_20_body" style:list-style-name="L17">
      <style:text-properties officeooo:rsid="0014d382"/>
    </style:style>
    <style:style style:name="P33" style:family="paragraph" style:parent-style-name="Text_20_body" style:list-style-name="L18">
      <style:text-properties officeooo:rsid="0014d382"/>
    </style:style>
    <style:style style:name="P34" style:family="paragraph" style:parent-style-name="Text_20_body" style:list-style-name="L18">
      <style:text-properties style:font-name="Linux Libertine" officeooo:rsid="0014d382"/>
    </style:style>
    <style:style style:name="P35" style:family="paragraph" style:parent-style-name="Text_20_body" style:list-style-name="L19">
      <style:text-properties officeooo:rsid="0014d382"/>
    </style:style>
    <style:style style:name="P36" style:family="paragraph" style:parent-style-name="Text_20_body" style:list-style-name="L19">
      <style:text-properties style:font-name="Linux Libertine" officeooo:rsid="0014d382"/>
    </style:style>
    <style:style style:name="P37" style:family="paragraph" style:parent-style-name="Text_20_body" style:list-style-name="L20">
      <style:text-properties officeooo:rsid="0014d382"/>
    </style:style>
    <style:style style:name="P38" style:family="paragraph" style:parent-style-name="Text_20_body" style:list-style-name="L20">
      <style:text-properties style:font-name="Linux Libertine" officeooo:rsid="0014d382"/>
    </style:style>
    <style:style style:name="P39" style:family="paragraph" style:parent-style-name="Text_20_body" style:list-style-name="L21">
      <style:text-properties officeooo:rsid="0014d382"/>
    </style:style>
    <style:style style:name="P40" style:family="paragraph" style:parent-style-name="Text_20_body" style:list-style-name="L21">
      <style:text-properties style:font-name="Linux Libertine" officeooo:rsid="0014d382"/>
    </style:style>
    <style:style style:name="P41" style:family="paragraph" style:parent-style-name="Text_20_body" style:list-style-name="L22">
      <style:text-properties officeooo:rsid="0014d382"/>
    </style:style>
    <style:style style:name="P42" style:family="paragraph" style:parent-style-name="Text_20_body" style:list-style-name="L22">
      <style:text-properties style:font-name="Linux Libertine" officeooo:rsid="0014d382"/>
    </style:style>
    <style:style style:name="P43" style:family="paragraph" style:parent-style-name="Text_20_body" style:list-style-name="L23">
      <style:text-properties officeooo:rsid="0014d382"/>
    </style:style>
    <style:style style:name="P44" style:family="paragraph" style:parent-style-name="Text_20_body" style:list-style-name="L23">
      <style:text-properties style:font-name="Linux Libertine" officeooo:rsid="0014d382"/>
    </style:style>
    <style:style style:name="P45" style:family="paragraph" style:parent-style-name="Text_20_body" style:list-style-name="L24">
      <style:text-properties officeooo:rsid="0014d382"/>
    </style:style>
    <style:style style:name="P46" style:family="paragraph" style:parent-style-name="Text_20_body" style:list-style-name="L24">
      <style:text-properties style:font-name="Linux Libertine" officeooo:rsid="0014d382"/>
    </style:style>
    <style:style style:name="P47" style:family="paragraph" style:parent-style-name="Text_20_body" style:list-style-name="L25">
      <style:text-properties officeooo:rsid="0014d382"/>
    </style:style>
    <style:style style:name="P48" style:family="paragraph" style:parent-style-name="Text_20_body" style:list-style-name="L25">
      <style:paragraph-properties fo:margin-left="0in" fo:margin-right="0in" fo:text-indent="0in" style:auto-text-indent="false"/>
      <style:text-properties officeooo:rsid="0014d382"/>
    </style:style>
    <style:style style:name="P49" style:family="paragraph" style:parent-style-name="Text_20_body" style:list-style-name="L26">
      <style:text-properties officeooo:rsid="0014d382"/>
    </style:style>
    <style:style style:name="P50" style:family="paragraph" style:parent-style-name="Text_20_body" style:list-style-name="L26">
      <style:text-properties style:font-name="Linux Libertine" officeooo:rsid="0014d382"/>
    </style:style>
    <style:style style:name="P51" style:family="paragraph" style:parent-style-name="Text_20_body" style:list-style-name="L27">
      <style:text-properties officeooo:rsid="0014d382"/>
    </style:style>
    <style:style style:name="P52" style:family="paragraph" style:parent-style-name="Text_20_body" style:list-style-name="L27">
      <style:text-properties style:font-name="Linux Libertine" officeooo:rsid="0014d382"/>
    </style:style>
    <style:style style:name="P53" style:family="paragraph" style:parent-style-name="Text_20_body" style:list-style-name="L28">
      <style:text-properties officeooo:rsid="0014d382"/>
    </style:style>
    <style:style style:name="P54" style:family="paragraph" style:parent-style-name="Text_20_body" style:list-style-name="L29">
      <style:text-properties officeooo:rsid="0014d382"/>
    </style:style>
    <style:style style:name="P55" style:family="paragraph" style:parent-style-name="Text_20_body" style:list-style-name="L30">
      <style:text-properties officeooo:rsid="0014d382"/>
    </style:style>
    <style:style style:name="P56" style:family="paragraph" style:parent-style-name="Text_20_body" style:list-style-name="L31">
      <style:text-properties officeooo:rsid="0014d382"/>
    </style:style>
    <style:style style:name="P57" style:family="paragraph" style:parent-style-name="Text_20_body" style:list-style-name="L31">
      <style:text-properties style:font-name="Linux Libertine" officeooo:rsid="0014d382"/>
    </style:style>
    <style:style style:name="P58" style:family="paragraph" style:parent-style-name="Text_20_body" style:list-style-name="L32">
      <style:text-properties officeooo:rsid="0014d382"/>
    </style:style>
    <style:style style:name="P59" style:family="paragraph" style:parent-style-name="Text_20_body" style:list-style-name="L32">
      <style:text-properties style:font-name="Linux Libertine" officeooo:rsid="0014d382"/>
    </style:style>
    <style:style style:name="P60" style:family="paragraph" style:parent-style-name="Text_20_body" style:list-style-name="L33">
      <style:text-properties officeooo:rsid="0014d382"/>
    </style:style>
    <style:style style:name="P61" style:family="paragraph" style:parent-style-name="Text_20_body" style:list-style-name="L34">
      <style:text-properties officeooo:rsid="0014d382"/>
    </style:style>
    <style:style style:name="P62" style:family="paragraph" style:parent-style-name="Text_20_body" style:list-style-name="L35">
      <style:text-properties officeooo:rsid="0014d382"/>
    </style:style>
    <style:style style:name="P63" style:family="paragraph" style:parent-style-name="Text_20_body" style:list-style-name="L35">
      <style:text-properties style:font-name="Linux Libertine" officeooo:rsid="0014d382"/>
    </style:style>
    <style:style style:name="P64" style:family="paragraph" style:parent-style-name="Text_20_body" style:list-style-name="L35">
      <style:paragraph-properties fo:margin-left="0in" fo:margin-right="0in" fo:text-indent="0in" style:auto-text-indent="false"/>
      <style:text-properties officeooo:rsid="0014d382"/>
    </style:style>
    <style:style style:name="P65" style:family="paragraph" style:parent-style-name="Text_20_body" style:list-style-name="L36">
      <style:text-properties officeooo:rsid="0014d382"/>
    </style:style>
    <style:style style:name="P66" style:family="paragraph" style:parent-style-name="Text_20_body" style:list-style-name="L36">
      <style:text-properties style:font-name="Linux Libertine" officeooo:rsid="0014d382"/>
    </style:style>
    <style:style style:name="P67" style:family="paragraph" style:parent-style-name="Text_20_body" style:list-style-name="L37">
      <style:text-properties officeooo:rsid="0014d382"/>
    </style:style>
    <style:style style:name="P68" style:family="paragraph" style:parent-style-name="Text_20_body" style:list-style-name="L38">
      <style:text-properties officeooo:rsid="0014d382"/>
    </style:style>
    <style:style style:name="P69" style:family="paragraph" style:parent-style-name="Text_20_body" style:list-style-name="L38">
      <style:text-properties style:font-name="Linux Libertine" officeooo:rsid="0014d382"/>
    </style:style>
    <style:style style:name="P70" style:family="paragraph" style:parent-style-name="Text_20_body" style:list-style-name="L39">
      <style:text-properties officeooo:rsid="0014d382"/>
    </style:style>
    <style:style style:name="P71" style:family="paragraph" style:parent-style-name="Text_20_body" style:list-style-name="L39">
      <style:text-properties style:font-name="Linux Libertine" officeooo:rsid="0014d382"/>
    </style:style>
    <style:style style:name="P72" style:family="paragraph" style:parent-style-name="Text_20_body" style:list-style-name="L40">
      <style:text-properties officeooo:rsid="0014d382"/>
    </style:style>
    <style:style style:name="P73" style:family="paragraph" style:parent-style-name="Text_20_body" style:list-style-name="L41">
      <style:text-properties officeooo:rsid="0014d382"/>
    </style:style>
    <style:style style:name="P74" style:family="paragraph" style:parent-style-name="Text_20_body" style:list-style-name="L42">
      <style:text-properties officeooo:rsid="0014d382"/>
    </style:style>
    <style:style style:name="P75" style:family="paragraph" style:parent-style-name="Text_20_body" style:list-style-name="L42">
      <style:text-properties style:font-name="Linux Libertine" officeooo:rsid="0014d382"/>
    </style:style>
    <style:style style:name="P76" style:family="paragraph" style:parent-style-name="Text_20_body" style:list-style-name="L42">
      <style:paragraph-properties fo:margin-left="0in" fo:margin-right="0in" fo:text-indent="0in" style:auto-text-indent="false"/>
      <style:text-properties officeooo:rsid="0014d382"/>
    </style:style>
    <style:style style:name="P77" style:family="paragraph" style:parent-style-name="Text_20_body" style:list-style-name="L42">
      <style:paragraph-properties fo:margin-left="0in" fo:margin-right="0in" fo:text-indent="0in" style:auto-text-indent="false"/>
      <style:text-properties style:font-name="Linux Libertine" officeooo:rsid="0014d382"/>
    </style:style>
    <style:style style:name="P78" style:family="paragraph" style:parent-style-name="Text_20_body" style:list-style-name="L43">
      <style:text-properties officeooo:rsid="0014d382"/>
    </style:style>
    <style:style style:name="P79" style:family="paragraph" style:parent-style-name="Text_20_body" style:list-style-name="L44">
      <style:text-properties officeooo:rsid="0014d382"/>
    </style:style>
    <style:style style:name="P80" style:family="paragraph" style:parent-style-name="Text_20_body" style:list-style-name="L44">
      <style:text-properties style:font-name="Linux Libertine" officeooo:rsid="0014d382"/>
    </style:style>
    <style:style style:name="P81" style:family="paragraph" style:parent-style-name="Text_20_body" style:list-style-name="L45">
      <style:text-properties officeooo:rsid="0014d382"/>
    </style:style>
    <style:style style:name="P82" style:family="paragraph" style:parent-style-name="Text_20_body" style:list-style-name="L46">
      <style:text-properties officeooo:rsid="0014d382"/>
    </style:style>
    <style:style style:name="P83" style:family="paragraph" style:parent-style-name="Text_20_body" style:list-style-name="L47">
      <style:text-properties officeooo:rsid="0014d382"/>
    </style:style>
    <style:style style:name="P84" style:family="paragraph" style:parent-style-name="Text_20_body" style:list-style-name="L47">
      <style:text-properties style:font-name="Linux Libertine" officeooo:rsid="0014d382"/>
    </style:style>
    <style:style style:name="P85" style:family="paragraph" style:parent-style-name="Text_20_body" style:list-style-name="L48">
      <style:text-properties officeooo:rsid="0014d382"/>
    </style:style>
    <style:style style:name="P86" style:family="paragraph" style:parent-style-name="Text_20_body" style:list-style-name="L49">
      <style:text-properties officeooo:rsid="0014d382"/>
    </style:style>
    <style:style style:name="P87" style:family="paragraph" style:parent-style-name="Text_20_body" style:list-style-name="L50">
      <style:text-properties officeooo:rsid="0014d382"/>
    </style:style>
    <style:style style:name="P88" style:family="paragraph" style:parent-style-name="Text_20_body" style:list-style-name="L50">
      <style:text-properties style:font-name="Linux Libertine" officeooo:rsid="0014d382"/>
    </style:style>
    <style:style style:name="P89" style:family="paragraph" style:parent-style-name="Text_20_body" style:list-style-name="L51">
      <style:text-properties officeooo:rsid="0014d382"/>
    </style:style>
    <style:style style:name="P90" style:family="paragraph" style:parent-style-name="Text_20_body" style:list-style-name="L51">
      <style:text-properties style:font-name="Linux Libertine" officeooo:rsid="0014d382"/>
    </style:style>
    <style:style style:name="P91" style:family="paragraph" style:parent-style-name="Text_20_body" style:list-style-name="L52">
      <style:text-properties officeooo:rsid="0014d382"/>
    </style:style>
    <style:style style:name="P92" style:family="paragraph" style:parent-style-name="Text_20_body" style:list-style-name="L52">
      <style:text-properties style:font-name="Linux Libertine" officeooo:rsid="0014d382"/>
    </style:style>
    <style:style style:name="P93" style:family="paragraph" style:parent-style-name="Text_20_body" style:list-style-name="L53">
      <style:text-properties officeooo:rsid="0014d382"/>
    </style:style>
    <style:style style:name="P94" style:family="paragraph" style:parent-style-name="Text_20_body" style:list-style-name="L54">
      <style:text-properties officeooo:rsid="0014d382"/>
    </style:style>
    <style:style style:name="P95" style:family="paragraph" style:parent-style-name="Text_20_body" style:list-style-name="L54">
      <style:text-properties style:font-name="Linux Libertine" officeooo:rsid="0014d382"/>
    </style:style>
    <style:style style:name="P96" style:family="paragraph" style:parent-style-name="Text_20_body" style:list-style-name="L55">
      <style:text-properties officeooo:rsid="0014d382"/>
    </style:style>
    <style:style style:name="P97" style:family="paragraph" style:parent-style-name="Text_20_body" style:list-style-name="L55">
      <style:text-properties style:font-name="Linux Libertine" officeooo:rsid="0014d382"/>
    </style:style>
    <style:style style:name="P98" style:family="paragraph" style:parent-style-name="Text_20_body" style:list-style-name="L56">
      <style:text-properties officeooo:rsid="0014d382"/>
    </style:style>
    <style:style style:name="P99" style:family="paragraph" style:parent-style-name="Text_20_body" style:list-style-name="L57">
      <style:text-properties officeooo:rsid="0014d382"/>
    </style:style>
    <style:style style:name="P100" style:family="paragraph" style:parent-style-name="Text_20_body" style:list-style-name="L58">
      <style:text-properties officeooo:rsid="0014d382"/>
    </style:style>
    <style:style style:name="P101" style:family="paragraph" style:parent-style-name="Text_20_body" style:list-style-name="L59">
      <style:text-properties officeooo:rsid="0014d382"/>
    </style:style>
    <style:style style:name="P102" style:family="paragraph" style:parent-style-name="Text_20_body" style:list-style-name="L60">
      <style:text-properties officeooo:rsid="0014d382"/>
    </style:style>
    <style:style style:name="P103" style:family="paragraph" style:parent-style-name="Text_20_body" style:list-style-name="L60">
      <style:text-properties style:font-name="Linux Libertine" officeooo:rsid="0014d382"/>
    </style:style>
    <style:style style:name="P104" style:family="paragraph" style:parent-style-name="Text_20_body" style:list-style-name="L61">
      <style:text-properties officeooo:rsid="0014d382"/>
    </style:style>
    <style:style style:name="P105" style:family="paragraph" style:parent-style-name="Text_20_body" style:list-style-name="L62">
      <style:text-properties officeooo:rsid="0014d382"/>
    </style:style>
    <style:style style:name="P106" style:family="paragraph" style:parent-style-name="Text_20_body" style:list-style-name="L62">
      <style:text-properties style:font-name="Linux Libertine" officeooo:rsid="0014d382"/>
    </style:style>
    <style:style style:name="P107" style:family="paragraph" style:parent-style-name="Text_20_body" style:list-style-name="L63">
      <style:text-properties officeooo:rsid="0014d382"/>
    </style:style>
    <style:style style:name="P108" style:family="paragraph" style:parent-style-name="Text_20_body" style:list-style-name="L63">
      <style:text-properties style:font-name="Linux Libertine" officeooo:rsid="0014d382"/>
    </style:style>
    <style:style style:name="P109" style:family="paragraph" style:parent-style-name="Text_20_body" style:list-style-name="L64">
      <style:text-properties officeooo:rsid="0014d382"/>
    </style:style>
    <style:style style:name="P110" style:family="paragraph" style:parent-style-name="Text_20_body" style:list-style-name="L64">
      <style:text-properties style:font-name="Linux Libertine" officeooo:rsid="0014d382"/>
    </style:style>
    <style:style style:name="P111" style:family="paragraph" style:parent-style-name="Text_20_body" style:list-style-name="L65">
      <style:text-properties officeooo:rsid="0014d382"/>
    </style:style>
    <style:style style:name="P112" style:family="paragraph" style:parent-style-name="Text_20_body" style:list-style-name="L66">
      <style:text-properties officeooo:rsid="0014d382"/>
    </style:style>
    <style:style style:name="P113" style:family="paragraph" style:parent-style-name="Text_20_body" style:list-style-name="L67">
      <style:text-properties officeooo:rsid="0014d382"/>
    </style:style>
    <style:style style:name="P114" style:family="paragraph" style:parent-style-name="Text_20_body" style:list-style-name="L67">
      <style:text-properties style:font-name="Linux Libertine" officeooo:rsid="0014d382"/>
    </style:style>
    <style:style style:name="P115" style:family="paragraph" style:parent-style-name="Text_20_body" style:list-style-name="L68">
      <style:text-properties officeooo:rsid="0014d382"/>
    </style:style>
    <style:style style:name="P116" style:family="paragraph" style:parent-style-name="Text_20_body" style:list-style-name="L69">
      <style:text-properties officeooo:rsid="0014d382"/>
    </style:style>
    <style:style style:name="P117" style:family="paragraph" style:parent-style-name="Text_20_body" style:list-style-name="L70">
      <style:text-properties officeooo:rsid="0014d382"/>
    </style:style>
    <style:style style:name="P118" style:family="paragraph" style:parent-style-name="Text_20_body" style:list-style-name="L70">
      <style:text-properties style:font-name="Linux Libertine" officeooo:rsid="0014d382"/>
    </style:style>
    <style:style style:name="P119" style:family="paragraph" style:parent-style-name="Text_20_body" style:list-style-name="L71">
      <style:text-properties officeooo:rsid="0014d382"/>
    </style:style>
    <style:style style:name="P120" style:family="paragraph" style:parent-style-name="Text_20_body" style:list-style-name="L71">
      <style:text-properties style:font-name="Linux Libertine" officeooo:rsid="0014d382"/>
    </style:style>
    <style:style style:name="P121" style:family="paragraph" style:parent-style-name="Text_20_body" style:list-style-name="L72">
      <style:text-properties officeooo:rsid="0014d382"/>
    </style:style>
    <style:style style:name="P122" style:family="paragraph" style:parent-style-name="Text_20_body" style:list-style-name="L73">
      <style:text-properties officeooo:rsid="0014d382"/>
    </style:style>
    <style:style style:name="P123" style:family="paragraph" style:parent-style-name="Text_20_body" style:list-style-name="L74">
      <style:text-properties officeooo:rsid="0014d382"/>
    </style:style>
    <style:style style:name="P124" style:family="paragraph" style:parent-style-name="Text_20_body" style:list-style-name="L74">
      <style:text-properties style:font-name="Linux Libertine" officeooo:rsid="0014d382"/>
    </style:style>
    <style:style style:name="P125" style:family="paragraph" style:parent-style-name="Text_20_body" style:list-style-name="L75">
      <style:text-properties officeooo:rsid="0014d382"/>
    </style:style>
    <style:style style:name="P126" style:family="paragraph" style:parent-style-name="Text_20_body" style:list-style-name="L76">
      <style:text-properties officeooo:rsid="0014d382"/>
    </style:style>
    <style:style style:name="P127" style:family="paragraph" style:parent-style-name="Text_20_body" style:list-style-name="L77">
      <style:text-properties officeooo:rsid="0014d382"/>
    </style:style>
    <style:style style:name="P128" style:family="paragraph" style:parent-style-name="Text_20_body" style:list-style-name="L78">
      <style:text-properties officeooo:rsid="0014d382"/>
    </style:style>
    <style:style style:name="P129" style:family="paragraph" style:parent-style-name="Text_20_body" style:list-style-name="L78">
      <style:text-properties style:font-name="Linux Libertine" officeooo:rsid="0014d382"/>
    </style:style>
    <style:style style:name="P130" style:family="paragraph" style:parent-style-name="Text_20_body" style:list-style-name="L79">
      <style:text-properties officeooo:rsid="0014d382"/>
    </style:style>
    <style:style style:name="P131" style:family="paragraph" style:parent-style-name="Text_20_body" style:list-style-name="L79">
      <style:text-properties style:font-name="Linux Libertine" officeooo:rsid="0014d382"/>
    </style:style>
    <style:style style:name="P132" style:family="paragraph" style:parent-style-name="Text_20_body" style:list-style-name="L80">
      <style:text-properties officeooo:rsid="0014d382"/>
    </style:style>
    <style:style style:name="P133" style:family="paragraph" style:parent-style-name="Text_20_body" style:list-style-name="L80">
      <style:text-properties style:font-name="Linux Libertine" officeooo:rsid="0014d382"/>
    </style:style>
    <style:style style:name="P134" style:family="paragraph" style:parent-style-name="Text_20_body" style:list-style-name="L81">
      <style:text-properties officeooo:rsid="0014d382"/>
    </style:style>
    <style:style style:name="P135" style:family="paragraph" style:parent-style-name="Text_20_body" style:list-style-name="L81">
      <style:text-properties style:font-name="Linux Libertine" officeooo:rsid="0014d382"/>
    </style:style>
    <style:style style:name="P136" style:family="paragraph" style:parent-style-name="Text_20_body" style:list-style-name="L82">
      <style:text-properties officeooo:rsid="0014d382"/>
    </style:style>
    <style:style style:name="P137" style:family="paragraph" style:parent-style-name="Text_20_body" style:list-style-name="L82">
      <style:text-properties style:font-name="Linux Libertine" officeooo:rsid="0014d382"/>
    </style:style>
    <style:style style:name="P138" style:family="paragraph" style:parent-style-name="Text_20_body" style:list-style-name="L83">
      <style:text-properties officeooo:rsid="0014d382"/>
    </style:style>
    <style:style style:name="P139" style:family="paragraph" style:parent-style-name="Text_20_body" style:list-style-name="L83">
      <style:text-properties style:font-name="Linux Libertine" officeooo:rsid="0014d382"/>
    </style:style>
    <style:style style:name="P140" style:family="paragraph" style:parent-style-name="Text_20_body" style:list-style-name="L84">
      <style:text-properties officeooo:rsid="0014d382"/>
    </style:style>
    <style:style style:name="P141" style:family="paragraph" style:parent-style-name="Text_20_body" style:list-style-name="L84">
      <style:text-properties style:font-name="Linux Libertine" officeooo:rsid="0014d382"/>
    </style:style>
    <style:style style:name="P142" style:family="paragraph" style:parent-style-name="Text_20_body" style:list-style-name="L85">
      <style:text-properties officeooo:rsid="0014d382"/>
    </style:style>
    <style:style style:name="P143" style:family="paragraph" style:parent-style-name="Text_20_body" style:list-style-name="L86">
      <style:text-properties officeooo:rsid="0014d382"/>
    </style:style>
    <style:style style:name="P144" style:family="paragraph" style:parent-style-name="Text_20_body" style:list-style-name="L86">
      <style:text-properties style:font-name="Linux Libertine" officeooo:rsid="0014d382"/>
    </style:style>
    <style:style style:name="P145" style:family="paragraph" style:parent-style-name="Text_20_body" style:list-style-name="L87">
      <style:text-properties officeooo:rsid="0014d382"/>
    </style:style>
    <style:style style:name="P146" style:family="paragraph" style:parent-style-name="Text_20_body" style:list-style-name="L87">
      <style:text-properties style:font-name="Linux Libertine" officeooo:rsid="0014d382"/>
    </style:style>
    <style:style style:name="P147" style:family="paragraph" style:parent-style-name="Text_20_body" style:list-style-name="L88">
      <style:text-properties officeooo:rsid="0014d382"/>
    </style:style>
    <style:style style:name="P148" style:family="paragraph" style:parent-style-name="Text_20_body" style:list-style-name="L89">
      <style:text-properties officeooo:rsid="0014d382"/>
    </style:style>
    <style:style style:name="P149" style:family="paragraph" style:parent-style-name="Text_20_body" style:list-style-name="L90">
      <style:text-properties officeooo:rsid="0014d382"/>
    </style:style>
    <style:style style:name="P150" style:family="paragraph" style:parent-style-name="Text_20_body" style:list-style-name="L90">
      <style:text-properties style:font-name="Linux Libertine" officeooo:rsid="0014d382"/>
    </style:style>
    <style:style style:name="P151" style:family="paragraph" style:parent-style-name="Text_20_body" style:list-style-name="L91">
      <style:text-properties officeooo:rsid="0014d382"/>
    </style:style>
    <style:style style:name="P152" style:family="paragraph" style:parent-style-name="Text_20_body" style:list-style-name="L92">
      <style:text-properties officeooo:rsid="0014d382"/>
    </style:style>
    <style:style style:name="P153" style:family="paragraph" style:parent-style-name="Text_20_body" style:list-style-name="L93">
      <style:text-properties officeooo:rsid="0014d382"/>
    </style:style>
    <style:style style:name="P154" style:family="paragraph" style:parent-style-name="Text_20_body" style:list-style-name="L93">
      <style:text-properties style:font-name="Linux Libertine" officeooo:rsid="0014d382"/>
    </style:style>
    <style:style style:name="P155" style:family="paragraph" style:parent-style-name="Text_20_body" style:list-style-name="L94">
      <style:text-properties officeooo:rsid="0014d382"/>
    </style:style>
    <style:style style:name="P156" style:family="paragraph" style:parent-style-name="Text_20_body" style:list-style-name="L94">
      <style:text-properties style:font-name="Linux Libertine" officeooo:rsid="0014d382"/>
    </style:style>
    <style:style style:name="P157" style:family="paragraph" style:parent-style-name="Text_20_body" style:list-style-name="L95">
      <style:text-properties officeooo:rsid="0014d382"/>
    </style:style>
    <style:style style:name="P158" style:family="paragraph" style:parent-style-name="Text_20_body" style:list-style-name="L95">
      <style:text-properties style:font-name="Linux Libertine" officeooo:rsid="0014d382"/>
    </style:style>
    <style:style style:name="P159" style:family="paragraph" style:parent-style-name="Text_20_body" style:list-style-name="L96">
      <style:text-properties officeooo:rsid="0014d382"/>
    </style:style>
    <style:style style:name="P160" style:family="paragraph" style:parent-style-name="Text_20_body" style:list-style-name="L96">
      <style:text-properties style:font-name="Linux Libertine" officeooo:rsid="0014d382"/>
    </style:style>
    <style:style style:name="P161" style:family="paragraph" style:parent-style-name="Text_20_body" style:list-style-name="L97">
      <style:text-properties officeooo:rsid="0014d382"/>
    </style:style>
    <style:style style:name="P162" style:family="paragraph" style:parent-style-name="Text_20_body" style:list-style-name="L98">
      <style:text-properties officeooo:rsid="0014d382"/>
    </style:style>
    <style:style style:name="P163" style:family="paragraph" style:parent-style-name="Text_20_body" style:list-style-name="L99">
      <style:text-properties officeooo:rsid="0014d382"/>
    </style:style>
    <style:style style:name="P164" style:family="paragraph" style:parent-style-name="Text_20_body" style:list-style-name="L99">
      <style:paragraph-properties fo:margin-left="0in" fo:margin-right="0in" fo:text-indent="0in" style:auto-text-indent="false"/>
      <style:text-properties officeooo:rsid="0014d382"/>
    </style:style>
    <style:style style:name="P165" style:family="paragraph" style:parent-style-name="Text_20_body" style:list-style-name="L99">
      <style:text-properties style:font-name="Linux Libertine" officeooo:rsid="0014d382"/>
    </style:style>
    <style:style style:name="P166" style:family="paragraph" style:parent-style-name="Text_20_body" style:list-style-name="L100">
      <style:text-properties officeooo:rsid="0014d382"/>
    </style:style>
    <style:style style:name="P167" style:family="paragraph" style:parent-style-name="Text_20_body" style:list-style-name="L101">
      <style:text-properties officeooo:rsid="0014d382"/>
    </style:style>
    <style:style style:name="P168" style:family="paragraph" style:parent-style-name="Text_20_body" style:list-style-name="L102">
      <style:text-properties officeooo:rsid="0014d382"/>
    </style:style>
    <style:style style:name="P169" style:family="paragraph" style:parent-style-name="Text_20_body" style:list-style-name="L103">
      <style:text-properties officeooo:rsid="0014d382"/>
    </style:style>
    <style:style style:name="P170" style:family="paragraph" style:parent-style-name="Text_20_body" style:list-style-name="L104">
      <style:text-properties officeooo:rsid="0014d382"/>
    </style:style>
    <style:style style:name="P171" style:family="paragraph" style:parent-style-name="Text_20_body" style:list-style-name="L104">
      <style:text-properties style:font-name="Linux Libertine" officeooo:rsid="0014d382"/>
    </style:style>
    <style:style style:name="P172" style:family="paragraph" style:parent-style-name="Text_20_body" style:list-style-name="L105">
      <style:text-properties officeooo:rsid="0014d382"/>
    </style:style>
    <style:style style:name="P173" style:family="paragraph" style:parent-style-name="Text_20_body" style:list-style-name="L106">
      <style:text-properties officeooo:rsid="0014d382"/>
    </style:style>
    <style:style style:name="P174" style:family="paragraph" style:parent-style-name="Text_20_body" style:list-style-name="L107">
      <style:text-properties officeooo:rsid="0014d382"/>
    </style:style>
    <style:style style:name="P175" style:family="paragraph" style:parent-style-name="Text_20_body" style:list-style-name="L108">
      <style:text-properties officeooo:rsid="0014d382"/>
    </style:style>
    <style:style style:name="P176" style:family="paragraph" style:parent-style-name="Text_20_body" style:list-style-name="L108">
      <style:text-properties style:font-name="Linux Libertine" officeooo:rsid="0014d382"/>
    </style:style>
    <style:style style:name="P177" style:family="paragraph" style:parent-style-name="Text_20_body" style:list-style-name="L109">
      <style:text-properties officeooo:rsid="0014d382"/>
    </style:style>
    <style:style style:name="P178" style:family="paragraph" style:parent-style-name="Text_20_body" style:list-style-name="L110">
      <style:text-properties officeooo:rsid="0014d382"/>
    </style:style>
    <style:style style:name="P179" style:family="paragraph" style:parent-style-name="Text_20_body" style:list-style-name="L110">
      <style:text-properties style:font-name="Linux Libertine" officeooo:rsid="0014d382"/>
    </style:style>
    <style:style style:name="P180" style:family="paragraph" style:parent-style-name="Text_20_body" style:list-style-name="L111">
      <style:text-properties officeooo:rsid="0014d382"/>
    </style:style>
    <style:style style:name="P181" style:family="paragraph" style:parent-style-name="Text_20_body" style:list-style-name="L112">
      <style:text-properties officeooo:rsid="0014d382"/>
    </style:style>
    <style:style style:name="P182" style:family="paragraph" style:parent-style-name="Text_20_body" style:list-style-name="L113">
      <style:text-properties officeooo:rsid="0014d382"/>
    </style:style>
    <style:style style:name="P183" style:family="paragraph" style:parent-style-name="Text_20_body" style:list-style-name="L114">
      <style:text-properties officeooo:rsid="0014d382"/>
    </style:style>
    <style:style style:name="P184" style:family="paragraph" style:parent-style-name="Text_20_body" style:list-style-name="L114">
      <style:text-properties style:font-name="Linux Libertine" officeooo:rsid="0014d382"/>
    </style:style>
    <style:style style:name="P185" style:family="paragraph" style:parent-style-name="Text_20_body" style:list-style-name="L115">
      <style:text-properties officeooo:rsid="0014d382"/>
    </style:style>
    <style:style style:name="P186" style:family="paragraph" style:parent-style-name="Text_20_body" style:list-style-name="L115">
      <style:text-properties style:font-name="Linux Libertine" officeooo:rsid="0014d382"/>
    </style:style>
    <style:style style:name="P187" style:family="paragraph" style:parent-style-name="Text_20_body" style:list-style-name="L116">
      <style:text-properties officeooo:rsid="0014d382"/>
    </style:style>
    <style:style style:name="P188" style:family="paragraph" style:parent-style-name="Text_20_body" style:list-style-name="L117">
      <style:text-properties officeooo:rsid="0014d382"/>
    </style:style>
    <style:style style:name="P189" style:family="paragraph" style:parent-style-name="Text_20_body" style:list-style-name="L118">
      <style:text-properties officeooo:rsid="0014d382"/>
    </style:style>
    <style:style style:name="P190" style:family="paragraph" style:parent-style-name="Text_20_body" style:list-style-name="L118">
      <style:text-properties style:font-name="Linux Libertine" officeooo:rsid="0014d382"/>
    </style:style>
    <style:style style:name="P191" style:family="paragraph" style:parent-style-name="Text_20_body" style:list-style-name="L119">
      <style:text-properties officeooo:rsid="0014d382"/>
    </style:style>
    <style:style style:name="P192" style:family="paragraph" style:parent-style-name="Text_20_body" style:list-style-name="L119">
      <style:text-properties style:font-name="Linux Libertine" officeooo:rsid="0014d382"/>
    </style:style>
    <style:style style:name="P193" style:family="paragraph" style:parent-style-name="Text_20_body" style:list-style-name="L120">
      <style:text-properties officeooo:rsid="0014d382"/>
    </style:style>
    <style:style style:name="P194" style:family="paragraph" style:parent-style-name="Text_20_body" style:list-style-name="L120">
      <style:text-properties style:font-name="Linux Libertine" officeooo:rsid="0014d382"/>
    </style:style>
    <style:style style:name="P195" style:family="paragraph" style:parent-style-name="Text_20_body" style:list-style-name="L120">
      <style:paragraph-properties fo:margin-left="0in" fo:margin-right="0in" fo:text-indent="0in" style:auto-text-indent="false"/>
      <style:text-properties officeooo:rsid="0014d382"/>
    </style:style>
    <style:style style:name="P196" style:family="paragraph" style:parent-style-name="Text_20_body" style:list-style-name="L121">
      <style:text-properties officeooo:rsid="0014d382"/>
    </style:style>
    <style:style style:name="P197" style:family="paragraph" style:parent-style-name="Text_20_body" style:list-style-name="L122">
      <style:text-properties officeooo:rsid="0014d382"/>
    </style:style>
    <style:style style:name="P198" style:family="paragraph" style:parent-style-name="Text_20_body" style:list-style-name="L123">
      <style:text-properties officeooo:rsid="0014d382"/>
    </style:style>
    <style:style style:name="P199" style:family="paragraph" style:parent-style-name="Text_20_body" style:list-style-name="L124">
      <style:text-properties officeooo:rsid="0014d382"/>
    </style:style>
    <style:style style:name="P200" style:family="paragraph" style:parent-style-name="Text_20_body" style:list-style-name="L125">
      <style:text-properties officeooo:rsid="0014d382"/>
    </style:style>
    <style:style style:name="P201" style:family="paragraph" style:parent-style-name="Text_20_body" style:list-style-name="L126">
      <style:text-properties officeooo:rsid="0014d382"/>
    </style:style>
    <style:style style:name="P202" style:family="paragraph" style:parent-style-name="Text_20_body" style:list-style-name="L127">
      <style:text-properties officeooo:rsid="0014d382"/>
    </style:style>
    <style:style style:name="P203" style:family="paragraph" style:parent-style-name="Text_20_body" style:list-style-name="L127">
      <style:text-properties style:font-name="Linux Libertine" officeooo:rsid="0014d382"/>
    </style:style>
    <style:style style:name="P204" style:family="paragraph" style:parent-style-name="Text_20_body" style:list-style-name="L128">
      <style:text-properties officeooo:rsid="0014d382"/>
    </style:style>
    <style:style style:name="P205" style:family="paragraph" style:parent-style-name="Text_20_body" style:list-style-name="L128">
      <style:text-properties style:font-name="Linux Libertine" officeooo:rsid="0014d382"/>
    </style:style>
    <style:style style:name="P206" style:family="paragraph" style:parent-style-name="Text_20_body" style:list-style-name="L129">
      <style:text-properties officeooo:rsid="0014d382"/>
    </style:style>
    <style:style style:name="P207" style:family="paragraph" style:parent-style-name="Text_20_body" style:list-style-name="L130">
      <style:text-properties officeooo:rsid="0014d382"/>
    </style:style>
    <style:style style:name="P208" style:family="paragraph" style:parent-style-name="Preformatted_20_Text" style:list-style-name="L130">
      <style:paragraph-properties fo:margin-left="0in" fo:margin-right="0in" fo:text-indent="0in" style:auto-text-indent="false"/>
      <style:text-properties officeooo:rsid="0014d382"/>
    </style:style>
    <style:style style:name="P209" style:family="paragraph" style:parent-style-name="Preformatted_20_Text" style:list-style-name="L130">
      <style:paragraph-properties fo:margin-top="0in" fo:margin-bottom="0.1965in" style:contextual-spacing="false"/>
      <style:text-properties style:font-name="Linux Libertine" officeooo:rsid="0014d382"/>
    </style:style>
    <style:style style:name="P210" style:family="paragraph" style:parent-style-name="Text_20_body" style:list-style-name="L130">
      <style:text-properties style:font-name="Linux Libertine" officeooo:rsid="0014d382"/>
    </style:style>
    <style:style style:name="P211" style:family="paragraph" style:parent-style-name="Text_20_body" style:list-style-name="L131">
      <style:text-properties officeooo:rsid="0014d382"/>
    </style:style>
    <style:style style:name="P212" style:family="paragraph" style:parent-style-name="Text_20_body" style:list-style-name="L131">
      <style:text-properties style:font-name="Linux Libertine" officeooo:rsid="0014d382"/>
    </style:style>
    <style:style style:name="P213" style:family="paragraph" style:parent-style-name="Text_20_body" style:list-style-name="L132">
      <style:text-properties officeooo:rsid="0014d382"/>
    </style:style>
    <style:style style:name="P214" style:family="paragraph" style:parent-style-name="Text_20_body" style:list-style-name="L133">
      <style:text-properties officeooo:rsid="0014d382"/>
    </style:style>
    <style:style style:name="P215" style:family="paragraph" style:parent-style-name="Text_20_body" style:list-style-name="L134">
      <style:text-properties officeooo:rsid="0014d382"/>
    </style:style>
    <style:style style:name="P216" style:family="paragraph" style:parent-style-name="Text_20_body" style:list-style-name="L134">
      <style:text-properties style:font-name="Linux Libertine" officeooo:rsid="0014d382"/>
    </style:style>
    <style:style style:name="P217" style:family="paragraph" style:parent-style-name="Text_20_body" style:list-style-name="L135">
      <style:text-properties officeooo:rsid="0014d382"/>
    </style:style>
    <style:style style:name="P218" style:family="paragraph" style:parent-style-name="Text_20_body" style:list-style-name="L135">
      <style:text-properties style:font-name="Linux Libertine" officeooo:rsid="0014d382"/>
    </style:style>
    <style:style style:name="P219" style:family="paragraph" style:parent-style-name="Text_20_body" style:list-style-name="L136">
      <style:text-properties officeooo:rsid="0014d382"/>
    </style:style>
    <style:style style:name="P220" style:family="paragraph" style:parent-style-name="Text_20_body" style:list-style-name="L137">
      <style:text-properties officeooo:rsid="0014d382"/>
    </style:style>
    <style:style style:name="P221" style:family="paragraph" style:parent-style-name="Text_20_body" style:list-style-name="L138">
      <style:text-properties officeooo:rsid="0014d382"/>
    </style:style>
    <style:style style:name="P222" style:family="paragraph" style:parent-style-name="Text_20_body" style:list-style-name="L139">
      <style:text-properties officeooo:rsid="0014d382"/>
    </style:style>
    <style:style style:name="P223" style:family="paragraph" style:parent-style-name="Text_20_body" style:list-style-name="L139">
      <style:text-properties style:font-name="Linux Libertine" officeooo:rsid="0014d382"/>
    </style:style>
    <style:style style:name="P224" style:family="paragraph" style:parent-style-name="Text_20_body" style:list-style-name="L140">
      <style:text-properties officeooo:rsid="0014d382"/>
    </style:style>
    <style:style style:name="P225" style:family="paragraph" style:parent-style-name="Text_20_body" style:list-style-name="L141">
      <style:text-properties officeooo:rsid="0014d382"/>
    </style:style>
    <style:style style:name="P226" style:family="paragraph" style:parent-style-name="Text_20_body" style:list-style-name="L141">
      <style:text-properties style:font-name="Linux Libertine" officeooo:rsid="0014d382"/>
    </style:style>
    <style:style style:name="P227" style:family="paragraph" style:parent-style-name="Text_20_body" style:list-style-name="L142">
      <style:text-properties officeooo:rsid="0014d382"/>
    </style:style>
    <style:style style:name="P228" style:family="paragraph" style:parent-style-name="Text_20_body" style:list-style-name="L142">
      <style:text-properties style:font-name="Linux Libertine" officeooo:rsid="0014d382"/>
    </style:style>
    <style:style style:name="P229" style:family="paragraph" style:parent-style-name="Text_20_body" style:list-style-name="L143">
      <style:text-properties officeooo:rsid="0014d382"/>
    </style:style>
    <style:style style:name="P230" style:family="paragraph" style:parent-style-name="Text_20_body" style:list-style-name="L143">
      <style:paragraph-properties fo:margin-left="0in" fo:margin-right="0in" fo:text-indent="0in" style:auto-text-indent="false"/>
      <style:text-properties officeooo:rsid="0014d382"/>
    </style:style>
    <style:style style:name="P231" style:family="paragraph" style:parent-style-name="Text_20_body" style:list-style-name="L144">
      <style:text-properties officeooo:rsid="0014d382"/>
    </style:style>
    <style:style style:name="P232" style:family="paragraph" style:parent-style-name="Text_20_body" style:list-style-name="L144">
      <style:text-properties style:font-name="Linux Libertine" officeooo:rsid="0014d382"/>
    </style:style>
    <style:style style:name="T1" style:family="text">
      <style:text-properties style:font-name="Linux Libertine"/>
    </style:style>
    <style:style style:name="T2" style:family="text">
      <style:text-properties style:font-name="Linux Libertine" fo:font-style="italic"/>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lish Tasmania Presents</text:p>
      <text:p text:style-name="P2">Demography</text:p>
      <text:p text:style-name="P1"/>
      <text:p text:style-name="P1"/>
      <text:p text:style-name="P3"><text:span text:style-name="Strong_20_Emphasis"><text:span text:style-name="T1">PART I: FOUNDATION</text:span></text:span></text:p>
      <text:p text:style-name="P3"><text:span text:style-name="Strong_20_Emphasis"><text:span text:style-name="T1">CHAPTER 1.1: INTRODUCTION TO POPULATION STUDIES</text:span></text:span></text:p>
      <text:list text:style-name="L1">
        <text:list-item>
          <text:p text:style-name="P4"><text:span text:style-name="Strong_20_Emphasis"><text:span text:style-name="T1">Demography:</text:span></text:span><text:span text:style-name="T1"> The scientific study of human populations, primarily with respect to their size, structure, distribution, and change over time.</text:span></text:p>
        </text:list-item>
        <text:list-item>
          <text:p text:style-name="P4"><text:span text:style-name="Strong_20_Emphasis"><text:span text:style-name="T1">Population Studies:</text:span></text:span><text:span text:style-name="T1"> A broader, interdisciplinary field that uses demographic methods to analyze and explain population dynamics in relation to social, economic, cultural, and biological processes.</text:span></text:p>
        </text:list-item>
        <text:list-item>
          <text:p text:style-name="P4"><text:span text:style-name="Strong_20_Emphasis"><text:span text:style-name="T1">Core Focus:</text:span></text:span><text:span text:style-name="T1"> The three fundamental demographic processes are fertility (births), mortality (deaths), and migration (movement).</text:span></text:p>
        </text:list-item>
        <text:list-item>
          <text:p text:style-name="P4"><text:span text:style-name="Strong_20_Emphasis"><text:span text:style-name="T1">Scope:</text:span></text:span><text:span text:style-name="T1"> The field examines how these processes determine the key characteristics of a population.</text:span></text:p>
          <text:list>
            <text:list-item>
              <text:p text:style-name="P4"><text:span text:style-name="Strong_20_Emphasis"><text:span text:style-name="T1">Size:</text:span></text:span><text:span text:style-name="T1"> The total number of individuals in a population.</text:span></text:p>
            </text:list-item>
            <text:list-item>
              <text:p text:style-name="P4"><text:span text:style-name="Strong_20_Emphasis"><text:span text:style-name="T1">Structure (or Composition):</text:span></text:span><text:span text:style-name="T1"> The distribution of the population among various characteristics, most fundamentally age and sex. Other characteristics include marital status, education, ethnicity, and labor force participation.</text:span></text:p>
            </text:list-item>
            <text:list-item>
              <text:p text:style-name="P4"><text:span text:style-name="Strong_20_Emphasis"><text:span text:style-name="T1">Distribution:</text:span></text:span><text:span text:style-name="T1"> The arrangement of the population in space at a given time, covering geographic patterns from local to global scales.</text:span></text:p>
            </text:list-item>
          </text:list>
        </text:list-item>
        <text:list-item>
          <text:p text:style-name="P4"><text:span text:style-name="Strong_20_Emphasis"><text:span text:style-name="T1">Interdisciplinarity:</text:span></text:span><text:span text:style-name="T1"> Population studies draws theories and methods from numerous fields.</text:span></text:p>
          <text:list>
            <text:list-item>
              <text:p text:style-name="P4"><text:span text:style-name="Strong_20_Emphasis"><text:span text:style-name="T1">Sociology:</text:span></text:span><text:span text:style-name="T1"> Examines social norms, family structures, and cultural factors influencing demographic behavior.</text:span></text:p>
            </text:list-item>
            <text:list-item>
              <text:p text:style-name="P4"><text:span text:style-name="Strong_20_Emphasis"><text:span text:style-name="T1">Economics:</text:span></text:span><text:span text:style-name="T1"> Analyzes the relationship between population change and economic variables like labor supply, savings, and development.</text:span></text:p>
            </text:list-item>
            <text:list-item>
              <text:p text:style-name="P4"><text:span text:style-name="Strong_20_Emphasis"><text:span text:style-name="T1">Geography:</text:span></text:span><text:span text:style-name="T1"> Focuses on the spatial dimensions of population, including distribution, density, and migration patterns.</text:span></text:p>
            </text:list-item>
            <text:list-item>
              <text:p text:style-name="P4"><text:span text:style-name="Strong_20_Emphasis"><text:span text:style-name="T1">History:</text:span></text:span><text:span text:style-name="T1"> Uses historical data to reconstruct past population trends (Historical Demography).</text:span></text:p>
            </text:list-item>
            <text:list-item>
              <text:p text:style-name="P4"><text:span text:style-name="Strong_20_Emphasis"><text:span text:style-name="T1">Public Health &amp; Epidemiology:</text:span></text:span><text:span text:style-name="T1"> Studies patterns of health, disease, and mortality in populations.</text:span></text:p>
            </text:list-item>
            <text:list-item>
              <text:p text:style-name="P4"><text:span text:style-name="Strong_20_Emphasis"><text:span text:style-name="T1">Biology &amp; Anthropology:</text:span></text:span><text:span text:style-name="T1"> Investigates the biological underpinnings of fertility, mortality, and human evolution.</text:span></text:p>
            </text:list-item>
            <text:list-item>
              <text:p text:style-name="P4"><text:span text:style-name="Strong_20_Emphasis"><text:span text:style-name="T1">Statistics &amp; Mathematics:</text:span></text:span><text:span text:style-name="T1"> Provides the core analytical tools for measurement and modeling.</text:span></text:p>
            </text:list-item>
          </text:list>
        </text:list-item>
      </text:list>
      <text:p text:style-name="P3"><text:soft-page-break/><text:span text:style-name="Strong_20_Emphasis"><text:span text:style-name="T1">CHAPTER 1.1.1: PRINCIPLES OF DEMOGRAPHIC ANALYSIS</text:span></text:span></text:p>
      <text:list text:style-name="L2">
        <text:list-item>
          <text:p text:style-name="P5"><text:span text:style-name="Strong_20_Emphasis"><text:span text:style-name="T1">The Balancing Equation of Population Change:</text:span></text:span><text:span text:style-name="T1"> The fundamental accounting identity in demography.</text:span></text:p>
          <text:list>
            <text:list-item>
              <text:p text:style-name="P6">Formula: P₂(t+n) = P₁(t) + B(t,t+n) - D(t,t+n) + I(t,t+n) - O(t,t+n)</text:p>
            </text:list-item>
            <text:list-item>
              <text:p text:style-name="P6">P₂(t+n): Population at the end of the period.</text:p>
            </text:list-item>
            <text:list-item>
              <text:p text:style-name="P6">P₁(t): Population at the beginning of the period.</text:p>
            </text:list-item>
            <text:list-item>
              <text:p text:style-name="P6">B(t,t+n): Births during the period.</text:p>
            </text:list-item>
            <text:list-item>
              <text:p text:style-name="P6">D(t,t+n): Deaths during the period.</text:p>
            </text:list-item>
            <text:list-item>
              <text:p text:style-name="P6">I(t,t+n): In-migration (immigration) during the period.</text:p>
            </text:list-item>
            <text:list-item>
              <text:p text:style-name="P6">O(t,t+n): Out-migration (emigration) during the period.</text:p>
            </text:list-item>
            <text:list-item>
              <text:p text:style-name="P5"><text:span text:style-name="Strong_20_Emphasis"><text:span text:style-name="T1">Natural Increase:</text:span></text:span><text:span text:style-name="T1"> The difference between births and deaths (B - D).</text:span></text:p>
            </text:list-item>
            <text:list-item>
              <text:p text:style-name="P5"><text:span text:style-name="Strong_20_Emphasis"><text:span text:style-name="T1">Net Migration:</text:span></text:span><text:span text:style-name="T1"> The difference between in-migration and out-migration (I - O).</text:span></text:p>
            </text:list-item>
            <text:list-item>
              <text:p text:style-name="P6">The equation can be applied to any population defined by geography or characteristic.</text:p>
            </text:list-item>
          </text:list>
        </text:list-item>
        <text:list-item>
          <text:p text:style-name="P5"><text:span text:style-name="Strong_20_Emphasis"><text:span text:style-name="T1">Stocks and Flows:</text:span></text:span><text:span text:style-name="T1"> A core conceptual distinction.</text:span></text:p>
          <text:list>
            <text:list-item>
              <text:p text:style-name="P5"><text:span text:style-name="Strong_20_Emphasis"><text:span text:style-name="T1">Stock:</text:span></text:span><text:span text:style-name="T1"> A measure of the population's characteristics at a single point in time. Examples: population size on January 1st, 2023; number of married women aged 25-29.</text:span></text:p>
            </text:list-item>
            <text:list-item>
              <text:p text:style-name="P5"><text:span text:style-name="Strong_20_Emphasis"><text:span text:style-name="T1">Flow:</text:span></text:span><text:span text:style-name="T1"> A measure of the number of events occurring over a defined period. Examples: number of births in a calendar year; number of migrations between 2010 and 2020.</text:span></text:p>
            </text:list-item>
          </text:list>
        </text:list-item>
        <text:list-item>
          <text:p text:style-name="P5"><text:span text:style-name="Strong_20_Emphasis"><text:span text:style-name="T1">Demographic Measures: Ratios, Proportions, Rates</text:span></text:span></text:p>
          <text:list>
            <text:list-item>
              <text:p text:style-name="P5"><text:span text:style-name="Strong_20_Emphasis"><text:span text:style-name="T1">Ratio:</text:span></text:span><text:span text:style-name="T1"> The relation of one population subgroup to another, expressed as x/y. Example: Sex ratio = (Number of Males / Number of Females) * 100.</text:span></text:p>
            </text:list-item>
            <text:list-item>
              <text:p text:style-name="P5"><text:span text:style-name="Strong_20_Emphasis"><text:span text:style-name="T1">Proportion:</text:span></text:span><text:span text:style-name="T1"> The relation of a population subgroup to the entire population, expressed as a part of 1 (or 100). Example: Proportion urban = (Urban Population / Total Population).</text:span></text:p>
            </text:list-item>
            <text:list-item>
              <text:p text:style-name="P5"><text:span text:style-name="Strong_20_Emphasis"><text:span text:style-name="T1">Rate:</text:span></text:span><text:span text:style-name="T1"> The frequency of a demographic event in a population during a specified time period. The denominator is typically the population "at risk" of the event.</text:span></text:p>
              <text:list>
                <text:list-item>
                  <text:p text:style-name="P6">Rates are the primary tool for measuring the intensity of demographic processes.</text:p>
                </text:list-item>
                <text:list-item>
                  <text:p text:style-name="P6">Denominator is often the mid-year population, an approximation of the average person-years lived by the population during the period.</text:p>
                </text:list-item>
              </text:list>
            </text:list-item>
          </text:list>
        </text:list-item>
        <text:list-item>
          <text:p text:style-name="P5"><text:span text:style-name="Strong_20_Emphasis"><text:span text:style-name="T1">Fundamental Demographic Rates and Measures:</text:span></text:span></text:p>
          <text:list>
            <text:list-item>
              <text:p text:style-name="P5"><text:soft-page-break/><text:span text:style-name="Strong_20_Emphasis"><text:span text:style-name="T1">Crude Birth Rate (CBR):</text:span></text:span><text:span text:style-name="T1"> (Total live births in a year / Mid-year total population) * 1,000. It is "crude" because it includes the entire population in the denominator, not just those at risk of giving birth.</text:span></text:p>
            </text:list-item>
            <text:list-item>
              <text:p text:style-name="P5"><text:span text:style-name="Strong_20_Emphasis"><text:span text:style-name="T1">Crude Death Rate (CDR):</text:span></text:span><text:span text:style-name="T1"> (Total deaths in a year / Mid-year total population) * 1,000. It is "crude" because it is influenced by the age structure of the population.</text:span></text:p>
            </text:list-item>
            <text:list-item>
              <text:p text:style-name="P5"><text:span text:style-name="Strong_20_Emphasis"><text:span text:style-name="T1">Rate of Natural Increase (RNI):</text:span></text:span><text:span text:style-name="T1"> (CBR - CDR) / 10. Expressed as a percentage.</text:span></text:p>
            </text:list-item>
            <text:list-item>
              <text:p text:style-name="P5"><text:span text:style-name="Strong_20_Emphasis"><text:span text:style-name="T1">Infant Mortality Rate (IMR):</text:span></text:span><text:span text:style-name="T1"> (Deaths of infants under age 1 in a year / Total live births in that year) * 1,000. A key indicator of population health.</text:span></text:p>
            </text:list-item>
            <text:list-item>
              <text:p text:style-name="P5"><text:span text:style-name="Strong_20_Emphasis"><text:span text:style-name="T1">Total Fertility Rate (TFR):</text:span></text:span><text:span text:style-name="T1"> The average number of children a woman would bear if she experienced the current age-specific fertility rates throughout her reproductive lifespan (typically ages 15-49).</text:span></text:p>
            </text:list-item>
            <text:list-item>
              <text:p text:style-name="P5"><text:span text:style-name="Strong_20_Emphasis"><text:span text:style-name="T1">Life Expectancy at Birth (e₀):</text:span></text:span><text:span text:style-name="T1"> The average number of years a newborn infant can expect to live if current mortality patterns continue for their entire life.</text:span></text:p>
            </text:list-item>
          </text:list>
        </text:list-item>
        <text:list-item>
          <text:p text:style-name="P5"><text:span text:style-name="Strong_20_Emphasis"><text:span text:style-name="T1">Period vs. Cohort Analysis:</text:span></text:span><text:span text:style-name="T1"> Two distinct temporal perspectives.</text:span></text:p>
          <text:list>
            <text:list-item>
              <text:p text:style-name="P5"><text:span text:style-name="Strong_20_Emphasis"><text:span text:style-name="T1">Period Analysis:</text:span></text:span><text:span text:style-name="T1"> Examines demographic events occurring during a specific, usually short, period of time (e.g., the year 2020). It captures a cross-section of different cohorts at that moment.</text:span></text:p>
              <text:list>
                <text:list-item>
                  <text:p text:style-name="P6">Measures like the TFR are period measures, creating a "synthetic cohort."</text:p>
                </text:list-item>
              </text:list>
            </text:list-item>
            <text:list-item>
              <text:p text:style-name="P5"><text:span text:style-name="Strong_20_Emphasis"><text:span text:style-name="T1">Cohort Analysis:</text:span></text:span><text:span text:style-name="T1"> Follows a specific group of people with a common demographic experience over time.</text:span></text:p>
              <text:list>
                <text:list-item>
                  <text:p text:style-name="P5"><text:span text:style-name="Strong_20_Emphasis"><text:span text:style-name="T1">Birth Cohort:</text:span></text:span><text:span text:style-name="T1"> The most common type, consisting of all individuals born in the same year or group of years.</text:span></text:p>
                </text:list-item>
                <text:list-item>
                  <text:p text:style-name="P6">Cohort analysis tracks the cumulative experience of a real group, such as their completed fertility by the end of their reproductive years.</text:p>
                </text:list-item>
              </text:list>
            </text:list-item>
          </text:list>
        </text:list-item>
        <text:list-item>
          <text:p text:style-name="P5"><text:span text:style-name="Strong_20_Emphasis"><text:span text:style-name="T1">Age and Sex Structure:</text:span></text:span><text:span text:style-name="T1"> The most fundamental characteristics of a population.</text:span></text:p>
          <text:list>
            <text:list-item>
              <text:p text:style-name="P6">Age and sex directly influence rates of birth, death, and migration.</text:p>
            </text:list-item>
            <text:list-item>
              <text:p text:style-name="P6">They also shape social and economic structures (e.g., labor force, dependency ratios).</text:p>
            </text:list-item>
            <text:list-item>
              <text:p text:style-name="P5"><text:span text:style-name="Strong_20_Emphasis"><text:span text:style-name="T1">Population Pyramid:</text:span></text:span><text:span text:style-name="T1"> A bar graph that distributes the population by age and sex.</text:span></text:p>
              <text:list>
                <text:list-item>
                  <text:p text:style-name="P6">Males are conventionally shown on the left, females on the right.</text:p>
                </text:list-item>
                <text:list-item>
                  <text:p text:style-name="P6">Age is represented on the vertical axis in 5-year groups.</text:p>
                </text:list-item>
                <text:list-item>
                  <text:p text:style-name="P6">The horizontal axis shows the number or proportion of the population.</text:p>
                </text:list-item>
                <text:list-item>
                  <text:p text:style-name="P5"><text:span text:style-name="Strong_20_Emphasis"><text:span text:style-name="T1">Expansive Pyramid:</text:span></text:span><text:span text:style-name="T1"> A wide base and narrow top, characteristic of a young, rapidly growing population.</text:span></text:p>
                </text:list-item>
                <text:list-item>
                  <text:p text:style-name="P5"><text:soft-page-break/><text:span text:style-name="Strong_20_Emphasis"><text:span text:style-name="T1">Constrictive Pyramid:</text:span></text:span><text:span text:style-name="T1"> A narrow base, characteristic of an aging population with low fertility.</text:span></text:p>
                </text:list-item>
                <text:list-item>
                  <text:p text:style-name="P5"><text:span text:style-name="Strong_20_Emphasis"><text:span text:style-name="T1">Stationary Pyramid:</text:span></text:span><text:span text:style-name="T1"> A rectangular or "beehive" shape, characteristic of a population with low fertility and low mortality (stable or slow growth).</text:span></text:p>
                </text:list-item>
              </text:list>
            </text:list-item>
            <text:list-item>
              <text:p text:style-name="P5"><text:span text:style-name="Strong_20_Emphasis"><text:span text:style-name="T1">Population Momentum:</text:span></text:span><text:span text:style-name="T1"> The tendency for a population to continue growing even after fertility falls to replacement level (TFR ≈ 2.1). This occurs because a young age structure (a past result of high fertility) means a large number of women are still in their childbearing years.</text:span></text:p>
            </text:list-item>
          </text:list>
        </text:list-item>
      </text:list>
      <text:p text:style-name="P3"><text:span text:style-name="Strong_20_Emphasis"><text:span text:style-name="T1">CHAPTER 1.1.2: POPULATION DISTRIBUTION AND DENSITY PATTERNS</text:span></text:span></text:p>
      <text:list text:style-name="L3">
        <text:list-item>
          <text:p text:style-name="P7"><text:span text:style-name="Strong_20_Emphasis"><text:span text:style-name="T1">Population Distribution:</text:span></text:span><text:span text:style-name="T1"> The geographic pattern or arrangement of where people live. It is an inherently spatial concept.</text:span></text:p>
        </text:list-item>
        <text:list-item>
          <text:p text:style-name="P7"><text:span text:style-name="Strong_20_Emphasis"><text:span text:style-name="T1">Population Density:</text:span></text:span><text:span text:style-name="T1"> A measure of population size relative to a unit of land area. It quantifies concentration.</text:span></text:p>
        </text:list-item>
        <text:list-item>
          <text:p text:style-name="P7"><text:span text:style-name="Strong_20_Emphasis"><text:span text:style-name="T1">Key Measures of Population Density:</text:span></text:span></text:p>
          <text:list>
            <text:list-item>
              <text:p text:style-name="P7"><text:span text:style-name="Strong_20_Emphasis"><text:span text:style-name="T1">Arithmetic Density:</text:span></text:span><text:span text:style-name="T1"> (Total Population / Total Land Area). The most common but least refined measure.</text:span></text:p>
            </text:list-item>
            <text:list-item>
              <text:p text:style-name="P7"><text:span text:style-name="Strong_20_Emphasis"><text:span text:style-name="T1">Physiological Density:</text:span></text:span><text:span text:style-name="T1"> (Total Population / Total Arable Land Area). A better measure of the pressure a population exerts on its agricultural resources.</text:span></text:p>
            </text:list-item>
            <text:list-item>
              <text:p text:style-name="P7"><text:span text:style-name="Strong_20_Emphasis"><text:span text:style-name="T1">Agricultural Density:</text:span></text:span><text:span text:style-name="T1"> (Number of Farmers / Total Arable Land Area). A measure of agricultural efficiency; a lower number suggests more efficient agriculture.</text:span></text:p>
            </text:list-item>
          </text:list>
        </text:list-item>
        <text:list-item>
          <text:p text:style-name="P7"><text:span text:style-name="Strong_20_Emphasis"><text:span text:style-name="T1">Factors Influencing Population Distribution:</text:span></text:span></text:p>
          <text:list>
            <text:list-item>
              <text:p text:style-name="P7"><text:span text:style-name="Strong_20_Emphasis"><text:span text:style-name="T1">Physical Factors:</text:span></text:span></text:p>
              <text:list>
                <text:list-item>
                  <text:p text:style-name="P7"><text:span text:style-name="Strong_20_Emphasis"><text:span text:style-name="T1">Climate:</text:span></text:span><text:span text:style-name="T1"> Temperate climates (moderate temperatures, adequate rainfall) are most favored. Extreme cold, heat, or aridity limits settlement.</text:span></text:p>
                </text:list-item>
                <text:list-item>
                  <text:p text:style-name="P7"><text:span text:style-name="Strong_20_Emphasis"><text:span text:style-name="T1">Landforms:</text:span></text:span><text:span text:style-name="T1"> Lowland plains and river valleys are preferred over rugged mountains.</text:span></text:p>
                </text:list-item>
                <text:list-item>
                  <text:p text:style-name="P7"><text:span text:style-name="Strong_20_Emphasis"><text:span text:style-name="T1">Water Access:</text:span></text:span><text:span text:style-name="T1"> Proximity to reliable sources of fresh water (rivers, lakes) is crucial.</text:span></text:p>
                </text:list-item>
                <text:list-item>
                  <text:p text:style-name="P7"><text:span text:style-name="Strong_20_Emphasis"><text:span text:style-name="T1">Soil Quality:</text:span></text:span><text:span text:style-name="T1"> Fertile soils support agriculture and thus denser populations.</text:span></text:p>
                </text:list-item>
                <text:list-item>
                  <text:p text:style-name="P7"><text:span text:style-name="Strong_20_Emphasis"><text:span text:style-name="T1">Natural Resources:</text:span></text:span><text:span text:style-name="T1"> Availability of minerals, energy sources, and other resources can attract settlement.</text:span></text:p>
                </text:list-item>
              </text:list>
            </text:list-item>
            <text:list-item>
              <text:p text:style-name="P7"><text:span text:style-name="Strong_20_Emphasis"><text:span text:style-name="T1">Human &amp; Economic Factors:</text:span></text:span></text:p>
              <text:list>
                <text:list-item>
                  <text:p text:style-name="P7"><text:span text:style-name="Strong_20_Emphasis"><text:span text:style-name="T1">Economic Development:</text:span></text:span><text:span text:style-name="T1"> Urban areas with job opportunities are major population magnets.</text:span></text:p>
                </text:list-item>
                <text:list-item>
                  <text:p text:style-name="P7"><text:soft-page-break/><text:span text:style-name="Strong_20_Emphasis"><text:span text:style-name="T1">Transportation:</text:span></text:span><text:span text:style-name="T1"> Coasts, rivers, and areas with well-developed transport networks (roads, railways) have higher population densities.</text:span></text:p>
                </text:list-item>
                <text:list-item>
                  <text:p text:style-name="P7"><text:span text:style-name="Strong_20_Emphasis"><text:span text:style-name="T1">Political Factors:</text:span></text:span><text:span text:style-name="T1"> Government policies, political stability, or conflict can drive population distribution (e.g., establishing a new capital, creating reservations, forced migration).</text:span></text:p>
                </text:list-item>
                <text:list-item>
                  <text:p text:style-name="P7"><text:span text:style-name="Strong_20_Emphasis"><text:span text:style-name="T1">Historical Factors:</text:span></text:span><text:span text:style-name="T1"> Areas of early settlement often remain densely populated.</text:span></text:p>
                </text:list-item>
              </text:list>
            </text:list-item>
          </text:list>
        </text:list-item>
        <text:list-item>
          <text:p text:style-name="P7"><text:span text:style-name="Strong_20_Emphasis"><text:span text:style-name="T1">Global Population Distribution Patterns:</text:span></text:span></text:p>
          <text:list>
            <text:list-item>
              <text:p text:style-name="P7"><text:span text:style-name="Strong_20_Emphasis"><text:span text:style-name="T1">Unevenness:</text:span></text:span><text:span text:style-name="T1"> Population is not uniformly distributed. Approximately 75% of the world's population lives on only 5% of the Earth's land surface.</text:span></text:p>
            </text:list-item>
            <text:list-item>
              <text:p text:style-name="P7"><text:span text:style-name="Strong_20_Emphasis"><text:span text:style-name="T1">Major Clusters:</text:span></text:span><text:span text:style-name="T1"> Four regions contain over half the world's population:</text:span></text:p>
              <text:list>
                <text:list-item>
                  <text:p text:style-name="P7"><text:span text:style-name="Strong_20_Emphasis"><text:span text:style-name="T1">East Asia:</text:span></text:span><text:span text:style-name="T1"> China, Japan, Korean Peninsula.</text:span></text:p>
                </text:list-item>
                <text:list-item>
                  <text:p text:style-name="P7"><text:span text:style-name="Strong_20_Emphasis"><text:span text:style-name="T1">South Asia:</text:span></text:span><text:span text:style-name="T1"> India, Pakistan, Bangladesh, Sri Lanka.</text:span></text:p>
                </text:list-item>
                <text:list-item>
                  <text:p text:style-name="P7"><text:span text:style-name="Strong_20_Emphasis"><text:span text:style-name="T1">Southeast Asia:</text:span></text:span><text:span text:style-name="T1"> Islands of Indonesia, Philippines, and the mainland.</text:span></text:p>
                </text:list-item>
                <text:list-item>
                  <text:p text:style-name="P7"><text:span text:style-name="Strong_20_Emphasis"><text:span text:style-name="T1">Europe:</text:span></text:span><text:span text:style-name="T1"> Primarily Western and Central Europe.</text:span></text:p>
                </text:list-item>
              </text:list>
            </text:list-item>
            <text:list-item>
              <text:p text:style-name="P7"><text:span text:style-name="Strong_20_Emphasis"><text:span text:style-name="T1">Ecumene and Non-Ecumene:</text:span></text:span></text:p>
              <text:list>
                <text:list-item>
                  <text:p text:style-name="P7"><text:span text:style-name="Strong_20_Emphasis"><text:span text:style-name="T1">Ecumene:</text:span></text:span><text:span text:style-name="T1"> The portion of the Earth's surface that is permanently inhabited. It has expanded over human history.</text:span></text:p>
                </text:list-item>
                <text:list-item>
                  <text:p text:style-name="P7"><text:span text:style-name="Strong_20_Emphasis"><text:span text:style-name="T1">Non-Ecumene:</text:span></text:span><text:span text:style-name="T1"> Uninhabited or very sparsely populated areas, often due to physical constraints (e.g., Antarctica, Sahara Desert, Greenland, high mountain ranges).</text:span></text:p>
                </text:list-item>
              </text:list>
            </text:list-item>
            <text:list-item>
              <text:p text:style-name="P7"><text:span text:style-name="Strong_20_Emphasis"><text:span text:style-name="T1">Hemispheric Concentration:</text:span></text:span><text:span text:style-name="T1"> Approximately 90% of the global population resides in the Northern Hemisphere.</text:span></text:p>
            </text:list-item>
            <text:list-item>
              <text:p text:style-name="P7"><text:span text:style-name="Strong_20_Emphasis"><text:span text:style-name="T1">Continental Concentration:</text:span></text:span><text:span text:style-name="T1"> Asia alone accounts for about 60% of the world's population.</text:span></text:p>
            </text:list-item>
            <text:list-item>
              <text:p text:style-name="P7"><text:span text:style-name="Strong_20_Emphasis"><text:span text:style-name="T1">Coastal Concentration:</text:span></text:span><text:span text:style-name="T1"> A majority of the world's population lives within a few hundred kilometers of a coastline.</text:span></text:p>
            </text:list-item>
            <text:list-item>
              <text:p text:style-name="P7"><text:span text:style-name="Strong_20_Emphasis"><text:span text:style-name="T1">Elevation Concentration:</text:span></text:span><text:span text:style-name="T1"> Over 80% of the global population lives at elevations below 500 meters (1,640 feet).</text:span></text:p>
            </text:list-item>
          </text:list>
        </text:list-item>
      </text:list>
      <text:p text:style-name="P3"><text:span text:style-name="Strong_20_Emphasis"><text:span text:style-name="T1">CHAPTER 1.2: DEMOGRAPHIC DATA SOURCES</text:span></text:span></text:p>
      <text:list text:style-name="L4">
        <text:list-item>
          <text:p text:style-name="P8"><text:span text:style-name="Strong_20_Emphasis"><text:span text:style-name="T1">Fundamental Sources:</text:span></text:span><text:span text:style-name="T1"> Demographers rely on three primary sources for raw data.</text:span></text:p>
          <text:list>
            <text:list-item>
              <text:list>
                <text:list-item>
                  <text:p text:style-name="P9">The Population Census.</text:p>
                </text:list-item>
                <text:list-item>
                  <text:p text:style-name="P9">The Vital Registration System (also called Civil Registration System or CRS).</text:p>
                </text:list-item>
                <text:list-item>
                  <text:p text:style-name="P9">Sample Surveys.</text:p>
                </text:list-item>
              </text:list>
            </text:list-item>
          </text:list>
        </text:list-item>
        <text:list-item>
          <text:p text:style-name="P8"><text:soft-page-break/><text:span text:style-name="Strong_20_Emphasis"><text:span text:style-name="T1">Complementary and Alternative Sources:</text:span></text:span></text:p>
          <text:list>
            <text:list-item>
              <text:p text:style-name="P8"><text:span text:style-name="Strong_20_Emphasis"><text:span text:style-name="T1">Administrative Records:</text:span></text:span><text:span text:style-name="T1"> Data collected by government agencies for non-demographic purposes but useful for analysis. Examples: tax records, school enrollment data, social security files, voter registration lists.</text:span></text:p>
            </text:list-item>
            <text:list-item>
              <text:p text:style-name="P8"><text:span text:style-name="Strong_20_Emphasis"><text:span text:style-name="T1">Historical Sources:</text:span></text:span><text:span text:style-name="T1"> Parish registers, genealogies, and early administrative lists used in historical demography.</text:span></text:p>
            </text:list-item>
            <text:list-item>
              <text:p text:style-name="P8"><text:span text:style-name="Strong_20_Emphasis"><text:span text:style-name="T1">Modern Digital Sources:</text:span></text:span><text:span text:style-name="T1"> Mobile phone call detail records (CDRs), satellite imagery (for estimating population in areas without censuses), social media data, and web scraping. These are often called "Big Data" in the demographic context.</text:span></text:p>
            </text:list-item>
          </text:list>
        </text:list-item>
      </text:list>
      <text:p text:style-name="P3"><text:span text:style-name="Strong_20_Emphasis"><text:span text:style-name="T1">CHAPTER 1.2.1: CENSUS METHODOLOGY AND DESIGN</text:span></text:span></text:p>
      <text:list text:style-name="L5">
        <text:list-item>
          <text:p text:style-name="P10"><text:span text:style-name="Strong_20_Emphasis"><text:span text:style-name="T1">Definition:</text:span></text:span><text:span text:style-name="T1"> The total process of collecting, compiling, evaluating, analyzing, and disseminating demographic, economic, and social data pertaining, at a specified time, to all persons in a country or in a well-delimited part of a country.</text:span></text:p>
        </text:list-item>
        <text:list-item>
          <text:p text:style-name="P10"><text:span text:style-name="Strong_20_Emphasis"><text:span text:style-name="T1">Core Characteristics (United Nations Principles):</text:span></text:span></text:p>
          <text:list>
            <text:list-item>
              <text:p text:style-name="P10"><text:span text:style-name="Strong_20_Emphasis"><text:span text:style-name="T1">Individual Enumeration:</text:span></text:span><text:span text:style-name="T1"> Each person is recorded separately, and their characteristics are recorded separately.</text:span></text:p>
            </text:list-item>
            <text:list-item>
              <text:p text:style-name="P10"><text:span text:style-name="Strong_20_Emphasis"><text:span text:style-name="T1">Universality:</text:span></text:span><text:span text:style-name="T1"> The census must include every person residing in the defined territory, without omission or duplication.</text:span></text:p>
            </text:list-item>
            <text:list-item>
              <text:p text:style-name="P10"><text:span text:style-name="Strong_20_Emphasis"><text:span text:style-name="T1">Simultaneity:</text:span></text:span><text:span text:style-name="T1"> The data for all individuals should refer to a single, well-defined point in time (the "census moment" or "census day"). This ensures a consistent snapshot.</text:span></text:p>
            </text:list-item>
            <text:list-item>
              <text:p text:style-name="P10"><text:span text:style-name="Strong_20_Emphasis"><text:span text:style-name="T1">Defined Periodicity:</text:span></text:span><text:span text:style-name="T1"> Censuses should be conducted at regular intervals, most commonly every 10 years, to allow for comparable analysis of trends.</text:span></text:p>
            </text:list-item>
          </text:list>
        </text:list-item>
        <text:list-item>
          <text:p text:style-name="P10"><text:span text:style-name="Strong_20_Emphasis"><text:span text:style-name="T1">Enumeration Methods:</text:span></text:span></text:p>
          <text:list>
            <text:list-item>
              <text:p text:style-name="P10"><text:span text:style-name="Strong_20_Emphasis"><text:span text:style-name="T1">De Facto Method:</text:span></text:span><text:span text:style-name="T1"> Enumerates individuals at the location where they were physically present on census day. Simpler to conduct but can misrepresent the usual population distribution.</text:span></text:p>
            </text:list-item>
            <text:list-item>
              <text:p text:style-name="P10"><text:span text:style-name="Strong_20_Emphasis"><text:span text:style-name="T1">De Jure Method:</text:span></text:span><text:span text:style-name="T1"> Enumerates individuals at their usual place of residence, regardless of where they were on census day. Provides a more stable picture of the population but can be difficult to implement correctly (e.g., defining "usual residence").</text:span></text:p>
            </text:list-item>
            <text:list-item>
              <text:p text:style-name="P11">Many countries use a combination or modification of these methods.</text:p>
            </text:list-item>
          </text:list>
        </text:list-item>
        <text:list-item>
          <text:p text:style-name="P10"><text:span text:style-name="Strong_20_Emphasis"><text:span text:style-name="T1">Census Operations: A Phased Approach</text:span></text:span></text:p>
          <text:list>
            <text:list-item>
              <text:p text:style-name="P10"><text:span text:style-name="Strong_20_Emphasis"><text:span text:style-name="T1">Phase 1: Pre-Enumeration / Planning</text:span></text:span></text:p>
              <text:list>
                <text:list-item>
                  <text:p text:style-name="P11">Establishing the legal basis for the census.</text:p>
                </text:list-item>
                <text:list-item>
                  <text:p text:style-name="P11">Securing a budget.</text:p>
                </text:list-item>
                <text:list-item>
                  <text:p text:style-name="P10"><text:soft-page-break/><text:span text:style-name="Strong_20_Emphasis"><text:span text:style-name="T1">Census Mapping (Cartography):</text:span></text:span><text:span text:style-name="T1"> Creating maps of the entire country, divided into small, manageable Enumeration Areas (EAs) to ensure full coverage without overlap.</text:span></text:p>
                </text:list-item>
                <text:list-item>
                  <text:p text:style-name="P10"><text:span text:style-name="Strong_20_Emphasis"><text:span text:style-name="T1">Questionnaire Design:</text:span></text:span><text:span text:style-name="T1"> Developing questions, translating them, and ensuring they are understandable and culturally appropriate. Topics usually include demography (age, sex, marital status), socio-economic status (education, occupation), and housing characteristics.</text:span></text:p>
                </text:list-item>
                <text:list-item>
                  <text:p text:style-name="P10"><text:span text:style-name="Strong_20_Emphasis"><text:span text:style-name="T1">Pilot Census (or Pre-test):</text:span></text:span><text:span text:style-name="T1"> A small-scale dress rehearsal of the entire census process to identify problems in questionnaires, procedures, and logistics.</text:span></text:p>
                </text:list-item>
                <text:list-item>
                  <text:p text:style-name="P10"><text:span text:style-name="Strong_20_Emphasis"><text:span text:style-name="T1">Publicity and Communication:</text:span></text:span><text:span text:style-name="T1"> A campaign to inform the public about the census and encourage participation.</text:span></text:p>
                </text:list-item>
              </text:list>
            </text:list-item>
            <text:list-item>
              <text:p text:style-name="P10"><text:span text:style-name="Strong_20_Emphasis"><text:span text:style-name="T1">Phase 2: Enumeration / Data Collection</text:span></text:span></text:p>
              <text:list>
                <text:list-item>
                  <text:p text:style-name="P11">Recruiting and training a large temporary workforce of enumerators.</text:p>
                </text:list-item>
                <text:list-item>
                  <text:p text:style-name="P10"><text:span text:style-name="Strong_20_Emphasis"><text:span text:style-name="T1">Field Operations:</text:span></text:span><text:span text:style-name="T1"> Enumerators visit households to collect data. Methods include:</text:span></text:p>
                  <text:list>
                    <text:list-item>
                      <text:p text:style-name="P10"><text:span text:style-name="Strong_20_Emphasis"><text:span text:style-name="T1">Face-to-face interview:</text:span></text:span><text:span text:style-name="T1"> Enumerator asks questions and records answers.</text:span></text:p>
                    </text:list-item>
                    <text:list-item>
                      <text:p text:style-name="P10"><text:span text:style-name="Strong_20_Emphasis"><text:span text:style-name="T1">Self-enumeration:</text:span></text:span><text:span text:style-name="T1"> Household head completes the form (often delivered by mail or online).</text:span></text:p>
                    </text:list-item>
                  </text:list>
                </text:list-item>
                <text:list-item>
                  <text:p text:style-name="P11">Increasingly, censuses use multi-modal approaches (e.g., internet option first, followed by paper or enumerator visits).</text:p>
                </text:list-item>
              </text:list>
            </text:list-item>
            <text:list-item>
              <text:p text:style-name="P10"><text:span text:style-name="Strong_20_Emphasis"><text:span text:style-name="T1">Phase 3: Post-Enumeration / Dissemination</text:span></text:span></text:p>
              <text:list>
                <text:list-item>
                  <text:p text:style-name="P10"><text:span text:style-name="Strong_20_Emphasis"><text:span text:style-name="T1">Data Processing:</text:span></text:span><text:span text:style-name="T1"> Questionnaires are collected and processed. This involves data capture (scanning or keying), coding of open-ended responses, and data editing and imputation to fix inconsistencies and missing values.</text:span></text:p>
                </text:list-item>
                <text:list-item>
                  <text:p text:style-name="P10"><text:span text:style-name="Strong_20_Emphasis"><text:span text:style-name="T1">Post-Enumeration Survey (PES):</text:span></text:span><text:span text:style-name="T1"> A crucial step for data quality assessment. A separate, smaller survey conducted shortly after the census to independently re-enumerate a sample of households. Results are matched against census records to estimate coverage errors (undercounts and overcounts).</text:span></text:p>
                </text:list-item>
                <text:list-item>
                  <text:p text:style-name="P10"><text:span text:style-name="Strong_20_Emphasis"><text:span text:style-name="T1">Tabulation and Analysis:</text:span></text:span><text:span text:style-name="T1"> Creating summary tables and performing initial analysis of the results.</text:span></text:p>
                </text:list-item>
                <text:list-item>
                  <text:p text:style-name="P10"><text:span text:style-name="Strong_20_Emphasis"><text:span text:style-name="T1">Dissemination:</text:span></text:span><text:span text:style-name="T1"> Releasing the data to the public, government agencies, and researchers through reports, public use microdata samples (PUMS), and online databases.</text:span></text:p>
                </text:list-item>
              </text:list>
            </text:list-item>
          </text:list>
        </text:list-item>
        <text:list-item>
          <text:p text:style-name="P10"><text:span text:style-name="Strong_20_Emphasis"><text:span text:style-name="T1">Challenges and Limitations of the Census:</text:span></text:span></text:p>
          <text:list>
            <text:list-item>
              <text:p text:style-name="P10"><text:soft-page-break/><text:span text:style-name="Strong_20_Emphasis"><text:span text:style-name="T1">Cost:</text:span></text:span><text:span text:style-name="T1"> Censuses are the single most expensive peacetime activity a government undertakes.</text:span></text:p>
            </text:list-item>
            <text:list-item>
              <text:p text:style-name="P10"><text:span text:style-name="Strong_20_Emphasis"><text:span text:style-name="T1">Coverage Error:</text:span></text:span></text:p>
              <text:list>
                <text:list-item>
                  <text:p text:style-name="P10"><text:span text:style-name="Strong_20_Emphasis"><text:span text:style-name="T1">Net Undercount:</text:span></text:span><text:span text:style-name="T1"> The extent to which omissions exceed duplications. Certain groups are systematically more likely to be missed (e.g., infants, young men, renters, ethnic minorities, homeless individuals).</text:span></text:p>
                </text:list-item>
              </text:list>
            </text:list-item>
            <text:list-item>
              <text:p text:style-name="P10"><text:span text:style-name="Strong_20_Emphasis"><text:span text:style-name="T1">Content Error:</text:span></text:span><text:span text:style-name="T1"> Respondents may provide inaccurate information (e.g., age heaping, where ages are rounded to numbers ending in 0 or 5) or not answer certain questions.</text:span></text:p>
            </text:list-item>
            <text:list-item>
              <text:p text:style-name="P10"><text:span text:style-name="Strong_20_Emphasis"><text:span text:style-name="T1">Timeliness:</text:span></text:span><text:span text:style-name="T1"> The long time lag (often several years) between data collection and the full release of detailed data can make findings outdated.</text:span></text:p>
            </text:list-item>
            <text:list-item>
              <text:p text:style-name="P10"><text:span text:style-name="Strong_20_Emphasis"><text:span text:style-name="T1">Privacy and Confidentiality:</text:span></text:span><text:span text:style-name="T1"> Public concern over the government collecting personal information can affect participation and honesty. Legal safeguards are essential.</text:span></text:p>
            </text:list-item>
            <text:list-item>
              <text:p text:style-name="P10"><text:span text:style-name="Strong_20_Emphasis"><text:span text:style-name="T1">Political Issues:</text:span></text:span><text:span text:style-name="T1"> Census results are often used for political apportionment and resource allocation, which can lead to attempts to influence the process or contest the results.</text:span></text:p>
            </text:list-item>
            <text:list-item>
              <text:p text:style-name="P10"><text:span text:style-name="Strong_20_Emphasis"><text:span text:style-name="T1">Rolling Censuses / Register-Based Censuses:</text:span></text:span><text:span text:style-name="T1"> Some countries (especially in Scandinavia) have moved away from traditional censuses, instead using continuously updated population registers combined with administrative data to produce census-like information more frequently and at lower cost.</text:span></text:p>
            </text:list-item>
          </text:list>
        </text:list-item>
      </text:list>
      <text:p text:style-name="P12"/>
      <text:p text:style-name="P13"/>
      <text:p text:style-name="P3"><text:span text:style-name="Strong_20_Emphasis"><text:span text:style-name="T1">CHAPTER 1.2.2: VITAL REGISTRATION SYSTEMS</text:span></text:span></text:p>
      <text:list text:style-name="L6">
        <text:list-item>
          <text:p text:style-name="P14"><text:span text:style-name="Strong_20_Emphasis"><text:span text:style-name="T1">Definition:</text:span></text:span><text:span text:style-name="T1"> A system of compulsory, continuous, permanent, and universal recording of the occurrence and characteristics of vital events (live births, deaths, fetal deaths, marriages, divorces, etc.) as defined by and for legal purposes and for the creation of vital statistics.</text:span></text:p>
        </text:list-item>
        <text:list-item>
          <text:p text:style-name="P14"><text:span text:style-name="Strong_20_Emphasis"><text:span text:style-name="T1">Alternative Name:</text:span></text:span><text:span text:style-name="T1"> Civil Registration and Vital Statistics (CRVS) system, a term emphasizing both the legal registration and the statistical output.</text:span></text:p>
        </text:list-item>
        <text:list-item>
          <text:p text:style-name="P14"><text:span text:style-name="Strong_20_Emphasis"><text:span text:style-name="T1">Purpose:</text:span></text:span></text:p>
          <text:list>
            <text:list-item>
              <text:p text:style-name="P14"><text:span text:style-name="Strong_20_Emphasis"><text:span text:style-name="T1">Legal/Administrative:</text:span></text:span><text:span text:style-name="T1"> Establishes legal identity and civil status for individuals.</text:span></text:p>
              <text:list>
                <text:list-item>
                  <text:p text:style-name="P15">A birth certificate is often the first legal document, necessary for nationality, schooling, healthcare, and social security.</text:p>
                </text:list-item>
                <text:list-item>
                  <text:p text:style-name="P15">A death certificate is necessary for inheritance, insurance claims, and remarriage of a surviving spouse.</text:p>
                </text:list-item>
              </text:list>
            </text:list-item>
            <text:list-item>
              <text:p text:style-name="P14"><text:soft-page-break/><text:span text:style-name="Strong_20_Emphasis"><text:span text:style-name="T1">Statistical:</text:span></text:span><text:span text:style-name="T1"> Provides the primary source of data on births and deaths (the numerators) for calculating fundamental demographic rates.</text:span></text:p>
            </text:list-item>
          </text:list>
        </text:list-item>
        <text:list-item>
          <text:p text:style-name="P14"><text:span text:style-name="Strong_20_Emphasis"><text:span text:style-name="T1">Core Characteristics of an Ideal System:</text:span></text:span></text:p>
          <text:list>
            <text:list-item>
              <text:p text:style-name="P14"><text:span text:style-name="Strong_20_Emphasis"><text:span text:style-name="T1">Compulsory:</text:span></text:span><text:span text:style-name="T1"> Registration of events is required by law.</text:span></text:p>
            </text:list-item>
            <text:list-item>
              <text:p text:style-name="P14"><text:span text:style-name="Strong_20_Emphasis"><text:span text:style-name="T1">Universal:</text:span></text:span><text:span text:style-name="T1"> The system must cover the entire population and all geographic areas of a country.</text:span></text:p>
            </text:list-item>
            <text:list-item>
              <text:p text:style-name="P14"><text:span text:style-name="Strong_20_Emphasis"><text:span text:style-name="T1">Continuous:</text:span></text:span><text:span text:style-name="T1"> Registration occurs as events happen, not at discrete intervals.</text:span></text:p>
            </text:list-item>
            <text:list-item>
              <text:p text:style-name="P14"><text:span text:style-name="Strong_20_Emphasis"><text:span text:style-name="T1">Permanent:</text:span></text:span><text:span text:style-name="T1"> Records are stored and maintained indefinitely.</text:span></text:p>
            </text:list-item>
          </text:list>
        </text:list-item>
        <text:list-item>
          <text:p text:style-name="P14"><text:span text:style-name="Strong_20_Emphasis"><text:span text:style-name="T1">The CRVS Process:</text:span></text:span></text:p>
          <text:list>
            <text:list-item>
              <text:list>
                <text:list-item>
                  <text:p text:style-name="P14"><text:span text:style-name="Strong_20_Emphasis"><text:span text:style-name="T1">Legal Registration:</text:span></text:span><text:span text:style-name="T1"> An informant (e.g., parent, doctor, funeral director) reports the event to a local registrar.</text:span></text:p>
                </text:list-item>
                <text:list-item>
                  <text:p text:style-name="P14"><text:span text:style-name="Strong_20_Emphasis"><text:span text:style-name="T1">Official Record:</text:span></text:span><text:span text:style-name="T1"> The registrar verifies the information and creates a legal record (e.g., birth or death certificate).</text:span></text:p>
                </text:list-item>
                <text:list-item>
                  <text:p text:style-name="P14"><text:span text:style-name="Strong_20_Emphasis"><text:span text:style-name="T1">Statistical Reporting:</text:span></text:span><text:span text:style-name="T1"> The local registrar's office transmits the information to a central statistical agency (e.g., National Statistical Office or Ministry of Health).</text:span></text:p>
                </text:list-item>
                <text:list-item>
                  <text:p text:style-name="P14"><text:span text:style-name="Strong_20_Emphasis"><text:span text:style-name="T1">Compilation and Dissemination:</text:span></text:span><text:span text:style-name="T1"> The central agency compiles, quality-checks, and publishes vital statistics for the entire country.</text:span></text:p>
                </text:list-item>
              </text:list>
            </text:list-item>
          </text:list>
        </text:list-item>
        <text:list-item>
          <text:p text:style-name="P14"><text:span text:style-name="Strong_20_Emphasis"><text:span text:style-name="T1">Key Data Collected:</text:span></text:span></text:p>
          <text:list>
            <text:list-item>
              <text:p text:style-name="P14"><text:span text:style-name="Strong_20_Emphasis"><text:span text:style-name="T1">Birth Certificate:</text:span></text:span></text:p>
              <text:list>
                <text:list-item>
                  <text:p text:style-name="P14"><text:span text:style-name="Strong_20_Emphasis"><text:span text:style-name="T1">Child:</text:span></text:span><text:span text:style-name="T1"> Date and place of birth, sex, birth weight.</text:span></text:p>
                </text:list-item>
                <text:list-item>
                  <text:p text:style-name="P14"><text:span text:style-name="Strong_20_Emphasis"><text:span text:style-name="T1">Mother:</text:span></text:span><text:span text:style-name="T1"> Age, marital status, place of residence, number of previous children born.</text:span></text:p>
                </text:list-item>
                <text:list-item>
                  <text:p text:style-name="P14"><text:span text:style-name="Strong_20_Emphasis"><text:span text:style-name="T1">Father:</text:span></text:span><text:span text:style-name="T1"> Age, place of residence, occupation (often less complete).</text:span></text:p>
                </text:list-item>
              </text:list>
            </text:list-item>
            <text:list-item>
              <text:p text:style-name="P14"><text:span text:style-name="Strong_20_Emphasis"><text:span text:style-name="T1">Death Certificate:</text:span></text:span></text:p>
              <text:list>
                <text:list-item>
                  <text:p text:style-name="P14"><text:span text:style-name="Strong_20_Emphasis"><text:span text:style-name="T1">Decedent:</text:span></text:span><text:span text:style-name="T1"> Date and place of death, age, sex, marital status, occupation, place of residence.</text:span></text:p>
                </text:list-item>
                <text:list-item>
                  <text:p text:style-name="P14"><text:span text:style-name="Strong_20_Emphasis"><text:span text:style-name="T1">Cause of Death:</text:span></text:span><text:span text:style-name="T1"> A crucial piece of information, usually certified by a physician. Follows the World Health Organization (WHO) International Classification of Diseases (ICD) standards.</text:span></text:p>
                </text:list-item>
              </text:list>
            </text:list-item>
          </text:list>
        </text:list-item>
        <text:list-item>
          <text:p text:style-name="P14"><text:span text:style-name="Strong_20_Emphasis"><text:span text:style-name="T1">Strengths as a Demographic Data Source:</text:span></text:span></text:p>
          <text:list>
            <text:list-item>
              <text:p text:style-name="P15">Provides the best source of numerator data for calculating fertility and mortality rates when complete.</text:p>
            </text:list-item>
            <text:list-item>
              <text:p text:style-name="P15"><text:soft-page-break/>The continuous nature allows for tracking seasonal and short-term trends.</text:p>
            </text:list-item>
            <text:list-item>
              <text:p text:style-name="P15">Can provide detailed data for small geographic areas.</text:p>
            </text:list-item>
            <text:list-item>
              <text:p text:style-name="P15">The legal function provides a strong incentive for individuals to register events.</text:p>
            </text:list-item>
          </text:list>
        </text:list-item>
        <text:list-item>
          <text:p text:style-name="P14"><text:span text:style-name="Strong_20_Emphasis"><text:span text:style-name="T1">Weaknesses and Challenges:</text:span></text:span></text:p>
          <text:list>
            <text:list-item>
              <text:p text:style-name="P14"><text:span text:style-name="Strong_20_Emphasis"><text:span text:style-name="T1">Incomplete Coverage:</text:span></text:span><text:span text:style-name="T1"> The single biggest challenge globally. Many births and deaths go unrecorded, especially in rural areas of low-income countries.</text:span></text:p>
            </text:list-item>
            <text:list-item>
              <text:p text:style-name="P14"><text:span text:style-name="Strong_20_Emphasis"><text:span text:style-name="T1">Quality of Data:</text:span></text:span></text:p>
              <text:list>
                <text:list-item>
                  <text:p text:style-name="P14"><text:span text:style-name="Strong_20_Emphasis"><text:span text:style-name="T1">Cause of Death:</text:span></text:span><text:span text:style-name="T1"> Often inaccurate or incomplete, especially for deaths that occur outside a medical facility ("verbal autopsy" methods are sometimes used as a substitute).</text:span></text:p>
                </text:list-item>
                <text:list-item>
                  <text:p text:style-name="P14"><text:span text:style-name="Strong_20_Emphasis"><text:span text:style-name="T1">Age Misreporting:</text:span></text:span><text:span text:style-name="T1"> Age of mother or decedent may be inaccurate.</text:span></text:p>
                </text:list-item>
              </text:list>
            </text:list-item>
            <text:list-item>
              <text:p text:style-name="P14"><text:span text:style-name="Strong_20_Emphasis"><text:span text:style-name="T1">Timeliness:</text:span></text:span><text:span text:style-name="T1"> Significant delays can occur between registration, reporting to the central office, and dissemination of statistics.</text:span></text:p>
            </text:list-item>
            <text:list-item>
              <text:p text:style-name="P14"><text:span text:style-name="Strong_20_Emphasis"><text:span text:style-name="T1">Denominator Problem:</text:span></text:span><text:span text:style-name="T1"> Vital statistics only provide the numerator (events). The denominator (population at risk) must come from a census or population estimate.</text:span></text:p>
            </text:list-item>
            <text:list-item>
              <text:p text:style-name="P14"><text:span text:style-name="Strong_20_Emphasis"><text:span text:style-name="T1">Global Status:</text:span></text:span><text:span text:style-name="T1"> According to the UN, over 100 countries do not have a well-functioning CRVS system, leaving billions of people without legal identity and making it impossible to produce accurate vital statistics.</text:span></text:p>
            </text:list-item>
          </text:list>
        </text:list-item>
      </text:list>
      <text:p text:style-name="P3"><text:span text:style-name="Strong_20_Emphasis"><text:span text:style-name="T1">CHAPTER 1.2.3: SURVEYS IN DEMOGRAPHY</text:span></text:span></text:p>
      <text:list text:style-name="L7">
        <text:list-item>
          <text:p text:style-name="P16"><text:span text:style-name="Strong_20_Emphasis"><text:span text:style-name="T1">Definition:</text:span></text:span><text:span text:style-name="T1"> A data collection method where information is gathered from a sample of a population to make quantitative or qualitative inferences about the entire population.</text:span></text:p>
        </text:list-item>
        <text:list-item>
          <text:p text:style-name="P16"><text:span text:style-name="Strong_20_Emphasis"><text:span text:style-name="T1">Role in Demography:</text:span></text:span></text:p>
          <text:list>
            <text:list-item>
              <text:p text:style-name="P17">Fill gaps left by incomplete census and vital registration systems, particularly in developing countries.</text:p>
            </text:list-item>
            <text:list-item>
              <text:p text:style-name="P17">Provide more detailed information than is feasible in a census (e.g., complete birth histories, contraceptive use, health status).</text:p>
            </text:list-item>
            <text:list-item>
              <text:p text:style-name="P17">Investigate the "why" behind demographic behaviors (attitudes, intentions, motivations).</text:p>
            </text:list-item>
            <text:list-item>
              <text:p text:style-name="P17">Can be used to evaluate the quality of census or CRVS data (as in a Post-Enumeration Survey).</text:p>
            </text:list-item>
          </text:list>
        </text:list-item>
        <text:list-item>
          <text:p text:style-name="P16"><text:span text:style-name="Strong_20_Emphasis"><text:span text:style-name="T1">Types of Demographic Surveys:</text:span></text:span></text:p>
          <text:list>
            <text:list-item>
              <text:p text:style-name="P16"><text:span text:style-name="Strong_20_Emphasis"><text:span text:style-name="T1">Cross-Sectional Survey:</text:span></text:span><text:span text:style-name="T1"> Collects data from a population at a single point in time. Provides a "snapshot." Most large-scale demographic surveys are of this type.</text:span></text:p>
            </text:list-item>
            <text:list-item>
              <text:p text:style-name="P16"><text:soft-page-break/><text:span text:style-name="Strong_20_Emphasis"><text:span text:style-name="T1">Longitudinal Survey (Panel Survey):</text:span></text:span><text:span text:style-name="T1"> Follows the same individuals (the panel) over time, with repeated interviews (waves).</text:span></text:p>
              <text:list>
                <text:list-item>
                  <text:p text:style-name="P16"><text:span text:style-name="Strong_20_Emphasis"><text:span text:style-name="T1">Advantage:</text:span></text:span><text:span text:style-name="T1"> Allows for direct measurement of change over time and helps establish causality.</text:span></text:p>
                </text:list-item>
                <text:list-item>
                  <text:p text:style-name="P16"><text:span text:style-name="Strong_20_Emphasis"><text:span text:style-name="T1">Disadvantage:</text:span></text:span><text:span text:style-name="T1"> Expensive, time-consuming, and suffers from panel attrition (respondents dropping out).</text:span></text:p>
                </text:list-item>
              </text:list>
            </text:list-item>
            <text:list-item>
              <text:p text:style-name="P16"><text:span text:style-name="Strong_20_Emphasis"><text:span text:style-name="T1">Retrospective Survey:</text:span></text:span><text:span text:style-name="T1"> A common design in demography where respondents are asked to recall past events. For example, a birth history survey asks a woman to list all her live births, including their dates and survival status.</text:span></text:p>
              <text:list>
                <text:list-item>
                  <text:p text:style-name="P16"><text:span text:style-name="Strong_20_Emphasis"><text:span text:style-name="T1">Advantage:</text:span></text:span><text:span text:style-name="T1"> Gathers longitudinal information from a single interview.</text:span></text:p>
                </text:list-item>
                <text:list-item>
                  <text:p text:style-name="P16"><text:span text:style-name="Strong_20_Emphasis"><text:span text:style-name="T1">Disadvantage:</text:span></text:span><text:span text:style-name="T1"> Prone to recall errors (omission of events, misdating of events).</text:span></text:p>
                </text:list-item>
              </text:list>
            </text:list-item>
          </text:list>
        </text:list-item>
        <text:list-item>
          <text:p text:style-name="P16"><text:span text:style-name="Strong_20_Emphasis"><text:span text:style-name="T1">Major International Demographic Survey Programs:</text:span></text:span></text:p>
          <text:list>
            <text:list-item>
              <text:p text:style-name="P16"><text:span text:style-name="Strong_20_Emphasis"><text:span text:style-name="T1">World Fertility Survey (WFS):</text:span></text:span><text:span text:style-name="T1"> (c. 1974-1984) A pioneering program that conducted comparable fertility surveys in 62 countries. It established many of the methodologies and standards still used today.</text:span></text:p>
            </text:list-item>
            <text:list-item>
              <text:p text:style-name="P16"><text:span text:style-name="Strong_20_Emphasis"><text:span text:style-name="T1">Demographic and Health Surveys (DHS) Program:</text:span></text:span><text:span text:style-name="T1"> (1984-present) The successor to the WFS, funded primarily by USAID. The gold standard for demographic and health data in low- and middle-income countries.</text:span></text:p>
              <text:list>
                <text:list-item>
                  <text:p text:style-name="P16"><text:span text:style-name="Strong_20_Emphasis"><text:span text:style-name="T1">Scope:</text:span></text:span><text:span text:style-name="T1"> Covers fertility, family planning, maternal and child health, child survival, HIV/AIDS, malaria, nutrition, and domestic violence.</text:span></text:p>
                </text:list-item>
                <text:list-item>
                  <text:p text:style-name="P16"><text:span text:style-name="Strong_20_Emphasis"><text:span text:style-name="T1">Methodology:</text:span></text:span><text:span text:style-name="T1"> Uses nationally representative samples, standardized questionnaires, and rigorous training and fieldwork protocols.</text:span></text:p>
                </text:list-item>
                <text:list-item>
                  <text:p text:style-name="P16"><text:span text:style-name="Strong_20_Emphasis"><text:span text:style-name="T1">Data:</text:span></text:span><text:span text:style-name="T1"> Produces high-quality, publicly available microdata that are a primary resource for demographic research and policy monitoring.</text:span></text:p>
                </text:list-item>
              </text:list>
            </text:list-item>
            <text:list-item>
              <text:p text:style-name="P16"><text:span text:style-name="Strong_20_Emphasis"><text:span text:style-name="T1">Multiple Indicator Cluster Surveys (MICS):</text:span></text:span><text:span text:style-name="T1"> (1995-present) A survey program led by UNICEF.</text:span></text:p>
              <text:list>
                <text:list-item>
                  <text:p text:style-name="P16"><text:span text:style-name="Strong_20_Emphasis"><text:span text:style-name="T1">Focus:</text:span></text:span><text:span text:style-name="T1"> Monitors the situation of children and women, providing data on health, education, child protection, and HIV/AIDS.</text:span></text:p>
                </text:list-item>
                <text:list-item>
                  <text:p text:style-name="P17">Often coordinated with the DHS program to ensure comparability.</text:p>
                </text:list-item>
              </text:list>
            </text:list-item>
            <text:list-item>
              <text:p text:style-name="P16"><text:span text:style-name="Strong_20_Emphasis"><text:span text:style-name="T1">Generations and Gender Programme (GGP):</text:span></text:span><text:span text:style-name="T1"> (2000-present) A panel survey program focused on developed countries.</text:span></text:p>
              <text:list>
                <text:list-item>
                  <text:p text:style-name="P16"><text:span text:style-name="Strong_20_Emphasis"><text:span text:style-name="T1">Focus:</text:span></text:span><text:span text:style-name="T1"> Studies family dynamics, fertility decisions, intergenerational relationships, and gender relations.</text:span></text:p>
                </text:list-item>
                <text:list-item>
                  <text:p text:style-name="P17">Its longitudinal design allows for detailed analysis of life course transitions.</text:p>
                </text:list-item>
              </text:list>
            </text:list-item>
          </text:list>
        </text:list-item>
        <text:list-item>
          <text:p text:style-name="P16"><text:span text:style-name="Strong_20_Emphasis"><text:span text:style-name="T1">Strengths of Surveys:</text:span></text:span></text:p>
          <text:list>
            <text:list-item>
              <text:p text:style-name="P16"><text:soft-page-break/><text:span text:style-name="Strong_20_Emphasis"><text:span text:style-name="T1">Flexibility:</text:span></text:span><text:span text:style-name="T1"> Can be designed to investigate almost any topic in detail.</text:span></text:p>
            </text:list-item>
            <text:list-item>
              <text:p text:style-name="P16"><text:span text:style-name="Strong_20_Emphasis"><text:span text:style-name="T1">Timeliness:</text:span></text:span><text:span text:style-name="T1"> Can be conducted more frequently than a census and can produce results relatively quickly.</text:span></text:p>
            </text:list-item>
            <text:list-item>
              <text:p text:style-name="P16"><text:span text:style-name="Strong_20_Emphasis"><text:span text:style-name="T1">Cost-Effectiveness:</text:span></text:span><text:span text:style-name="T1"> Cheaper than a complete enumeration for a given level of detail.</text:span></text:p>
            </text:list-item>
          </text:list>
        </text:list-item>
        <text:list-item>
          <text:p text:style-name="P16"><text:span text:style-name="Strong_20_Emphasis"><text:span text:style-name="T1">Weaknesses of Surveys:</text:span></text:span></text:p>
          <text:list>
            <text:list-item>
              <text:p text:style-name="P16"><text:span text:style-name="Strong_20_Emphasis"><text:span text:style-name="T1">Sampling Error:</text:span></text:span><text:span text:style-name="T1"> Since a sample is not the whole population, results are subject to a margin of error. This makes it difficult to produce reliable estimates for small geographic areas or small population subgroups.</text:span></text:p>
            </text:list-item>
            <text:list-item>
              <text:p text:style-name="P16"><text:span text:style-name="Strong_20_Emphasis"><text:span text:style-name="T1">Non-Sampling Error:</text:span></text:span><text:span text:style-name="T1"> A more serious concern than sampling error.</text:span></text:p>
              <text:list>
                <text:list-item>
                  <text:p text:style-name="P16"><text:span text:style-name="Strong_20_Emphasis"><text:span text:style-name="T1">Coverage Error:</text:span></text:span><text:span text:style-name="T1"> The sampling frame (the list from which the sample is drawn) may be incomplete.</text:span></text:p>
                </text:list-item>
                <text:list-item>
                  <text:p text:style-name="P16"><text:span text:style-name="Strong_20_Emphasis"><text:span text:style-name="T1">Non-response Error:</text:span></text:span><text:span text:style-name="T1"> Selected households or individuals may refuse to participate or cannot be contacted.</text:span></text:p>
                </text:list-item>
                <text:list-item>
                  <text:p text:style-name="P16"><text:span text:style-name="Strong_20_Emphasis"><text:span text:style-name="T1">Measurement Error:</text:span></text:span><text:span text:style-name="T1"> Occurs when the recorded response differs from the true value. Can be due to poor questionnaire design, interviewer error, or respondent error (e.g., recall bias, social desirability bias).</text:span></text:p>
                </text:list-item>
              </text:list>
            </text:list-item>
          </text:list>
        </text:list-item>
      </text:list>
      <text:p text:style-name="P3"><text:span text:style-name="Strong_20_Emphasis"><text:span text:style-name="T1">CHAPTER 1.3: POPULATION THEORIES</text:span></text:span></text:p>
      <text:list text:style-name="L8">
        <text:list-item>
          <text:p text:style-name="P18"><text:span text:style-name="Strong_20_Emphasis"><text:span text:style-name="T1">Definition:</text:span></text:span><text:span text:style-name="T1"> Systematic explanations for population phenomena and change. Theories seek to move beyond description to explain the causes and consequences of fertility, mortality, and migration.</text:span></text:p>
        </text:list-item>
        <text:list-item>
          <text:p text:style-name="P18"><text:span text:style-name="Strong_20_Emphasis"><text:span text:style-name="T1">Function:</text:span></text:span></text:p>
          <text:list>
            <text:list-item>
              <text:p text:style-name="P19">Organize and interpret empirical observations.</text:p>
            </text:list-item>
            <text:list-item>
              <text:p text:style-name="P19">Provide a framework for understanding the relationships between population variables and social, economic, and environmental factors.</text:p>
            </text:list-item>
            <text:list-item>
              <text:p text:style-name="P19">Generate testable hypotheses for research.</text:p>
            </text:list-item>
            <text:list-item>
              <text:p text:style-name="P19">Guide the formulation of population policies.</text:p>
            </text:list-item>
          </text:list>
        </text:list-item>
        <text:list-item>
          <text:p text:style-name="P18"><text:span text:style-name="Strong_20_Emphasis"><text:span text:style-name="T1">Levels of Theory:</text:span></text:span></text:p>
          <text:list>
            <text:list-item>
              <text:p text:style-name="P18"><text:span text:style-name="Strong_20_Emphasis"><text:span text:style-name="T1">Grand Theories:</text:span></text:span><text:span text:style-name="T1"> Broad, macro-level explanations for major long-term shifts in population dynamics (e.g., Malthusian Theory, Demographic Transition Theory).</text:span></text:p>
            </text:list-item>
            <text:list-item>
              <text:p text:style-name="P18"><text:span text:style-name="Strong_20_Emphasis"><text:span text:style-name="T1">Middle-Range Theories/Frameworks:</text:span></text:span><text:span text:style-name="T1"> Focus on specific components of population change (e.g., fertility decline, migration decisions) and specify the mechanisms more clearly (e.g., Easterlin's framework, Dual Labor Market theory).</text:span></text:p>
            </text:list-item>
          </text:list>
        </text:list-item>
      </text:list>
      <text:p text:style-name="P3"><text:span text:style-name="Strong_20_Emphasis"><text:span text:style-name="T1">CHAPTER 1.3.1: MALTHUSIAN AND NEO-MALTHUSIAN PERSPECTIVES</text:span></text:span></text:p>
      <text:list text:style-name="L9">
        <text:list-item>
          <text:p text:style-name="P20"><text:soft-page-break/><text:span text:style-name="Strong_20_Emphasis"><text:span text:style-name="T1">Thomas Robert Malthus (1766-1834):</text:span></text:span><text:span text:style-name="T1"> English cleric and scholar. Published </text:span><text:span text:style-name="T2">An Essay on the Principle of Population</text:span><text:span text:style-name="T1"> (1st ed. 1798).</text:span></text:p>
        </text:list-item>
        <text:list-item>
          <text:p text:style-name="P21"><text:span text:style-name="Strong_20_Emphasis"><text:span text:style-name="T1">The Malthusian Argument:</text:span></text:span></text:p>
          <text:list>
            <text:list-item>
              <text:p text:style-name="P21"><text:span text:style-name="Strong_20_Emphasis"><text:span text:style-name="T1">First Postulate:</text:span></text:span><text:span text:style-name="T1"> "Food is necessary to the existence of man."</text:span></text:p>
            </text:list-item>
            <text:list-item>
              <text:p text:style-name="P21"><text:span text:style-name="Strong_20_Emphasis"><text:span text:style-name="T1">Second Postulate:</text:span></text:span><text:span text:style-name="T1"> "The passion between the sexes is necessary and will remain nearly in its present state."</text:span></text:p>
            </text:list-item>
            <text:list-item>
              <text:p text:style-name="P21"><text:span text:style-name="Strong_20_Emphasis"><text:span text:style-name="T1">Core Theses:</text:span></text:span></text:p>
              <text:list>
                <text:list-item>
                  <text:p text:style-name="P21"><text:span text:style-name="Strong_20_Emphasis"><text:span text:style-name="T1">Geometric Population Growth:</text:span></text:span><text:span text:style-name="T1"> Human population, if unchecked, tends to double every 25 years, growing at a geometric rate (1, 2, 4, 8, 16...).</text:span></text:p>
                </text:list-item>
                <text:list-item>
                  <text:p text:style-name="P21"><text:span text:style-name="Strong_20_Emphasis"><text:span text:style-name="T1">Arithmetic Subsistence Growth:</text:span></text:span><text:span text:style-name="T1"> The production of food and other resources can only increase at an arithmetic rate (1, 2, 3, 4, 5...).</text:span></text:p>
                </text:list-item>
                <text:list-item>
                  <text:p text:style-name="P21"><text:span text:style-name="Strong_20_Emphasis"><text:span text:style-name="T1">The Malthusian Trap:</text:span></text:span><text:span text:style-name="T1"> The disparity between these growth rates creates a constant struggle for existence. Population growth will always press against the limits of subsistence, keeping the majority of humanity in poverty and misery.</text:span></text:p>
                </text:list-item>
              </text:list>
            </text:list-item>
          </text:list>
        </text:list-item>
        <text:list-item>
          <text:p text:style-name="P21"><text:span text:style-name="Strong_20_Emphasis"><text:span text:style-name="T1">Malthusian Checks on Population Growth:</text:span></text:span><text:span text:style-name="T1"> Mechanisms that bring population size back in line with the food supply.</text:span></text:p>
          <text:list>
            <text:list-item>
              <text:p text:style-name="P21"><text:span text:style-name="Strong_20_Emphasis"><text:span text:style-name="T1">Positive Checks (or Natural Checks):</text:span></text:span><text:span text:style-name="T1"> Factors that increase the death rate.</text:span></text:p>
              <text:list>
                <text:list-item>
                  <text:p text:style-name="P22">Examples: Famine, disease (epidemics), war, infanticide.</text:p>
                </text:list-item>
                <text:list-item>
                  <text:p text:style-name="P22">Malthus considered these consequences of "misery and vice."</text:p>
                </text:list-item>
              </text:list>
            </text:list-item>
            <text:list-item>
              <text:p text:style-name="P21"><text:span text:style-name="Strong_20_Emphasis"><text:span text:style-name="T1">Preventive Checks:</text:span></text:span><text:span text:style-name="T1"> Factors that reduce the birth rate.</text:span></text:p>
              <text:list>
                <text:list-item>
                  <text:p text:style-name="P21"><text:span text:style-name="Strong_20_Emphasis"><text:span text:style-name="T1">Moral Restraint:</text:span></text:span><text:span text:style-name="T1"> The only check Malthus approved of. Defined as the postponement of marriage, coupled with strict celibacy before marriage.</text:span></text:p>
                </text:list-item>
                <text:list-item>
                  <text:p text:style-name="P21"><text:span text:style-name="Strong_20_Emphasis"><text:span text:style-name="T1">"Vice":</text:span></text:span><text:span text:style-name="T1"> Malthus condemned other means of lowering the birth rate, such as contraception ("improper arts to conceal the consequences of irregular connections"), abortion, and prostitution.</text:span></text:p>
                </text:list-item>
              </text:list>
            </text:list-item>
          </text:list>
        </text:list-item>
        <text:list-item>
          <text:p text:style-name="P21"><text:span text:style-name="Strong_20_Emphasis"><text:span text:style-name="T1">Critiques of Malthusian Theory:</text:span></text:span></text:p>
          <text:list>
            <text:list-item>
              <text:p text:style-name="P21"><text:span text:style-name="Strong_20_Emphasis"><text:span text:style-name="T1">Technological Advancement:</text:span></text:span><text:span text:style-name="T1"> Malthus failed to foresee the Industrial and Green Revolutions, which dramatically increased food production capacity, breaking the simple arithmetic progression.</text:span></text:p>
            </text:list-item>
            <text:list-item>
              <text:p text:style-name="P21"><text:span text:style-name="Strong_20_Emphasis"><text:span text:style-name="T1">Fertility Transition:</text:span></text:span><text:span text:style-name="T1"> He did not anticipate that as societies became wealthier, they would voluntarily lower their fertility through contraception, a process central to the Demographic Transition Theory.</text:span></text:p>
            </text:list-item>
            <text:list-item>
              <text:p text:style-name="P21"><text:span text:style-name="Strong_20_Emphasis"><text:span text:style-name="T1">Resource Distribution:</text:span></text:span><text:span text:style-name="T1"> Critics like Karl Marx argued that poverty and hunger were not a result of population numbers but of the unjust social and economic structures of capitalism. The problem was distribution, not production.</text:span></text:p>
            </text:list-item>
          </text:list>
        </text:list-item>
        <text:list-item>
          <text:p text:style-name="P21"><text:soft-page-break/><text:span text:style-name="Strong_20_Emphasis"><text:span text:style-name="T1">Neo-Malthusianism (20th Century):</text:span></text:span></text:p>
          <text:list>
            <text:list-item>
              <text:p text:style-name="P21"><text:span text:style-name="Strong_20_Emphasis"><text:span text:style-name="T1">Core Idea:</text:span></text:span><text:span text:style-name="T1"> A revival of the Malthusian concern that population growth will exhaust resources, but with significant updates.</text:span></text:p>
            </text:list-item>
            <text:list-item>
              <text:p text:style-name="P21"><text:span text:style-name="Strong_20_Emphasis"><text:span text:style-name="T1">Expanded Resource Focus:</text:span></text:span><text:span text:style-name="T1"> Concern is not limited to food but extends to all environmental resources, including clean water, clean air, energy, and the planet's capacity to absorb waste (environmental degradation).</text:span></text:p>
            </text:list-item>
            <text:list-item>
              <text:p text:style-name="P21"><text:span text:style-name="Strong_20_Emphasis"><text:span text:style-name="T1">Advocacy for Contraception:</text:span></text:span><text:span text:style-name="T1"> Unlike Malthus, neo-Malthusians are strong proponents of modern family planning programs and contraception as the primary and most humane "preventive check."</text:span></text:p>
            </text:list-item>
            <text:list-item>
              <text:p text:style-name="P21"><text:span text:style-name="Strong_20_Emphasis"><text:span text:style-name="T1">Key Proponents/Works:</text:span></text:span></text:p>
              <text:list>
                <text:list-item>
                  <text:p text:style-name="P20"><text:span text:style-name="Strong_20_Emphasis"><text:span text:style-name="T1">Paul R. Ehrlich:</text:span></text:span><text:span text:style-name="T1"> His 1968 book </text:span><text:span text:style-name="T2">The Population Bomb</text:span><text:span text:style-name="T1"> became a seminal text, famously predicting widespread famine and societal collapse in the 1970s and 80s.</text:span></text:p>
                </text:list-item>
                <text:list-item>
                  <text:p text:style-name="P20"><text:span text:style-name="Strong_20_Emphasis"><text:span text:style-name="T1">The Club of Rome:</text:span></text:span><text:span text:style-name="T1"> Their 1972 report, </text:span><text:span text:style-name="T2">The Limits to Growth</text:span><text:span text:style-name="T1">, used computer models to argue that exponential growth in population and consumption would lead to resource depletion and economic collapse in the 21st century.</text:span></text:p>
                </text:list-item>
              </text:list>
            </text:list-item>
            <text:list-item>
              <text:p text:style-name="P21"><text:span text:style-name="Strong_20_Emphasis"><text:span text:style-name="T1">Influence:</text:span></text:span><text:span text:style-name="T1"> Neo-Malthusian ideas were highly influential in the creation of international family planning programs (e.g., by the UN and World Bank) and the modern environmental movement.</text:span></text:p>
            </text:list-item>
          </text:list>
        </text:list-item>
      </text:list>
      <text:p text:style-name="P3"><text:span text:style-name="Strong_20_Emphasis"><text:span text:style-name="T1">CHAPTER 1.3.2: DEMOGRAPHIC TRANSITION THEORY</text:span></text:span></text:p>
      <text:list text:style-name="L10">
        <text:list-item>
          <text:p text:style-name="P23"><text:span text:style-name="Strong_20_Emphasis"><text:span text:style-name="T1">Origin:</text:span></text:span><text:span text:style-name="T1"> An empirical generalization based on the historical population changes in Western Europe, North America, and Australia from the 18th to the 20th century.</text:span></text:p>
        </text:list-item>
        <text:list-item>
          <text:p text:style-name="P23"><text:span text:style-name="Strong_20_Emphasis"><text:span text:style-name="T1">Key Theorists:</text:span></text:span><text:span text:style-name="T1"> Warren Thompson (1929) first categorized countries into groups based on their mortality and fertility levels. Frank W. Notestein (1945) formalized the theory and gave it its name, linking the stages to modernization.</text:span></text:p>
        </text:list-item>
        <text:list-item>
          <text:p text:style-name="P23"><text:span text:style-name="Strong_20_Emphasis"><text:span text:style-name="T1">Core Description:</text:span></text:span><text:span text:style-name="T1"> A model that describes the shift of a population from a regime of high birth rates and high death rates to one of low birth rates and low death rates.</text:span></text:p>
        </text:list-item>
        <text:list-item>
          <text:p text:style-name="P23"><text:span text:style-name="Strong_20_Emphasis"><text:span text:style-name="T1">The Classic Four Stages:</text:span></text:span></text:p>
          <text:list>
            <text:list-item>
              <text:p text:style-name="P23"><text:span text:style-name="Strong_20_Emphasis"><text:span text:style-name="T1">Stage 1: Pre-Industrial (High Stationary):</text:span></text:span></text:p>
              <text:list>
                <text:list-item>
                  <text:p text:style-name="P23"><text:span text:style-name="Strong_20_Emphasis"><text:span text:style-name="T1">Mortality:</text:span></text:span><text:span text:style-name="T1"> High and fluctuating due to poor nutrition, sanitation, and medicine; vulnerability to epidemics and famine. CDR is typically 30-50 per 1,000.</text:span></text:p>
                </text:list-item>
                <text:list-item>
                  <text:p text:style-name="P23"><text:span text:style-name="Strong_20_Emphasis"><text:span text:style-name="T1">Fertility:</text:span></text:span><text:span text:style-name="T1"> High and stable. CBR is typically 30-50 per 1,000. High fertility is needed to counteract high mortality.</text:span></text:p>
                </text:list-item>
                <text:list-item>
                  <text:p text:style-name="P23"><text:span text:style-name="Strong_20_Emphasis"><text:span text:style-name="T1">Population Growth:</text:span></text:span><text:span text:style-name="T1"> Very slow or zero.</text:span></text:p>
                </text:list-item>
                <text:list-item>
                  <text:p text:style-name="P23"><text:soft-page-break/><text:span text:style-name="Strong_20_Emphasis"><text:span text:style-name="T1">Age Structure:</text:span></text:span><text:span text:style-name="T1"> Very young.</text:span></text:p>
                </text:list-item>
              </text:list>
            </text:list-item>
            <text:list-item>
              <text:p text:style-name="P23"><text:span text:style-name="Strong_20_Emphasis"><text:span text:style-name="T1">Stage 2: Early Industrial (Early Expanding):</text:span></text:span></text:p>
              <text:list>
                <text:list-item>
                  <text:p text:style-name="P23"><text:span text:style-name="Strong_20_Emphasis"><text:span text:style-name="T1">Mortality:</text:span></text:span><text:span text:style-name="T1"> Begins a sustained decline. CDR drops to below 20 per 1,000. This is the driver of the transition.</text:span></text:p>
                </text:list-item>
                <text:list-item>
                  <text:p text:style-name="P23"><text:span text:style-name="Strong_20_Emphasis"><text:span text:style-name="T1">Causes of Mortality Decline:</text:span></text:span><text:span text:style-name="T1"> Improvements in public health (clean water, sanitation), agricultural productivity (better nutrition), and later, medical advances.</text:span></text:p>
                </text:list-item>
                <text:list-item>
                  <text:p text:style-name="P23"><text:span text:style-name="Strong_20_Emphasis"><text:span text:style-name="T1">Fertility:</text:span></text:span><text:span text:style-name="T1"> Remains high. Social norms favoring large families persist.</text:span></text:p>
                </text:list-item>
                <text:list-item>
                  <text:p text:style-name="P23"><text:span text:style-name="Strong_20_Emphasis"><text:span text:style-name="T1">Population Growth:</text:span></text:span><text:span text:style-name="T1"> Rapid acceleration; the "population explosion."</text:span></text:p>
                </text:list-item>
              </text:list>
            </text:list-item>
            <text:list-item>
              <text:p text:style-name="P23"><text:span text:style-name="Strong_20_Emphasis"><text:span text:style-name="T1">Stage 3: Late Industrial (Late Expanding):</text:span></text:span></text:p>
              <text:list>
                <text:list-item>
                  <text:p text:style-name="P23"><text:span text:style-name="Strong_20_Emphasis"><text:span text:style-name="T1">Fertility:</text:span></text:span><text:span text:style-name="T1"> Begins a sustained decline. CBR falls significantly.</text:span></text:p>
                </text:list-item>
                <text:list-item>
                  <text:p text:style-name="P23"><text:span text:style-name="Strong_20_Emphasis"><text:span text:style-name="T1">Causes of Fertility Decline:</text:span></text:span><text:span text:style-name="T1"> Urbanization (children are less of an economic asset), rising female education and labor force participation, falling infant mortality (less need for "replacement" births), and increased access to contraception.</text:span></text:p>
                </text:list-item>
                <text:list-item>
                  <text:p text:style-name="P23"><text:span text:style-name="Strong_20_Emphasis"><text:span text:style-name="T1">Mortality:</text:span></text:span><text:span text:style-name="T1"> Continues to decline but at a slower pace.</text:span></text:p>
                </text:list-item>
                <text:list-item>
                  <text:p text:style-name="P23"><text:span text:style-name="Strong_20_Emphasis"><text:span text:style-name="T1">Population Growth:</text:span></text:span><text:span text:style-name="T1"> The rate of growth slows down.</text:span></text:p>
                </text:list-item>
              </text:list>
            </text:list-item>
            <text:list-item>
              <text:p text:style-name="P23"><text:span text:style-name="Strong_20_Emphasis"><text:span text:style-name="T1">Stage 4: Post-Industrial (Low Stationary):</text:span></text:span></text:p>
              <text:list>
                <text:list-item>
                  <text:p text:style-name="P23"><text:span text:style-name="Strong_20_Emphasis"><text:span text:style-name="T1">Mortality:</text:span></text:span><text:span text:style-name="T1"> Low and stable.</text:span></text:p>
                </text:list-item>
                <text:list-item>
                  <text:p text:style-name="P23"><text:span text:style-name="Strong_20_Emphasis"><text:span text:style-name="T1">Fertility:</text:span></text:span><text:span text:style-name="T1"> Low and may fluctuate around the replacement level (TFR ≈ 2.1).</text:span></text:p>
                </text:list-item>
                <text:list-item>
                  <text:p text:style-name="P23"><text:span text:style-name="Strong_20_Emphasis"><text:span text:style-name="T1">Population Growth:</text:span></text:span><text:span text:style-name="T1"> Low, zero (ZPG), or slightly negative.</text:span></text:p>
                </text:list-item>
                <text:list-item>
                  <text:p text:style-name="P23"><text:span text:style-name="Strong_20_Emphasis"><text:span text:style-name="T1">Age Structure:</text:span></text:span><text:span text:style-name="T1"> Old, with a high proportion of elderly people.</text:span></text:p>
                </text:list-item>
              </text:list>
            </text:list-item>
          </text:list>
        </text:list-item>
        <text:list-item>
          <text:p text:style-name="P23"><text:span text:style-name="Strong_20_Emphasis"><text:span text:style-name="T1">A Proposed Fifth Stage: Declining Population:</text:span></text:span></text:p>
          <text:list>
            <text:list-item>
              <text:p text:style-name="P24">Characterized by fertility rates that remain persistently below the replacement level.</text:p>
            </text:list-item>
            <text:list-item>
              <text:p text:style-name="P24">Combined with an aging population, this leads to a situation where deaths outnumber births, causing a long-term decline in total population size (natural decrease).</text:p>
            </text:list-item>
            <text:list-item>
              <text:p text:style-name="P24">Observed in countries like Japan, Germany, Italy, and many Eastern European nations.</text:p>
            </text:list-item>
          </text:list>
        </text:list-item>
        <text:list-item>
          <text:p text:style-name="P23"><text:span text:style-name="Strong_20_Emphasis"><text:span text:style-name="T1">Critiques and Extensions of DTT:</text:span></text:span></text:p>
          <text:list>
            <text:list-item>
              <text:p text:style-name="P23"><text:span text:style-name="Strong_20_Emphasis"><text:span text:style-name="T1">Eurocentric Bias:</text:span></text:span><text:span text:style-name="T1"> The model's sequence and timing are based on the European experience. The transition in many developing countries has been much faster, often driven by imported medical technology and family planning programs rather than endogenous socio-economic development.</text:span></text:p>
            </text:list-item>
            <text:list-item>
              <text:p text:style-name="P23"><text:soft-page-break/><text:span text:style-name="Strong_20_Emphasis"><text:span text:style-name="T1">Lack of Predictive Power:</text:span></text:span><text:span text:style-name="T1"> It describes a pattern but doesn't offer a robust theory of causation. The specific thresholds of development (e.g., income, literacy) that trigger fertility decline vary widely.</text:span></text:p>
            </text:list-item>
            <text:list-item>
              <text:p text:style-name="P23"><text:span text:style-name="Strong_20_Emphasis"><text:span text:style-name="T1">The Princeton European Fertility Project (1963-1986):</text:span></text:span><text:span text:style-name="T1"> A major historical study that tested DTT. It found that while economic modernization was important, cultural factors like language, ethnicity, and secularization were also powerful independent predictors of the timing of fertility decline, suggesting ideational change is as important as structural change.</text:span></text:p>
            </text:list-item>
          </text:list>
        </text:list-item>
      </text:list>
      <text:p text:style-name="P12"/>
      <text:p text:style-name="P13"/>
      <text:p text:style-name="P3"><text:span text:style-name="Strong_20_Emphasis"><text:span text:style-name="T1">CHAPTER 1.3.3: FERTILITY TRANSITION FRAMEWORKS</text:span></text:span></text:p>
      <text:list text:style-name="L11">
        <text:list-item>
          <text:p text:style-name="P25"><text:span text:style-name="Strong_20_Emphasis"><text:span text:style-name="T1">Purpose:</text:span></text:span><text:span text:style-name="T1"> These frameworks move beyond the descriptive stages of Demographic Transition Theory (DTT) to propose specific causal mechanisms for fertility decline at the micro (individual/household) and macro (societal) levels.</text:span></text:p>
        </text:list-item>
        <text:list-item>
          <text:p text:style-name="P25"><text:span text:style-name="Strong_20_Emphasis"><text:span text:style-name="T1">Ansley Coale's "Three Preconditions for Fertility Decline":</text:span></text:span><text:span text:style-name="T1"> A foundational framework stating that fertility decline requires three simultaneous conditions to be met.</text:span></text:p>
          <text:list>
            <text:list-item>
              <text:p text:style-name="P25"><text:span text:style-name="Strong_20_Emphasis"><text:span text:style-name="T1">1. "Ready" (Calculus of Conscious Choice):</text:span></text:span><text:span text:style-name="T1"> Potential parents must consider fertility to be a domain of conscious choice and rational decision-making, rather than being determined by fate, chance, or divine will.</text:span></text:p>
              <text:list>
                <text:list-item>
                  <text:p text:style-name="P26">This involves a shift from a fatalistic to a modern, secular worldview.</text:p>
                </text:list-item>
              </text:list>
            </text:list-item>
            <text:list-item>
              <text:p text:style-name="P25"><text:span text:style-name="Strong_20_Emphasis"><text:span text:style-name="T1">2. "Willing" (Perceived Advantage):</text:span></text:span><text:span text:style-name="T1"> Reduced fertility must be seen as socially and economically advantageous to individuals or couples.</text:span></text:p>
              <text:list>
                <text:list-item>
                  <text:p text:style-name="P26">Factors creating this advantage include: lower infant/child mortality, rising costs of child-rearing (especially education), and new opportunities for women outside the home.</text:p>
                </text:list-item>
              </text:list>
            </text:list-item>
            <text:list-item>
              <text:p text:style-name="P25"><text:span text:style-name="Strong_20_Emphasis"><text:span text:style-name="T1">3. "Able" (Effective Techniques):</text:span></text:span><text:span text:style-name="T1"> Effective techniques for fertility control must be known and available.</text:span></text:p>
              <text:list>
                <text:list-item>
                  <text:p text:style-name="P26">This includes not just modern contraceptives but also traditional methods like withdrawal (coitus interruptus), abstinence, and induced abortion.</text:p>
                </text:list-item>
              </text:list>
            </text:list-item>
          </text:list>
        </text:list-item>
        <text:list-item>
          <text:p text:style-name="P25"><text:span text:style-name="Strong_20_Emphasis"><text:span text:style-name="T1">Richard Easterlin's "Synthesis Framework" (Economics of Fertility):</text:span></text:span><text:span text:style-name="T1"> Integrates economic and sociological concepts to explain fertility decisions at the household level.</text:span></text:p>
          <text:list>
            <text:list-item>
              <text:p text:style-name="P25"><text:span text:style-name="Strong_20_Emphasis"><text:span text:style-name="T1">Core Idea:</text:span></text:span><text:span text:style-name="T1"> The motivation to limit family size emerges when the potential supply of children exceeds the desired number.</text:span></text:p>
            </text:list-item>
            <text:list-item>
              <text:p text:style-name="P25"><text:span text:style-name="Strong_20_Emphasis"><text:span text:style-name="T1">Key Components:</text:span></text:span></text:p>
              <text:list>
                <text:list-item>
                  <text:p text:style-name="P25"><text:span text:style-name="Strong_20_Emphasis"><text:span text:style-name="T1">Demand for Children (Cd):</text:span></text:span><text:span text:style-name="T1"> The number of surviving children a couple would want if fertility regulation were costless. This is influenced by:</text:span></text:p>
                  <text:list>
                    <text:list-item>
                      <text:p text:style-name="P25"><text:soft-page-break/><text:span text:style-name="Strong_20_Emphasis"><text:span text:style-name="T1">Tastes:</text:span></text:span><text:span text:style-name="T1"> Social norms about family size, value placed on children.</text:span></text:p>
                    </text:list-item>
                    <text:list-item>
                      <text:p text:style-name="P25"><text:span text:style-name="Strong_20_Emphasis"><text:span text:style-name="T1">Income:</text:span></text:span><text:span text:style-name="T1"> Higher income may increase demand, but also increases the opportunity cost of children.</text:span></text:p>
                    </text:list-item>
                    <text:list-item>
                      <text:p text:style-name="P25"><text:span text:style-name="Strong_20_Emphasis"><text:span text:style-name="T1">Prices:</text:span></text:span><text:span text:style-name="T1"> The "price" of children (direct costs of food, clothing, education) versus the "price" of other goods.</text:span></text:p>
                    </text:list-item>
                  </text:list>
                </text:list-item>
                <text:list-item>
                  <text:p text:style-name="P25"><text:span text:style-name="Strong_20_Emphasis"><text:span text:style-name="T1">Potential Supply of Children (Cn):</text:span></text:span><text:span text:style-name="T1"> The number of surviving children a couple would have if they did not deliberately limit fertility. This is determined by:</text:span></text:p>
                  <text:list>
                    <text:list-item>
                      <text:p text:style-name="P25"><text:span text:style-name="Strong_20_Emphasis"><text:span text:style-name="T1">Natural Fertility:</text:span></text:span><text:span text:style-name="T1"> The biological fecundity of the couple, influenced by health, nutrition, and social customs like breastfeeding duration.</text:span></text:p>
                    </text:list-item>
                    <text:list-item>
                      <text:p text:style-name="P25"><text:span text:style-name="Strong_20_Emphasis"><text:span text:style-name="T1">Child Survival:</text:span></text:span><text:span text:style-name="T1"> The probability that a child born will survive to adulthood.</text:span></text:p>
                    </text:list-item>
                  </text:list>
                </text:list-item>
                <text:list-item>
                  <text:p text:style-name="P25"><text:span text:style-name="Strong_20_Emphasis"><text:span text:style-name="T1">Costs of Fertility Regulation:</text:span></text:span><text:span text:style-name="T1"> The subjective and objective burdens of preventing births. Includes:</text:span></text:p>
                  <text:list>
                    <text:list-item>
                      <text:p text:style-name="P25"><text:span text:style-name="Strong_20_Emphasis"><text:span text:style-name="T1">Psychic Costs:</text:span></text:span><text:span text:style-name="T1"> Feelings of guilt or unnaturalness.</text:span></text:p>
                    </text:list-item>
                    <text:list-item>
                      <text:p text:style-name="P25"><text:span text:style-name="Strong_20_Emphasis"><text:span text:style-name="T1">Social Costs:</text:span></text:span><text:span text:style-name="T1"> Disapproval from family or community.</text:span></text:p>
                    </text:list-item>
                    <text:list-item>
                      <text:p text:style-name="P25"><text:span text:style-name="Strong_20_Emphasis"><text:span text:style-name="T1">Monetary Costs:</text:span></text:span><text:span text:style-name="T1"> The price of contraceptive supplies or procedures.</text:span></text:p>
                    </text:list-item>
                  </text:list>
                </text:list-item>
              </text:list>
            </text:list-item>
            <text:list-item>
              <text:p text:style-name="P25"><text:span text:style-name="Strong_20_Emphasis"><text:span text:style-name="T1">Decision Rule:</text:span></text:span><text:span text:style-name="T1"> If Cn &gt; Cd, there is a "motivation to control" fertility. A couple will adopt fertility control if the costs of regulation are less than the costs of having an unwanted child.</text:span></text:p>
            </text:list-item>
          </text:list>
        </text:list-item>
        <text:list-item>
          <text:p text:style-name="P25"><text:span text:style-name="Strong_20_Emphasis"><text:span text:style-name="T1">John C. Caldwell's "Wealth Flows Theory":</text:span></text:span><text:span text:style-name="T1"> A socio-cultural theory focusing on intergenerational transfers.</text:span></text:p>
          <text:list>
            <text:list-item>
              <text:p text:style-name="P25"><text:span text:style-name="Strong_20_Emphasis"><text:span text:style-name="T1">Central Thesis:</text:span></text:span><text:span text:style-name="T1"> The direction of the net flow of wealth and services between generations determines fertility levels.</text:span></text:p>
            </text:list-item>
            <text:list-item>
              <text:p text:style-name="P25"><text:span text:style-name="Strong_20_Emphasis"><text:span text:style-name="T1">Pre-Transitional Societies:</text:span></text:span><text:span text:style-name="T1"> Wealth flows "upwards" from children to parents.</text:span></text:p>
              <text:list>
                <text:list-item>
                  <text:p text:style-name="P26">Children provide labor on farms, contribute to household income, and provide old-age security for parents.</text:p>
                </text:list-item>
                <text:list-item>
                  <text:p text:style-name="P26">In this regime, high fertility is economically rational.</text:p>
                </text:list-item>
              </text:list>
            </text:list-item>
            <text:list-item>
              <text:p text:style-name="P25"><text:span text:style-name="Strong_20_Emphasis"><text:span text:style-name="T1">Post-Transitional Societies:</text:span></text:span><text:span text:style-name="T1"> Wealth flows "downwards" from parents to children.</text:span></text:p>
              <text:list>
                <text:list-item>
                  <text:p text:style-name="P26">Parents invest heavily in children's education and well-being with little expectation of direct economic return.</text:p>
                </text:list-item>
                <text:list-item>
                  <text:p text:style-name="P26">Children become a significant economic cost.</text:p>
                </text:list-item>
                <text:list-item>
                  <text:p text:style-name="P26">In this regime, low fertility is economically rational.</text:p>
                </text:list-item>
              </text:list>
            </text:list-item>
            <text:list-item>
              <text:p text:style-name="P25"><text:soft-page-break/><text:span text:style-name="Strong_20_Emphasis"><text:span text:style-name="T1">The "Great Reversal":</text:span></text:span><text:span text:style-name="T1"> The key to the fertility transition is the reversal of this wealth flow. Caldwell argued it is caused by "Westernization," particularly mass education, which instills child-centered values and breaks down traditional family structures.</text:span></text:p>
            </text:list-item>
          </text:list>
        </text:list-item>
        <text:list-item>
          <text:p text:style-name="P25"><text:span text:style-name="Strong_20_Emphasis"><text:span text:style-name="T1">Ideational and Diffusion Theories:</text:span></text:span><text:span text:style-name="T1"> Emphasize the role of new ideas, values, and social learning.</text:span></text:p>
          <text:list>
            <text:list-item>
              <text:p text:style-name="P25"><text:span text:style-name="Strong_20_Emphasis"><text:span text:style-name="T1">Core Argument:</text:span></text:span><text:span text:style-name="T1"> Fertility decline is driven by the diffusion of new ideas and norms regarding family size and contraception, which can spread independently of structural economic changes.</text:span></text:p>
            </text:list-item>
            <text:list-item>
              <text:p text:style-name="P25"><text:span text:style-name="Strong_20_Emphasis"><text:span text:style-name="T1">Mechanisms of Diffusion:</text:span></text:span></text:p>
              <text:list>
                <text:list-item>
                  <text:p text:style-name="P25"><text:span text:style-name="Strong_20_Emphasis"><text:span text:style-name="T1">Social Interaction:</text:span></text:span><text:span text:style-name="T1"> People learn from and are influenced by their peers, neighbors, and social networks.</text:span></text:p>
                </text:list-item>
                <text:list-item>
                  <text:p text:style-name="P25"><text:span text:style-name="Strong_20_Emphasis"><text:span text:style-name="T1">Mass Media:</text:span></text:span><text:span text:style-name="T1"> The spread of information and modern lifestyles through radio, television, and the internet.</text:span></text:p>
                </text:list-item>
              </text:list>
            </text:list-item>
            <text:list-item>
              <text:p text:style-name="P25"><text:span text:style-name="Strong_20_Emphasis"><text:span text:style-name="T1">Evidence:</text:span></text:span><text:span text:style-name="T1"> The Princeton European Fertility Project found that the timing of fertility decline in Europe often followed linguistic and cultural boundaries rather than purely economic ones, supporting the idea of diffusion.</text:span></text:p>
            </text:list-item>
          </text:list>
        </text:list-item>
      </text:list>
      <text:p text:style-name="P3"><text:span text:style-name="Strong_20_Emphasis"><text:span text:style-name="T1">CHAPTER 1.3.4: MIGRATION THEORIES OVERVIEW</text:span></text:span></text:p>
      <text:list text:style-name="L12">
        <text:list-item>
          <text:p text:style-name="P27"><text:span text:style-name="Strong_20_Emphasis"><text:span text:style-name="T1">Complexity:</text:span></text:span><text:span text:style-name="T1"> No single theory can explain the multifaceted nature of migration. Theories are often grouped by their focus: the initiation of migration or the perpetuation of migration.</text:span></text:p>
        </text:list-item>
        <text:list-item>
          <text:p text:style-name="P27"><text:span text:style-name="Strong_20_Emphasis"><text:span text:style-name="T1">Theories on the INITIATION of Migration:</text:span></text:span></text:p>
          <text:list>
            <text:list-item>
              <text:p text:style-name="P27"><text:span text:style-name="Strong_20_Emphasis"><text:span text:style-name="T1">Neoclassical Economics (Macro-level):</text:span></text:span></text:p>
              <text:list>
                <text:list-item>
                  <text:p text:style-name="P27"><text:span text:style-name="Strong_20_Emphasis"><text:span text:style-name="T1">Cause:</text:span></text:span><text:span text:style-name="T1"> Geographic differences in labor supply and demand.</text:span></text:p>
                </text:list-item>
                <text:list-item>
                  <text:p text:style-name="P27"><text:span text:style-name="Strong_20_Emphasis"><text:span text:style-name="T1">Mechanism:</text:span></text:span><text:span text:style-name="T1"> Workers move from low-wage, labor-surplus countries to high-wage, labor-scarce countries.</text:span></text:p>
                </text:list-item>
                <text:list-item>
                  <text:p text:style-name="P27"><text:span text:style-name="Strong_20_Emphasis"><text:span text:style-name="T1">Prediction:</text:span></text:span><text:span text:style-name="T1"> Migration will cease when wage rates between countries converge.</text:span></text:p>
                </text:list-item>
                <text:list-item>
                  <text:p text:style-name="P27"><text:span text:style-name="Strong_20_Emphasis"><text:span text:style-name="T1">Assumptions:</text:span></text:span><text:span text:style-name="T1"> Rational actors, perfect information, homogenous labor.</text:span></text:p>
                </text:list-item>
              </text:list>
            </text:list-item>
            <text:list-item>
              <text:p text:style-name="P27"><text:span text:style-name="Strong_20_Emphasis"><text:span text:style-name="T1">Neoclassical Economics (Micro-level):</text:span></text:span></text:p>
              <text:list>
                <text:list-item>
                  <text:p text:style-name="P27"><text:span text:style-name="Strong_20_Emphasis"><text:span text:style-name="T1">Cause:</text:span></text:span><text:span text:style-name="T1"> An individual's rational cost-benefit analysis.</text:span></text:p>
                </text:list-item>
                <text:list-item>
                  <text:p text:style-name="P27"><text:span text:style-name="Strong_20_Emphasis"><text:span text:style-name="T1">Mechanism:</text:span></text:span><text:span text:style-name="T1"> Individuals migrate if the expected net return (higher lifetime earnings minus the costs of moving) is positive.</text:span></text:p>
                </text:list-item>
                <text:list-item>
                  <text:p text:style-name="P27"><text:span text:style-name="Strong_20_Emphasis"><text:span text:style-name="T1">Focus:</text:span></text:span><text:span text:style-name="T1"> Human capital (education, skills) plays a key role in determining who migrates, as it affects expected wages.</text:span></text:p>
                </text:list-item>
              </text:list>
            </text:list-item>
            <text:list-item>
              <text:p text:style-name="P27"><text:span text:style-name="Strong_20_Emphasis"><text:span text:style-name="T1">The New Economics of Labor Migration (NELM):</text:span></text:span></text:p>
              <text:list>
                <text:list-item>
                  <text:p text:style-name="P27"><text:span text:style-name="Strong_20_Emphasis"><text:span text:style-name="T1">Unit of Analysis:</text:span></text:span><text:span text:style-name="T1"> The household or family, not the individual.</text:span></text:p>
                </text:list-item>
                <text:list-item>
                  <text:p text:style-name="P27"><text:soft-page-break/><text:span text:style-name="Strong_20_Emphasis"><text:span text:style-name="T1">Cause:</text:span></text:span><text:span text:style-name="T1"> Risk diversification, not just wage maximization.</text:span></text:p>
                </text:list-item>
                <text:list-item>
                  <text:p text:style-name="P27"><text:span text:style-name="Strong_20_Emphasis"><text:span text:style-name="T1">Mechanism:</text:span></text:span><text:span text:style-name="T1"> Households send one or more members abroad to generate an alternative income stream (remittances) to insure against local economic shocks (e.g., crop failure, job loss).</text:span></text:p>
                </text:list-item>
                <text:list-item>
                  <text:p text:style-name="P27"><text:span text:style-name="Strong_20_Emphasis"><text:span text:style-name="T1">Prediction:</text:span></text:span><text:span text:style-name="T1"> Migration can occur even without wage differentials if there is a desire to mitigate risk.</text:span></text:p>
                </text:list-item>
              </text:list>
            </text:list-item>
            <text:list-item>
              <text:p text:style-name="P27"><text:span text:style-name="Strong_20_Emphasis"><text:span text:style-name="T1">Dual Labor Market Theory:</text:span></text:span></text:p>
              <text:list>
                <text:list-item>
                  <text:p text:style-name="P27"><text:span text:style-name="Strong_20_Emphasis"><text:span text:style-name="T1">Cause:</text:span></text:span><text:span text:style-name="T1"> The chronic and unavoidable demand for low-skilled labor in developed countries.</text:span></text:p>
                </text:list-item>
                <text:list-item>
                  <text:p text:style-name="P27"><text:span text:style-name="Strong_20_Emphasis"><text:span text:style-name="T1">Mechanism:</text:span></text:span><text:span text:style-name="T1"> Capitalist economies are divided into a "primary" labor market (secure, high-paying jobs for native workers) and a "secondary" labor market (unstable, low-paying jobs that natives shun). Employers recruit foreign workers to fill these secondary sector jobs.</text:span></text:p>
                </text:list-item>
                <text:list-item>
                  <text:p text:style-name="P27"><text:span text:style-name="Strong_20_Emphasis"><text:span text:style-name="T1">Argument:</text:span></text:span><text:span text:style-name="T1"> Migration is demand-driven by the structural needs of receiving countries, not supply-driven by the sending countries.</text:span></text:p>
                </text:list-item>
              </text:list>
            </text:list-item>
            <text:list-item>
              <text:p text:style-name="P27"><text:span text:style-name="Strong_20_Emphasis"><text:span text:style-name="T1">World Systems Theory:</text:span></text:span></text:p>
              <text:list>
                <text:list-item>
                  <text:p text:style-name="P27"><text:span text:style-name="Strong_20_Emphasis"><text:span text:style-name="T1">Cause:</text:span></text:span><text:span text:style-name="T1"> The historical expansion of global capitalism from "core" (developed) to "peripheral" (developing) nations.</text:span></text:p>
                </text:list-item>
                <text:list-item>
                  <text:p text:style-name="P27"><text:span text:style-name="Strong_20_Emphasis"><text:span text:style-name="T1">Mechanism:</text:span></text:span><text:span text:style-name="T1"> The penetration of capitalist investment and institutions into peripheral nations disrupts traditional economies and social systems, dislocating people from their land and livelihoods and creating a mobile population prone to migration.</text:span></text:p>
                </text:list-item>
                <text:list-item>
                  <text:p text:style-name="P27"><text:span text:style-name="Strong_20_Emphasis"><text:span text:style-name="T1">Flows:</text:span></text:span><text:span text:style-name="T1"> Migration flows often follow historical colonial links, creating post-colonial migration patterns.</text:span></text:p>
                </text:list-item>
              </text:list>
            </text:list-item>
          </text:list>
        </text:list-item>
        <text:list-item>
          <text:p text:style-name="P27"><text:span text:style-name="Strong_20_Emphasis"><text:span text:style-name="T1">Theories on the PERPETUATION of Migration:</text:span></text:span></text:p>
          <text:list>
            <text:list-item>
              <text:p text:style-name="P27"><text:span text:style-name="Strong_20_Emphasis"><text:span text:style-name="T1">Network Theory (Social Capital Theory):</text:span></text:span></text:p>
              <text:list>
                <text:list-item>
                  <text:p text:style-name="P27"><text:span text:style-name="Strong_20_Emphasis"><text:span text:style-name="T1">Core Idea:</text:span></text:span><text:span text:style-name="T1"> Migrant networks are sets of interpersonal ties connecting migrants, former migrants, and non-migrants in origin and destination areas.</text:span></text:p>
                </text:list-item>
                <text:list-item>
                  <text:p text:style-name="P27"><text:span text:style-name="Strong_20_Emphasis"><text:span text:style-name="T1">Mechanism:</text:span></text:span><text:span text:style-name="T1"> These networks act as a form of social capital, lowering the costs and risks of migration for new migrants by providing information, financial assistance, and help with housing and jobs.</text:span></text:p>
                </text:list-item>
                <text:list-item>
                  <text:p text:style-name="P27"><text:span text:style-name="Strong_20_Emphasis"><text:span text:style-name="T1">Effect:</text:span></text:span><text:span text:style-name="T1"> As networks expand, they make migration self-perpetuating, regardless of the original causes.</text:span></text:p>
                </text:list-item>
              </text:list>
            </text:list-item>
            <text:list-item>
              <text:p text:style-name="P27"><text:span text:style-name="Strong_20_Emphasis"><text:span text:style-name="T1">Institutional Theory:</text:span></text:span></text:p>
              <text:list>
                <text:list-item>
                  <text:p text:style-name="P27"><text:span text:style-name="Strong_20_Emphasis"><text:span text:style-name="T1">Core Idea:</text:span></text:span><text:span text:style-name="T1"> Once migration begins, a "migration industry" emerges.</text:span></text:p>
                </text:list-item>
                <text:list-item>
                  <text:p text:style-name="P27"><text:soft-page-break/><text:span text:style-name="Strong_20_Emphasis"><text:span text:style-name="T1">Institutions:</text:span></text:span><text:span text:style-name="T1"> This includes private, for-profit entities (e.g., recruitment agencies, lawyers, smugglers) and non-profit, humanitarian organizations (e.g., NGOs providing aid).</text:span></text:p>
                </text:list-item>
                <text:list-item>
                  <text:p text:style-name="P27"><text:span text:style-name="Strong_20_Emphasis"><text:span text:style-name="T1">Effect:</text:span></text:span><text:span text:style-name="T1"> These institutions create a stable infrastructure that facilitates and encourages continued migration.</text:span></text:p>
                </text:list-item>
              </text:list>
            </text:list-item>
            <text:list-item>
              <text:p text:style-name="P27"><text:span text:style-name="Strong_20_Emphasis"><text:span text:style-name="T1">Cumulative Causation:</text:span></text:span></text:p>
              <text:list>
                <text:list-item>
                  <text:p text:style-name="P27"><text:span text:style-name="Strong_20_Emphasis"><text:span text:style-name="T1">Core Idea:</text:span></text:span><text:span text:style-name="T1"> Each act of migration alters the social and economic context in both sending and receiving regions, making further migration more likely.</text:span></text:p>
                </text:list-item>
                <text:list-item>
                  <text:p text:style-name="P27"><text:span text:style-name="Strong_20_Emphasis"><text:span text:style-name="T1">Feedback Loops in Sending Countries:</text:span></text:span></text:p>
                  <text:list>
                    <text:list-item>
                      <text:p text:style-name="P27"><text:span text:style-name="Strong_20_Emphasis"><text:span text:style-name="T1">Remittances:</text:span></text:span><text:span text:style-name="T1"> Can increase local inequality, making non-migrants feel relatively deprived and encouraging them to migrate.</text:span></text:p>
                    </text:list-item>
                    <text:list-item>
                      <text:p text:style-name="P27"><text:span text:style-name="Strong_20_Emphasis"><text:span text:style-name="T1">"Brain Drain":</text:span></text:span><text:span text:style-name="T1"> The out-migration of skilled individuals can degrade human capital in the origin community.</text:span></text:p>
                    </text:list-item>
                    <text:list-item>
                      <text:p text:style-name="P27"><text:span text:style-name="Strong_20_Emphasis"><text:span text:style-name="T1">Culture of Migration:</text:span></text:span><text:span text:style-name="T1"> Migration can become a normative part of the life course and a marker of social status.</text:span></text:p>
                    </text:list-item>
                  </text:list>
                </text:list-item>
              </text:list>
            </text:list-item>
          </text:list>
        </text:list-item>
      </text:list>
      <text:p text:style-name="P3"><text:span text:style-name="Strong_20_Emphasis"><text:span text:style-name="T1">PART I: FOUNDATION</text:span></text:span><text:span text:style-name="T1"><text:line-break/></text:span><text:span text:style-name="Strong_20_Emphasis"><text:span text:style-name="T1">CHAPTER 1.4: BASIC STATISTICAL TECHNIQUES</text:span></text:span></text:p>
      <text:list text:style-name="L13">
        <text:list-item>
          <text:p text:style-name="P28"><text:span text:style-name="Strong_20_Emphasis"><text:span text:style-name="T1">Role:</text:span></text:span><text:span text:style-name="T1"> Statistics provide the fundamental tools for describing population characteristics, measuring demographic processes, and testing theoretical hypotheses.</text:span></text:p>
        </text:list-item>
      </text:list>
      <text:p text:style-name="P3"><text:span text:style-name="Strong_20_Emphasis"><text:span text:style-name="T1">CHAPTER 1.4.1: DESCRIPTIVE STATISTICS FOR DEMOGRAPHY</text:span></text:span></text:p>
      <text:list text:style-name="L14">
        <text:list-item>
          <text:p text:style-name="P29"><text:span text:style-name="Strong_20_Emphasis"><text:span text:style-name="T1">Definition:</text:span></text:span><text:span text:style-name="T1"> Methods for summarizing and organizing data to present a clear and concise picture of its main features.</text:span></text:p>
        </text:list-item>
        <text:list-item>
          <text:p text:style-name="P29"><text:span text:style-name="Strong_20_Emphasis"><text:span text:style-name="T1">Measures of Central Tendency (Location):</text:span></text:span><text:span text:style-name="T1"> Describe the "typical" value in a dataset.</text:span></text:p>
          <text:list>
            <text:list-item>
              <text:p text:style-name="P29"><text:span text:style-name="Strong_20_Emphasis"><text:span text:style-name="T1">Mean:</text:span></text:span><text:span text:style-name="T1"> The arithmetic average. Calculated by summing all values and dividing by the count of values. Highly sensitive to extreme values (outliers).</text:span></text:p>
            </text:list-item>
            <text:list-item>
              <text:p text:style-name="P29"><text:span text:style-name="Strong_20_Emphasis"><text:span text:style-name="T1">Median:</text:span></text:span><text:span text:style-name="T1"> The middle value of a dataset when it is ordered from smallest to largest. If there is an even number of values, it is the average of the two middle values. It is robust to outliers.</text:span></text:p>
            </text:list-item>
            <text:list-item>
              <text:p text:style-name="P29"><text:span text:style-name="Strong_20_Emphasis"><text:span text:style-name="T1">Mode:</text:span></text:span><text:span text:style-name="T1"> The most frequently occurring value in a dataset. A dataset can have one mode (unimodal), two modes (bimodal), or more (multimodal).</text:span></text:p>
            </text:list-item>
          </text:list>
        </text:list-item>
        <text:list-item>
          <text:p text:style-name="P29"><text:span text:style-name="Strong_20_Emphasis"><text:span text:style-name="T1">Measures of Dispersion (Variability):</text:span></text:span><text:span text:style-name="T1"> Describe the spread or heterogeneity of the data.</text:span></text:p>
          <text:list>
            <text:list-item>
              <text:p text:style-name="P29"><text:span text:style-name="Strong_20_Emphasis"><text:span text:style-name="T1">Range:</text:span></text:span><text:span text:style-name="T1"> The difference between the maximum and minimum values. Simple but highly influenced by outliers.</text:span></text:p>
            </text:list-item>
            <text:list-item>
              <text:p text:style-name="P29"><text:span text:style-name="Strong_20_Emphasis"><text:span text:style-name="T1">Variance:</text:span></text:span><text:span text:style-name="T1"> The average of the squared differences of each value from the mean. Measures the overall spread.</text:span></text:p>
            </text:list-item>
            <text:list-item>
              <text:p text:style-name="P29"><text:soft-page-break/><text:span text:style-name="Strong_20_Emphasis"><text:span text:style-name="T1">Standard Deviation:</text:span></text:span><text:span text:style-name="T1"> The square root of the variance. It is expressed in the same units as the original data, making it more interpretable than variance.</text:span></text:p>
            </text:list-item>
            <text:list-item>
              <text:p text:style-name="P29"><text:span text:style-name="Strong_20_Emphasis"><text:span text:style-name="T1">Interquartile Range (IQR):</text:span></text:span><text:span text:style-name="T1"> The difference between the 75th percentile (Q3) and the 25th percentile (Q1). It represents the spread of the middle 50% of the data and is robust to outliers.</text:span></text:p>
            </text:list-item>
          </text:list>
        </text:list-item>
        <text:list-item>
          <text:p text:style-name="P29"><text:span text:style-name="Strong_20_Emphasis"><text:span text:style-name="T1">Graphical and Tabular Presentation:</text:span></text:span></text:p>
          <text:list>
            <text:list-item>
              <text:p text:style-name="P29"><text:span text:style-name="Strong_20_Emphasis"><text:span text:style-name="T1">Frequency Distribution:</text:span></text:span><text:span text:style-name="T1"> A table that displays the number of observations (frequency) for each category or interval of a variable.</text:span></text:p>
            </text:list-item>
            <text:list-item>
              <text:p text:style-name="P29"><text:span text:style-name="Strong_20_Emphasis"><text:span text:style-name="T1">Histogram:</text:span></text:span><text:span text:style-name="T1"> A bar graph of a frequency distribution for continuous data. The bars touch, representing continuous intervals. The shape of the histogram reveals the distribution's modality, symmetry, and skewness.</text:span></text:p>
            </text:list-item>
            <text:list-item>
              <text:p text:style-name="P29"><text:span text:style-name="Strong_20_Emphasis"><text:span text:style-name="T1">Bar Chart:</text:span></text:span><text:span text:style-name="T1"> Similar to a histogram but used for discrete or categorical data. The bars do not touch.</text:span></text:p>
            </text:list-item>
            <text:list-item>
              <text:p text:style-name="P29"><text:span text:style-name="Strong_20_Emphasis"><text:span text:style-name="T1">Population Pyramid:</text:span></text:span><text:span text:style-name="T1"> A specialized back-to-back bar chart showing the age-sex distribution of a population.</text:span></text:p>
            </text:list-item>
            <text:list-item>
              <text:p text:style-name="P29"><text:span text:style-name="Strong_20_Emphasis"><text:span text:style-name="T1">Line Graph:</text:span></text:span><text:span text:style-name="T1"> Used to show trends over time (time series data), such as the Crude Birth Rate from 1950 to 2020.</text:span></text:p>
            </text:list-item>
            <text:list-item>
              <text:p text:style-name="P29"><text:span text:style-name="Strong_20_Emphasis"><text:span text:style-name="T1">Scatter Plot:</text:span></text:span><text:span text:style-name="T1"> A graph of plotted points that show the relationship between two numeric variables. It helps visualize correlation.</text:span></text:p>
            </text:list-item>
          </text:list>
        </text:list-item>
      </text:list>
      <text:p text:style-name="P3"><text:span text:style-name="Strong_20_Emphasis"><text:span text:style-name="T1">CHAPTER 1.4.2: PROBABILITY DISTRIBUTIONS IN POPULATION STUDIES</text:span></text:span></text:p>
      <text:list text:style-name="L15">
        <text:list-item>
          <text:p text:style-name="P30"><text:span text:style-name="Strong_20_Emphasis"><text:span text:style-name="T1">Definition:</text:span></text:span><text:span text:style-name="T1"> A mathematical function that describes the likelihood of obtaining the possible values that a random variable can take.</text:span></text:p>
        </text:list-item>
        <text:list-item>
          <text:p text:style-name="P30"><text:span text:style-name="Strong_20_Emphasis"><text:span text:style-name="T1">Discrete Probability Distributions (for count data):</text:span></text:span></text:p>
          <text:list>
            <text:list-item>
              <text:p text:style-name="P30"><text:span text:style-name="Strong_20_Emphasis"><text:span text:style-name="T1">Binomial Distribution:</text:span></text:span><text:span text:style-name="T1"> Models the number of "successes" in a fixed number (n) of independent trials, where each trial has the same probability of success (p).</text:span></text:p>
              <text:list>
                <text:list-item>
                  <text:p text:style-name="P30"><text:span text:style-name="Strong_20_Emphasis"><text:span text:style-name="T1">Example:</text:span></text:span><text:span text:style-name="T1"> In a family of 5 children, what is the probability that exactly 3 are girls, assuming p=0.51 for a female birth?</text:span></text:p>
                </text:list-item>
              </text:list>
            </text:list-item>
            <text:list-item>
              <text:p text:style-name="P30"><text:span text:style-name="Strong_20_Emphasis"><text:span text:style-name="T1">Poisson Distribution:</text:span></text:span><text:span text:style-name="T1"> Models the number of events occurring in a fixed interval of time or space, given a constant average rate (λ) of occurrence.</text:span></text:p>
              <text:list>
                <text:list-item>
                  <text:p text:style-name="P30"><text:span text:style-name="Strong_20_Emphasis"><text:span text:style-name="T1">Example:</text:span></text:span><text:span text:style-name="T1"> If a small village averages 2 deaths per year, what is the probability of having 4 deaths next year? It is fundamental to the statistical modeling of demographic rates.</text:span></text:p>
                </text:list-item>
              </text:list>
            </text:list-item>
          </text:list>
        </text:list-item>
        <text:list-item>
          <text:p text:style-name="P30"><text:span text:style-name="Strong_20_Emphasis"><text:span text:style-name="T1">Continuous Probability Distributions (for measured data):</text:span></text:span></text:p>
          <text:list>
            <text:list-item>
              <text:p text:style-name="P30"><text:span text:style-name="Strong_20_Emphasis"><text:span text:style-name="T1">Normal Distribution (Gaussian Distribution):</text:span></text:span><text:span text:style-name="T1"> The classic symmetric "bell curve" defined by its mean (μ) and standard deviation (σ).</text:span></text:p>
              <text:list>
                <text:list-item>
                  <text:p text:style-name="P30"><text:soft-page-break/><text:span text:style-name="Strong_20_Emphasis"><text:span text:style-name="T1">Importance:</text:span></text:span><text:span text:style-name="T1"> Many statistical tests (like the t-test) assume the data are normally distributed. The Central Limit Theorem states that the distribution of sample means will tend to be normal, even if the source population is not.</text:span></text:p>
                </text:list-item>
              </text:list>
            </text:list-item>
            <text:list-item>
              <text:p text:style-name="P30"><text:span text:style-name="Strong_20_Emphasis"><text:span text:style-name="T1">Exponential Distribution:</text:span></text:span><text:span text:style-name="T1"> Models the time until an event occurs in a process where events occur at a constant average rate. It is a key distribution in survival analysis for modeling constant hazards.</text:span></text:p>
              <text:list>
                <text:list-item>
                  <text:p text:style-name="P30"><text:span text:style-name="Strong_20_Emphasis"><text:span text:style-name="T1">Example:</text:span></text:span><text:span text:style-name="T1"> Modeling the time until a person migrates, assuming the probability of migrating per unit of time is constant.</text:span></text:p>
                </text:list-item>
              </text:list>
            </text:list-item>
            <text:list-item>
              <text:p text:style-name="P30"><text:span text:style-name="Strong_20_Emphasis"><text:span text:style-name="T1">Lognormal Distribution:</text:span></text:span><text:span text:style-name="T1"> A variable is lognormally distributed if its logarithm is normally distributed. Used for variables that are positively skewed (have a long right tail), such as income.</text:span></text:p>
            </text:list-item>
          </text:list>
        </text:list-item>
      </text:list>
      <text:p text:style-name="P3"><text:span text:style-name="Strong_20_Emphasis"><text:span text:style-name="T1">CHAPTER 1.4.3: INTRODUCTORY STATISTICAL COMPUTING</text:span></text:span></text:p>
      <text:list text:style-name="L16">
        <text:list-item>
          <text:p text:style-name="P31"><text:span text:style-name="Strong_20_Emphasis"><text:span text:style-name="T1">Role:</text:span></text:span><text:span text:style-name="T1"> Modern demography is computationally intensive, relying on software to manage, analyze, and visualize data.</text:span></text:p>
        </text:list-item>
        <text:list-item>
          <text:p text:style-name="P31"><text:span text:style-name="Strong_20_Emphasis"><text:span text:style-name="T1">Types of Software:</text:span></text:span></text:p>
          <text:list>
            <text:list-item>
              <text:p text:style-name="P31"><text:span text:style-name="Strong_20_Emphasis"><text:span text:style-name="T1">Spreadsheets (e.g., Microsoft Excel):</text:span></text:span><text:span text:style-name="T1"> Useful for small-scale data entry, simple calculations, and basic charting. Prone to errors and not suitable for complex analysis or reproducible research.</text:span></text:p>
            </text:list-item>
            <text:list-item>
              <text:p text:style-name="P31"><text:span text:style-name="Strong_20_Emphasis"><text:span text:style-name="T1">Statistical Packages (GUI-based and Command-line):</text:span></text:span></text:p>
              <text:list>
                <text:list-item>
                  <text:p text:style-name="P31"><text:span text:style-name="Strong_20_Emphasis"><text:span text:style-name="T1">SPSS (Statistical Package for the Social Sciences):</text:span></text:span><text:span text:style-name="T1"> Popular in social sciences for its user-friendly graphical user interface (GUI). It also has a syntax language for scripting.</text:span></text:p>
                </text:list-item>
                <text:list-item>
                  <text:p text:style-name="P31"><text:span text:style-name="Strong_20_Emphasis"><text:span text:style-name="T1">Stata:</text:span></text:span><text:span text:style-name="T1"> Widely used by demographers and economists. Primarily command-line driven, which promotes reproducible research. It has excellent capabilities for survey data analysis, panel data models, and demographic methods.</text:span></text:p>
                </text:list-item>
              </text:list>
            </text:list-item>
            <text:list-item>
              <text:p text:style-name="P31"><text:span text:style-name="Strong_20_Emphasis"><text:span text:style-name="T1">Programming Languages:</text:span></text:span></text:p>
              <text:list>
                <text:list-item>
                  <text:p text:style-name="P31"><text:span text:style-name="Strong_20_Emphasis"><text:span text:style-name="T1">R:</text:span></text:span><text:span text:style-name="T1"> A free, open-source programming language and software environment specifically designed for statistical computing and graphics. It has a vast ecosystem of packages contributed by users, including many for specialized demographic analysis (demography, DHS.rates). It is the dominant language in academic statistics.</text:span></text:p>
                </text:list-item>
                <text:list-item>
                  <text:p text:style-name="P31"><text:span text:style-name="Strong_20_Emphasis"><text:span text:style-name="T1">Python:</text:span></text:span><text:span text:style-name="T1"> A versatile, general-purpose programming language that has become a major force in data science. Libraries like Pandas (data manipulation), NumPy (numerical computation), and Matplotlib (plotting) provide a powerful toolkit for demographic analysis.</text:span></text:p>
                </text:list-item>
              </text:list>
            </text:list-item>
          </text:list>
        </text:list-item>
        <text:list-item>
          <text:p text:style-name="P31"><text:span text:style-name="Strong_20_Emphasis"><text:span text:style-name="T1">Core Principles of Reproducible Research:</text:span></text:span></text:p>
          <text:list>
            <text:list-item>
              <text:p text:style-name="P31"><text:soft-page-break/><text:span text:style-name="Strong_20_Emphasis"><text:span text:style-name="T1">Scripting:</text:span></text:span><text:span text:style-name="T1"> All steps of data cleaning, management, and analysis should be written as code in a script or program file. This ensures the entire process is transparent and can be re-run exactly.</text:span></text:p>
            </text:list-item>
            <text:list-item>
              <text:p text:style-name="P31"><text:span text:style-name="Strong_20_Emphasis"><text:span text:style-name="T1">Commenting:</text:span></text:span><text:span text:style-name="T1"> Code should be heavily annotated with comments explaining what each part does.</text:span></text:p>
            </text:list-item>
            <text:list-item>
              <text:p text:style-name="P31"><text:span text:style-name="Strong_20_Emphasis"><text:span text:style-name="T1">Data Management:</text:span></text:span><text:span text:style-name="T1"> Keep raw data separate and untouched. All cleaning and transformation should be done programmatically in a script.</text:span></text:p>
            </text:list-item>
            <text:list-item>
              <text:p text:style-name="P31"><text:span text:style-name="Strong_20_Emphasis"><text:span text:style-name="T1">Version Control (e.g., Git):</text:span></text:span><text:span text:style-name="T1"> Software used to track changes to files over time, allowing one to revert to previous versions and facilitating collaboration.</text:span></text:p>
            </text:list-item>
          </text:list>
        </text:list-item>
      </text:list>
      <text:p text:style-name="P12"/>
      <text:p text:style-name="P13"/>
      <text:p text:style-name="P3"><text:span text:style-name="Strong_20_Emphasis"><text:span text:style-name="T1">PART II: CORE SURVEYS</text:span></text:span></text:p>
      <text:p text:style-name="P3"><text:span text:style-name="Strong_20_Emphasis"><text:span text:style-name="T1">CHAPTER 2.1: FERTILITY ANALYSIS</text:span></text:span></text:p>
      <text:list text:style-name="L17">
        <text:list-item>
          <text:p text:style-name="P32"><text:span text:style-name="Strong_20_Emphasis"><text:span text:style-name="T1">Fertility:</text:span></text:span><text:span text:style-name="T1"> The actual reproductive performance (number of live births) of an individual, a couple, a group, or a population.</text:span></text:p>
        </text:list-item>
        <text:list-item>
          <text:p text:style-name="P32"><text:span text:style-name="Strong_20_Emphasis"><text:span text:style-name="T1">Fecundity:</text:span></text:span><text:span text:style-name="T1"> The physiological capability to produce a live birth. Fertility is the realization of fecundity.</text:span></text:p>
        </text:list-item>
        <text:list-item>
          <text:p text:style-name="P32"><text:span text:style-name="Strong_20_Emphasis"><text:span text:style-name="T1">Fecundability:</text:span></text:span><text:span text:style-name="T1"> The monthly probability of conception for a woman who is not pregnant and not practicing contraception.</text:span></text:p>
        </text:list-item>
        <text:list-item>
          <text:p text:style-name="P32"><text:span text:style-name="Strong_20_Emphasis"><text:span text:style-name="T1">Infertility:</text:span></text:span><text:span text:style-name="T1"> The inability to produce a live birth.</text:span></text:p>
          <text:list>
            <text:list-item>
              <text:p text:style-name="P32"><text:span text:style-name="Strong_20_Emphasis"><text:span text:style-name="T1">Primary Infertility:</text:span></text:span><text:span text:style-name="T1"> A woman has never conceived despite cohabitation, and exposure to the risk of pregnancy for a period of two years.</text:span></text:p>
            </text:list-item>
            <text:list-item>
              <text:p text:style-name="P32"><text:span text:style-name="Strong_20_Emphasis"><text:span text:style-name="T1">Secondary Infertility:</text:span></text:span><text:span text:style-name="T1"> A woman is unable to conceive after a previous pregnancy.</text:span></text:p>
            </text:list-item>
          </text:list>
        </text:list-item>
        <text:list-item>
          <text:p text:style-name="P32"><text:span text:style-name="Strong_20_Emphasis"><text:span text:style-name="T1">Reproductive Period:</text:span></text:span><text:span text:style-name="T1"> For women, typically considered to be from ages 15 to 49.</text:span></text:p>
        </text:list-item>
      </text:list>
      <text:p text:style-name="P3"><text:span text:style-name="Strong_20_Emphasis"><text:span text:style-name="T1">CHAPTER 2.1.1: MEASURES OF FERTILITY AND REPRODUCTION</text:span></text:span></text:p>
      <text:list text:style-name="L18">
        <text:list-item>
          <text:p text:style-name="P33"><text:span text:style-name="Strong_20_Emphasis"><text:span text:style-name="T1">Period Measures:</text:span></text:span><text:span text:style-name="T1"> Based on data from a specific point or short period of time (usually one year). They describe the fertility level for a "synthetic cohort".</text:span></text:p>
          <text:list>
            <text:list-item>
              <text:p text:style-name="P33"><text:span text:style-name="Strong_20_Emphasis"><text:span text:style-name="T1">Crude Birth Rate (CBR):</text:span></text:span></text:p>
              <text:list>
                <text:list-item>
                  <text:p text:style-name="P34">Formula: (Number of live births in a year / Total mid-year population) * 1,000.</text:p>
                </text:list-item>
                <text:list-item>
                  <text:p text:style-name="P34">The simplest and most common measure of fertility.</text:p>
                </text:list-item>
                <text:list-item>
                  <text:p text:style-name="P34">Limitation: It is "crude" because the denominator includes males, children, and elderly people who are not at risk of giving birth. It is heavily affected by the age-sex structure of the population.</text:p>
                </text:list-item>
              </text:list>
            </text:list-item>
            <text:list-item>
              <text:p text:style-name="P33"><text:soft-page-break/><text:span text:style-name="Strong_20_Emphasis"><text:span text:style-name="T1">General Fertility Rate (GFR):</text:span></text:span></text:p>
              <text:list>
                <text:list-item>
                  <text:p text:style-name="P34">Formula: (Number of live births in a year / Mid-year population of women in the reproductive ages [15-49]) * 1,000.</text:p>
                </text:list-item>
                <text:list-item>
                  <text:p text:style-name="P34">An improvement over the CBR because it restricts the denominator to the population actually at risk of childbearing.</text:p>
                </text:list-item>
              </text:list>
            </text:list-item>
            <text:list-item>
              <text:p text:style-name="P33"><text:span text:style-name="Strong_20_Emphasis"><text:span text:style-name="T1">Age-Specific Fertility Rate (ASFR):</text:span></text:span></text:p>
              <text:list>
                <text:list-item>
                  <text:p text:style-name="P34">Formula: (Number of births to women of age x in a year / Mid-year population of women of age x) * 1,000.</text:p>
                </text:list-item>
                <text:list-item>
                  <text:p text:style-name="P34">Typically calculated for 5-year age groups (15-19, 20-24, ..., 45-49).</text:p>
                </text:list-item>
                <text:list-item>
                  <text:p text:style-name="P34">The most precise measure of the fertility of women at each age.</text:p>
                </text:list-item>
                <text:list-item>
                  <text:p text:style-name="P34">Plotting ASFRs reveals the age pattern of fertility, which often peaks in the 20s.</text:p>
                </text:list-item>
              </text:list>
            </text:list-item>
            <text:list-item>
              <text:p text:style-name="P33"><text:span text:style-name="Strong_20_Emphasis"><text:span text:style-name="T1">Total Fertility Rate (TFR):</text:span></text:span></text:p>
              <text:list>
                <text:list-item>
                  <text:p text:style-name="P34">Definition: The average number of children that would be born to a woman by the time she ended childbearing if she were to pass through all her childbearing years conforming to the age-specific fertility rates of a given year.</text:p>
                </text:list-item>
                <text:list-item>
                  <text:p text:style-name="P34">Calculation: The sum of the single-year ASFRs (or 5 times the sum of 5-year ASFRs) divided by 1,000.</text:p>
                </text:list-item>
                <text:list-item>
                  <text:p text:style-name="P34">The single most important summary measure of period fertility. It is independent of the population's age structure.</text:p>
                </text:list-item>
              </text:list>
            </text:list-item>
            <text:list-item>
              <text:p text:style-name="P33"><text:span text:style-name="Strong_20_Emphasis"><text:span text:style-name="T1">Child-Woman Ratio (CWR):</text:span></text:span></text:p>
              <text:list>
                <text:list-item>
                  <text:p text:style-name="P34">Formula: (Number of children aged 0-4 / Number of women aged 15-49) * 1,000.</text:p>
                </text:list-item>
                <text:list-item>
                  <text:p text:style-name="P34">An indirect measure of fertility, useful when vital statistics are unavailable but census data exist.</text:p>
                </text:list-item>
                <text:list-item>
                  <text:p text:style-name="P34">Limitation: Affected by both child and adult mortality.</text:p>
                </text:list-item>
              </text:list>
            </text:list-item>
          </text:list>
        </text:list-item>
        <text:list-item>
          <text:p text:style-name="P33"><text:span text:style-name="Strong_20_Emphasis"><text:span text:style-name="T1">Reproduction Measures:</text:span></text:span><text:span text:style-name="T1"> Measures of the extent to which a cohort of women is replacing itself with daughters.</text:span></text:p>
          <text:list>
            <text:list-item>
              <text:p text:style-name="P33"><text:span text:style-name="Strong_20_Emphasis"><text:span text:style-name="T1">Gross Reproduction Rate (GRR):</text:span></text:span></text:p>
              <text:list>
                <text:list-item>
                  <text:p text:style-name="P34">Definition: The average number of daughters that would be born to a woman if she passed through her lifetime conforming to the age-specific fertility rates of a given year.</text:p>
                </text:list-item>
                <text:list-item>
                  <text:p text:style-name="P34">Calculation: Similar to the TFR, but only counts female births in the numerator. Can be approximated by TFR * (Proportion of births that are female, typically ~0.488).</text:p>
                </text:list-item>
                <text:list-item>
                  <text:p text:style-name="P34">Interpretation: Measures the potential for replacement, but ignores mortality.</text:p>
                </text:list-item>
              </text:list>
            </text:list-item>
            <text:list-item>
              <text:p text:style-name="P33"><text:soft-page-break/><text:span text:style-name="Strong_20_Emphasis"><text:span text:style-name="T1">Net Reproduction Rate (NRR):</text:span></text:span></text:p>
              <text:list>
                <text:list-item>
                  <text:p text:style-name="P34">Definition: The average number of daughters that a newborn girl will bear during her lifetime, assuming fixed age-specific fertility and mortality rates.</text:p>
                </text:list-item>
                <text:list-item>
                  <text:p text:style-name="P34">Calculation: Calculated by multiplying the age-specific fertility rates for daughters by the probability of surviving to that age (from a life table).</text:p>
                </text:list-item>
                <text:list-item>
                  <text:p text:style-name="P34">Interpretation: The ultimate measure of intergenerational replacement.</text:p>
                  <text:list>
                    <text:list-item>
                      <text:p text:style-name="P34">NRR = 1.0: The population is exactly replacing itself.</text:p>
                    </text:list-item>
                    <text:list-item>
                      <text:p text:style-name="P34">NRR &gt; 1.0: The population is growing.</text:p>
                    </text:list-item>
                    <text:list-item>
                      <text:p text:style-name="P34">NRR &lt; 1.0: The population is declining.</text:p>
                    </text:list-item>
                  </text:list>
                </text:list-item>
              </text:list>
            </text:list-item>
          </text:list>
        </text:list-item>
        <text:list-item>
          <text:p text:style-name="P33"><text:span text:style-name="Strong_20_Emphasis"><text:span text:style-name="T1">Cohort Measures:</text:span></text:span><text:span text:style-name="T1"> Based on the fertility experience of a specific group of women (a birth cohort, e.g., women born in 1970) as they pass through their reproductive years.</text:span></text:p>
          <text:list>
            <text:list-item>
              <text:p text:style-name="P33"><text:span text:style-name="Strong_20_Emphasis"><text:span text:style-name="T1">Completed Cohort Fertility (CCF):</text:span></text:span><text:span text:style-name="T1"> The average number of children born to a cohort of women by the end of their reproductive period (e.g., age 50).</text:span></text:p>
            </text:list-item>
            <text:list-item>
              <text:p text:style-name="P33"><text:span text:style-name="Strong_20_Emphasis"><text:span text:style-name="T1">Parity:</text:span></text:span><text:span text:style-name="T1"> The number of live children a woman has already had. A woman of parity 2 has had two live births.</text:span></text:p>
            </text:list-item>
            <text:list-item>
              <text:p text:style-name="P33"><text:span text:style-name="Strong_20_Emphasis"><text:span text:style-name="T1">Parity Progression Ratios (PPRs):</text:span></text:span><text:span text:style-name="T1"> The proportion of women at a given parity n who go on to have at least one more child (parity n+1).</text:span></text:p>
            </text:list-item>
          </text:list>
        </text:list-item>
      </text:list>
      <text:p text:style-name="P3"><text:span text:style-name="Strong_20_Emphasis"><text:span text:style-name="T1">CHAPTER 2.1.2: DETERMINANTS OF FERTILITY BEHAVIOR</text:span></text:span></text:p>
      <text:list text:style-name="L19">
        <text:list-item>
          <text:p text:style-name="P35"><text:span text:style-name="Strong_20_Emphasis"><text:span text:style-name="T1">Distal vs. Proximate Determinants:</text:span></text:span><text:span text:style-name="T1"> A crucial conceptual distinction.</text:span></text:p>
          <text:list>
            <text:list-item>
              <text:p text:style-name="P35"><text:span text:style-name="Strong_20_Emphasis"><text:span text:style-name="T1">Distal Determinants (or Background Variables):</text:span></text:span><text:span text:style-name="T1"> Socio-economic, cultural, and environmental factors that affect fertility indirectly. Examples: education, income, religion, urbanization.</text:span></text:p>
            </text:list-item>
            <text:list-item>
              <text:p text:style-name="P35"><text:span text:style-name="Strong_20_Emphasis"><text:span text:style-name="T1">Proximate Determinants (or Intermediate Variables):</text:span></text:span><text:span text:style-name="T1"> The biological and behavioral factors through which distal variables must operate to affect fertility.</text:span></text:p>
            </text:list-item>
          </text:list>
        </text:list-item>
        <text:list-item>
          <text:p text:style-name="P35"><text:span text:style-name="Strong_20_Emphasis"><text:span text:style-name="T1">The Proximate Determinants Framework (Davis and Blake, 1956; refined by Bongaarts):</text:span></text:span></text:p>
          <text:list>
            <text:list-item>
              <text:p text:style-name="P35"><text:span text:style-name="Strong_20_Emphasis"><text:span text:style-name="T1">Bongaarts Model:</text:span></text:span><text:span text:style-name="T1"> Identifies four key proximate determinants that explain most of the variation in fertility levels.</text:span></text:p>
              <text:list>
                <text:list-item>
                  <text:p text:style-name="P35"><text:span text:style-name="Strong_20_Emphasis"><text:span text:style-name="T1">1. Proportion Married among Females:</text:span></text:span><text:span text:style-name="T1"> The degree to which women are exposed to the risk of pregnancy. Measured by an index Cm, where 1 = all women married throughout reproductive years, and 0 = no women married.</text:span></text:p>
                </text:list-item>
                <text:list-item>
                  <text:p text:style-name="P35"><text:span text:style-name="Strong_20_Emphasis"><text:span text:style-name="T1">2. Contraceptive Use and Effectiveness:</text:span></text:span><text:span text:style-name="T1"> The deliberate prevention of conception. Measured by an index Cc, where 1 = no contraceptive use, and 0 = 100% effective use by all.</text:span></text:p>
                </text:list-item>
                <text:list-item>
                  <text:p text:style-name="P35"><text:soft-page-break/><text:span text:style-name="Strong_20_Emphasis"><text:span text:style-name="T1">3. Incidence of Induced Abortion:</text:span></text:span><text:span text:style-name="T1"> The deliberate termination of a pregnancy. Measured by an index Ca, where 1 = no induced abortion.</text:span></text:p>
                </text:list-item>
                <text:list-item>
                  <text:p text:style-name="P35"><text:span text:style-name="Strong_20_Emphasis"><text:span text:style-name="T1">4. Duration of Postpartum Infecundability:</text:span></text:span><text:span text:style-name="T1"> The temporary period of infertility following a birth. Primarily determined by the duration and intensity of breastfeeding. Measured by an index Ci, where 1 = no breastfeeding/no infecundability.</text:span></text:p>
                </text:list-item>
              </text:list>
            </text:list-item>
            <text:list-item>
              <text:p text:style-name="P35"><text:span text:style-name="Strong_20_Emphasis"><text:span text:style-name="T1">Model Equation:</text:span></text:span><text:span text:style-name="T1"> TFR = TF * Cm * Cc * Ca * Ci, where TF (Total Fecundity) is the hypothetical maximum fertility (~15.3 births).</text:span></text:p>
            </text:list-item>
          </text:list>
        </text:list-item>
        <text:list-item>
          <text:p text:style-name="P35"><text:span text:style-name="Strong_20_Emphasis"><text:span text:style-name="T1">Key Distal Determinants:</text:span></text:span></text:p>
          <text:list>
            <text:list-item>
              <text:p text:style-name="P35"><text:span text:style-name="Strong_20_Emphasis"><text:span text:style-name="T1">Female Education:</text:span></text:span><text:span text:style-name="T1"> The most consistently powerful predictor of lower fertility.</text:span></text:p>
              <text:list>
                <text:list-item>
                  <text:p text:style-name="P35"><text:span text:style-name="Strong_20_Emphasis"><text:span text:style-name="T1">Mechanisms:</text:span></text:span><text:span text:style-name="T1"> Increases age at marriage, enhances knowledge and use of contraception, raises the opportunity cost of having children (forgone wages), increases female autonomy and decision-making power.</text:span></text:p>
                </text:list-item>
              </text:list>
            </text:list-item>
            <text:list-item>
              <text:p text:style-name="P35"><text:span text:style-name="Strong_20_Emphasis"><text:span text:style-name="T1">Socio-economic Status (Income/Wealth):</text:span></text:span></text:p>
              <text:list>
                <text:list-item>
                  <text:p text:style-name="P36">Historically, a negative relationship: richer countries and richer people within countries have lower fertility.</text:p>
                </text:list-item>
                <text:list-item>
                  <text:p text:style-name="P36">The "cost of children" (both direct and opportunity costs) increases with economic development.</text:p>
                </text:list-item>
                <text:list-item>
                  <text:p text:style-name="P36">In very high-income countries, the relationship can become J-shaped or positive at the individual level, as high incomes can ease the constraints of child-rearing.</text:p>
                </text:list-item>
              </text:list>
            </text:list-item>
            <text:list-item>
              <text:p text:style-name="P35"><text:span text:style-name="Strong_20_Emphasis"><text:span text:style-name="T1">Urban vs. Rural Residence:</text:span></text:span></text:p>
              <text:list>
                <text:list-item>
                  <text:p text:style-name="P36">Urban fertility is almost universally lower than rural fertility.</text:p>
                </text:list-item>
                <text:list-item>
                  <text:p text:style-name="P35"><text:span text:style-name="Strong_20_Emphasis"><text:span text:style-name="T1">Reasons:</text:span></text:span><text:span text:style-name="T1"> Higher costs of living and raising children in cities, greater access to education and non-agricultural jobs for women, weaker influence of traditional pro-natalist norms.</text:span></text:p>
                </text:list-item>
              </text:list>
            </text:list-item>
            <text:list-item>
              <text:p text:style-name="P35"><text:span text:style-name="Strong_20_Emphasis"><text:span text:style-name="T1">Infant and Child Mortality:</text:span></text:span></text:p>
              <text:list>
                <text:list-item>
                  <text:p text:style-name="P36">High mortality rates create a demand for high fertility through:</text:p>
                  <text:list>
                    <text:list-item>
                      <text:p text:style-name="P35"><text:span text:style-name="Strong_20_Emphasis"><text:span text:style-name="T1">Physiological Effect:</text:span></text:span><text:span text:style-name="T1"> The death of an infant cuts short breastfeeding, hastening the return of ovulation.</text:span></text:p>
                    </text:list-item>
                    <text:list-item>
                      <text:p text:style-name="P35"><text:span text:style-name="Strong_20_Emphasis"><text:span text:style-name="T1">Replacement Effect:</text:span></text:span><text:span text:style-name="T1"> Couples have another child to replace one that has died.</text:span></text:p>
                    </text:list-item>
                    <text:list-item>
                      <text:p text:style-name="P35"><text:span text:style-name="Strong_20_Emphasis"><text:span text:style-name="T1">Hoarding/Insurance Effect:</text:span></text:span><text:span text:style-name="T1"> Couples have more children than their desired number in anticipation that some will not survive.</text:span></text:p>
                    </text:list-item>
                  </text:list>
                </text:list-item>
              </text:list>
            </text:list-item>
            <text:list-item>
              <text:p text:style-name="P35"><text:span text:style-name="Strong_20_Emphasis"><text:span text:style-name="T1">Cultural and Religious Factors:</text:span></text:span></text:p>
              <text:list>
                <text:list-item>
                  <text:p text:style-name="P35"><text:soft-page-break/><text:span text:style-name="Strong_20_Emphasis"><text:span text:style-name="T1">Son Preference:</text:span></text:span><text:span text:style-name="T1"> Strong preference for male children in some cultures (e.g., South and East Asia) can lead to higher fertility as couples continue to have children until a desired number of sons is born.</text:span></text:p>
                </text:list-item>
                <text:list-item>
                  <text:p text:style-name="P35"><text:span text:style-name="Strong_20_Emphasis"><text:span text:style-name="T1">Religion:</text:span></text:span><text:span text:style-name="T1"> Some religions may promote pro-natalist values or prohibit certain forms of contraception, although the effect of religion is often mediated by education and socio-economic status.</text:span></text:p>
                </text:list-item>
              </text:list>
            </text:list-item>
          </text:list>
        </text:list-item>
      </text:list>
      <text:p text:style-name="P3"><text:span text:style-name="Strong_20_Emphasis"><text:span text:style-name="T1">CHAPTER 2.1.3: FAMILY PLANNING AND POLICY REVIEW</text:span></text:span></text:p>
      <text:list text:style-name="L20">
        <text:list-item>
          <text:p text:style-name="P37"><text:span text:style-name="Strong_20_Emphasis"><text:span text:style-name="T1">Family Planning:</text:span></text:span><text:span text:style-name="T1"> The ability of individuals and couples to anticipate and attain their desired number of children and the spacing and timing of their births. It is achieved through use of contraceptive methods and the treatment of involuntary infertility.</text:span></text:p>
        </text:list-item>
        <text:list-item>
          <text:p text:style-name="P37"><text:span text:style-name="Strong_20_Emphasis"><text:span text:style-name="T1">Contraceptive Prevalence Rate (CPR):</text:span></text:span><text:span text:style-name="T1"> The percentage of women of reproductive age (or their partners) who are currently using any form of contraception.</text:span></text:p>
        </text:list-item>
        <text:list-item>
          <text:p text:style-name="P37"><text:span text:style-name="Strong_20_Emphasis"><text:span text:style-name="T1">Unmet Need for Family Planning:</text:span></text:span><text:span text:style-name="T1"> The percentage of fecund, sexually active women who do not want to become pregnant but are not using contraception. This is a key indicator for policy.</text:span></text:p>
        </text:list-item>
        <text:list-item>
          <text:p text:style-name="P37"><text:span text:style-name="Strong_20_Emphasis"><text:span text:style-name="T1">Types of Contraceptive Methods:</text:span></text:span></text:p>
          <text:list>
            <text:list-item>
              <text:p text:style-name="P37"><text:span text:style-name="Strong_20_Emphasis"><text:span text:style-name="T1">Modern Methods:</text:span></text:span><text:span text:style-name="T1"> Require clinical services or supplies.</text:span></text:p>
              <text:list>
                <text:list-item>
                  <text:p text:style-name="P37"><text:span text:style-name="Strong_20_Emphasis"><text:span text:style-name="T1">Hormonal:</text:span></text:span><text:span text:style-name="T1"> Oral contraceptives ("the pill"), injectables, implants, patches.</text:span></text:p>
                </text:list-item>
                <text:list-item>
                  <text:p text:style-name="P37"><text:span text:style-name="Strong_20_Emphasis"><text:span text:style-name="T1">Barrier:</text:span></text:span><text:span text:style-name="T1"> Condoms (male and female), diaphragms.</text:span></text:p>
                </text:list-item>
                <text:list-item>
                  <text:p text:style-name="P37"><text:span text:style-name="Strong_20_Emphasis"><text:span text:style-name="T1">Long-Acting Reversible Contraception (LARC):</text:span></text:span><text:span text:style-name="T1"> Intrauterine Devices (IUDs), implants. Highly effective.</text:span></text:p>
                </text:list-item>
                <text:list-item>
                  <text:p text:style-name="P37"><text:span text:style-name="Strong_20_Emphasis"><text:span text:style-name="T1">Permanent:</text:span></text:span><text:span text:style-name="T1"> Female sterilization (tubal ligation), male sterilization (vasectomy).</text:span></text:p>
                </text:list-item>
              </text:list>
            </text:list-item>
            <text:list-item>
              <text:p text:style-name="P37"><text:span text:style-name="Strong_20_Emphasis"><text:span text:style-name="T1">Traditional Methods:</text:span></text:span><text:span text:style-name="T1"> Do not require supplies from a provider.</text:span></text:p>
              <text:list>
                <text:list-item>
                  <text:p text:style-name="P37"><text:span text:style-name="Strong_20_Emphasis"><text:span text:style-name="T1">Rhythm Method (Periodic Abstinence):</text:span></text:span><text:span text:style-name="T1"> Avoiding intercourse during the estimated fertile period.</text:span></text:p>
                </text:list-item>
                <text:list-item>
                  <text:p text:style-name="P37"><text:span text:style-name="Strong_20_Emphasis"><text:span text:style-name="T1">Withdrawal (Coitus Interruptus).</text:span></text:span></text:p>
                </text:list-item>
                <text:list-item>
                  <text:p text:style-name="P38">Generally have higher failure rates than modern methods.</text:p>
                </text:list-item>
              </text:list>
            </text:list-item>
          </text:list>
        </text:list-item>
        <text:list-item>
          <text:p text:style-name="P37"><text:span text:style-name="Strong_20_Emphasis"><text:span text:style-name="T1">Population Policies:</text:span></text:span><text:span text:style-name="T1"> Government actions designed to influence demographic outcomes (fertility, mortality, or migration).</text:span></text:p>
          <text:list>
            <text:list-item>
              <text:p text:style-name="P37"><text:span text:style-name="Strong_20_Emphasis"><text:span text:style-name="T1">Pro-natalist Policies:</text:span></text:span><text:span text:style-name="T1"> Encourage higher fertility.</text:span></text:p>
              <text:list>
                <text:list-item>
                  <text:p text:style-name="P37"><text:span text:style-name="Strong_20_Emphasis"><text:span text:style-name="T1">Examples:</text:span></text:span><text:span text:style-name="T1"> Generous family allowances, paid parental leave, subsidized childcare, tax incentives for larger families.</text:span></text:p>
                </text:list-item>
                <text:list-item>
                  <text:p text:style-name="P37"><text:span text:style-name="Strong_20_Emphasis"><text:span text:style-name="T1">Motivation:</text:span></text:span><text:span text:style-name="T1"> Often implemented in low-fertility countries concerned about population aging and decline (e.g., France, Sweden, Japan).</text:span></text:p>
                </text:list-item>
                <text:list-item>
                  <text:p text:style-name="P37"><text:soft-page-break/><text:span text:style-name="Strong_20_Emphasis"><text:span text:style-name="T1">Effectiveness:</text:span></text:span><text:span text:style-name="T1"> Generally modest; they may affect the timing of births more than the total number.</text:span></text:p>
                </text:list-item>
              </text:list>
            </text:list-item>
            <text:list-item>
              <text:p text:style-name="P37"><text:span text:style-name="Strong_20_Emphasis"><text:span text:style-name="T1">Anti-natalist Policies:</text:span></text:span><text:span text:style-name="T1"> Encourage lower fertility.</text:span></text:p>
              <text:list>
                <text:list-item>
                  <text:p text:style-name="P37"><text:span text:style-name="Strong_20_Emphasis"><text:span text:style-name="T1">Examples:</text:span></text:span><text:span text:style-name="T1"> State-sponsored family planning programs providing free or low-cost contraception, information campaigns promoting small family norms.</text:span></text:p>
                </text:list-item>
                <text:list-item>
                  <text:p text:style-name="P37"><text:span text:style-name="Strong_20_Emphasis"><text:span text:style-name="T1">Motivation:</text:span></text:span><text:span text:style-name="T1"> Common in high-fertility countries concerned about rapid population growth straining resources and development.</text:span></text:p>
                </text:list-item>
                <text:list-item>
                  <text:p text:style-name="P37"><text:span text:style-name="Strong_20_Emphasis"><text:span text:style-name="T1">Effectiveness:</text:span></text:span><text:span text:style-name="T1"> Voluntary family planning programs have been a major driver of fertility decline globally.</text:span></text:p>
                </text:list-item>
              </text:list>
            </text:list-item>
            <text:list-item>
              <text:p text:style-name="P37"><text:span text:style-name="Strong_20_Emphasis"><text:span text:style-name="T1">Coercive Policies:</text:span></text:span><text:span text:style-name="T1"> Policies that use force, threats, or strong disincentives to achieve demographic goals.</text:span></text:p>
              <text:list>
                <text:list-item>
                  <text:p text:style-name="P37"><text:span text:style-name="Strong_20_Emphasis"><text:span text:style-name="T1">Examples:</text:span></text:span><text:span text:style-name="T1"> China's One-Child Policy (1979-2015), which used a system of rewards and harsh penalties. India's forced sterilization campaigns in the 1970s.</text:span></text:p>
                </text:list-item>
                <text:list-item>
                  <text:p text:style-name="P37"><text:span text:style-name="Strong_20_Emphasis"><text:span text:style-name="T1">Status:</text:span></text:span><text:span text:style-name="T1"> Widely condemned as a violation of human rights. The 1994 International Conference on Population and Development (ICPD) in Cairo marked a global shift towards a rights-based approach focused on reproductive health and voluntary choice.</text:span></text:p>
                </text:list-item>
              </text:list>
            </text:list-item>
          </text:list>
        </text:list-item>
      </text:list>
      <text:p text:style-name="P3"><text:span text:style-name="Strong_20_Emphasis"><text:span text:style-name="T1">CHAPTER 2.2: MORTALITY STUDIES</text:span></text:span></text:p>
      <text:list text:style-name="L21">
        <text:list-item>
          <text:p text:style-name="P39"><text:span text:style-name="Strong_20_Emphasis"><text:span text:style-name="T1">Mortality:</text:span></text:span><text:span text:style-name="T1"> The demographic process of death. Its study focuses on the levels, trends, differentials, and causes of death.</text:span></text:p>
        </text:list-item>
        <text:list-item>
          <text:p text:style-name="P39"><text:span text:style-name="Strong_20_Emphasis"><text:span text:style-name="T1">Measures of Mortality:</text:span></text:span></text:p>
          <text:list>
            <text:list-item>
              <text:p text:style-name="P39"><text:span text:style-name="Strong_20_Emphasis"><text:span text:style-name="T1">Crude Death Rate (CDR):</text:span></text:span><text:span text:style-name="T1"> (Total deaths in a year / Mid-year population) * 1,000. Heavily influenced by the population's age structure; older populations will have a higher CDR.</text:span></text:p>
            </text:list-item>
            <text:list-item>
              <text:p text:style-name="P39"><text:span text:style-name="Strong_20_Emphasis"><text:span text:style-name="T1">Age-Specific Death Rate (ASDR or n_M_x):</text:span></text:span><text:span text:style-name="T1"> (Deaths to persons aged x to x+n in a year / Mid-year population aged x to x+n) * 1,000.</text:span></text:p>
              <text:list>
                <text:list-item>
                  <text:p text:style-name="P40">The J-shaped curve: ASDRs are high in the first year of life (infancy), fall to a minimum in late childhood, and then rise exponentially with age.</text:p>
                </text:list-item>
              </text:list>
            </text:list-item>
            <text:list-item>
              <text:p text:style-name="P39"><text:span text:style-name="Strong_20_Emphasis"><text:span text:style-name="T1">Infant Mortality Rate (IMR):</text:span></text:span><text:span text:style-name="T1"> (Deaths of infants under age 1 in a year / Live births in that year) * 1,000. A sensitive indicator of a population's overall health and socio-economic development.</text:span></text:p>
              <text:list>
                <text:list-item>
                  <text:p text:style-name="P39"><text:span text:style-name="Strong_20_Emphasis"><text:span text:style-name="T1">Neonatal Mortality Rate:</text:span></text:span><text:span text:style-name="T1"> Deaths in the first 28 days of life per 1,000 live births.</text:span></text:p>
                </text:list-item>
                <text:list-item>
                  <text:p text:style-name="P39"><text:span text:style-name="Strong_20_Emphasis"><text:span text:style-name="T1">Post-neonatal Mortality Rate:</text:span></text:span><text:span text:style-name="T1"> Deaths from 28 days to 1 year per 1,000 live births.</text:span></text:p>
                </text:list-item>
              </text:list>
            </text:list-item>
            <text:list-item>
              <text:p text:style-name="P39"><text:soft-page-break/><text:span text:style-name="Strong_20_Emphasis"><text:span text:style-name="T1">Maternal Mortality Ratio (MMR):</text:span></text:span><text:span text:style-name="T1"> (Number of maternal deaths in a year / Number of live births in that year) * 100,000. Measures the obstetric risk associated with pregnancy.</text:span></text:p>
            </text:list-item>
          </text:list>
        </text:list-item>
      </text:list>
      <text:p text:style-name="P3"><text:span text:style-name="Strong_20_Emphasis"><text:span text:style-name="T1">CHAPTER 2.2.1: LIFE TABLE CONSTRUCTION</text:span></text:span></text:p>
      <text:list text:style-name="L22">
        <text:list-item>
          <text:p text:style-name="P41"><text:span text:style-name="Strong_20_Emphasis"><text:span text:style-name="T1">Life Table:</text:span></text:span><text:span text:style-name="T1"> A table that displays the life history of a hypothetical cohort of people as it is diminished by death. It summarizes the mortality experience of a population at a given time.</text:span></text:p>
        </text:list-item>
        <text:list-item>
          <text:p text:style-name="P41"><text:span text:style-name="Strong_20_Emphasis"><text:span text:style-name="T1">Types:</text:span></text:span></text:p>
          <text:list>
            <text:list-item>
              <text:p text:style-name="P41"><text:span text:style-name="Strong_20_Emphasis"><text:span text:style-name="T1">Period Life Table (Static):</text:span></text:span><text:span text:style-name="T1"> Based on the ASDRs of a population for a single year or short period. It assumes a hypothetical cohort is subject to these current rates throughout its life. This is the most common type.</text:span></text:p>
            </text:list-item>
            <text:list-item>
              <text:p text:style-name="P41"><text:span text:style-name="Strong_20_Emphasis"><text:span text:style-name="T1">Cohort Life Table (Generational):</text:span></text:span><text:span text:style-name="T1"> Follows an actual birth cohort (e.g., all persons born in 1890) through their entire life, recording deaths as they occur. It reflects real mortality history but requires over a century of data to complete.</text:span></text:p>
            </text:list-item>
          </text:list>
        </text:list-item>
        <text:list-item>
          <text:p text:style-name="P41"><text:span text:style-name="Strong_20_Emphasis"><text:span text:style-name="T1">Complete vs. Abridged Life Tables:</text:span></text:span></text:p>
          <text:list>
            <text:list-item>
              <text:p text:style-name="P41"><text:span text:style-name="Strong_20_Emphasis"><text:span text:style-name="T1">Complete:</text:span></text:span><text:span text:style-name="T1"> Uses single-year age intervals.</text:span></text:p>
            </text:list-item>
            <text:list-item>
              <text:p text:style-name="P41"><text:span text:style-name="Strong_20_Emphasis"><text:span text:style-name="T1">Abridged:</text:span></text:span><text:span text:style-name="T1"> Uses larger age intervals, typically 5 years (e.g., 0-1, 1-4, 5-9, 10-14, ...). Less detail but easier to construct.</text:span></text:p>
            </text:list-item>
          </text:list>
        </text:list-item>
        <text:list-item>
          <text:p text:style-name="P41"><text:span text:style-name="Strong_20_Emphasis"><text:span text:style-name="T1">Key Columns of a Period Life Table:</text:span></text:span></text:p>
          <text:list>
            <text:list-item>
              <text:p text:style-name="P42">x: The exact age x, the start of an age interval.</text:p>
            </text:list-item>
            <text:list-item>
              <text:p text:style-name="P42">n_M_x (ASDR): The observed age-specific death rate for the interval x to x+n. This is the primary input data.</text:p>
            </text:list-item>
            <text:list-item>
              <text:p text:style-name="P42">n_q_x: The probability that an individual alive at age x will die before reaching age x+n. Derived from n_M_x using a conversion formula.</text:p>
            </text:list-item>
            <text:list-item>
              <text:p text:style-name="P42">l_x: The number of survivors at the beginning of the age interval x. Starts with a hypothetical radix, l_0, usually 100,000. l_{x+n} = l_x * (1 - n_q_x).</text:p>
            </text:list-item>
            <text:list-item>
              <text:p text:style-name="P42">n_d_x: The number of deaths in the age interval x to x+n within the life table cohort. n_d_x = l_x - l_{x+n}.</text:p>
            </text:list-item>
            <text:list-item>
              <text:p text:style-name="P42">n_L_x: The total number of person-years lived by the cohort in the age interval x to x+n. This accounts for the fact that those who die in the interval only live part of it. n_L_x ≈ n * (l_x + l_{x+n}) / 2 (a linear assumption).</text:p>
            </text:list-item>
            <text:list-item>
              <text:p text:style-name="P42">T_x: The total number of person-years lived by the cohort from age x until the last member dies. T_x is the sum of all n_L_x values from age x onwards.</text:p>
            </text:list-item>
            <text:list-item>
              <text:p text:style-name="P42">e_x: The expectation of life at age x. The average number of additional years a person of age x can expect to live if current mortality trends continue. e_x = T_x / l_x.</text:p>
              <text:list>
                <text:list-item>
                  <text:p text:style-name="P42"><text:soft-page-break/>e_0: Life expectancy at birth. The most widely used summary measure of a population's mortality level.</text:p>
                </text:list-item>
              </text:list>
            </text:list-item>
          </text:list>
        </text:list-item>
      </text:list>
      <text:p text:style-name="P3"><text:span text:style-name="Strong_20_Emphasis"><text:span text:style-name="T1">CHAPTER 2.2.2: CAUSES OF DEATH CLASSIFICATION</text:span></text:span></text:p>
      <text:list text:style-name="L23">
        <text:list-item>
          <text:p text:style-name="P43"><text:span text:style-name="Strong_20_Emphasis"><text:span text:style-name="T1">Purpose:</text:span></text:span><text:span text:style-name="T1"> To systematically record, analyze, interpret, and compare mortality data collected in different areas or at different times.</text:span></text:p>
        </text:list-item>
        <text:list-item>
          <text:p text:style-name="P43"><text:span text:style-name="Strong_20_Emphasis"><text:span text:style-name="T1">International Classification of Diseases (ICD):</text:span></text:span><text:span text:style-name="T1"> The global standard for classifying diseases and health problems, maintained by the World Health Organization (WHO).</text:span></text:p>
          <text:list>
            <text:list-item>
              <text:p text:style-name="P43"><text:span text:style-name="Strong_20_Emphasis"><text:span text:style-name="T1">Current Version:</text:span></text:span><text:span text:style-name="T1"> ICD-11 was adopted by the World Health Assembly in 2019 and officially came into effect in 2022, gradually replacing ICD-10.</text:span></text:p>
            </text:list-item>
            <text:list-item>
              <text:p text:style-name="P43"><text:span text:style-name="Strong_20_Emphasis"><text:span text:style-name="T1">Structure:</text:span></text:span><text:span text:style-name="T1"> A hierarchical system that assigns alphanumeric codes to diseases, signs, symptoms, and external causes of injury.</text:span></text:p>
            </text:list-item>
          </text:list>
        </text:list-item>
        <text:list-item>
          <text:p text:style-name="P43"><text:span text:style-name="Strong_20_Emphasis"><text:span text:style-name="T1">The Medical Certificate of Cause of Death:</text:span></text:span><text:span text:style-name="T1"> The source document for cause-of-death statistics.</text:span></text:p>
          <text:list>
            <text:list-item>
              <text:p text:style-name="P43"><text:span text:style-name="Strong_20_Emphasis"><text:span text:style-name="T1">Part I:</text:span></text:span><text:span text:style-name="T1"> Reports the causal chain of events leading to death.</text:span></text:p>
              <text:list>
                <text:list-item>
                  <text:p text:style-name="P44">(a) Immediate cause of death.</text:p>
                </text:list-item>
                <text:list-item>
                  <text:p text:style-name="P44">(b) Due to, or as a consequence of...</text:p>
                </text:list-item>
                <text:list-item>
                  <text:p text:style-name="P44">(c) Due to, or as a consequence of...</text:p>
                </text:list-item>
              </text:list>
            </text:list-item>
            <text:list-item>
              <text:p text:style-name="P43"><text:span text:style-name="Strong_20_Emphasis"><text:span text:style-name="T1">Underlying Cause of Death:</text:span></text:span><text:span text:style-name="T1"> The disease or injury that initiated the sequence of events leading directly to death. This is the single cause selected for primary tabulation of mortality statistics.</text:span></text:p>
            </text:list-item>
            <text:list-item>
              <text:p text:style-name="P43"><text:span text:style-name="Strong_20_Emphasis"><text:span text:style-name="T1">Part II:</text:span></text:span><text:span text:style-name="T1"> Reports other significant conditions contributing to the death but not resulting in the underlying cause.</text:span></text:p>
            </text:list-item>
          </text:list>
        </text:list-item>
        <text:list-item>
          <text:p text:style-name="P43"><text:span text:style-name="Strong_20_Emphasis"><text:span text:style-name="T1">Cause-of-Death Data Quality Issues:</text:span></text:span></text:p>
          <text:list>
            <text:list-item>
              <text:p text:style-name="P43"><text:span text:style-name="Strong_20_Emphasis"><text:span text:style-name="T1">Incomplete Vital Registration:</text:span></text:span><text:span text:style-name="T1"> Many deaths are not registered, so the cause is unknown.</text:span></text:p>
            </text:list-item>
            <text:list-item>
              <text:p text:style-name="P43"><text:span text:style-name="Strong_20_Emphasis"><text:span text:style-name="T1">Lack of Medical Certification:</text:span></text:span><text:span text:style-name="T1"> Many deaths, especially in rural areas of developing countries, occur without a physician's attendance.</text:span></text:p>
            </text:list-item>
            <text:list-item>
              <text:p text:style-name="P43"><text:span text:style-name="Strong_20_Emphasis"><text:span text:style-name="T1">Ill-defined Causes:</text:span></text:span><text:span text:style-name="T1"> Assigning deaths to vague categories like "senility" or "cardiac arrest" without an underlying cause provides little useful information.</text:span></text:p>
            </text:list-item>
          </text:list>
        </text:list-item>
        <text:list-item>
          <text:p text:style-name="P43"><text:span text:style-name="Strong_20_Emphasis"><text:span text:style-name="T1">Verbal Autopsy (VA):</text:span></text:span></text:p>
          <text:list>
            <text:list-item>
              <text:p text:style-name="P44">A method for determining the cause of death in cases where there is no medical certification.</text:p>
            </text:list-item>
            <text:list-item>
              <text:p text:style-name="P43"><text:soft-page-break/><text:span text:style-name="Strong_20_Emphasis"><text:span text:style-name="T1">Process:</text:span></text:span><text:span text:style-name="T1"> A trained non-medical fieldworker interviews a primary caregiver or family member of the deceased using a standardized questionnaire about the signs, symptoms, and circumstances leading to the death.</text:span></text:p>
            </text:list-item>
            <text:list-item>
              <text:p text:style-name="P43"><text:span text:style-name="Strong_20_Emphasis"><text:span text:style-name="T1">Cause Assignment:</text:span></text:span><text:span text:style-name="T1"> The completed questionnaire is then reviewed by one or more physicians, or by automated computer algorithms, to assign a probable cause of death based on the ICD framework.</text:span></text:p>
            </text:list-item>
          </text:list>
        </text:list-item>
        <text:list-item>
          <text:p text:style-name="P43"><text:span text:style-name="Strong_20_Emphasis"><text:span text:style-name="T1">Broad Cause-of-Death Groups (WHO):</text:span></text:span></text:p>
          <text:list>
            <text:list-item>
              <text:p text:style-name="P43"><text:span text:style-name="Strong_20_Emphasis"><text:span text:style-name="T1">Group I:</text:span></text:span><text:span text:style-name="T1"> Communicable, maternal, perinatal, and nutritional conditions.</text:span></text:p>
            </text:list-item>
            <text:list-item>
              <text:p text:style-name="P43"><text:span text:style-name="Strong_20_Emphasis"><text:span text:style-name="T1">Group II:</text:span></text:span><text:span text:style-name="T1"> Non-communicable diseases (NCDs) like heart disease, cancer, diabetes.</text:span></text:p>
            </text:list-item>
            <text:list-item>
              <text:p text:style-name="P43"><text:span text:style-name="Strong_20_Emphasis"><text:span text:style-name="T1">Group III:</text:span></text:span><text:span text:style-name="T1"> Injuries (unintentional and intentional).</text:span></text:p>
            </text:list-item>
          </text:list>
        </text:list-item>
      </text:list>
      <text:p text:style-name="P3"><text:span text:style-name="Strong_20_Emphasis"><text:span text:style-name="T1">CHAPTER 2.2.3: EPIDEMIOLOGICAL TRANSITION</text:span></text:span></text:p>
      <text:list text:style-name="L24">
        <text:list-item>
          <text:p text:style-name="P45"><text:span text:style-name="Strong_20_Emphasis"><text:span text:style-name="T1">Definition:</text:span></text:span><text:span text:style-name="T1"> A theory of population health change that describes the shift in the patterns of disease, disability, and death from an infectious disease-dominant profile to one dominated by chronic, non-communicable diseases. Formulated by Abdel Omran in 1971.</text:span></text:p>
        </text:list-item>
        <text:list-item>
          <text:p text:style-name="P45"><text:span text:style-name="Strong_20_Emphasis"><text:span text:style-name="T1">Relationship to DTT:</text:span></text:span><text:span text:style-name="T1"> The epidemiological transition is the underlying process of health change that drives the mortality decline in the demographic transition model.</text:span></text:p>
        </text:list-item>
        <text:list-item>
          <text:p text:style-name="P45"><text:span text:style-name="Strong_20_Emphasis"><text:span text:style-name="T1">Omran's Three Stages (Ages):</text:span></text:span></text:p>
          <text:list>
            <text:list-item>
              <text:p text:style-name="P45"><text:span text:style-name="Strong_20_Emphasis"><text:span text:style-name="T1">1. The Age of Pestilence and Famine:</text:span></text:span></text:p>
              <text:list>
                <text:list-item>
                  <text:p text:style-name="P45"><text:span text:style-name="Strong_20_Emphasis"><text:span text:style-name="T1">Profile:</text:span></text:span><text:span text:style-name="T1"> High and fluctuating mortality, with low and variable life expectancy (20-40 years).</text:span></text:p>
                </text:list-item>
                <text:list-item>
                  <text:p text:style-name="P45"><text:span text:style-name="Strong_20_Emphasis"><text:span text:style-name="T1">Causes:</text:span></text:span><text:span text:style-name="T1"> Infectious diseases (pneumonia, diarrhea, tuberculosis), malnutrition, and famine are the leading causes of death.</text:span></text:p>
                </text:list-item>
                <text:list-item>
                  <text:p text:style-name="P45"><text:span text:style-name="Strong_20_Emphasis"><text:span text:style-name="T1">Society:</text:span></text:span><text:span text:style-name="T1"> Pre-industrial, agrarian societies. (Corresponds to Stage 1 of DTT).</text:span></text:p>
                </text:list-item>
              </text:list>
            </text:list-item>
            <text:list-item>
              <text:p text:style-name="P45"><text:span text:style-name="Strong_20_Emphasis"><text:span text:style-name="T1">2. The Age of Receding Pandemics:</text:span></text:span></text:p>
              <text:list>
                <text:list-item>
                  <text:p text:style-name="P45"><text:span text:style-name="Strong_20_Emphasis"><text:span text:style-name="T1">Profile:</text:span></text:span><text:span text:style-name="T1"> Sustained decline in mortality, with life expectancy rising from ~30 to ~50 years. Epidemics become less frequent and less severe.</text:span></text:p>
                </text:list-item>
                <text:list-item>
                  <text:p text:style-name="P45"><text:span text:style-name="Strong_20_Emphasis"><text:span text:style-name="T1">Drivers:</text:span></text:span><text:span text:style-name="T1"> Improvements in public health, sanitation (clean water), and nutrition are the primary drivers, more so than medical breakthroughs initially.</text:span></text:p>
                </text:list-item>
                <text:list-item>
                  <text:p text:style-name="P45"><text:span text:style-name="Strong_20_Emphasis"><text:span text:style-name="T1">Society:</text:span></text:span><text:span text:style-name="T1"> Early industrializing societies. (Corresponds to Stage 2 of DTT).</text:span></text:p>
                </text:list-item>
              </text:list>
            </text:list-item>
            <text:list-item>
              <text:p text:style-name="P45"><text:span text:style-name="Strong_20_Emphasis"><text:span text:style-name="T1">3. The Age of Degenerative and Man-Made Diseases:</text:span></text:span></text:p>
              <text:list>
                <text:list-item>
                  <text:p text:style-name="P45"><text:span text:style-name="Strong_20_Emphasis"><text:span text:style-name="T1">Profile:</text:span></text:span><text:span text:style-name="T1"> Mortality decline continues but at a slower rate. Life expectancy rises to &gt;70 years.</text:span></text:p>
                </text:list-item>
                <text:list-item>
                  <text:p text:style-name="P45"><text:span text:style-name="Strong_20_Emphasis"><text:span text:style-name="T1">Causes:</text:span></text:span><text:span text:style-name="T1"> Chronic, non-communicable diseases (NCDs) such as cardiovascular disease, cancer, and stroke become the leading causes of death.</text:span></text:p>
                </text:list-item>
                <text:list-item>
                  <text:p text:style-name="P45"><text:soft-page-break/><text:span text:style-name="Strong_20_Emphasis"><text:span text:style-name="T1">Society:</text:span></text:span><text:span text:style-name="T1"> Mature industrial and post-industrial societies. (Corresponds to Stages 3 and 4 of DTT).</text:span></text:p>
                </text:list-item>
              </text:list>
            </text:list-item>
          </text:list>
        </text:list-item>
        <text:list-item>
          <text:p text:style-name="P45"><text:span text:style-name="Strong_20_Emphasis"><text:span text:style-name="T1">Later Proposed Stages:</text:span></text:span></text:p>
          <text:list>
            <text:list-item>
              <text:p text:style-name="P45"><text:span text:style-name="Strong_20_Emphasis"><text:span text:style-name="T1">4. The Age of Delayed Degenerative Diseases (Olshansky &amp; Ault, 1986):</text:span></text:span></text:p>
              <text:list>
                <text:list-item>
                  <text:p text:style-name="P46">The decline in mortality continues, but is concentrated at advanced ages.</text:p>
                </text:list-item>
                <text:list-item>
                  <text:p text:style-name="P46">The risk of dying from NCDs is postponed to older ages due to new medical technologies, treatments, and lifestyle changes.</text:p>
                </text:list-item>
                <text:list-item>
                  <text:p text:style-name="P46">Result: A rise in life expectancy and a shift in the age at death.</text:p>
                </text:list-item>
              </text:list>
            </text:list-item>
            <text:list-item>
              <text:p text:style-name="P45"><text:span text:style-name="Strong_20_Emphasis"><text:span text:style-name="T1">5. The Age of Aspiring Health and Emergent Infections?:</text:span></text:span></text:p>
              <text:list>
                <text:list-item>
                  <text:p text:style-name="P46">A potential future stage characterized by:</text:p>
                  <text:list>
                    <text:list-item>
                      <text:p text:style-name="P46">Growing health inequalities within and between populations.</text:p>
                    </text:list-item>
                    <text:list-item>
                      <text:p text:style-name="P46">Re-emergence of infectious diseases due to antibiotic resistance, globalization, and climate change (e.g., HIV/AIDS, COVID-19).</text:p>
                    </text:list-item>
                    <text:list-item>
                      <text:p text:style-name="P46">Rise of "diseases of despair" (e.g., opioid crisis) and obesity-related mortality.</text:p>
                    </text:list-item>
                  </text:list>
                </text:list-item>
              </text:list>
            </text:list-item>
          </text:list>
        </text:list-item>
        <text:list-item>
          <text:p text:style-name="P45"><text:span text:style-name="Strong_20_Emphasis"><text:span text:style-name="T1">The "Double Burden" of Disease:</text:span></text:span></text:p>
          <text:list>
            <text:list-item>
              <text:p text:style-name="P46">A situation faced by many low- and middle-income countries today.</text:p>
            </text:list-item>
            <text:list-item>
              <text:p text:style-name="P46">They simultaneously struggle with a significant burden of pre-transitional infectious diseases (Group I) while also experiencing a rapid increase in post-transitional chronic, non-communicable diseases (Group II). This strains weak health systems.</text:p>
            </text:list-item>
          </text:list>
        </text:list-item>
      </text:list>
      <text:p text:style-name="P12"/>
      <text:p text:style-name="P13"/>
      <text:p text:style-name="P3"><text:span text:style-name="Strong_20_Emphasis"><text:span text:style-name="T1">CHAPTER 2.3: MIGRATION AND MOBILITY</text:span></text:span></text:p>
      <text:list text:style-name="L25">
        <text:list-item>
          <text:p text:style-name="P47"><text:span text:style-name="Strong_20_Emphasis"><text:span text:style-name="T1">Migration:</text:span></text:span><text:span text:style-name="T1"> The movement of people across a specified boundary for the purpose of establishing a new or semi-permanent residence. It involves a change in usual place of residence.</text:span></text:p>
        </text:list-item>
        <text:list-item>
          <text:p text:style-name="P47"><text:span text:style-name="Strong_20_Emphasis"><text:span text:style-name="T1">Mobility:</text:span></text:span><text:span text:style-name="T1"> A broader term that includes all forms of territorial movement, including temporary and short-term moves like commuting or tourism.</text:span></text:p>
        </text:list-item>
        <text:list-item>
          <text:p text:style-name="P47"><text:span text:style-name="Strong_20_Emphasis"><text:span text:style-name="T1">Key Concepts:</text:span></text:span></text:p>
          <text:list>
            <text:list-item>
              <text:p text:style-name="P48"><text:span text:style-name="Strong_20_Emphasis"><text:span text:style-name="T1">Immigration:</text:span></text:span><text:span text:style-name="T1"> Movement </text:span><text:span text:style-name="T2">into</text:span><text:span text:style-name="T1"> a destination country/area.</text:span></text:p>
            </text:list-item>
            <text:list-item>
              <text:p text:style-name="P48"><text:span text:style-name="Strong_20_Emphasis"><text:span text:style-name="T1">Emigration:</text:span></text:span><text:span text:style-name="T1"> Movement </text:span><text:span text:style-name="T2">out of</text:span><text:span text:style-name="T1"> an origin country/area.</text:span></text:p>
            </text:list-item>
            <text:list-item>
              <text:p text:style-name="P47"><text:span text:style-name="Strong_20_Emphasis"><text:span text:style-name="T1">Migrant Stock:</text:span></text:span><text:span text:style-name="T1"> The total number of foreign-born people residing in a country at a specific point in time. A census measure.</text:span></text:p>
            </text:list-item>
            <text:list-item>
              <text:p text:style-name="P47"><text:soft-page-break/><text:span text:style-name="Strong_20_Emphasis"><text:span text:style-name="T1">Migrant Flow:</text:span></text:span><text:span text:style-name="T1"> The number of people migrating into or out of a country over a specific period. A vital statistics or survey measure.</text:span></text:p>
            </text:list-item>
            <text:list-item>
              <text:p text:style-name="P47"><text:span text:style-name="Strong_20_Emphasis"><text:span text:style-name="T1">Gross Migration:</text:span></text:span><text:span text:style-name="T1"> The sum of in-migration and out-migration for an area.</text:span></text:p>
            </text:list-item>
            <text:list-item>
              <text:p text:style-name="P47"><text:span text:style-name="Strong_20_Emphasis"><text:span text:style-name="T1">Net Migration:</text:span></text:span><text:span text:style-name="T1"> The difference between in-migration and out-migration.</text:span></text:p>
            </text:list-item>
            <text:list-item>
              <text:p text:style-name="P47"><text:span text:style-name="Strong_20_Emphasis"><text:span text:style-name="T1">Migration Stream:</text:span></text:span><text:span text:style-name="T1"> A body of migrants having a common area of origin and a common area of destination during a specified migration interval. A counterstream usually develops in the opposite direction.</text:span></text:p>
            </text:list-item>
          </text:list>
        </text:list-item>
        <text:list-item>
          <text:p text:style-name="P47"><text:span text:style-name="Strong_20_Emphasis"><text:span text:style-name="T1">Data Sources:</text:span></text:span></text:p>
          <text:list>
            <text:list-item>
              <text:p text:style-name="P47"><text:span text:style-name="Strong_20_Emphasis"><text:span text:style-name="T1">Censuses:</text:span></text:span><text:span text:style-name="T1"> Ask questions about place of birth and place of residence at a previous specific date (e.g., 5 years ago), allowing for the estimation of internal migration.</text:span></text:p>
            </text:list-item>
            <text:list-item>
              <text:p text:style-name="P47"><text:span text:style-name="Strong_20_Emphasis"><text:span text:style-name="T1">Population Registers:</text:span></text:span><text:span text:style-name="T1"> Provide continuous data on changes of residence (in countries that have them).</text:span></text:p>
            </text:list-item>
            <text:list-item>
              <text:p text:style-name="P47"><text:span text:style-name="Strong_20_Emphasis"><text:span text:style-name="T1">Administrative Data:</text:span></text:span><text:span text:style-name="T1"> Border control records (entry/exit cards), visa applications, residence permits.</text:span></text:p>
            </text:list-item>
            <text:list-item>
              <text:p text:style-name="P47"><text:span text:style-name="Strong_20_Emphasis"><text:span text:style-name="T1">Surveys:</text:span></text:span><text:span text:style-name="T1"> Specifically designed migration surveys or modules in general surveys can collect detailed information on migration histories and motivations.</text:span></text:p>
            </text:list-item>
          </text:list>
        </text:list-item>
      </text:list>
      <text:p text:style-name="P3"><text:span text:style-name="Strong_20_Emphasis"><text:span text:style-name="T1">CHAPTER 2.3.1: INTERNAL MIGRATION PATTERNS</text:span></text:span></text:p>
      <text:list text:style-name="L26">
        <text:list-item>
          <text:p text:style-name="P49"><text:span text:style-name="Strong_20_Emphasis"><text:span text:style-name="T1">Definition:</text:span></text:span><text:span text:style-name="T1"> Migration that occurs within the borders of a single country.</text:span></text:p>
        </text:list-item>
        <text:list-item>
          <text:p text:style-name="P49"><text:span text:style-name="Strong_20_Emphasis"><text:span text:style-name="T1">Significance:</text:span></text:span><text:span text:style-name="T1"> It is the primary driver of population redistribution within a nation and is far more common globally than international migration.</text:span></text:p>
        </text:list-item>
        <text:list-item>
          <text:p text:style-name="P49"><text:span text:style-name="Strong_20_Emphasis"><text:span text:style-name="T1">Measures of Internal Migration:</text:span></text:span></text:p>
          <text:list>
            <text:list-item>
              <text:p text:style-name="P49"><text:span text:style-name="Strong_20_Emphasis"><text:span text:style-name="T1">In-migration Rate:</text:span></text:span><text:span text:style-name="T1"> (Number of in-migrants to an area / Mid-period population of the area) * 1,000.</text:span></text:p>
            </text:list-item>
            <text:list-item>
              <text:p text:style-name="P49"><text:span text:style-name="Strong_20_Emphasis"><text:span text:style-name="T1">Out-migration Rate:</text:span></text:span><text:span text:style-name="T1"> (Number of out-migrants from an area / Mid-period population of the area) * 1,000.</text:span></text:p>
            </text:list-item>
            <text:list-item>
              <text:p text:style-name="P49"><text:span text:style-name="Strong_20_Emphasis"><text:span text:style-name="T1">Net Migration Rate:</text:span></text:span><text:span text:style-name="T1"> (In-migrants - Out-migrants) / Mid-period population * 1,000.</text:span></text:p>
            </text:list-item>
            <text:list-item>
              <text:p text:style-name="P49"><text:span text:style-name="Strong_20_Emphasis"><text:span text:style-name="T1">Migration Effectiveness Ratio:</text:span></text:span><text:span text:style-name="T1"> (Net Migration / Gross Migration) * 100. Measures how "efficient" migration is at redistributing population. A high ratio means most moves are in one direction.</text:span></text:p>
            </text:list-item>
          </text:list>
        </text:list-item>
        <text:list-item>
          <text:p text:style-name="P49"><text:span text:style-name="Strong_20_Emphasis"><text:span text:style-name="T1">Major Types of Internal Migration:</text:span></text:span></text:p>
          <text:list>
            <text:list-item>
              <text:p text:style-name="P49"><text:span text:style-name="Strong_20_Emphasis"><text:span text:style-name="T1">Rural-to-Urban Migration:</text:span></text:span><text:span text:style-name="T1"> The movement of people from agricultural areas to cities.</text:span></text:p>
              <text:list>
                <text:list-item>
                  <text:p text:style-name="P50">Historically the dominant form of internal migration and a key component of urbanization.</text:p>
                </text:list-item>
                <text:list-item>
                  <text:p text:style-name="P50"><text:soft-page-break/>Driven by economic "pull" factors in cities (jobs, higher wages, education) and "push" factors in rural areas (lack of land, agricultural mechanization, poverty).</text:p>
                </text:list-item>
              </text:list>
            </text:list-item>
            <text:list-item>
              <text:p text:style-name="P49"><text:span text:style-name="Strong_20_Emphasis"><text:span text:style-name="T1">Urban-to-Urban Migration:</text:span></text:span><text:span text:style-name="T1"> Movement between different cities or metropolitan areas. The most common type of internal migration in highly urbanized countries.</text:span></text:p>
            </text:list-item>
            <text:list-item>
              <text:p text:style-name="P49"><text:span text:style-name="Strong_20_Emphasis"><text:span text:style-name="T1">Urban-to-Rural Migration (Counter-urbanization):</text:span></text:span><text:span text:style-name="T1"> Movement from cities to smaller towns or rural areas.</text:span></text:p>
              <text:list>
                <text:list-item>
                  <text:p text:style-name="P50">Often associated with retirement, lifestyle preferences, or de-industrialization of cities.</text:p>
                </text:list-item>
              </text:list>
            </text:list-item>
            <text:list-item>
              <text:p text:style-name="P49"><text:span text:style-name="Strong_20_Emphasis"><text:span text:style-name="T1">Rural-to-Rural Migration:</text:span></text:span><text:span text:style-name="T1"> Movement between different agricultural areas, often linked to agricultural cycles or land availability.</text:span></text:p>
            </text:list-item>
          </text:list>
        </text:list-item>
        <text:list-item>
          <text:p text:style-name="P49"><text:span text:style-name="Strong_20_Emphasis"><text:span text:style-name="T1">Zelinsky's Mobility Transition Model:</text:span></text:span><text:span text:style-name="T1"> A model that links stages of migration to the stages of the Demographic Transition.</text:span></text:p>
          <text:list>
            <text:list-item>
              <text:p text:style-name="P49"><text:span text:style-name="Strong_20_Emphasis"><text:span text:style-name="T1">Phase I (Pre-modern Society):</text:span></text:span><text:span text:style-name="T1"> Limited circular migration, little permanent migration.</text:span></text:p>
            </text:list-item>
            <text:list-item>
              <text:p text:style-name="P49"><text:span text:style-name="Strong_20_Emphasis"><text:span text:style-name="T1">Phase II (Early Transitional Society):</text:span></text:span><text:span text:style-name="T1"> Massive rural-to-urban migration, emigration to colonies. (Corresponds to DTT Stage 2).</text:span></text:p>
            </text:list-item>
            <text:list-item>
              <text:p text:style-name="P49"><text:span text:style-name="Strong_20_Emphasis"><text:span text:style-name="T1">Phase III (Late Transitional Society):</text:span></text:span><text:span text:style-name="T1"> Rural-to-urban migration slows, urban-to-urban migration increases, circular migration increases.</text:span></text:p>
            </text:list-item>
            <text:list-item>
              <text:p text:style-name="P49"><text:span text:style-name="Strong_20_Emphasis"><text:span text:style-name="T1">Phase IV (Advanced Society):</text:span></text:span><text:span text:style-name="T1"> High urban-to-urban and inter-urban movement, residential mobility within cities, growth of counter-urbanization, some immigration of skilled labor. (Corresponds to DTT Stage 4).</text:span></text:p>
            </text:list-item>
          </text:list>
        </text:list-item>
        <text:list-item>
          <text:p text:style-name="P49"><text:span text:style-name="Strong_20_Emphasis"><text:span text:style-name="T1">Migration Selectivity:</text:span></text:span><text:span text:style-name="T1"> Migration is not random; certain people are more likely to migrate than others.</text:span></text:p>
          <text:list>
            <text:list-item>
              <text:p text:style-name="P49"><text:span text:style-name="Strong_20_Emphasis"><text:span text:style-name="T1">Age Selectivity:</text:span></text:span><text:span text:style-name="T1"> The most universal characteristic. Migrants are disproportionately young adults (typically ages 18-30).</text:span></text:p>
            </text:list-item>
            <text:list-item>
              <text:p text:style-name="P49"><text:span text:style-name="Strong_20_Emphasis"><text:span text:style-name="T1">Educational Selectivity:</text:span></text:span><text:span text:style-name="T1"> Migrants are often better educated than those who stay behind in the origin community ("positive selection"). The highly educated are more likely to have information about opportunities elsewhere and are more adaptable.</text:span></text:p>
            </text:list-item>
            <text:list-item>
              <text:p text:style-name="P49"><text:span text:style-name="Strong_20_Emphasis"><text:span text:style-name="T1">Health Selectivity:</text:span></text:span><text:span text:style-name="T1"> Migrants tend to be healthier than non-migrants ("healthy migrant effect").</text:span></text:p>
            </text:list-item>
          </text:list>
        </text:list-item>
      </text:list>
      <text:p text:style-name="P3"><text:span text:style-name="Strong_20_Emphasis"><text:span text:style-name="T1">CHAPTER 2.3.2: INTERNATIONAL MIGRATION DYNAMICS</text:span></text:span></text:p>
      <text:list text:style-name="L27">
        <text:list-item>
          <text:p text:style-name="P51"><text:span text:style-name="Strong_20_Emphasis"><text:span text:style-name="T1">Definition:</text:span></text:span><text:span text:style-name="T1"> Migration across national borders.</text:span></text:p>
        </text:list-item>
        <text:list-item>
          <text:p text:style-name="P51"><text:span text:style-name="Strong_20_Emphasis"><text:span text:style-name="T1">Global Trends:</text:span></text:span></text:p>
          <text:list>
            <text:list-item>
              <text:p text:style-name="P52">The total number of international migrants (stock) has increased from ~173 million in 2000 to ~281 million in 2020.</text:p>
            </text:list-item>
            <text:list-item>
              <text:p text:style-name="P52"><text:soft-page-break/>However, the percentage of the world's population who are international migrants has remained relatively stable, around 3%.</text:p>
            </text:list-item>
            <text:list-item>
              <text:p text:style-name="P52">Migration corridors are highly concentrated. The Mexico-U.S. corridor is the largest.</text:p>
            </text:list-item>
          </text:list>
        </text:list-item>
        <text:list-item>
          <text:p text:style-name="P51"><text:span text:style-name="Strong_20_Emphasis"><text:span text:style-name="T1">Types of International Migration:</text:span></text:span></text:p>
          <text:list>
            <text:list-item>
              <text:p text:style-name="P51"><text:span text:style-name="Strong_20_Emphasis"><text:span text:style-name="T1">Labor Migration:</text:span></text:span><text:span text:style-name="T1"> Movement for the purpose of employment. Can be temporary or permanent, high-skilled or low-skilled.</text:span></text:p>
            </text:list-item>
            <text:list-item>
              <text:p text:style-name="P51"><text:span text:style-name="Strong_20_Emphasis"><text:span text:style-name="T1">Family Migration (Family Reunification/Formation):</text:span></text:span><text:span text:style-name="T1"> Movement to join family members already residing abroad. A major driver of legal migration in many developed countries.</text:span></text:p>
            </text:list-item>
            <text:list-item>
              <text:p text:style-name="P51"><text:span text:style-name="Strong_20_Emphasis"><text:span text:style-name="T1">Student Migration:</text:span></text:span><text:span text:style-name="T1"> Movement for the purpose of education. Can be a precursor to labor migration.</text:span></text:p>
            </text:list-item>
            <text:list-item>
              <text:p text:style-name="P51"><text:span text:style-name="Strong_20_Emphasis"><text:span text:style-name="T1">Forced Migration:</text:span></text:span><text:span text:style-name="T1"> See Chapter 2.3.3.</text:span></text:p>
            </text:list-item>
            <text:list-item>
              <text:p text:style-name="P51"><text:span text:style-name="Strong_20_Emphasis"><text:span text:style-name="T1">Irregular (Undocumented) Migration:</text:span></text:span><text:span text:style-name="T1"> Movement that takes place outside the regulatory norms of the sending, transit, and receiving countries.</text:span></text:p>
            </text:list-item>
          </text:list>
        </text:list-item>
        <text:list-item>
          <text:p text:style-name="P51"><text:span text:style-name="Strong_20_Emphasis"><text:span text:style-name="T1">The "Brain Drain" and "Brain Gain" Debate:</text:span></text:span></text:p>
          <text:list>
            <text:list-item>
              <text:p text:style-name="P51"><text:span text:style-name="Strong_20_Emphasis"><text:span text:style-name="T1">Brain Drain:</text:span></text:span><text:span text:style-name="T1"> The emigration of highly skilled individuals (e.g., doctors, engineers, scientists) from developing to developed countries.</text:span></text:p>
              <text:list>
                <text:list-item>
                  <text:p text:style-name="P51"><text:span text:style-name="Strong_20_Emphasis"><text:span text:style-name="T1">Negative Impact on Origin:</text:span></text:span><text:span text:style-name="T1"> Depletes the origin country of its human capital, reduces its capacity for innovation and development, and represents a loss on its investment in education.</text:span></text:p>
                </text:list-item>
              </text:list>
            </text:list-item>
            <text:list-item>
              <text:p text:style-name="P51"><text:span text:style-name="Strong_20_Emphasis"><text:span text:style-name="T1">Brain Gain:</text:span></text:span><text:span text:style-name="T1"> The benefits that a receiving country gains from the immigration of highly skilled individuals.</text:span></text:p>
            </text:list-item>
            <text:list-item>
              <text:p text:style-name="P51"><text:span text:style-name="Strong_20_Emphasis"><text:span text:style-name="T1">Brain Circulation/Gain (for Origin Country):</text:span></text:span><text:span text:style-name="T1"> The idea that brain drain is not always a net loss.</text:span></text:p>
              <text:list>
                <text:list-item>
                  <text:p text:style-name="P51"><text:span text:style-name="Strong_20_Emphasis"><text:span text:style-name="T1">Remittances:</text:span></text:span><text:span text:style-name="T1"> Highly skilled migrants often send back significant financial remittances.</text:span></text:p>
                </text:list-item>
                <text:list-item>
                  <text:p text:style-name="P51"><text:span text:style-name="Strong_20_Emphasis"><text:span text:style-name="T1">Return Migration:</text:span></text:span><text:span text:style-name="T1"> Migrants may return with enhanced skills, capital, and new ideas.</text:span></text:p>
                </text:list-item>
                <text:list-item>
                  <text:p text:style-name="P51"><text:span text:style-name="Strong_20_Emphasis"><text:span text:style-name="T1">Diaspora Networks:</text:span></text:span><text:span text:style-name="T1"> Expatriate communities can facilitate trade, investment, and knowledge transfer back to their home country.</text:span></text:p>
                </text:list-item>
                <text:list-item>
                  <text:p text:style-name="P51"><text:span text:style-name="Strong_20_Emphasis"><text:span text:style-name="T1">Incentive for Education:</text:span></text:span><text:span text:style-name="T1"> The prospect of high-paying jobs abroad may increase the incentive for people in the home country to pursue higher education.</text:span></text:p>
                </text:list-item>
              </text:list>
            </text:list-item>
          </text:list>
        </text:list-item>
      </text:list>
      <text:p text:style-name="P3"><text:span text:style-name="Strong_20_Emphasis"><text:span text:style-name="T1">CHAPTER 2.3.3: REFUGEES AND FORCED MIGRATION</text:span></text:span></text:p>
      <text:list text:style-name="L28">
        <text:list-item>
          <text:p text:style-name="P53"><text:soft-page-break/><text:span text:style-name="Strong_20_Emphasis"><text:span text:style-name="T1">Forced Migration:</text:span></text:span><text:span text:style-name="T1"> A general term for the movements of people who are compelled to move by factors outside their control.</text:span></text:p>
        </text:list-item>
        <text:list-item>
          <text:p text:style-name="P53"><text:span text:style-name="Strong_20_Emphasis"><text:span text:style-name="T1">Key Categories (defined by international law and convention):</text:span></text:span></text:p>
          <text:list>
            <text:list-item>
              <text:p text:style-name="P53"><text:span text:style-name="Strong_20_Emphasis"><text:span text:style-name="T1">Refugee:</text:span></text:span><text:span text:style-name="T1"> A person who is outside their country of nationality and is unable or unwilling to return due to a well-founded fear of being persecuted for reasons of race, religion, nationality, membership of a particular social group, or political opinion.</text:span></text:p>
              <text:list>
                <text:list-item>
                  <text:p text:style-name="P53"><text:span text:style-name="Strong_20_Emphasis"><text:span text:style-name="T1">Legal Basis:</text:span></text:span><text:span text:style-name="T1"> 1951 Refugee Convention and its 1967 Protocol.</text:span></text:p>
                </text:list-item>
                <text:list-item>
                  <text:p text:style-name="P53"><text:span text:style-name="Strong_20_Emphasis"><text:span text:style-name="T1">Core Principle: Non-refoulement:</text:span></text:span><text:span text:style-name="T1"> Prohibits the return of a refugee to a territory where they face threats to their life or freedom.</text:span></text:p>
                </text:list-item>
                <text:list-item>
                  <text:p text:style-name="P53"><text:span text:style-name="Strong_20_Emphasis"><text:span text:style-name="T1">Administering Body:</text:span></text:span><text:span text:style-name="T1"> The United Nations High Commissioner for Refugees (UNHCR).</text:span></text:p>
                </text:list-item>
              </text:list>
            </text:list-item>
            <text:list-item>
              <text:p text:style-name="P53"><text:span text:style-name="Strong_20_Emphasis"><text:span text:style-name="T1">Asylum Seeker:</text:span></text:span><text:span text:style-name="T1"> A person who has crossed an international border in search of protection as a refugee, but whose claim for refugee status has not yet been definitively evaluated.</text:span></text:p>
            </text:list-item>
          </text:list>
        </text:list-item>
        <text:list-item>
          <text:p text:style-name="P53"><text:span text:style-name="Strong_20_Emphasis"><text:span text:style-name="T1">Other Categories of Forcibly Displaced Persons:</text:span></text:span></text:p>
          <text:list>
            <text:list-item>
              <text:p text:style-name="P53"><text:span text:style-name="Strong_20_Emphasis"><text:span text:style-name="T1">Internally Displaced Person (IDP):</text:span></text:span><text:span text:style-name="T1"> Individuals who have been forced to flee their homes but have not crossed an internationally recognized state border.</text:span></text:p>
              <text:list>
                <text:list-item>
                  <text:p text:style-name="P53"><text:span text:style-name="Strong_20_Emphasis"><text:span text:style-name="T1">Causes:</text:span></text:span><text:span text:style-name="T1"> Armed conflict, generalized violence, violations of human rights, or natural or human-made disasters.</text:span></text:p>
                </text:list-item>
                <text:list-item>
                  <text:p text:style-name="P53"><text:span text:style-name="Strong_20_Emphasis"><text:span text:style-name="T1">Legal Status:</text:span></text:span><text:span text:style-name="T1"> IDPs are not protected by international refugee law and remain under the jurisdiction of their own government.</text:span></text:p>
                </text:list-item>
                <text:list-item>
                  <text:p text:style-name="P53"><text:span text:style-name="Strong_20_Emphasis"><text:span text:style-name="T1">Scale:</text:span></text:span><text:span text:style-name="T1"> The number of IDPs globally is significantly larger than the number of refugees.</text:span></text:p>
                </text:list-item>
              </text:list>
            </text:list-item>
            <text:list-item>
              <text:p text:style-name="P53"><text:span text:style-name="Strong_20_Emphasis"><text:span text:style-name="T1">Stateless Person:</text:span></text:span><text:span text:style-name="T1"> An individual who is not considered as a national by any state under the operation of its law. They lack a legal identity and access to basic rights.</text:span></text:p>
            </text:list-item>
          </text:list>
        </text:list-item>
        <text:list-item>
          <text:p text:style-name="P53"><text:span text:style-name="Strong_20_Emphasis"><text:span text:style-name="T1">Durable Solutions for Refugees:</text:span></text:span><text:span text:style-name="T1"> The three long-term solutions sought by UNHCR.</text:span></text:p>
          <text:list>
            <text:list-item>
              <text:p text:style-name="P53"><text:span text:style-name="Strong_20_Emphasis"><text:span text:style-name="T1">1. Voluntary Repatriation:</text:span></text:span><text:span text:style-name="T1"> The preferred solution, involving the safe and dignified return of refugees to their home country once conditions permit.</text:span></text:p>
            </text:list-item>
            <text:list-item>
              <text:p text:style-name="P53"><text:span text:style-name="Strong_20_Emphasis"><text:span text:style-name="T1">2. Local Integration:</text:span></text:span><text:span text:style-name="T1"> The permanent integration of refugees into the host country, often including a path to citizenship.</text:span></text:p>
            </text:list-item>
            <text:list-item>
              <text:p text:style-name="P53"><text:span text:style-name="Strong_20_Emphasis"><text:span text:style-name="T1">3. Resettlement:</text:span></text:span><text:span text:style-name="T1"> The transfer of refugees from the country where they have sought asylum to a third country that has agreed to admit them and grant them permanent residence. Only a very small fraction of the world's refugees are resettled each year.</text:span></text:p>
            </text:list-item>
          </text:list>
        </text:list-item>
        <text:list-item>
          <text:p text:style-name="P53"><text:soft-page-break/><text:span text:style-name="Strong_20_Emphasis"><text:span text:style-name="T1">Protracted Refugee Situations:</text:span></text:span><text:span text:style-name="T1"> Situations in which refugees find themselves in a long-lasting state of limbo, often for five years or more. They are unable to return home, integrate locally, or be resettled, and often live in camps with limited rights and opportunities.</text:span></text:p>
        </text:list-item>
      </text:list>
      <text:p text:style-name="P3"><text:span text:style-name="Strong_20_Emphasis"><text:span text:style-name="T1">CHAPTER 2.4: POPULATION STRUCTURE AND COMPOSITION</text:span></text:span></text:p>
      <text:list text:style-name="L29">
        <text:list-item>
          <text:p text:style-name="P54"><text:span text:style-name="Strong_20_Emphasis"><text:span text:style-name="T1">Definition:</text:span></text:span><text:span text:style-name="T1"> The distribution of a population among its various characteristics, such as age, sex, marital status, ethnicity, education, and labor force status.</text:span></text:p>
        </text:list-item>
        <text:list-item>
          <text:p text:style-name="P54"><text:span text:style-name="Strong_20_Emphasis"><text:span text:style-name="T1">Significance:</text:span></text:span><text:span text:style-name="T1"> The composition of a population profoundly affects its social, economic, and demographic functioning.</text:span></text:p>
        </text:list-item>
      </text:list>
      <text:p text:style-name="P3"><text:span text:style-name="Strong_20_Emphasis"><text:span text:style-name="T1">CHAPTER 2.4.1: AGE-SEX COMPOSITION TECHNIQUES</text:span></text:span></text:p>
      <text:list text:style-name="L30">
        <text:list-item>
          <text:p text:style-name="P55"><text:span text:style-name="Strong_20_Emphasis"><text:span text:style-name="T1">Age and Sex:</text:span></text:span><text:span text:style-name="T1"> The two most fundamental characteristics of population structure. They are the primary drivers of demographic events.</text:span></text:p>
        </text:list-item>
        <text:list-item>
          <text:p text:style-name="P55"><text:span text:style-name="Strong_20_Emphasis"><text:span text:style-name="T1">Population Pyramid:</text:span></text:span><text:span text:style-name="T1"> The primary tool for visualizing age-sex structure.</text:span></text:p>
          <text:list>
            <text:list-item>
              <text:p text:style-name="P55"><text:span text:style-name="Strong_20_Emphasis"><text:span text:style-name="T1">Shape Interpretation:</text:span></text:span></text:p>
              <text:list>
                <text:list-item>
                  <text:p text:style-name="P55"><text:span text:style-name="Strong_20_Emphasis"><text:span text:style-name="T1">Expansive (Triangular):</text:span></text:span><text:span text:style-name="T1"> Wide base, narrow top. Indicates high birth rates, high death rates, and a young population with potential for rapid growth (Stage 2 DTT).</text:span></text:p>
                </text:list-item>
                <text:list-item>
                  <text:p text:style-name="P55"><text:span text:style-name="Strong_20_Emphasis"><text:span text:style-name="T1">Constrictive (Beehive/Narrow Base):</text:span></text:span><text:span text:style-name="T1"> Base is narrower than the middle sections. Indicates low birth rates and an aging population (Stage 4 DTT).</text:span></text:p>
                </text:list-item>
                <text:list-item>
                  <text:p text:style-name="P55"><text:span text:style-name="Strong_20_Emphasis"><text:span text:style-name="T1">Stationary (Rectangular):</text:span></text:span><text:span text:style-name="T1"> Roughly equal numbers in each age group, tapering off at older ages. Indicates low birth rates, low death rates, and slow or zero growth.</text:span></text:p>
                </text:list-item>
              </text:list>
            </text:list-item>
            <text:list-item>
              <text:p text:style-name="P55"><text:span text:style-name="Strong_20_Emphasis"><text:span text:style-name="T1">Reading History from a Pyramid:</text:span></text:span><text:span text:style-name="T1"> The shape of a pyramid reflects a population's history.</text:span></text:p>
              <text:list>
                <text:list-item>
                  <text:p text:style-name="P55"><text:span text:style-name="Strong_20_Emphasis"><text:span text:style-name="T1">"Baby Boom":</text:span></text:span><text:span text:style-name="T1"> A bulge in the pyramid (e.g., the post-WWII boom cohort in the U.S.). This bulge moves up the pyramid over time.</text:span></text:p>
                </text:list-item>
                <text:list-item>
                  <text:p text:style-name="P55"><text:span text:style-name="Strong_20_Emphasis"><text:span text:style-name="T1">"Baby Bust":</text:span></text:span><text:span text:style-name="T1"> A constriction or "scar" in the pyramid, caused by a period of low fertility (e.g., during a war or economic depression).</text:span></text:p>
                </text:list-item>
                <text:list-item>
                  <text:p text:style-name="P55"><text:span text:style-name="Strong_20_Emphasis"><text:span text:style-name="T1">Excess Male Mortality:</text:span></text:span><text:span text:style-name="T1"> The pyramid often becomes narrower for males at older ages due to their higher mortality rates.</text:span></text:p>
                </text:list-item>
              </text:list>
            </text:list-item>
          </text:list>
        </text:list-item>
        <text:list-item>
          <text:p text:style-name="P55"><text:span text:style-name="Strong_20_Emphasis"><text:span text:style-name="T1">Summary Measures of Age Structure:</text:span></text:span></text:p>
          <text:list>
            <text:list-item>
              <text:p text:style-name="P55"><text:span text:style-name="Strong_20_Emphasis"><text:span text:style-name="T1">Median Age:</text:span></text:span><text:span text:style-name="T1"> The age that divides the population into two numerically equal halves. A low median age signifies a young population; a high median age signifies an old one.</text:span></text:p>
            </text:list-item>
            <text:list-item>
              <text:p text:style-name="P55"><text:span text:style-name="Strong_20_Emphasis"><text:span text:style-name="T1">Proportion of Population in Age Groups:</text:span></text:span><text:span text:style-name="T1"> E.g., % under 15, % aged 15-64, % aged 65+.</text:span></text:p>
            </text:list-item>
            <text:list-item>
              <text:p text:style-name="P55"><text:span text:style-name="Strong_20_Emphasis"><text:span text:style-name="T1">Dependency Ratio:</text:span></text:span><text:span text:style-name="T1"> A measure of the age structure's economic burden.</text:span></text:p>
              <text:list>
                <text:list-item>
                  <text:p text:style-name="P55"><text:soft-page-break/><text:span text:style-name="Strong_20_Emphasis"><text:span text:style-name="T1">Formula:</text:span></text:span><text:span text:style-name="T1"> ( (Population &lt; 15) + (Population 65+) ) / (Population 15-64) * 100.</text:span></text:p>
                </text:list-item>
                <text:list-item>
                  <text:p text:style-name="P55"><text:span text:style-name="Strong_20_Emphasis"><text:span text:style-name="T1">Interpretation:</text:span></text:span><text:span text:style-name="T1"> The number of "dependents" (young and old) for every 100 people in the "working ages."</text:span></text:p>
                </text:list-item>
                <text:list-item>
                  <text:p text:style-name="P55"><text:span text:style-name="Strong_20_Emphasis"><text:span text:style-name="T1">Child Dependency Ratio:</text:span></text:span><text:span text:style-name="T1"> (Pop &lt; 15) / (Pop 15-64) * 100.</text:span></text:p>
                </text:list-item>
                <text:list-item>
                  <text:p text:style-name="P55"><text:span text:style-name="Strong_20_Emphasis"><text:span text:style-name="T1">Old-Age Dependency Ratio:</text:span></text:span><text:span text:style-name="T1"> (Pop 65+) / (Pop 15-64) * 100.</text:span></text:p>
                </text:list-item>
              </text:list>
            </text:list-item>
          </text:list>
        </text:list-item>
        <text:list-item>
          <text:p text:style-name="P55"><text:span text:style-name="Strong_20_Emphasis"><text:span text:style-name="T1">Measures of Sex Composition:</text:span></text:span></text:p>
          <text:list>
            <text:list-item>
              <text:p text:style-name="P55"><text:span text:style-name="Strong_20_Emphasis"><text:span text:style-name="T1">Sex Ratio:</text:span></text:span></text:p>
              <text:list>
                <text:list-item>
                  <text:p text:style-name="P55"><text:span text:style-name="Strong_20_Emphasis"><text:span text:style-name="T1">Formula:</text:span></text:span><text:span text:style-name="T1"> (Number of males / Number of females) * 100.</text:span></text:p>
                </text:list-item>
                <text:list-item>
                  <text:p text:style-name="P55"><text:span text:style-name="Strong_20_Emphasis"><text:span text:style-name="T1">Sex Ratio at Birth:</text:span></text:span><text:span text:style-name="T1"> Biologically, it is consistently around 105 male births for every 100 female births.</text:span></text:p>
                </text:list-item>
                <text:list-item>
                  <text:p text:style-name="P55"><text:span text:style-name="Strong_20_Emphasis"><text:span text:style-name="T1">Overall Sex Ratio:</text:span></text:span><text:span text:style-name="T1"> Can deviate from 100 due to sex-selective migration (e.g., high sex ratios in Gulf states due to male labor migration) or higher male mortality at all ages.</text:span></text:p>
                </text:list-item>
              </text:list>
            </text:list-item>
          </text:list>
        </text:list-item>
        <text:list-item>
          <text:p text:style-name="P55"><text:span text:style-name="Strong_20_Emphasis"><text:span text:style-name="T1">Data Quality Issues:</text:span></text:span></text:p>
          <text:list>
            <text:list-item>
              <text:p text:style-name="P55"><text:span text:style-name="Strong_20_Emphasis"><text:span text:style-name="T1">Age Heaping (or Digit Preference):</text:span></text:span><text:span text:style-name="T1"> A tendency for respondents to report ages ending in certain digits, most commonly 0 and 5. Can be detected by plotting the frequency of single-year ages.</text:span></text:p>
            </text:list-item>
            <text:list-item>
              <text:p text:style-name="P55"><text:span text:style-name="Strong_20_Emphasis"><text:span text:style-name="T1">Whipple's Index:</text:span></text:span><text:span text:style-name="T1"> A measure of age heaping on terminal digits 0 and 5 for ages 23-62.</text:span></text:p>
            </text:list-item>
            <text:list-item>
              <text:p text:style-name="P55"><text:span text:style-name="Strong_20_Emphasis"><text:span text:style-name="T1">Myers' Blended Index:</text:span></text:span><text:span text:style-name="T1"> A more sophisticated index that measures preference for all terminal digits from 0 to 9.</text:span></text:p>
            </text:list-item>
          </text:list>
        </text:list-item>
      </text:list>
      <text:p text:style-name="P3"><text:span text:style-name="Strong_20_Emphasis"><text:span text:style-name="T1">CHAPTER 2.4.2: HOUSEHOLD AND FAMILY DEMOGRAPHY</text:span></text:span></text:p>
      <text:list text:style-name="L31">
        <text:list-item>
          <text:p text:style-name="P56"><text:span text:style-name="Strong_20_Emphasis"><text:span text:style-name="T1">Household:</text:span></text:span><text:span text:style-name="T1"> A person or group of persons who share the same living accommodation, who pool some, or all, of their income and wealth and who consume certain types of goods and services collectively, mainly housing and food. (UN definition).</text:span></text:p>
        </text:list-item>
        <text:list-item>
          <text:p text:style-name="P56"><text:span text:style-name="Strong_20_Emphasis"><text:span text:style-name="T1">Family:</text:span></text:span><text:span text:style-name="T1"> A group of people related by kinship (consanguinity, affinity, or adoption).</text:span></text:p>
        </text:list-item>
        <text:list-item>
          <text:p text:style-name="P56"><text:span text:style-name="Strong_20_Emphasis"><text:span text:style-name="T1">Distinction:</text:span></text:span><text:span text:style-name="T1"> A household is a residential unit; a family is a kinship unit. They are not always the same (e.g., a household may contain unrelated individuals; a family may live in multiple households).</text:span></text:p>
        </text:list-item>
        <text:list-item>
          <text:p text:style-name="P56"><text:span text:style-name="Strong_20_Emphasis"><text:span text:style-name="T1">Key Concepts:</text:span></text:span></text:p>
          <text:list>
            <text:list-item>
              <text:p text:style-name="P56"><text:span text:style-name="Strong_20_Emphasis"><text:span text:style-name="T1">Household Head:</text:span></text:span><text:span text:style-name="T1"> The person in the household acknowledged as head by the other members.</text:span></text:p>
            </text:list-item>
            <text:list-item>
              <text:p text:style-name="P56"><text:span text:style-name="Strong_20_Emphasis"><text:span text:style-name="T1">Household Size:</text:span></text:span><text:span text:style-name="T1"> The number of people in the household.</text:span></text:p>
            </text:list-item>
            <text:list-item>
              <text:p text:style-name="P56"><text:span text:style-name="Strong_20_Emphasis"><text:span text:style-name="T1">Household Type:</text:span></text:span><text:span text:style-name="T1"> Classification based on composition.</text:span></text:p>
              <text:list>
                <text:list-item>
                  <text:p text:style-name="P56"><text:soft-page-break/><text:span text:style-name="Strong_20_Emphasis"><text:span text:style-name="T1">One-person household.</text:span></text:span></text:p>
                </text:list-item>
                <text:list-item>
                  <text:p text:style-name="P56"><text:span text:style-name="Strong_20_Emphasis"><text:span text:style-name="T1">Nuclear household:</text:span></text:span><text:span text:style-name="T1"> A couple and their immediate offspring.</text:span></text:p>
                </text:list-item>
                <text:list-item>
                  <text:p text:style-name="P56"><text:span text:style-name="Strong_20_Emphasis"><text:span text:style-name="T1">Extended household:</text:span></text:span><text:span text:style-name="T1"> A nuclear household plus other relatives (e.g., grandparents, aunts).</text:span></text:p>
                </text:list-item>
                <text:list-item>
                  <text:p text:style-name="P56"><text:span text:style-name="Strong_20_Emphasis"><text:span text:style-name="T1">Composite household:</text:span></text:span><text:span text:style-name="T1"> Contains non-relatives in addition to a family.</text:span></text:p>
                </text:list-item>
              </text:list>
            </text:list-item>
          </text:list>
        </text:list-item>
        <text:list-item>
          <text:p text:style-name="P56"><text:span text:style-name="Strong_20_Emphasis"><text:span text:style-name="T1">Global Trends in Households:</text:span></text:span></text:p>
          <text:list>
            <text:list-item>
              <text:p text:style-name="P56"><text:span text:style-name="Strong_20_Emphasis"><text:span text:style-name="T1">Declining Household Size:</text:span></text:span><text:span text:style-name="T1"> Average household size is decreasing globally due to lower fertility and a shift away from extended family living.</text:span></text:p>
            </text:list-item>
            <text:list-item>
              <text:p text:style-name="P56"><text:span text:style-name="Strong_20_Emphasis"><text:span text:style-name="T1">Rise of One-Person Households:</text:span></text:span><text:span text:style-name="T1"> Particularly common in wealthy, aging societies.</text:span></text:p>
            </text:list-item>
            <text:list-item>
              <text:p text:style-name="P56"><text:span text:style-name="Strong_20_Emphasis"><text:span text:style-name="T1">Changes in Family Structure:</text:span></text:span></text:p>
              <text:list>
                <text:list-item>
                  <text:p text:style-name="P57">Decline of the traditional nuclear family.</text:p>
                </text:list-item>
                <text:list-item>
                  <text:p text:style-name="P57">Increase in single-parent families, cohabiting couples, and same-sex partnerships.</text:p>
                </text:list-item>
              </text:list>
            </text:list-item>
          </text:list>
        </text:list-item>
        <text:list-item>
          <text:p text:style-name="P56"><text:span text:style-name="Strong_20_Emphasis"><text:span text:style-name="T1">Headship Rate Method:</text:span></text:span><text:span text:style-name="T1"> A common method for projecting the number of households.</text:span></text:p>
          <text:list>
            <text:list-item>
              <text:p text:style-name="P56"><text:span text:style-name="Strong_20_Emphasis"><text:span text:style-name="T1">Process:</text:span></text:span><text:span text:style-name="T1"> Project the population by age and sex. Then, project the age-sex specific headship rates (the proportion of people in an age-sex group who are heads of households). Multiply the projected population by the projected headship rates to get the future number of households.</text:span></text:p>
            </text:list-item>
          </text:list>
        </text:list-item>
      </text:list>
      <text:p text:style-name="P3"><text:span text:style-name="Strong_20_Emphasis"><text:span text:style-name="T1">CHAPTER 2.4.3: ETHNIC AND RACIAL DEMOGRAPHICS</text:span></text:span></text:p>
      <text:list text:style-name="L32">
        <text:list-item>
          <text:p text:style-name="P58"><text:span text:style-name="Strong_20_Emphasis"><text:span text:style-name="T1">Race:</text:span></text:span><text:span text:style-name="T1"> A social construct that groups people based on perceived physical characteristics, such as skin color. It has no biological basis but has profound social and demographic consequences.</text:span></text:p>
        </text:list-item>
        <text:list-item>
          <text:p text:style-name="P58"><text:span text:style-name="Strong_20_Emphasis"><text:span text:style-name="T1">Ethnicity:</text:span></text:span><text:span text:style-name="T1"> A social construct that groups people based on shared cultural characteristics, such as language, religion, ancestry, or national origin.</text:span></text:p>
        </text:list-item>
        <text:list-item>
          <text:p text:style-name="P58"><text:span text:style-name="Strong_20_Emphasis"><text:span text:style-name="T1">Data Collection Issues:</text:span></text:span></text:p>
          <text:list>
            <text:list-item>
              <text:p text:style-name="P58"><text:span text:style-name="Strong_20_Emphasis"><text:span text:style-name="T1">Concepts are Fluid:</text:span></text:span><text:span text:style-name="T1"> Definitions of race and ethnicity change over time and vary across countries.</text:span></text:p>
            </text:list-item>
            <text:list-item>
              <text:p text:style-name="P58"><text:span text:style-name="Strong_20_Emphasis"><text:span text:style-name="T1">Self-Identification vs. Observer Identification:</text:span></text:span><text:span text:style-name="T1"> The preferred standard is self-identification, but historical data often used observer-assigned categories.</text:span></text:p>
            </text:list-item>
            <text:list-item>
              <text:p text:style-name="P58"><text:span text:style-name="Strong_20_Emphasis"><text:span text:style-name="T1">Multiple Identities:</text:span></text:span><text:span text:style-name="T1"> Increasing numbers of people identify with more than one race or ethnicity, creating challenges for classification.</text:span></text:p>
            </text:list-item>
          </text:list>
        </text:list-item>
        <text:list-item>
          <text:p text:style-name="P58"><text:span text:style-name="Strong_20_Emphasis"><text:span text:style-name="T1">Demographic Analysis:</text:span></text:span></text:p>
          <text:list>
            <text:list-item>
              <text:p text:style-name="P59">Demographers study differences in fertility, mortality, migration, and family structure among racial and ethnic groups.</text:p>
            </text:list-item>
            <text:list-item>
              <text:p text:style-name="P59"><text:soft-page-break/>These differentials are not due to biology but are the result of social, economic, and historical factors like systemic discrimination, residential segregation, and unequal access to resources (education, healthcare).</text:p>
            </text:list-item>
            <text:list-item>
              <text:p text:style-name="P58"><text:span text:style-name="Strong_20_Emphasis"><text:span text:style-name="T1">Example:</text:span></text:span><text:span text:style-name="T1"> Analyzing the Black-White mortality gap in the United States.</text:span></text:p>
            </text:list-item>
          </text:list>
        </text:list-item>
        <text:list-item>
          <text:p text:style-name="P58"><text:span text:style-name="Strong_20_Emphasis"><text:span text:style-name="T1">Residential Segregation:</text:span></text:span><text:span text:style-name="T1"> The degree to which two or more groups live separately from one another in a geographic area.</text:span></text:p>
          <text:list>
            <text:list-item>
              <text:p text:style-name="P58"><text:span text:style-name="Strong_20_Emphasis"><text:span text:style-name="T1">Index of Dissimilarity (D):</text:span></text:span><text:span text:style-name="T1"> The most common measure. Ranges from 0 (perfect integration) to 100 (complete segregation).</text:span></text:p>
            </text:list-item>
            <text:list-item>
              <text:p text:style-name="P58"><text:span text:style-name="Strong_20_Emphasis"><text:span text:style-name="T1">Interpretation:</text:span></text:span><text:span text:style-name="T1"> The percentage of one group's population that would have to move to a different neighborhood to achieve a distribution that matches that of the larger area.</text:span></text:p>
            </text:list-item>
          </text:list>
        </text:list-item>
        <text:list-item>
          <text:p text:style-name="P58"><text:span text:style-name="Strong_20_Emphasis"><text:span text:style-name="T1">Multiracial Populations:</text:span></text:span></text:p>
          <text:list>
            <text:list-item>
              <text:p text:style-name="P59">The growing number of people with mixed racial or ethnic ancestry is a major demographic trend, particularly in countries with high immigration.</text:p>
            </text:list-item>
            <text:list-item>
              <text:p text:style-name="P59">It complicates demographic analysis and challenges traditional notions of racial and ethnic categories.</text:p>
            </text:list-item>
          </text:list>
        </text:list-item>
      </text:list>
      <text:p text:style-name="P12"/>
      <text:p text:style-name="P13"/>
      <text:p text:style-name="P3"><text:span text:style-name="Strong_20_Emphasis"><text:span text:style-name="T1">CHAPTER 2.5: POPULATION AND ENVIRONMENT</text:span></text:span></text:p>
      <text:list text:style-name="L33">
        <text:list-item>
          <text:p text:style-name="P60"><text:span text:style-name="Strong_20_Emphasis"><text:span text:style-name="T1">Core Question:</text:span></text:span><text:span text:style-name="T1"> How do population dynamics (size, growth, distribution, composition) and environmental changes interact and influence each other?</text:span></text:p>
        </text:list-item>
        <text:list-item>
          <text:p text:style-name="P60"><text:span text:style-name="Strong_20_Emphasis"><text:span text:style-name="T1">Two-Way Relationship:</text:span></text:span><text:span text:style-name="T1"> Population affects the environment, and environmental changes affect population health and well-being.</text:span></text:p>
        </text:list-item>
        <text:list-item>
          <text:p text:style-name="P60"><text:span text:style-name="Strong_20_Emphasis"><text:span text:style-name="T1">Key Frameworks:</text:span></text:span></text:p>
          <text:list>
            <text:list-item>
              <text:p text:style-name="P60"><text:span text:style-name="Strong_20_Emphasis"><text:span text:style-name="T1">I = PAT (or IPAT) Identity:</text:span></text:span><text:span text:style-name="T1"> A conceptual formula to frame the discussion.</text:span></text:p>
              <text:list>
                <text:list-item>
                  <text:p text:style-name="P60"><text:span text:style-name="Strong_20_Emphasis"><text:span text:style-name="T1">I</text:span></text:span><text:span text:style-name="T1"> (Environmental Impact) = </text:span><text:span text:style-name="Strong_20_Emphasis"><text:span text:style-name="T1">P</text:span></text:span><text:span text:style-name="T1"> (Population) × </text:span><text:span text:style-name="Strong_20_Emphasis"><text:span text:style-name="T1">A</text:span></text:span><text:span text:style-name="T1"> (Affluence, i.e., consumption per capita) × </text:span><text:span text:style-name="Strong_20_Emphasis"><text:span text:style-name="T1">T</text:span></text:span><text:span text:style-name="T1"> (Technology, i.e., impact per unit of consumption).</text:span></text:p>
                </text:list-item>
                <text:list-item>
                  <text:p text:style-name="P60"><text:span text:style-name="Strong_20_Emphasis"><text:span text:style-name="T1">Purpose:</text:span></text:span><text:span text:style-name="T1"> Not a predictive model, but a tool to decompose the drivers of environmental impact. It highlights that population size is only one factor among several.</text:span></text:p>
                </text:list-item>
                <text:list-item>
                  <text:p text:style-name="P60"><text:span text:style-name="Strong_20_Emphasis"><text:span text:style-name="T1">Critique:</text:span></text:span><text:span text:style-name="T1"> The terms are not truly independent (e.g., technology can influence affluence), and "T" can be a complex term that can either increase or decrease impact.</text:span></text:p>
                </text:list-item>
              </text:list>
            </text:list-item>
            <text:list-item>
              <text:p text:style-name="P60"><text:span text:style-name="Strong_20_Emphasis"><text:span text:style-name="T1">Ehrlich vs. Simon Debate:</text:span></text:span><text:span text:style-name="T1"> A classic confrontation of Malthusian vs. Cornucopian views.</text:span></text:p>
              <text:list>
                <text:list-item>
                  <text:p text:style-name="P60"><text:soft-page-break/><text:span text:style-name="Strong_20_Emphasis"><text:span text:style-name="T1">Paul Ehrlich (Neo-Malthusian):</text:span></text:span><text:span text:style-name="T1"> Argued that population growth was the primary driver of environmental degradation and resource depletion.</text:span></text:p>
                </text:list-item>
                <text:list-item>
                  <text:p text:style-name="P60"><text:span text:style-name="Strong_20_Emphasis"><text:span text:style-name="T1">Julian Simon (Cornucopian):</text:span></text:span><text:span text:style-name="T1"> Argued that human ingenuity is the "ultimate resource." A larger population means more potential innovators who can solve resource problems through technological advancement and substitution.</text:span></text:p>
                </text:list-item>
                <text:list-item>
                  <text:p text:style-name="P60"><text:span text:style-name="Strong_20_Emphasis"><text:span text:style-name="T1">The Simon-Ehrlich Wager (1980):</text:span></text:span><text:span text:style-name="T1"> A famous bet on whether the prices of five commodity metals would rise or fall over a decade. Simon won, as the prices fell, but the bet is considered a simplistic test of a complex issue.</text:span></text:p>
                </text:list-item>
              </text:list>
            </text:list-item>
            <text:list-item>
              <text:p text:style-name="P60"><text:span text:style-name="Strong_20_Emphasis"><text:span text:style-name="T1">Carrying Capacity:</text:span></text:span><text:span text:style-name="T1"> The maximum population size of a species that the environment can sustain indefinitely, given the food, habitat, water, and other necessities available in the environment.</text:span></text:p>
              <text:list>
                <text:list-item>
                  <text:p text:style-name="P60"><text:span text:style-name="Strong_20_Emphasis"><text:span text:style-name="T1">Human Carrying Capacity:</text:span></text:span><text:span text:style-name="T1"> A highly complex and contested concept. It is not fixed, as it depends on technology, consumption patterns, and cultural norms.</text:span></text:p>
                </text:list-item>
              </text:list>
            </text:list-item>
          </text:list>
        </text:list-item>
      </text:list>
      <text:p text:style-name="P3"><text:span text:style-name="Strong_20_Emphasis"><text:span text:style-name="T1">CHAPTER 2.5.1: POPULATION-ENVIRONMENT INTERACTIONS</text:span></text:span></text:p>
      <text:list text:style-name="L34">
        <text:list-item>
          <text:p text:style-name="P61"><text:span text:style-name="Strong_20_Emphasis"><text:span text:style-name="T1">Population Growth:</text:span></text:span><text:span text:style-name="T1"> A larger population requires more resources (food, water, energy, land) and produces more waste and pollution, all else being equal.</text:span></text:p>
        </text:list-item>
        <text:list-item>
          <text:p text:style-name="P61"><text:span text:style-name="Strong_20_Emphasis"><text:span text:style-name="T1">Population Distribution:</text:span></text:span><text:span text:style-name="T1"> The concentration of population in certain areas can create intense local environmental pressures.</text:span></text:p>
          <text:list>
            <text:list-item>
              <text:p text:style-name="P61"><text:span text:style-name="Strong_20_Emphasis"><text:span text:style-name="T1">Coastal Zones:</text:span></text:span><text:span text:style-name="T1"> High population density in coastal areas increases vulnerability to sea-level rise and storm surges, and puts pressure on marine ecosystems.</text:span></text:p>
            </text:list-item>
            <text:list-item>
              <text:p text:style-name="P61"><text:span text:style-name="Strong_20_Emphasis"><text:span text:style-name="T1">Fragile Ecosystems:</text:span></text:span><text:span text:style-name="T1"> Population growth in areas like tropical rainforests or semi-arid lands can lead to deforestation and desertification.</text:span></text:p>
            </text:list-item>
          </text:list>
        </text:list-item>
        <text:list-item>
          <text:p text:style-name="P61"><text:span text:style-name="Strong_20_Emphasis"><text:span text:style-name="T1">Population Composition:</text:span></text:span></text:p>
          <text:list>
            <text:list-item>
              <text:p text:style-name="P61"><text:span text:style-name="Strong_20_Emphasis"><text:span text:style-name="T1">Age Structure:</text:span></text:span><text:span text:style-name="T1"> The consumption patterns of different age groups vary. An aging population may have different environmental impacts than a young one.</text:span></text:p>
            </text:list-item>
            <text:list-item>
              <text:p text:style-name="P61"><text:span text:style-name="Strong_20_Emphasis"><text:span text:style-name="T1">Household Size:</text:span></text:span><text:span text:style-name="T1"> A shift to smaller households (even with stable population size) can increase environmental impact because smaller households are less efficient in their per capita use of energy and resources (e.g., more homes to heat/cool, less sharing of appliances).</text:span></text:p>
            </text:list-item>
          </text:list>
        </text:list-item>
        <text:list-item>
          <text:p text:style-name="P61"><text:span text:style-name="Strong_20_Emphasis"><text:span text:style-name="T1">Key Areas of Interaction:</text:span></text:span></text:p>
          <text:list>
            <text:list-item>
              <text:p text:style-name="P61"><text:span text:style-name="Strong_20_Emphasis"><text:span text:style-name="T1">Land Use Change:</text:span></text:span><text:span text:style-name="T1"> Population growth drives the conversion of forests, wetlands, and grasslands into agricultural land, settlements, and infrastructure. This is a primary driver of biodiversity loss.</text:span></text:p>
            </text:list-item>
            <text:list-item>
              <text:p text:style-name="P61"><text:soft-page-break/><text:span text:style-name="Strong_20_Emphasis"><text:span text:style-name="T1">Water Resources:</text:span></text:span><text:span text:style-name="T1"> Population growth increases demand for fresh water for agriculture, industry, and domestic use, leading to water scarcity and stress in many regions.</text:span></text:p>
            </text:list-item>
            <text:list-item>
              <text:p text:style-name="P61"><text:span text:style-name="Strong_20_Emphasis"><text:span text:style-name="T1">Food Production:</text:span></text:span><text:span text:style-name="T1"> A growing population requires more food. This has led to intensification of agriculture (fertilizers, pesticides), which has environmental consequences (water pollution, soil degradation), and extensification (clearing new land).</text:span></text:p>
            </text:list-item>
            <text:list-item>
              <text:p text:style-name="P61"><text:span text:style-name="Strong_20_Emphasis"><text:span text:style-name="T1">Pollution:</text:span></text:span><text:span text:style-name="T1"> More people, especially with high consumption levels, generate more air pollutants, water pollutants, and solid waste.</text:span></text:p>
            </text:list-item>
          </text:list>
        </text:list-item>
      </text:list>
      <text:p text:style-name="P3"><text:span text:style-name="Strong_20_Emphasis"><text:span text:style-name="T1">CHAPTER 2.5.2: URBANIZATION AND URBAN DEMOGRAPHY</text:span></text:span></text:p>
      <text:list text:style-name="L35">
        <text:list-item>
          <text:p text:style-name="P62"><text:span text:style-name="Strong_20_Emphasis"><text:span text:style-name="T1">Urbanization:</text:span></text:span><text:span text:style-name="T1"> The process by which an increasing proportion of a country's population lives in urban areas. It involves both the growth of existing cities and the creation of new ones.</text:span></text:p>
        </text:list-item>
        <text:list-item>
          <text:p text:style-name="P62"><text:span text:style-name="Strong_20_Emphasis"><text:span text:style-name="T1">Urban Growth:</text:span></text:span><text:span text:style-name="T1"> The absolute increase in the number of people living in urban areas. A country can have urban growth without urbanization if rural areas are growing at the same or a faster rate.</text:span></text:p>
        </text:list-item>
        <text:list-item>
          <text:p text:style-name="P62"><text:span text:style-name="Strong_20_Emphasis"><text:span text:style-name="T1">Measurement:</text:span></text:span></text:p>
          <text:list>
            <text:list-item>
              <text:p text:style-name="P62"><text:span text:style-name="Strong_20_Emphasis"><text:span text:style-name="T1">Level of Urbanization:</text:span></text:span><text:span text:style-name="T1"> Percentage of the total population residing in urban areas.</text:span></text:p>
            </text:list-item>
            <text:list-item>
              <text:p text:style-name="P62"><text:span text:style-name="Strong_20_Emphasis"><text:span text:style-name="T1">Rate of Urbanization:</text:span></text:span><text:span text:style-name="T1"> The annual rate of change in the level of urbanization.</text:span></text:p>
            </text:list-item>
            <text:list-item>
              <text:p text:style-name="P62"><text:span text:style-name="Strong_20_Emphasis"><text:span text:style-name="T1">Definition of "Urban":</text:span></text:span><text:span text:style-name="T1"> Varies significantly by country. Can be based on population size, population density, administrative function, or economic characteristics. This lack of a standard definition complicates international comparisons.</text:span></text:p>
            </text:list-item>
          </text:list>
        </text:list-item>
        <text:list-item>
          <text:p text:style-name="P62"><text:span text:style-name="Strong_20_Emphasis"><text:span text:style-name="T1">Global Trends:</text:span></text:span></text:p>
          <text:list>
            <text:list-item>
              <text:p text:style-name="P63">The world passed the 50% urban milestone around 2007. As of the early 2020s, over 56% of the world's population is urban.</text:p>
            </text:list-item>
            <text:list-item>
              <text:p text:style-name="P63">Future urban growth will be concentrated almost entirely in Asia and Africa.</text:p>
            </text:list-item>
            <text:list-item>
              <text:p text:style-name="P62"><text:span text:style-name="Strong_20_Emphasis"><text:span text:style-name="T1">Megacities:</text:span></text:span><text:span text:style-name="T1"> Cities with populations of 10 million or more. The number of megacities is growing rapidly, particularly in the Global South.</text:span></text:p>
            </text:list-item>
          </text:list>
        </text:list-item>
        <text:list-item>
          <text:p text:style-name="P62"><text:span text:style-name="Strong_20_Emphasis"><text:span text:style-name="T1">Drivers of Urbanization:</text:span></text:span></text:p>
          <text:list>
            <text:list-item>
              <text:list>
                <text:list-item>
                  <text:p text:style-name="P62"><text:span text:style-name="Strong_20_Emphasis"><text:span text:style-name="T1">Net Rural-to-Urban Migration:</text:span></text:span><text:span text:style-name="T1"> The classic driver.</text:span></text:p>
                </text:list-item>
                <text:list-item>
                  <text:p text:style-name="P64"><text:span text:style-name="Strong_20_Emphasis"><text:span text:style-name="T1">Natural Increase:</text:span></text:span><text:span text:style-name="T1"> The excess of births over deaths </text:span><text:span text:style-name="T2">within</text:span><text:span text:style-name="T1"> urban areas. This is now the largest component of urban growth in many developing countries.</text:span></text:p>
                </text:list-item>
                <text:list-item>
                  <text:p text:style-name="P62"><text:span text:style-name="Strong_20_Emphasis"><text:span text:style-name="T1">Reclassification:</text:span></text:span><text:span text:style-name="T1"> The process by which a settlement previously defined as rural is reclassified as urban, or when city boundaries are expanded to annex surrounding areas.</text:span></text:p>
                </text:list-item>
              </text:list>
            </text:list-item>
          </text:list>
        </text:list-item>
        <text:list-item>
          <text:p text:style-name="P62"><text:span text:style-name="Strong_20_Emphasis"><text:span text:style-name="T1">Urban Environmental Challenges:</text:span></text:span></text:p>
          <text:list>
            <text:list-item>
              <text:p text:style-name="P62"><text:soft-page-break/><text:span text:style-name="Strong_20_Emphasis"><text:span text:style-name="T1">Concentrated Pollution:</text:span></text:span><text:span text:style-name="T1"> High density of traffic, industry, and residents leads to severe air and water pollution.</text:span></text:p>
            </text:list-item>
            <text:list-item>
              <text:p text:style-name="P62"><text:span text:style-name="Strong_20_Emphasis"><text:span text:style-name="T1">Urban Heat Island Effect:</text:span></text:span><text:span text:style-name="T1"> Cities are often several degrees warmer than surrounding rural areas due to heat absorbed by buildings and pavement and waste heat from human activities.</text:span></text:p>
            </text:list-item>
            <text:list-item>
              <text:p text:style-name="P62"><text:span text:style-name="Strong_20_Emphasis"><text:span text:style-name="T1">Waste Management:</text:span></text:span><text:span text:style-name="T1"> The sheer volume of solid waste generated by large cities presents a major logistical and environmental challenge.</text:span></text:p>
            </text:list-item>
            <text:list-item>
              <text:p text:style-name="P62"><text:span text:style-name="Strong_20_Emphasis"><text:span text:style-name="T1">Slums and Informal Settlements:</text:span></text:span><text:span text:style-name="T1"> Rapid, unplanned urban growth often results in large populations living in settlements with inadequate housing, lack of secure tenure, and no access to basic services like clean water, sanitation, and electricity.</text:span></text:p>
            </text:list-item>
          </text:list>
        </text:list-item>
        <text:list-item>
          <text:p text:style-name="P62"><text:span text:style-name="Strong_20_Emphasis"><text:span text:style-name="T1">Benefits of Urbanization:</text:span></text:span></text:p>
          <text:list>
            <text:list-item>
              <text:p text:style-name="P62"><text:span text:style-name="Strong_20_Emphasis"><text:span text:style-name="T1">Economic Hubs:</text:span></text:span><text:span text:style-name="T1"> Cities are centers of innovation, employment, and economic productivity.</text:span></text:p>
            </text:list-item>
            <text:list-item>
              <text:p text:style-name="P62"><text:span text:style-name="Strong_20_Emphasis"><text:span text:style-name="T1">Service Delivery:</text:span></text:span><text:span text:style-name="T1"> It is often more efficient and cost-effective to provide services like education and healthcare to a concentrated urban population.</text:span></text:p>
            </text:list-item>
            <text:list-item>
              <text:p text:style-name="P62"><text:span text:style-name="Strong_20_Emphasis"><text:span text:style-name="T1">Potential Environmental Benefits:</text:span></text:span><text:span text:style-name="T1"> High-density living can have a lower per capita environmental footprint (e.g., less land use per person, greater viability of public transport) if planned and managed well.</text:span></text:p>
            </text:list-item>
          </text:list>
        </text:list-item>
      </text:list>
      <text:p text:style-name="P3"><text:span text:style-name="Strong_20_Emphasis"><text:span text:style-name="T1">CHAPTER 2.5.3: POPULATION AND CLIMATE CHANGE</text:span></text:span></text:p>
      <text:list text:style-name="L36">
        <text:list-item>
          <text:p text:style-name="P65"><text:span text:style-name="Strong_20_Emphasis"><text:span text:style-name="T1">Two-Way Link:</text:span></text:span></text:p>
          <text:list>
            <text:list-item>
              <text:list>
                <text:list-item>
                  <text:p text:style-name="P65"><text:span text:style-name="Strong_20_Emphasis"><text:span text:style-name="T1">Population as a Driver of Climate Change:</text:span></text:span><text:span text:style-name="T1"> Through greenhouse gas (GHG) emissions.</text:span></text:p>
                </text:list-item>
                <text:list-item>
                  <text:p text:style-name="P65"><text:span text:style-name="Strong_20_Emphasis"><text:span text:style-name="T1">Climate Change as a Threat to Populations:</text:span></text:span><text:span text:style-name="T1"> Through its impacts on health, livelihoods, and settlement patterns.</text:span></text:p>
                </text:list-item>
              </text:list>
            </text:list-item>
          </text:list>
        </text:list-item>
        <text:list-item>
          <text:p text:style-name="P65"><text:span text:style-name="Strong_20_Emphasis"><text:span text:style-name="T1">Population's Role in Emissions:</text:span></text:span></text:p>
          <text:list>
            <text:list-item>
              <text:p text:style-name="P66">This is a highly contentious issue.</text:p>
            </text:list-item>
            <text:list-item>
              <text:p text:style-name="P66">Using the IPAT framework: Population (P) is a multiplier of emissions. However, the vast majority of historical and current GHG emissions come from high-consumption countries (A) with slow-growing or stable populations.</text:p>
            </text:list-item>
            <text:list-item>
              <text:p text:style-name="P66">High-population-growth countries in the Global South have very low per capita emissions.</text:p>
            </text:list-item>
            <text:list-item>
              <text:p text:style-name="P66">Therefore, focusing solely on population growth as the problem can be misleading and divert attention from the primary issue of consumption and fossil fuel-based technology (A and T).</text:p>
            </text:list-item>
            <text:list-item>
              <text:p text:style-name="P66"><text:soft-page-break/>Slowing population growth can contribute to reducing future emissions, but its effect is generally smaller and slower than that of decarbonizing the energy system.</text:p>
            </text:list-item>
          </text:list>
        </text:list-item>
        <text:list-item>
          <text:p text:style-name="P65"><text:span text:style-name="Strong_20_Emphasis"><text:span text:style-name="T1">Climate Change Impacts on Population (Vulnerability):</text:span></text:span></text:p>
          <text:list>
            <text:list-item>
              <text:p text:style-name="P66">The impacts of climate change are not felt equally. Vulnerability is a key concept, determined by a population's exposure, sensitivity, and adaptive capacity.</text:p>
            </text:list-item>
            <text:list-item>
              <text:p text:style-name="P65"><text:span text:style-name="Strong_20_Emphasis"><text:span text:style-name="T1">Sea-Level Rise:</text:span></text:span><text:span text:style-name="T1"> Threatens coastal populations worldwide with permanent inundation, increased flooding, and saltwater intrusion into freshwater supplies. Small island developing states are particularly vulnerable.</text:span></text:p>
            </text:list-item>
            <text:list-item>
              <text:p text:style-name="P65"><text:span text:style-name="Strong_20_Emphasis"><text:span text:style-name="T1">Extreme Weather Events:</text:span></text:span><text:span text:style-name="T1"> Increased frequency and intensity of heatwaves, droughts, floods, and storms, leading to increased mortality, displacement, and economic losses.</text:span></text:p>
            </text:list-item>
            <text:list-item>
              <text:p text:style-name="P65"><text:span text:style-name="Strong_20_Emphasis"><text:span text:style-name="T1">Food Security:</text:span></text:span><text:span text:style-name="T1"> Climate change can disrupt agricultural production through changing temperature and precipitation patterns, threatening food supplies, especially for subsistence farmers.</text:span></text:p>
            </text:list-item>
            <text:list-item>
              <text:p text:style-name="P65"><text:span text:style-name="Strong_20_Emphasis"><text:span text:style-name="T1">Water Scarcity:</text:span></text:span><text:span text:style-name="T1"> Changes in rainfall patterns and melting glaciers can alter the availability of fresh water for billions of people.</text:span></text:p>
            </text:list-item>
            <text:list-item>
              <text:p text:style-name="P65"><text:span text:style-name="Strong_20_Emphasis"><text:span text:style-name="T1">Health Impacts:</text:span></text:span></text:p>
              <text:list>
                <text:list-item>
                  <text:p text:style-name="P65"><text:span text:style-name="Strong_20_Emphasis"><text:span text:style-name="T1">Direct:</text:span></text:span><text:span text:style-name="T1"> Heat stress, injuries from extreme events.</text:span></text:p>
                </text:list-item>
                <text:list-item>
                  <text:p text:style-name="P65"><text:span text:style-name="Strong_20_Emphasis"><text:span text:style-name="T1">Indirect:</text:span></text:span><text:span text:style-name="T1"> Spread of vector-borne diseases (like malaria and dengue fever) into new areas, respiratory illnesses from air pollution and wildfires, mental health impacts.</text:span></text:p>
                </text:list-item>
              </text:list>
            </text:list-item>
          </text:list>
        </text:list-item>
        <text:list-item>
          <text:p text:style-name="P65"><text:span text:style-name="Strong_20_Emphasis"><text:span text:style-name="T1">Climate Migration:</text:span></text:span></text:p>
          <text:list>
            <text:list-item>
              <text:p text:style-name="P66">Climate change is expected to be a major driver of migration and displacement in the 21st century.</text:p>
            </text:list-item>
            <text:list-item>
              <text:p text:style-name="P66">Movement can be internal or international, short-term or permanent.</text:p>
            </text:list-item>
            <text:list-item>
              <text:p text:style-name="P66">Most "climate migration" is likely to be internal and short-distance.</text:p>
            </text:list-item>
            <text:list-item>
              <text:p text:style-name="P66">There is currently no legal category of "climate refugee" under international law, creating a protection gap for people displaced across borders by environmental factors.</text:p>
            </text:list-item>
          </text:list>
        </text:list-item>
      </text:list>
      <text:p text:style-name="P3"><text:span text:style-name="Strong_20_Emphasis"><text:span text:style-name="T1">CHAPTER 2.6: DEMOGRAPHIC ECONOMICS</text:span></text:span></text:p>
      <text:list text:style-name="L37">
        <text:list-item>
          <text:p text:style-name="P67"><text:span text:style-name="Strong_20_Emphasis"><text:span text:style-name="T1">Definition:</text:span></text:span><text:span text:style-name="T1"> A subfield of economics that studies the relationship between population dynamics and economic outcomes. It examines both how economic factors influence demography (e.g., income's effect on fertility) and how demographic change affects the economy.</text:span></text:p>
        </text:list-item>
      </text:list>
      <text:p text:style-name="P3"><text:span text:style-name="Strong_20_Emphasis"><text:span text:style-name="T1">CHAPTER 2.6.1: LABOR FORCE DEMOGRAPHY</text:span></text:span></text:p>
      <text:list text:style-name="L38">
        <text:list-item>
          <text:p text:style-name="P68"><text:span text:style-name="Strong_20_Emphasis"><text:span text:style-name="T1">Labor Force:</text:span></text:span><text:span text:style-name="T1"> The sum of all persons of working age who are either employed or unemployed but actively seeking work.</text:span></text:p>
        </text:list-item>
        <text:list-item>
          <text:p text:style-name="P68"><text:soft-page-break/><text:span text:style-name="Strong_20_Emphasis"><text:span text:style-name="T1">Key Concepts:</text:span></text:span></text:p>
          <text:list>
            <text:list-item>
              <text:p text:style-name="P68"><text:span text:style-name="Strong_20_Emphasis"><text:span text:style-name="T1">Labor Force Participation Rate (LFPR):</text:span></text:span><text:span text:style-name="T1"> (Labor Force / Population of working age) * 100.</text:span></text:p>
            </text:list-item>
            <text:list-item>
              <text:p text:style-name="P68"><text:span text:style-name="Strong_20_Emphasis"><text:span text:style-name="T1">Employment Rate:</text:span></text:span><text:span text:style-name="T1"> (Employed / Population of working age) * 100.</text:span></text:p>
            </text:list-item>
            <text:list-item>
              <text:p text:style-name="P68"><text:span text:style-name="Strong_20_Emphasis"><text:span text:style-name="T1">Unemployment Rate:</text:span></text:span><text:span text:style-name="T1"> (Unemployed / Labor Force) * 100.</text:span></text:p>
            </text:list-item>
          </text:list>
        </text:list-item>
        <text:list-item>
          <text:p text:style-name="P68"><text:span text:style-name="Strong_20_Emphasis"><text:span text:style-name="T1">Demographic Influences on Labor Supply:</text:span></text:span></text:p>
          <text:list>
            <text:list-item>
              <text:p text:style-name="P68"><text:span text:style-name="Strong_20_Emphasis"><text:span text:style-name="T1">Population Size and Growth:</text:span></text:span><text:span text:style-name="T1"> A growing population increases the potential size of the labor force.</text:span></text:p>
            </text:list-item>
            <text:list-item>
              <text:p text:style-name="P68"><text:span text:style-name="Strong_20_Emphasis"><text:span text:style-name="T1">Age Structure:</text:span></text:span><text:span text:style-name="T1"> The proportion of the population in the working ages (typically 15-64) determines the size of the potential labor supply relative to dependents. A young age structure means a future surge in labor force entrants. An aging structure means a shrinking or slower-growing labor force.</text:span></text:p>
            </text:list-item>
            <text:list-item>
              <text:p text:style-name="P68"><text:span text:style-name="Strong_20_Emphasis"><text:span text:style-name="T1">Sex Composition of Participation:</text:span></text:span><text:span text:style-name="T1"> Female labor force participation (FLFP) is a major variable. A rise in FLFP can significantly boost labor supply, even with a stable population. This is linked to fertility decline, education, and changing social norms.</text:span></text:p>
            </text:list-item>
            <text:list-item>
              <text:p text:style-name="P68"><text:span text:style-name="Strong_20_Emphasis"><text:span text:style-name="T1">Migration:</text:span></text:span><text:span text:style-name="T1"> Immigration is a major source of labor for many developed countries, often filling specific skill gaps or jobs in the secondary labor market. Emigration represents a loss of labor (potentially "brain drain").</text:span></text:p>
            </text:list-item>
          </text:list>
        </text:list-item>
        <text:list-item>
          <text:p text:style-name="P68"><text:span text:style-name="Strong_20_Emphasis"><text:span text:style-name="T1">Life Cycle of Labor Force Participation:</text:span></text:span></text:p>
          <text:list>
            <text:list-item>
              <text:p text:style-name="P69">Participation is low at young ages (schooling), rises to a peak in the prime working ages (25-54), and then declines as people approach and enter retirement.</text:p>
            </text:list-item>
            <text:list-item>
              <text:p text:style-name="P69">Male and female participation patterns differ, with female patterns often showing a dip during peak child-rearing years in many societies.</text:p>
            </text:list-item>
          </text:list>
        </text:list-item>
      </text:list>
      <text:p text:style-name="P3"><text:span text:style-name="Strong_20_Emphasis"><text:span text:style-name="T1">CHAPTER 2.6.2: DEMOGRAPHIC DIVIDEND ANALYSIS</text:span></text:span></text:p>
      <text:list text:style-name="L39">
        <text:list-item>
          <text:p text:style-name="P70"><text:span text:style-name="Strong_20_Emphasis"><text:span text:style-name="T1">Definition:</text:span></text:span><text:span text:style-name="T1"> The potential for accelerated economic growth that can result from a change in a population's age structure, specifically when the share of the working-age population (15-64) is larger than the share of the non-working-age population (&lt;15 and 65+).</text:span></text:p>
        </text:list-item>
        <text:list-item>
          <text:p text:style-name="P70"><text:span text:style-name="Strong_20_Emphasis"><text:span text:style-name="T1">The "Window of Opportunity":</text:span></text:span></text:p>
          <text:list>
            <text:list-item>
              <text:p text:style-name="P70"><text:span text:style-name="Strong_20_Emphasis"><text:span text:style-name="T1">Mechanism:</text:span></text:span><text:span text:style-name="T1"> The demographic transition creates a "bulge" in the age structure. As fertility declines rapidly, the child dependency ratio falls. For several decades, this results in a large cohort of working-age adults with fewer children to support.</text:span></text:p>
            </text:list-item>
            <text:list-item>
              <text:p text:style-name="P70"><text:span text:style-name="Strong_20_Emphasis"><text:span text:style-name="T1">First Demographic Dividend:</text:span></text:span><text:span text:style-name="T1"> An accounting effect. With fewer dependents, resources are freed up.</text:span></text:p>
              <text:list>
                <text:list-item>
                  <text:p text:style-name="P70"><text:span text:style-name="Strong_20_Emphasis"><text:span text:style-name="T1">Labor Supply:</text:span></text:span><text:span text:style-name="T1"> More workers per capita, boosting production.</text:span></text:p>
                </text:list-item>
                <text:list-item>
                  <text:p text:style-name="P70"><text:soft-page-break/><text:span text:style-name="Strong_20_Emphasis"><text:span text:style-name="T1">Savings:</text:span></text:span><text:span text:style-name="T1"> Individuals and governments can save and invest more of their income.</text:span></text:p>
                </text:list-item>
                <text:list-item>
                  <text:p text:style-name="P70"><text:span text:style-name="Strong_20_Emphasis"><text:span text:style-name="T1">Human Capital:</text:span></text:span><text:span text:style-name="T1"> With smaller families, parents can invest more in the health and education of each child, leading to a more productive future workforce.</text:span></text:p>
                </text:list-item>
              </text:list>
            </text:list-item>
            <text:list-item>
              <text:p text:style-name="P70"><text:span text:style-name="Strong_20_Emphasis"><text:span text:style-name="T1">Capturing the Dividend:</text:span></text:span><text:span text:style-name="T1"> The dividend is not automatic. It requires enabling policies:</text:span></text:p>
              <text:list>
                <text:list-item>
                  <text:p text:style-name="P71">Investment in education and health.</text:p>
                </text:list-item>
                <text:list-item>
                  <text:p text:style-name="P71">A flexible labor market that can absorb the new workers.</text:p>
                </text:list-item>
                <text:list-item>
                  <text:p text:style-name="P71">Openness to trade and investment.</text:p>
                </text:list-item>
                <text:list-item>
                  <text:p text:style-name="P71">Good governance and economic stability.</text:p>
                </text:list-item>
              </text:list>
            </text:list-item>
            <text:list-item>
              <text:p text:style-name="P70"><text:span text:style-name="Strong_20_Emphasis"><text:span text:style-name="T1">Example:</text:span></text:span><text:span text:style-name="T1"> The "East Asian Tigers" (e.g., South Korea, Taiwan) successfully capitalized on their demographic dividend in the late 20th century.</text:span></text:p>
            </text:list-item>
          </text:list>
        </text:list-item>
        <text:list-item>
          <text:p text:style-name="P70"><text:span text:style-name="Strong_20_Emphasis"><text:span text:style-name="T1">The Second Demographic Dividend:</text:span></text:span></text:p>
          <text:list>
            <text:list-item>
              <text:p text:style-name="P71">As the large working-age cohort from the first dividend period ages and saves for retirement, they can accumulate significant national wealth.</text:p>
            </text:list-item>
            <text:list-item>
              <text:p text:style-name="P71">If this wealth is invested productively, it can continue to boost economic growth even as the population ages and the first dividend window closes.</text:p>
            </text:list-item>
            <text:list-item>
              <text:p text:style-name="P71">It relies on the accumulation of capital, both physical and human.</text:p>
            </text:list-item>
          </text:list>
        </text:list-item>
      </text:list>
      <text:p text:style-name="P3"><text:span text:style-name="Strong_20_Emphasis"><text:span text:style-name="T1">CHAPTER 2.6.3: AGING ECONOMIES AND PENSIONS</text:span></text:span></text:p>
      <text:list text:style-name="L40">
        <text:list-item>
          <text:p text:style-name="P72"><text:span text:style-name="Strong_20_Emphasis"><text:span text:style-name="T1">Population Aging:</text:span></text:span><text:span text:style-name="T1"> The process by which the share of older individuals in a population rises, accompanied by a rise in the median age. It is driven by sustained low fertility and increasing life expectancy.</text:span></text:p>
        </text:list-item>
        <text:list-item>
          <text:p text:style-name="P72"><text:span text:style-name="Strong_20_Emphasis"><text:span text:style-name="T1">Economic Consequences of Aging:</text:span></text:span></text:p>
          <text:list>
            <text:list-item>
              <text:p text:style-name="P72"><text:span text:style-name="Strong_20_Emphasis"><text:span text:style-name="T1">Labor Markets:</text:span></text:span><text:span text:style-name="T1"> Potential for a shrinking labor force, leading to labor shortages and slower GDP growth. May also lead to an older, potentially less dynamic workforce.</text:span></text:p>
            </text:list-item>
            <text:list-item>
              <text:p text:style-name="P72"><text:span text:style-name="Strong_20_Emphasis"><text:span text:style-name="T1">Fiscal Pressures:</text:span></text:span><text:span text:style-name="T1"> Increased government spending on:</text:span></text:p>
              <text:list>
                <text:list-item>
                  <text:p text:style-name="P72"><text:span text:style-name="Strong_20_Emphasis"><text:span text:style-name="T1">Pensions:</text:span></text:span><text:span text:style-name="T1"> More retirees receiving benefits for longer periods.</text:span></text:p>
                </text:list-item>
                <text:list-item>
                  <text:p text:style-name="P72"><text:span text:style-name="Strong_20_Emphasis"><text:span text:style-name="T1">Healthcare:</text:span></text:span><text:span text:style-name="T1"> Per capita healthcare costs rise sharply at older ages.</text:span></text:p>
                </text:list-item>
                <text:list-item>
                  <text:p text:style-name="P72"><text:span text:style-name="Strong_20_Emphasis"><text:span text:style-name="T1">Long-term Care:</text:span></text:span><text:span text:style-name="T1"> Growing need for services for the frail elderly.</text:span></text:p>
                </text:list-item>
              </text:list>
            </text:list-item>
            <text:list-item>
              <text:p text:style-name="P72"><text:span text:style-name="Strong_20_Emphasis"><text:span text:style-name="T1">Tax Base:</text:span></text:span><text:span text:style-name="T1"> A smaller working-age population has to support a larger dependent elderly population, putting upward pressure on tax rates.</text:span></text:p>
            </text:list-item>
            <text:list-item>
              <text:p text:style-name="P72"><text:span text:style-name="Strong_20_Emphasis"><text:span text:style-name="T1">Savings and Investment:</text:span></text:span><text:span text:style-name="T1"> The effect is debated. Some theories suggest aggregate savings may fall as a large cohort of retirees "dissaves" (spends down assets). Others point to the second dividend.</text:span></text:p>
            </text:list-item>
          </text:list>
        </text:list-item>
        <text:list-item>
          <text:p text:style-name="P72"><text:soft-page-break/><text:span text:style-name="Strong_20_Emphasis"><text:span text:style-name="T1">Pension Systems:</text:span></text:span></text:p>
          <text:list>
            <text:list-item>
              <text:p text:style-name="P72"><text:span text:style-name="Strong_20_Emphasis"><text:span text:style-name="T1">Pay-As-You-Go (PAYG) Systems:</text:span></text:span><text:span text:style-name="T1"> The most common type for public pensions (e.g., U.S. Social Security). Contributions from today's workers are used to pay benefits to today's retirees.</text:span></text:p>
              <text:list>
                <text:list-item>
                  <text:p text:style-name="P72"><text:span text:style-name="Strong_20_Emphasis"><text:span text:style-name="T1">Vulnerability to Aging:</text:span></text:span><text:span text:style-name="T1"> These systems are highly sensitive to the old-age dependency ratio. As the ratio of workers to retirees falls, the system faces a financial crisis unless benefits are cut, retirement ages are raised, or contribution rates are increased.</text:span></text:p>
                </text:list-item>
              </text:list>
            </text:list-item>
            <text:list-item>
              <text:p text:style-name="P72"><text:span text:style-name="Strong_20_Emphasis"><text:span text:style-name="T1">Funded Systems (or Defined Contribution):</text:span></text:span><text:span text:style-name="T1"> Individuals (and often their employers) contribute to a personal retirement account, which is invested. The retirement benefit depends on the total amount contributed and the investment returns.</text:span></text:p>
              <text:list>
                <text:list-item>
                  <text:p text:style-name="P72"><text:span text:style-name="Strong_20_Emphasis"><text:span text:style-name="T1">Less Sensitive to Demographics:</text:span></text:span><text:span text:style-name="T1"> Not directly dependent on the worker-to-retiree ratio.</text:span></text:p>
                </text:list-item>
                <text:list-item>
                  <text:p text:style-name="P72"><text:span text:style-name="Strong_20_Emphasis"><text:span text:style-name="T1">Vulnerability to Markets:</text:span></text:span><text:span text:style-name="T1"> Exposes individuals to investment risk.</text:span></text:p>
                </text:list-item>
              </text:list>
            </text:list-item>
          </text:list>
        </text:list-item>
        <text:list-item>
          <text:p text:style-name="P72"><text:span text:style-name="Strong_20_Emphasis"><text:span text:style-name="T1">Policy Responses to Population Aging:</text:span></text:span></text:p>
          <text:list>
            <text:list-item>
              <text:p text:style-name="P72"><text:span text:style-name="Strong_20_Emphasis"><text:span text:style-name="T1">Pension Reform:</text:span></text:span><text:span text:style-name="T1"> Raising the statutory retirement age, adjusting benefit formulas, increasing contribution rates, or shifting from PAYG to funded systems.</text:span></text:p>
            </text:list-item>
            <text:list-item>
              <text:p text:style-name="P72"><text:span text:style-name="Strong_20_Emphasis"><text:span text:style-name="T1">Labor Market Policies:</text:span></text:span><text:span text:style-name="T1"> Encouraging higher labor force participation among women and older workers, promoting lifelong learning and training.</text:span></text:p>
            </text:list-item>
            <text:list-item>
              <text:p text:style-name="P72"><text:span text:style-name="Strong_20_Emphasis"><text:span text:style-name="T1">Pro-natalist Policies:</text:span></text:span><text:span text:style-name="T1"> Encouraging higher fertility to slow the aging process in the long term.</text:span></text:p>
            </text:list-item>
            <text:list-item>
              <text:p text:style-name="P72"><text:span text:style-name="Strong_20_Emphasis"><text:span text:style-name="T1">Immigration:</text:span></text:span><text:span text:style-name="T1"> Using immigration to supplement the labor force and slow the increase in the dependency ratio.</text:span></text:p>
            </text:list-item>
            <text:list-item>
              <text:p text:style-name="P72"><text:span text:style-name="Strong_20_Emphasis"><text:span text:style-name="T1">Healthcare Reform:</text:span></text:span><text:span text:style-name="T1"> Policies to control the growth of healthcare costs and promote healthy aging.</text:span></text:p>
            </text:list-item>
          </text:list>
        </text:list-item>
      </text:list>
      <text:p text:style-name="P12"/>
      <text:p text:style-name="P13"/>
      <text:p text:style-name="P3"><text:span text:style-name="Strong_20_Emphasis"><text:span text:style-name="T1">PART III: ADVANCED / SPECIALISED</text:span></text:span></text:p>
      <text:p text:style-name="P3"><text:span text:style-name="Strong_20_Emphasis"><text:span text:style-name="T1">CHAPTER 3.1: ADVANCED FERTILITY MODELING</text:span></text:span></text:p>
      <text:list text:style-name="L41">
        <text:list-item>
          <text:p text:style-name="P73"><text:span text:style-name="Strong_20_Emphasis"><text:span text:style-name="T1">Purpose:</text:span></text:span><text:span text:style-name="T1"> To move beyond basic descriptive measures (like TFR) to create more nuanced, dynamic, and behaviorally-grounded models of fertility processes. These models are crucial for understanding fertility trends and for creating more accurate population projections.</text:span></text:p>
        </text:list-item>
      </text:list>
      <text:p text:style-name="P3"><text:span text:style-name="Strong_20_Emphasis"><text:span text:style-name="T1">CHAPTER 3.1.1: PARITY-PROGRESSION RATIO MODELS</text:span></text:span></text:p>
      <text:list text:style-name="L42">
        <text:list-item>
          <text:p text:style-name="P74"><text:span text:style-name="Strong_20_Emphasis"><text:span text:style-name="T1">Core Concept:</text:span></text:span><text:span text:style-name="T1"> Models fertility as a sequential process of decision-making, where women decide whether to progress from one parity (number of children already born) to the next.</text:span></text:p>
        </text:list-item>
        <text:list-item>
          <text:p text:style-name="P74"><text:soft-page-break/><text:span text:style-name="Strong_20_Emphasis"><text:span text:style-name="T1">Parity Progression Ratio (PPR):</text:span></text:span><text:span text:style-name="T1"> Denoted as a_n, it is the proportion of women with n children who go on to have an (n+1)th child.</text:span></text:p>
          <text:list>
            <text:list-item>
              <text:p text:style-name="P75">a_0: Proportion of childless women who have a first child.</text:p>
            </text:list-item>
            <text:list-item>
              <text:p text:style-name="P75">a_1: Proportion of one-child mothers who have a second child.</text:p>
            </text:list-item>
            <text:list-item>
              <text:p text:style-name="P75">...and so on.</text:p>
            </text:list-item>
          </text:list>
        </text:list-item>
        <text:list-item>
          <text:p text:style-name="P74"><text:span text:style-name="Strong_20_Emphasis"><text:span text:style-name="T1">Calculation:</text:span></text:span><text:span text:style-name="T1"> Can be calculated for period or cohort data.</text:span></text:p>
          <text:list>
            <text:list-item>
              <text:p text:style-name="P74"><text:span text:style-name="Strong_20_Emphasis"><text:span text:style-name="T1">Period PPRs:</text:span></text:span><text:span text:style-name="T1"> Based on birth order data for a specific year. Can be volatile and difficult to interpret.</text:span></text:p>
            </text:list-item>
            <text:list-item>
              <text:p text:style-name="P74"><text:span text:style-name="Strong_20_Emphasis"><text:span text:style-name="T1">Cohort PPRs:</text:span></text:span><text:span text:style-name="T1"> Follows a real birth cohort of women to the end of their reproductive lives to see what proportion progressed at each parity. This is the more stable and interpretable measure.</text:span></text:p>
            </text:list-item>
          </text:list>
        </text:list-item>
        <text:list-item>
          <text:p text:style-name="P74"><text:span text:style-name="Strong_20_Emphasis"><text:span text:style-name="T1">Advantages over TFR:</text:span></text:span></text:p>
          <text:list>
            <text:list-item>
              <text:p text:style-name="P76"><text:span text:style-name="Strong_20_Emphasis"><text:span text:style-name="T1">Behavioral Insight:</text:span></text:span><text:span text:style-name="T1"> Directly models the key decisions families make (having a first child, a second, etc.), providing a clearer picture of </text:span><text:span text:style-name="T2">how</text:span><text:span text:style-name="T1"> fertility is changing. For example, a falling TFR could be due to more women remaining childless (a_0 falls) or more women stopping at one child (a_1 falls).</text:span></text:p>
            </text:list-item>
            <text:list-item>
              <text:p text:style-name="P74"><text:span text:style-name="Strong_20_Emphasis"><text:span text:style-name="T1">Decomposition:</text:span></text:span><text:span text:style-name="T1"> The total fertility of a cohort (Completed Cohort Fertility, CCF) can be expressed as a function of its PPRs:</text:span></text:p>
              <text:list>
                <text:list-item>
                  <text:p text:style-name="P77">CCF = a_0 + a_0<text:span text:style-name="T3">a_1 + a_0</text:span>a_1*a_2 + ...</text:p>
                </text:list-item>
              </text:list>
            </text:list-item>
          </text:list>
        </text:list-item>
        <text:list-item>
          <text:p text:style-name="P74"><text:span text:style-name="Strong_20_Emphasis"><text:span text:style-name="T1">Tempo and Quantum:</text:span></text:span><text:span text:style-name="T1"> PPR models help distinguish between these two aspects of fertility.</text:span></text:p>
          <text:list>
            <text:list-item>
              <text:p text:style-name="P74"><text:span text:style-name="Strong_20_Emphasis"><text:span text:style-name="T1">Quantum of Fertility:</text:span></text:span><text:span text:style-name="T1"> The ultimate number of children a cohort has (their CCF).</text:span></text:p>
            </text:list-item>
            <text:list-item>
              <text:p text:style-name="P74"><text:span text:style-name="Strong_20_Emphasis"><text:span text:style-name="T1">Tempo of Fertility:</text:span></text:span><text:span text:style-name="T1"> The timing of births within the cohort's reproductive lifespan (e.g., the mean age at first birth).</text:span></text:p>
            </text:list-item>
            <text:list-item>
              <text:p text:style-name="P74"><text:span text:style-name="Strong_20_Emphasis"><text:span text:style-name="T1">Tempo Distortion:</text:span></text:span><text:span text:style-name="T1"> Period TFRs can be distorted by changes in the timing of births. If women postpone childbirth, the period TFR will be artificially low, even if the final number of children they have (quantum) does not change. PPR models can help identify and adjust for this.</text:span></text:p>
            </text:list-item>
          </text:list>
        </text:list-item>
      </text:list>
      <text:p text:style-name="P3"><text:span text:style-name="Strong_20_Emphasis"><text:span text:style-name="T1">CHAPTER 3.1.2: BONGAARTS PROXIMATE DETERMINANTS MODEL</text:span></text:span></text:p>
      <text:list text:style-name="L43">
        <text:list-item>
          <text:p text:style-name="P78"><text:span text:style-name="Strong_20_Emphasis"><text:span text:style-name="T1">Revisit (Advanced Application):</text:span></text:span><text:span text:style-name="T1"> While introduced as a conceptual framework, its advanced use is as a quantitative decomposition model.</text:span></text:p>
        </text:list-item>
        <text:list-item>
          <text:p text:style-name="P78"><text:span text:style-name="Strong_20_Emphasis"><text:span text:style-name="T1">Purpose:</text:span></text:span><text:span text:style-name="T1"> To quantify the fertility-inhibiting effect of the main proximate determinants.</text:span></text:p>
        </text:list-item>
        <text:list-item>
          <text:p text:style-name="P78"><text:span text:style-name="Strong_20_Emphasis"><text:span text:style-name="T1">The Model Equation:</text:span></text:span><text:span text:style-name="T1"> TFR = TF * C_m * C_c * C_a * C_i</text:span></text:p>
          <text:list>
            <text:list-item>
              <text:p text:style-name="P78"><text:span text:style-name="Strong_20_Emphasis"><text:span text:style-name="T1">TFR:</text:span></text:span><text:span text:style-name="T1"> Total Fertility Rate (observed).</text:span></text:p>
            </text:list-item>
            <text:list-item>
              <text:p text:style-name="P78"><text:span text:style-name="Strong_20_Emphasis"><text:span text:style-name="T1">TF:</text:span></text:span><text:span text:style-name="T1"> Total Fecundity (the biological maximum, usually assumed to be ~15.3).</text:span></text:p>
            </text:list-item>
            <text:list-item>
              <text:p text:style-name="P78"><text:soft-page-break/><text:span text:style-name="Strong_20_Emphasis"><text:span text:style-name="T1">C_m:</text:span></text:span><text:span text:style-name="T1"> Index of marriage (proportion married).</text:span></text:p>
            </text:list-item>
            <text:list-item>
              <text:p text:style-name="P78"><text:span text:style-name="Strong_20_Emphasis"><text:span text:style-name="T1">C_c:</text:span></text:span><text:span text:style-name="T1"> Index of contraception.</text:span></text:p>
            </text:list-item>
            <text:list-item>
              <text:p text:style-name="P78"><text:span text:style-name="Strong_20_Emphasis"><text:span text:style-name="T1">C_a:</text:span></text:span><text:span text:style-name="T1"> Index of induced abortion.</text:span></text:p>
            </text:list-item>
            <text:list-item>
              <text:p text:style-name="P78"><text:span text:style-name="Strong_20_Emphasis"><text:span text:style-name="T1">C_i:</text:span></text:span><text:span text:style-name="T1"> Index of postpartum infecundability (lactational amenorrhea).</text:span></text:p>
            </text:list-item>
          </text:list>
        </text:list-item>
        <text:list-item>
          <text:p text:style-name="P78"><text:span text:style-name="Strong_20_Emphasis"><text:span text:style-name="T1">Index Calculation:</text:span></text:span><text:span text:style-name="T1"> Each index ranges from 0 to 1, where 1 indicates no fertility-reducing effect and values closer to 0 indicate a stronger effect.</text:span></text:p>
          <text:list>
            <text:list-item>
              <text:p text:style-name="P78"><text:span text:style-name="Strong_20_Emphasis"><text:span text:style-name="T1">C_m (Marriage):</text:span></text:span><text:span text:style-name="T1"> Calculated as the weighted average of the proportions of women married in each age group, with the weights being the age-specific marital fertility rates of a reference population (e.g., Hutterites).</text:span></text:p>
            </text:list-item>
            <text:list-item>
              <text:p text:style-name="P78"><text:span text:style-name="Strong_20_Emphasis"><text:span text:style-name="T1">C_c (Contraception):</text:span></text:span><text:span text:style-name="T1"> 1 - (1.08 * u * e), where u is the proportion of married women using contraception and e is the average use-effectiveness of the methods employed. The 1.08 is an adjustment for sterile couples using contraception.</text:span></text:p>
            </text:list-item>
            <text:list-item>
              <text:p text:style-name="P78"><text:span text:style-name="Strong_20_Emphasis"><text:span text:style-name="T1">C_i (Infecundability):</text:span></text:span><text:span text:style-name="T1"> 20 / (18.5 + i), where i is the average duration (in months) of postpartum amenorrhea caused by breastfeeding.</text:span></text:p>
            </text:list-item>
            <text:list-item>
              <text:p text:style-name="P78"><text:span text:style-name="Strong_20_Emphasis"><text:span text:style-name="T1">C_a (Abortion):</text:span></text:span><text:span text:style-name="T1"> TFR / (TFR + (b * TA)), where TA is the total abortion rate and b is a coefficient estimating the number of births averted per abortion (often around 0.4).</text:span></text:p>
            </text:list-item>
          </text:list>
        </text:list-item>
        <text:list-item>
          <text:p text:style-name="P78"><text:span text:style-name="Strong_20_Emphasis"><text:span text:style-name="T1">Application:</text:span></text:span></text:p>
          <text:list>
            <text:list-item>
              <text:p text:style-name="P78"><text:span text:style-name="Strong_20_Emphasis"><text:span text:style-name="T1">Decomposition:</text:span></text:span><text:span text:style-name="T1"> By calculating the indices for a population, one can analyze the relative importance of each proximate determinant in explaining its fertility level. For example, in pre-transitional societies, C_m and C_i are the primary drivers of fertility below the maximum. In modern societies, C_c is the dominant factor.</text:span></text:p>
            </text:list-item>
            <text:list-item>
              <text:p text:style-name="P78"><text:span text:style-name="Strong_20_Emphasis"><text:span text:style-name="T1">Trend Analysis:</text:span></text:span><text:span text:style-name="T1"> Tracking changes in the indices over time reveals the drivers of fertility transition. For instance, fertility decline in Asia was driven heavily by increases in contraception (C_c falling), while historical European decline was driven more by rising age at marriage (C_m falling).</text:span></text:p>
            </text:list-item>
            <text:list-item>
              <text:p text:style-name="P78"><text:span text:style-name="Strong_20_Emphasis"><text:span text:style-name="T1">Policy Simulation:</text:span></text:span><text:span text:style-name="T1"> The model can be used to estimate the impact of potential policy interventions, such as increasing contraceptive prevalence.</text:span></text:p>
            </text:list-item>
          </text:list>
        </text:list-item>
      </text:list>
      <text:p text:style-name="P3"><text:span text:style-name="Strong_20_Emphasis"><text:span text:style-name="T1">CHAPTER 3.1.3: COHORT FERTILITY PROJECTIONS</text:span></text:span></text:p>
      <text:list text:style-name="L44">
        <text:list-item>
          <text:p text:style-name="P79"><text:span text:style-name="Strong_20_Emphasis"><text:span text:style-name="T1">Problem:</text:span></text:span><text:span text:style-name="T1"> Period TFR is a poor basis for long-term forecasts because of tempo distortions. Cohort Completed Fertility (CCF) is a more stable measure of quantum, but it is only known for cohorts who have already finished childbearing.</text:span></text:p>
        </text:list-item>
        <text:list-item>
          <text:p text:style-name="P79"><text:span text:style-name="Strong_20_Emphasis"><text:span text:style-name="T1">Goal:</text:span></text:span><text:span text:style-name="T1"> To forecast the future fertility of younger cohorts who have not yet completed their childbearing years.</text:span></text:p>
        </text:list-item>
        <text:list-item>
          <text:p text:style-name="P79"><text:span text:style-name="Strong_20_Emphasis"><text:span text:style-name="T1">Methodology (General Approach):</text:span></text:span></text:p>
          <text:list>
            <text:list-item>
              <text:list>
                <text:list-item>
                  <text:p text:style-name="P79"><text:soft-page-break/><text:span text:style-name="Strong_20_Emphasis"><text:span text:style-name="T1">Data Collection:</text:span></text:span><text:span text:style-name="T1"> Gather historical data on cohort fertility, specifically age-specific fertility rates for cohorts born over a long period (e.g., 1920-1990).</text:span></text:p>
                </text:list-item>
                <text:list-item>
                  <text:p text:style-name="P79"><text:span text:style-name="Strong_20_Emphasis"><text:span text:style-name="T1">Extrapolation of Timing:</text:span></text:span><text:span text:style-name="T1"> Analyze trends in the timing of births for past cohorts (e.g., mean age at first birth, median age of childbearing). Extrapolate these timing trends into the future for younger cohorts.</text:span></text:p>
                </text:list-item>
                <text:list-item>
                  <text:p text:style-name="P79"><text:span text:style-name="Strong_20_Emphasis"><text:span text:style-name="T1">Extrapolation of Quantum:</text:span></text:span><text:span text:style-name="T1"> Analyze trends in the completed cohort fertility (CCF) for cohorts that have finished childbearing. Extrapolate this trend to forecast the final CCF for younger cohorts. This often involves assuming that CCF will converge to a certain level (e.g., around replacement).</text:span></text:p>
                </text:list-item>
                <text:list-item>
                  <text:p text:style-name="P79"><text:span text:style-name="Strong_20_Emphasis"><text:span text:style-name="T1">Combine and Reconstruct:</text:span></text:span><text:span text:style-name="T1"> Use the extrapolated timing and quantum assumptions to construct a full set of future age-specific fertility rates for each young cohort.</text:span></text:p>
                </text:list-item>
                <text:list-item>
                  <text:p text:style-name="P79"><text:span text:style-name="Strong_20_Emphasis"><text:span text:style-name="T1">Convert to Period Rates:</text:span></text:span><text:span text:style-name="T1"> Once future cohort ASFRs are established, they can be rearranged to create the period ASFRs and TFRs needed for standard population projections.</text:span></text:p>
                </text:list-item>
              </text:list>
            </text:list-item>
          </text:list>
        </text:list-item>
        <text:list-item>
          <text:p text:style-name="P79"><text:span text:style-name="Strong_20_Emphasis"><text:span text:style-name="T1">Example Model: The Coale-Trussell Model (m-model):</text:span></text:span></text:p>
          <text:list>
            <text:list-item>
              <text:p text:style-name="P80">A relational model that represents any age pattern of marital fertility as a deviation from a standard "natural fertility" schedule (the Hutterite schedule).</text:p>
            </text:list-item>
            <text:list-item>
              <text:p text:style-name="P80">r(a) = M * n(a) * exp(m * v(a)) where r(a) is the marital fertility rate at age a, n(a) is the standard natural fertility schedule, M is a scale factor for the level of marital fertility, m represents the degree of fertility control, and v(a) is a standard pattern of control by age.</text:p>
            </text:list-item>
            <text:list-item>
              <text:p text:style-name="P80">By estimating m for different cohorts, one can model the spread of deliberate fertility control.</text:p>
            </text:list-item>
          </text:list>
        </text:list-item>
      </text:list>
      <text:p text:style-name="P3"><text:span text:style-name="Strong_20_Emphasis"><text:span text:style-name="T1">CHAPTER 3.2: ADVANCED MORTALITY MODELING</text:span></text:span></text:p>
      <text:list text:style-name="L45">
        <text:list-item>
          <text:p text:style-name="P81"><text:span text:style-name="Strong_20_Emphasis"><text:span text:style-name="T1">Purpose:</text:span></text:span><text:span text:style-name="T1"> To analyze and forecast mortality patterns with greater precision than standard life tables, often by modeling causes of death, transitions between health states, or by relating mortality schedules to standard models.</text:span></text:p>
        </text:list-item>
      </text:list>
      <text:p text:style-name="P3"><text:span text:style-name="Strong_20_Emphasis"><text:span text:style-name="T1">CHAPTER 3.2.1: MULTISTATE LIFE TABLE TECHNIQUES</text:span></text:span></text:p>
      <text:list text:style-name="L46">
        <text:list-item>
          <text:p text:style-name="P82"><text:span text:style-name="Strong_20_Emphasis"><text:span text:style-name="T1">Limitation of Standard Life Table:</text:span></text:span><text:span text:style-name="T1"> A standard life table is a single-decrement model; the only event (decrement) is death. It analyzes transitions from one state (alive) to one other state (dead).</text:span></text:p>
        </text:list-item>
        <text:list-item>
          <text:p text:style-name="P82"><text:span text:style-name="Strong_20_Emphasis"><text:span text:style-name="T1">Multistate Model:</text:span></text:span><text:span text:style-name="T1"> A generalization of the life table that allows for multiple states and transitions between them. Individuals can move between several "living" states before the final transition to the "dead" state.</text:span></text:p>
        </text:list-item>
        <text:list-item>
          <text:p text:style-name="P82"><text:span text:style-name="Strong_20_Emphasis"><text:span text:style-name="T1">Examples of States:</text:span></text:span></text:p>
          <text:list>
            <text:list-item>
              <text:p text:style-name="P82"><text:soft-page-break/><text:span text:style-name="Strong_20_Emphasis"><text:span text:style-name="T1">Marital Status:</text:span></text:span><text:span text:style-name="T1"> Never Married, Married, Divorced, Widowed. The model can calculate probabilities of marriage, divorce, and widowhood, as well as life expectancies in each state.</text:span></text:p>
            </text:list-item>
            <text:list-item>
              <text:p text:style-name="P82"><text:span text:style-name="Strong_20_Emphasis"><text:span text:style-name="T1">Health Status:</text:span></text:span><text:span text:style-name="T1"> Healthy, Disabled, Institutionalized. The model can calculate healthy life expectancy (see 3.5.3).</text:span></text:p>
            </text:list-item>
            <text:list-item>
              <text:p text:style-name="P82"><text:span text:style-name="Strong_20_Emphasis"><text:span text:style-name="T1">Labor Force Status:</text:span></text:span><text:span text:style-name="T1"> In Labor Force, Not in Labor Force.</text:span></text:p>
            </text:list-item>
            <text:list-item>
              <text:p text:style-name="P82"><text:span text:style-name="Strong_20_Emphasis"><text:span text:style-name="T1">Geographic Region:</text:span></text:span><text:span text:style-name="T1"> Model can analyze inter-regional migration flows alongside mortality.</text:span></text:p>
            </text:list-item>
          </text:list>
        </text:list-item>
        <text:list-item>
          <text:p text:style-name="P82"><text:span text:style-name="Strong_20_Emphasis"><text:span text:style-name="T1">Key Outputs:</text:span></text:span></text:p>
          <text:list>
            <text:list-item>
              <text:p text:style-name="P82"><text:span text:style-name="Strong_20_Emphasis"><text:span text:style-name="T1">Transition Probabilities:</text:span></text:span><text:span text:style-name="T1"> The probability of moving from state i to state j within a given age interval.</text:span></text:p>
            </text:list-item>
            <text:list-item>
              <text:p text:style-name="P82"><text:span text:style-name="Strong_20_Emphasis"><text:span text:style-name="T1">State Occupancy Probabilities:</text:span></text:span><text:span text:style-name="T1"> The probability that an individual will be in a particular state j at an exact age x.</text:span></text:p>
            </text:list-item>
            <text:list-item>
              <text:p text:style-name="P82"><text:span text:style-name="Strong_20_Emphasis"><text:span text:style-name="T1">State Life Expectancies:</text:span></text:span><text:span text:style-name="T1"> The average time a person at age x in state i can expect to spend in each of the other states (j) over their remaining lifetime.</text:span></text:p>
            </text:list-item>
          </text:list>
        </text:list-item>
        <text:list-item>
          <text:p text:style-name="P82"><text:span text:style-name="Strong_20_Emphasis"><text:span text:style-name="T1">Mathematical Complexity:</text:span></text:span><text:span text:style-name="T1"> Requires matrix algebra to handle the multiple transitions. The calculations are analogous to the standard life table but are performed on vectors and matrices of transition rates and probabilities.</text:span></text:p>
        </text:list-item>
      </text:list>
      <text:p text:style-name="P3"><text:span text:style-name="Strong_20_Emphasis"><text:span text:style-name="T1">CHAPTER 3.2.2: MODEL LIFE TABLES APPLICATION</text:span></text:span></text:p>
      <text:list text:style-name="L47">
        <text:list-item>
          <text:p text:style-name="P83"><text:span text:style-name="Strong_20_Emphasis"><text:span text:style-name="T1">Problem:</text:span></text:span><text:span text:style-name="T1"> Many developing countries have incomplete or unreliable vital registration data, making it impossible to construct accurate life tables from raw ASDRs.</text:span></text:p>
        </text:list-item>
        <text:list-item>
          <text:p text:style-name="P83"><text:span text:style-name="Strong_20_Emphasis"><text:span text:style-name="T1">Solution: Model Life Tables:</text:span></text:span><text:span text:style-name="T1"> A set of pre-constructed life tables that represent the full range of human mortality experience by age and sex.</text:span></text:p>
        </text:list-item>
        <text:list-item>
          <text:p text:style-name="P83"><text:span text:style-name="Strong_20_Emphasis"><text:span text:style-name="T1">How They Are Built:</text:span></text:span></text:p>
          <text:list>
            <text:list-item>
              <text:p text:style-name="P84">Based on a large collection of high-quality historical life tables from various countries and time periods.</text:p>
            </text:list-item>
            <text:list-item>
              <text:p text:style-name="P84">Statistical techniques (like principal components analysis) are used to identify common patterns of age-specific mortality. It was found that once you know the mortality level at one age, you can predict the mortality level at other ages with reasonable accuracy, but that this relationship differs systematically between populations.</text:p>
            </text:list-item>
          </text:list>
        </text:list-item>
        <text:list-item>
          <text:p text:style-name="P83"><text:span text:style-name="Strong_20_Emphasis"><text:span text:style-name="T1">Major Families of Model Life Tables:</text:span></text:span></text:p>
          <text:list>
            <text:list-item>
              <text:p text:style-name="P83"><text:span text:style-name="Strong_20_Emphasis"><text:span text:style-name="T1">Coale-Demeny Model Life Tables:</text:span></text:span><text:span text:style-name="T1"> The most famous set. They identified four distinct age patterns of mortality based on historical European data.</text:span></text:p>
              <text:list>
                <text:list-item>
                  <text:p text:style-name="P83"><text:span text:style-name="Strong_20_Emphasis"><text:span text:style-name="T1">West:</text:span></text:span><text:span text:style-name="T1"> The most general, "average" pattern.</text:span></text:p>
                </text:list-item>
                <text:list-item>
                  <text:p text:style-name="P83"><text:soft-page-break/><text:span text:style-name="Strong_20_Emphasis"><text:span text:style-name="T1">North:</text:span></text:span><text:span text:style-name="T1"> High infant mortality relative to child mortality, and very high mortality at older ages.</text:span></text:p>
                </text:list-item>
                <text:list-item>
                  <text:p text:style-name="P83"><text:span text:style-name="Strong_20_Emphasis"><text:span text:style-name="T1">East:</text:span></text:span><text:span text:style-name="T1"> High infant mortality but relatively low child mortality.</text:span></text:p>
                </text:list-item>
                <text:list-item>
                  <text:p text:style-name="P83"><text:span text:style-name="Strong_20_Emphasis"><text:span text:style-name="T1">South:</text:span></text:span><text:span text:style-name="T1"> High child mortality relative to infant mortality, and high mortality at older ages.</text:span></text:p>
                </text:list-item>
              </text:list>
            </text:list-item>
            <text:list-item>
              <text:p text:style-name="P83"><text:span text:style-name="Strong_20_Emphasis"><text:span text:style-name="T1">United Nations Model Life Tables for Developing Countries:</text:span></text:span><text:span text:style-name="T1"> Developed later to better reflect the mortality patterns observed in non-European populations. Includes patterns like Latin American, Chilean, South Asian, and Far Eastern.</text:span></text:p>
            </text:list-item>
          </text:list>
        </text:list-item>
        <text:list-item>
          <text:p text:style-name="P83"><text:span text:style-name="Strong_20_Emphasis"><text:span text:style-name="T1">Application:</text:span></text:span></text:p>
          <text:list>
            <text:list-item>
              <text:list>
                <text:list-item>
                  <text:p text:style-name="P83"><text:span text:style-name="Strong_20_Emphasis"><text:span text:style-name="T1">Select an input parameter:</text:span></text:span><text:span text:style-name="T1"> The user needs some piece of empirical mortality data for their population, even if limited. Common inputs are the infant mortality rate (IMR), child mortality rate (5_q_0), or life expectancy at a certain age.</text:span></text:p>
                </text:list-item>
                <text:list-item>
                  <text:p text:style-name="P83"><text:span text:style-name="Strong_20_Emphasis"><text:span text:style-name="T1">Select a family/pattern:</text:span></text:span><text:span text:style-name="T1"> The user must choose the model family (e.g., Coale-Demeny West) that is believed to best represent the underlying mortality pattern of their population, based on geographical proximity or other information.</text:span></text:p>
                </text:list-item>
                <text:list-item>
                  <text:p text:style-name="P83"><text:span text:style-name="Strong_20_Emphasis"><text:span text:style-name="T1">Find the matching table:</text:span></text:span><text:span text:style-name="T1"> The user enters the model life table system with their input parameter (e.g., an IMR of 80 per 1,000) and finds the specific life table within the chosen family that corresponds to that level of mortality.</text:span></text:p>
                </text:list-item>
                <text:list-item>
                  <text:p text:style-name="P83"><text:span text:style-name="Strong_20_Emphasis"><text:span text:style-name="T1">Graduate the data:</text:span></text:span><text:span text:style-name="T1"> The model provides a complete, smooth, and plausible life table (with all columns like l_x, e_x, etc.), even though it was generated from a single piece of information. This is a form of data "graduation" or smoothing.</text:span></text:p>
                </text:list-item>
              </text:list>
            </text:list-item>
          </text:list>
        </text:list-item>
      </text:list>
      <text:p text:style-name="P3"><text:span text:style-name="Strong_20_Emphasis"><text:span text:style-name="T1">CHAPTER 3.2.3: CAUSE-DELETED LIFE TABLE ANALYSIS</text:span></text:span></text:p>
      <text:list text:style-name="L48">
        <text:list-item>
          <text:p text:style-name="P85"><text:span text:style-name="Strong_20_Emphasis"><text:span text:style-name="T1">Purpose:</text:span></text:span><text:span text:style-name="T1"> To quantify the potential impact on life expectancy if a specific cause of death (or a group of causes) were completely eliminated.</text:span></text:p>
        </text:list-item>
        <text:list-item>
          <text:p text:style-name="P85"><text:span text:style-name="Strong_20_Emphasis"><text:span text:style-name="T1">Methodology:</text:span></text:span></text:p>
          <text:list>
            <text:list-item>
              <text:list>
                <text:list-item>
                  <text:p text:style-name="P85"><text:span text:style-name="Strong_20_Emphasis"><text:span text:style-name="T1">Start with a standard life table</text:span></text:span><text:span text:style-name="T1"> and cause-of-death data. Specifically, for each age group, you need the proportion of all deaths that are due to the cause of interest (e.g., cancer).</text:span></text:p>
                </text:list-item>
                <text:list-item>
                  <text:p text:style-name="P85"><text:span text:style-name="Strong_20_Emphasis"><text:span text:style-name="T1">Calculate a new transition probability:</text:span></text:span><text:span text:style-name="T1"> For each age interval, a new probability of dying (n_q'_x) is calculated, assuming the target cause is removed. This is done by adjusting the original all-cause death rate n_M_x downwards.</text:span></text:p>
                </text:list-item>
                <text:list-item>
                  <text:p text:style-name="P85"><text:span text:style-name="T1">A key assumption is needed here: the </text:span><text:span text:style-name="Strong_20_Emphasis"><text:span text:style-name="T1">independence of causes</text:span></text:span><text:span text:style-name="T1">. This assumes that eliminating one cause of death does not change the risk of dying from any </text:span><text:soft-page-break/><text:span text:style-name="T1">other cause. This is a strong and often unrealistic assumption. For example, a person saved from a heart attack at age 65 might then be at a higher risk of dying from cancer at age 75.</text:span></text:p>
                </text:list-item>
                <text:list-item>
                  <text:p text:style-name="P85"><text:span text:style-name="Strong_20_Emphasis"><text:span text:style-name="T1">Construct a new life table:</text:span></text:span><text:span text:style-name="T1"> A new life table is constructed using the new set of cause-deleted probabilities of death (n_q'_x).</text:span></text:p>
                </text:list-item>
                <text:list-item>
                  <text:p text:style-name="P85"><text:span text:style-name="Strong_20_Emphasis"><text:span text:style-name="T1">Compare life expectancies:</text:span></text:span><text:span text:style-name="T1"> The life expectancy at birth (e'_0) from the new table is compared to the life expectancy from the original table (e_0). The difference (e'_0 - e_0) is the "potential gain in life expectancy" from eliminating that cause of death.</text:span></text:p>
                </text:list-item>
              </text:list>
            </text:list-item>
          </text:list>
        </text:list-item>
        <text:list-item>
          <text:p text:style-name="P85"><text:span text:style-name="Strong_20_Emphasis"><text:span text:style-name="T1">Applications and Interpretation:</text:span></text:span></text:p>
          <text:list>
            <text:list-item>
              <text:p text:style-name="P85"><text:span text:style-name="Strong_20_Emphasis"><text:span text:style-name="T1">Public Health Priority Setting:</text:span></text:span><text:span text:style-name="T1"> Helps to identify which diseases have the largest impact on mortality and longevity, guiding resource allocation.</text:span></text:p>
            </text:list-item>
            <text:list-item>
              <text:p text:style-name="P85"><text:span text:style-name="Strong_20_Emphasis"><text:span text:style-name="T1">Understanding Mortality Trends:</text:span></text:span><text:span text:style-name="T1"> Can be used to decompose historical gains in life expectancy into contributions from the decline of different causes (e.g., how much of the 20th-century life expectancy gain was due to reduced infectious disease mortality vs. reduced cardiovascular mortality).</text:span></text:p>
            </text:list-item>
            <text:list-item>
              <text:p text:style-name="P85"><text:span text:style-name="Strong_20_Emphasis"><text:span text:style-name="T1">Caution:</text:span></text:span><text:span text:style-name="T1"> The results are a hypothetical upper bound. It is impossible to truly "eliminate" a cause of death, and the independence assumption means the true gain would likely be smaller.</text:span></text:p>
            </text:list-item>
          </text:list>
        </text:list-item>
      </text:list>
      <text:p text:style-name="P12"/>
      <text:p text:style-name="P13"/>
      <text:p text:style-name="P3"><text:span text:style-name="Strong_20_Emphasis"><text:span text:style-name="T1">CHAPTER 3.3: ADVANCED MIGRATION MODELING</text:span></text:span></text:p>
      <text:list text:style-name="L49">
        <text:list-item>
          <text:p text:style-name="P86"><text:span text:style-name="Strong_20_Emphasis"><text:span text:style-name="T1">Purpose:</text:span></text:span><text:span text:style-name="T1"> To create mathematically specified models that can explain, analyze, and project migration flows with greater precision than simple descriptive measures or theories.</text:span></text:p>
        </text:list-item>
      </text:list>
      <text:p text:style-name="P3"><text:span text:style-name="Strong_20_Emphasis"><text:span text:style-name="T1">CHAPTER 3.3.1: GRAVITY AND SPATIAL INTERACTION MODELS</text:span></text:span></text:p>
      <text:list text:style-name="L50">
        <text:list-item>
          <text:p text:style-name="P87"><text:span text:style-name="Strong_20_Emphasis"><text:span text:style-name="T1">Gravity Model of Migration:</text:span></text:span><text:span text:style-name="T1"> The workhorse of aggregate migration flow analysis.</text:span></text:p>
        </text:list-item>
        <text:list-item>
          <text:p text:style-name="P87"><text:span text:style-name="Strong_20_Emphasis"><text:span text:style-name="T1">Conceptual Basis:</text:span></text:span><text:span text:style-name="T1"> Derived by analogy to Newton's Law of Universal Gravitation. The migration flow between two locations is directly proportional to the product of their "masses" (populations) and inversely proportional to the distance between them.</text:span></text:p>
        </text:list-item>
        <text:list-item>
          <text:p text:style-name="P87"><text:span text:style-name="Strong_20_Emphasis"><text:span text:style-name="T1">Basic Formula:</text:span></text:span><text:span text:style-name="T1"> Mᵢⱼ = G * (Pᵢᵃ * Pⱼᵇ) / Dᵢⱼᶜ</text:span></text:p>
          <text:list>
            <text:list-item>
              <text:p text:style-name="P87"><text:span text:style-name="Strong_20_Emphasis"><text:span text:style-name="T1">Mᵢⱼ:</text:span></text:span><text:span text:style-name="T1"> The migration flow from origin i to destination j.</text:span></text:p>
            </text:list-item>
            <text:list-item>
              <text:p text:style-name="P87"><text:span text:style-name="Strong_20_Emphasis"><text:span text:style-name="T1">Pᵢ, Pⱼ:</text:span></text:span><text:span text:style-name="T1"> The populations of origin i and destination j, respectively. They represent the "push" and "pull" mass.</text:span></text:p>
            </text:list-item>
            <text:list-item>
              <text:p text:style-name="P87"><text:span text:style-name="Strong_20_Emphasis"><text:span text:style-name="T1">Dᵢⱼ:</text:span></text:span><text:span text:style-name="T1"> The distance between i and j, representing the cost or impedance of moving.</text:span></text:p>
            </text:list-item>
            <text:list-item>
              <text:p text:style-name="P87"><text:span text:style-name="Strong_20_Emphasis"><text:span text:style-name="T1">G:</text:span></text:span><text:span text:style-name="T1"> A scaling constant (the "gravity" constant).</text:span></text:p>
            </text:list-item>
            <text:list-item>
              <text:p text:style-name="P87"><text:soft-page-break/><text:span text:style-name="Strong_20_Emphasis"><text:span text:style-name="T1">a, b, c:</text:span></text:span><text:span text:style-name="T1"> Exponents estimated from data that control the relative importance of origin population, destination population, and distance.</text:span></text:p>
            </text:list-item>
          </text:list>
        </text:list-item>
        <text:list-item>
          <text:p text:style-name="P87"><text:span text:style-name="Strong_20_Emphasis"><text:span text:style-name="T1">Extended Gravity Models:</text:span></text:span><text:span text:style-name="T1"> The basic model is enhanced by adding other variables that reflect the attractiveness or unattractiveness of locations.</text:span></text:p>
          <text:list>
            <text:list-item>
              <text:p text:style-name="P87"><text:span text:style-name="Strong_20_Emphasis"><text:span text:style-name="T1">Example Formula:</text:span></text:span><text:span text:style-name="T1"> Mᵢⱼ = G * (Pᵢᵃ * Pⱼᵇ * Yⱼᵈ * Uᵢᵉ) / Dᵢⱼᶜ</text:span></text:p>
              <text:list>
                <text:list-item>
                  <text:p text:style-name="P87"><text:span text:style-name="Strong_20_Emphasis"><text:span text:style-name="T1">Yⱼ:</text:span></text:span><text:span text:style-name="T1"> Average income at destination j (a pull factor).</text:span></text:p>
                </text:list-item>
                <text:list-item>
                  <text:p text:style-name="P87"><text:span text:style-name="Strong_20_Emphasis"><text:span text:style-name="T1">Uᵢ:</text:span></text:span><text:span text:style-name="T1"> Unemployment rate at origin i (a push factor).</text:span></text:p>
                </text:list-item>
              </text:list>
            </text:list-item>
            <text:list-item>
              <text:p text:style-name="P88">Other common variables include: contiguity (a dummy variable if i and j share a border), common language, climate differences, housing costs.</text:p>
            </text:list-item>
          </text:list>
        </text:list-item>
        <text:list-item>
          <text:p text:style-name="P87"><text:span text:style-name="Strong_20_Emphasis"><text:span text:style-name="T1">Spatial Interaction Models:</text:span></text:span><text:span text:style-name="T1"> A broader family of models of which the gravity model is a specific case. They model any flow (migration, trade, commuting) between locations.</text:span></text:p>
        </text:list-item>
        <text:list-item>
          <text:p text:style-name="P87"><text:span text:style-name="Strong_20_Emphasis"><text:span text:style-name="T1">Family of Models:</text:span></text:span></text:p>
          <text:list>
            <text:list-item>
              <text:p text:style-name="P87"><text:span text:style-name="Strong_20_Emphasis"><text:span text:style-name="T1">Unconstrained:</text:span></text:span><text:span text:style-name="T1"> The basic gravity model, where total outflows and inflows are determined by the model's structure.</text:span></text:p>
            </text:list-item>
            <text:list-item>
              <text:p text:style-name="P87"><text:span text:style-name="Strong_20_Emphasis"><text:span text:style-name="T1">Origin-Constrained (Production-Constrained):</text:span></text:span><text:span text:style-name="T1"> Used when the total number of out-migrants from each origin is fixed. The model allocates these migrants among possible destinations. Mᵢⱼ = Oᵢ * Aⱼ / Σₖ Aₖ, where Oᵢ is total out-migration from i and Aⱼ is the attractiveness of destination j.</text:span></text:p>
            </text:list-item>
            <text:list-item>
              <text:p text:style-name="P87"><text:span text:style-name="Strong_20_Emphasis"><text:span text:style-name="T1">Destination-Constrained (Attraction-Constrained):</text:span></text:span><text:span text:style-name="T1"> Used when the total number of in-migrants to each destination is fixed (e.g., jobs available). The model allocates these slots among competing origins.</text:span></text:p>
            </text:list-item>
            <text:list-item>
              <text:p text:style-name="P87"><text:span text:style-name="Strong_20_Emphasis"><text:span text:style-name="T1">Doubly Constrained:</text:span></text:span><text:span text:style-name="T1"> Both total out-migration from each origin and total in-migration to each destination are fixed. The model predicts the specific Mᵢⱼ flows that satisfy these constraints.</text:span></text:p>
            </text:list-item>
          </text:list>
        </text:list-item>
        <text:list-item>
          <text:p text:style-name="P87"><text:span text:style-name="Strong_20_Emphasis"><text:span text:style-name="T1">Estimation:</text:span></text:span></text:p>
          <text:list>
            <text:list-item>
              <text:p text:style-name="P88">Traditionally, the gravity equation is made linear by taking logarithms and estimated with Ordinary Least Squares (OLS) regression.</text:p>
            </text:list-item>
            <text:list-item>
              <text:p text:style-name="P87"><text:span text:style-name="Strong_20_Emphasis"><text:span text:style-name="T1">Modern Standard:</text:span></text:span><text:span text:style-name="T1"> Poisson regression or Negative Binomial regression. These are better suited for count data (number of migrants) and naturally handle cases where the flow is zero, which is problematic for log-linear models.</text:span></text:p>
            </text:list-item>
          </text:list>
        </text:list-item>
      </text:list>
      <text:p text:style-name="P3"><text:span text:style-name="Strong_20_Emphasis"><text:span text:style-name="T1">CHAPTER 3.3.2: LIFE COURSE MIGRATION ANALYSIS</text:span></text:span></text:p>
      <text:list text:style-name="L51">
        <text:list-item>
          <text:p text:style-name="P89"><text:span text:style-name="Strong_20_Emphasis"><text:span text:style-name="T1">Perspective:</text:span></text:span><text:span text:style-name="T1"> Treats migration as an event embedded within an individual's life trajectory, rather than as an isolated act.</text:span></text:p>
        </text:list-item>
        <text:list-item>
          <text:p text:style-name="P89"><text:span text:style-name="Strong_20_Emphasis"><text:span text:style-name="T1">Core Idea:</text:span></text:span><text:span text:style-name="T1"> Migration decisions are often linked to and timed with other significant life events.</text:span></text:p>
        </text:list-item>
        <text:list-item>
          <text:p text:style-name="P89"><text:soft-page-break/><text:span text:style-name="Strong_20_Emphasis"><text:span text:style-name="T1">Linked Transitions:</text:span></text:span></text:p>
          <text:list>
            <text:list-item>
              <text:p text:style-name="P89"><text:span text:style-name="Strong_20_Emphasis"><text:span text:style-name="T1">Education:</text:span></text:span><text:span text:style-name="T1"> Moving to attend university, moving after graduation for a first job.</text:span></text:p>
            </text:list-item>
            <text:list-item>
              <text:p text:style-name="P89"><text:span text:style-name="Strong_20_Emphasis"><text:span text:style-name="T1">Union Formation:</text:span></text:span><text:span text:style-name="T1"> Moving to live with a partner, moving after marriage.</text:span></text:p>
            </text:list-item>
            <text:list-item>
              <text:p text:style-name="P89"><text:span text:style-name="Strong_20_Emphasis"><text:span text:style-name="T1">Family Building:</text:span></text:span><text:span text:style-name="T1"> Moving to a larger home after the birth of a child.</text:span></text:p>
            </text:list-item>
            <text:list-item>
              <text:p text:style-name="P89"><text:span text:style-name="Strong_20_Emphasis"><text:span text:style-name="T1">Career:</text:span></text:span><text:span text:style-name="T1"> Moving for a job promotion or transfer.</text:span></text:p>
            </text:list-item>
            <text:list-item>
              <text:p text:style-name="P89"><text:span text:style-name="Strong_20_Emphasis"><text:span text:style-name="T1">Retirement:</text:span></text:span><text:span text:style-name="T1"> Moving to a retirement destination.</text:span></text:p>
            </text:list-item>
          </text:list>
        </text:list-item>
        <text:list-item>
          <text:p text:style-name="P89"><text:span text:style-name="Strong_20_Emphasis"><text:span text:style-name="T1">Methodology: Event History Analysis (EHA)</text:span></text:span></text:p>
          <text:list>
            <text:list-item>
              <text:p text:style-name="P90">Also known as survival analysis or hazard modeling.</text:p>
            </text:list-item>
            <text:list-item>
              <text:p text:style-name="P89"><text:span text:style-name="Strong_20_Emphasis"><text:span text:style-name="T1">Dependent Variable:</text:span></text:span><text:span text:style-name="T1"> The timing of the migration event.</text:span></text:p>
            </text:list-item>
            <text:list-item>
              <text:p text:style-name="P89"><text:span text:style-name="Strong_20_Emphasis"><text:span text:style-name="T1">Hazard Rate:</text:span></text:span><text:span text:style-name="T1"> The instantaneous risk of migrating at time t, given that the person has not migrated up to that point.</text:span></text:p>
            </text:list-item>
            <text:list-item>
              <text:p text:style-name="P89"><text:span text:style-name="Strong_20_Emphasis"><text:span text:style-name="T1">Covariates:</text:span></text:span><text:span text:style-name="T1"> The model analyzes how various characteristics (covariates) influence the hazard rate.</text:span></text:p>
              <text:list>
                <text:list-item>
                  <text:p text:style-name="P89"><text:span text:style-name="Strong_20_Emphasis"><text:span text:style-name="T1">Time-Constant Covariates:</text:span></text:span><text:span text:style-name="T1"> Sex, ethnicity, place of birth.</text:span></text:p>
                </text:list-item>
                <text:list-item>
                  <text:p text:style-name="P89"><text:span text:style-name="Strong_20_Emphasis"><text:span text:style-name="T1">Time-Varying Covariates:</text:span></text:span><text:span text:style-name="T1"> Marital status, income, employment status, number of children. The ability to use time-varying covariates is a key strength.</text:span></text:p>
                </text:list-item>
              </text:list>
            </text:list-item>
          </text:list>
        </text:list-item>
        <text:list-item>
          <text:p text:style-name="P89"><text:span text:style-name="Strong_20_Emphasis"><text:span text:style-name="T1">Data Requirement:</text:span></text:span><text:span text:style-name="T1"> Requires longitudinal data that follows individuals over time, such as:</text:span></text:p>
          <text:list>
            <text:list-item>
              <text:p text:style-name="P89"><text:span text:style-name="Strong_20_Emphasis"><text:span text:style-name="T1">Panel Surveys:</text:span></text:span><text:span text:style-name="T1"> Interviewing the same people at multiple points in time (e.g., GGP).</text:span></text:p>
            </text:list-item>
            <text:list-item>
              <text:p text:style-name="P89"><text:span text:style-name="Strong_20_Emphasis"><text:span text:style-name="T1">Retrospective Life History Surveys:</text:span></text:span><text:span text:style-name="T1"> Asking people in a single interview to recall the timing of major life events (migration, marriage, births, jobs).</text:span></text:p>
            </text:list-item>
          </text:list>
        </text:list-item>
        <text:list-item>
          <text:p text:style-name="P89"><text:span text:style-name="Strong_20_Emphasis"><text:span text:style-name="T1">Advantages:</text:span></text:span></text:p>
          <text:list>
            <text:list-item>
              <text:p text:style-name="P89"><text:span text:style-name="Strong_20_Emphasis"><text:span text:style-name="T1">Dynamic Analysis:</text:span></text:span><text:span text:style-name="T1"> Captures the timing and sequencing of events.</text:span></text:p>
            </text:list-item>
            <text:list-item>
              <text:p text:style-name="P89"><text:span text:style-name="Strong_20_Emphasis"><text:span text:style-name="T1">Causality:</text:span></text:span><text:span text:style-name="T1"> Provides stronger evidence for causal links than cross-sectional analysis (e.g., does getting married increase the probability of migrating in the next year?).</text:span></text:p>
            </text:list-item>
            <text:list-item>
              <text:p text:style-name="P89"><text:span text:style-name="Strong_20_Emphasis"><text:span text:style-name="T1">Handles Censoring:</text:span></text:span><text:span text:style-name="T1"> Correctly handles individuals who do not migrate during the observation period (they are "right-censored").</text:span></text:p>
            </text:list-item>
          </text:list>
        </text:list-item>
      </text:list>
      <text:p text:style-name="P3"><text:span text:style-name="Strong_20_Emphasis"><text:span text:style-name="T1">CHAPTER 3.3.3: MIGRATION PROJECTION TECHNIQUES</text:span></text:span></text:p>
      <text:list text:style-name="L52">
        <text:list-item>
          <text:p text:style-name="P91"><text:span text:style-name="Strong_20_Emphasis"><text:span text:style-name="T1">Challenge:</text:span></text:span><text:span text:style-name="T1"> Migration is the most volatile and uncertain component of population change, making it the most difficult to project accurately.</text:span></text:p>
        </text:list-item>
        <text:list-item>
          <text:p text:style-name="P91"><text:span text:style-name="Strong_20_Emphasis"><text:span text:style-name="T1">Categories of Methods:</text:span></text:span></text:p>
          <text:list>
            <text:list-item>
              <text:p text:style-name="P91"><text:span text:style-name="Strong_20_Emphasis"><text:span text:style-name="T1">Extrapolative Methods:</text:span></text:span><text:span text:style-name="T1"> Based on past trends in migration.</text:span></text:p>
              <text:list>
                <text:list-item>
                  <text:p text:style-name="P91"><text:soft-page-break/><text:span text:style-name="Strong_20_Emphasis"><text:span text:style-name="T1">Constant Net Migration:</text:span></text:span><text:span text:style-name="T1"> Assume the absolute number of net migrants observed in the base period remains constant for all future years. Simple, but unrealistic.</text:span></text:p>
                </text:list-item>
                <text:list-item>
                  <text:p text:style-name="P91"><text:span text:style-name="Strong_20_Emphasis"><text:span text:style-name="T1">Constant Net Migration Rate:</text:span></text:span><text:span text:style-name="T1"> Assume the net migration rate from the base period remains constant.</text:span></text:p>
                </text:list-item>
                <text:list-item>
                  <text:p text:style-name="P91"><text:span text:style-name="Strong_20_Emphasis"><text:span text:style-name="T1">Trend Extrapolation:</text:span></text:span><text:span text:style-name="T1"> Fit a time-series model (e.g., ARIMA) to past migration data and extrapolate the trend. Can be unstable if the past trend is not a good guide to the future.</text:span></text:p>
                </text:list-item>
              </text:list>
            </text:list-item>
            <text:list-item>
              <text:p text:style-name="P91"><text:span text:style-name="Strong_20_Emphasis"><text:span text:style-name="T1">Cohort-Component Models (Multiregional Demography):</text:span></text:span><text:span text:style-name="T1"> The demographic standard.</text:span></text:p>
              <text:list>
                <text:list-item>
                  <text:p text:style-name="P91"><text:span text:style-name="Strong_20_Emphasis"><text:span text:style-name="T1">Principle:</text:span></text:span><text:span text:style-name="T1"> Projects the populations of multiple regions simultaneously, explicitly modeling the origin-destination flows between them.</text:span></text:p>
                </text:list-item>
                <text:list-item>
                  <text:p text:style-name="P91"><text:span text:style-name="Strong_20_Emphasis"><text:span text:style-name="T1">Input Data:</text:span></text:span><text:span text:style-name="T1"> Requires a matrix of age-specific migration rates between every pair of regions (n_M_x_ij).</text:span></text:p>
                </text:list-item>
                <text:list-item>
                  <text:p text:style-name="P91"><text:span text:style-name="Strong_20_Emphasis"><text:span text:style-name="T1">Projection Process (in matrix form):</text:span></text:span><text:span text:style-name="T1"> </text:span><text:span text:style-name="Strong_20_Emphasis"><text:span text:style-name="T1">P</text:span></text:span><text:span text:style-name="T1">(t+1) = </text:span><text:span text:style-name="Strong_20_Emphasis"><text:span text:style-name="T1">G</text:span></text:span><text:span text:style-name="T1"> * </text:span><text:span text:style-name="Strong_20_Emphasis"><text:span text:style-name="T1">P</text:span></text:span><text:span text:style-name="T1">(t), where </text:span><text:span text:style-name="Strong_20_Emphasis"><text:span text:style-name="T1">P</text:span></text:span><text:span text:style-name="T1">(t) is a vector of regional populations by age, and </text:span><text:span text:style-name="Strong_20_Emphasis"><text:span text:style-name="T1">G</text:span></text:span><text:span text:style-name="T1"> is the growth matrix that includes survival probabilities and migration probabilities.</text:span></text:p>
                </text:list-item>
                <text:list-item>
                  <text:p text:style-name="P91"><text:span text:style-name="Strong_20_Emphasis"><text:span text:style-name="T1">Advantages:</text:span></text:span><text:span text:style-name="T1"> Ensures consistency (an out-migrant from region A is an in-migrant to region B), provides detailed projections of population redistribution, and maintains the age structure of migration flows.</text:span></text:p>
                </text:list-item>
              </text:list>
            </text:list-item>
            <text:list-item>
              <text:p text:style-name="P91"><text:span text:style-name="Strong_20_Emphasis"><text:span text:style-name="T1">Model-Based/Explanatory Projections:</text:span></text:span></text:p>
              <text:list>
                <text:list-item>
                  <text:p text:style-name="P91"><text:span text:style-name="Strong_20_Emphasis"><text:span text:style-name="T1">Principle:</text:span></text:span><text:span text:style-name="T1"> Link migration projections to projections of its key drivers (economic, social, environmental variables).</text:span></text:p>
                </text:list-item>
                <text:list-item>
                  <text:p text:style-name="P91"><text:span text:style-name="Strong_20_Emphasis"><text:span text:style-name="T1">Method:</text:span></text:span></text:p>
                  <text:list>
                    <text:list-item>
                      <text:list>
                        <text:list-item>
                          <text:p text:style-name="P92">Build an econometric model (e.g., a gravity model) that explains past migration flows using variables like unemployment differentials, wage gaps, etc.</text:p>
                        </text:list-item>
                        <text:list-item>
                          <text:p text:style-name="P92">Obtain or generate projections of these explanatory variables.</text:p>
                        </text:list-item>
                        <text:list-item>
                          <text:p text:style-name="P92">Plug the projected explanatory variables into the model to generate the future migration flows.</text:p>
                        </text:list-item>
                      </text:list>
                    </text:list-item>
                  </text:list>
                </text:list-item>
                <text:list-item>
                  <text:p text:style-name="P91"><text:span text:style-name="Strong_20_Emphasis"><text:span text:style-name="T1">Advantage:</text:span></text:span><text:span text:style-name="T1"> Allows for scenario analysis (e.g., "What would migration be under a high-growth vs. low-growth economic scenario?").</text:span></text:p>
                </text:list-item>
              </text:list>
            </text:list-item>
            <text:list-item>
              <text:p text:style-name="P91"><text:span text:style-name="Strong_20_Emphasis"><text:span text:style-name="T1">Stochastic/Probabilistic Projections:</text:span></text:span></text:p>
              <text:list>
                <text:list-item>
                  <text:p text:style-name="P91"><text:span text:style-name="Strong_20_Emphasis"><text:span text:style-name="T1">Principle:</text:span></text:span><text:span text:style-name="T1"> Acknowledge uncertainty by generating a probability distribution for future migration, rather than a single number.</text:span></text:p>
                </text:list-item>
                <text:list-item>
                  <text:p text:style-name="P91"><text:soft-page-break/><text:span text:style-name="Strong_20_Emphasis"><text:span text:style-name="T1">Method:</text:span></text:span><text:span text:style-name="T1"> Use time-series models or expert judgment to define a distribution of future migration rates. Run the projection model thousands of times (Monte Carlo simulation), drawing a different migration rate from the distribution each time.</text:span></text:p>
                </text:list-item>
                <text:list-item>
                  <text:p text:style-name="P91"><text:span text:style-name="Strong_20_Emphasis"><text:span text:style-name="T1">Output:</text:span></text:span><text:span text:style-name="T1"> A set of prediction intervals (e.g., an 80% or 95% confidence interval) around a central forecast. This is the new standard at many statistical agencies.</text:span></text:p>
                </text:list-item>
              </text:list>
            </text:list-item>
          </text:list>
        </text:list-item>
      </text:list>
      <text:p text:style-name="P3"><text:span text:style-name="Strong_20_Emphasis"><text:span text:style-name="T1">CHAPTER 3.4: HEALTH AND DEMOGRAPHY</text:span></text:span></text:p>
      <text:list text:style-name="L53">
        <text:list-item>
          <text:p text:style-name="P93"><text:span text:style-name="Strong_20_Emphasis"><text:span text:style-name="T1">Focus:</text:span></text:span><text:span text:style-name="T1"> The intersection of population science with public health and epidemiology, examining how health status affects demographic outcomes and vice versa.</text:span></text:p>
        </text:list-item>
      </text:list>
      <text:p text:style-name="P3"><text:span text:style-name="Strong_20_Emphasis"><text:span text:style-name="T1">CHAPTER 3.4.1: REPRODUCTIVE HEALTH DEMOGRAPHY</text:span></text:span></text:p>
      <text:list text:style-name="L54">
        <text:list-item>
          <text:p text:style-name="P94"><text:span text:style-name="Strong_20_Emphasis"><text:span text:style-name="T1">Definition (ICPD, 1994):</text:span></text:span><text:span text:style-name="T1"> "a state of complete physical, mental and social well-being... in all matters relating to the reproductive system." Emphasizes rights, choice, and well-being, not just the absence of disease.</text:span></text:p>
        </text:list-item>
        <text:list-item>
          <text:p text:style-name="P94"><text:span text:style-name="Strong_20_Emphasis"><text:span text:style-name="T1">Core Components:</text:span></text:span></text:p>
          <text:list>
            <text:list-item>
              <text:p text:style-name="P95">Safe and effective family planning methods.</text:p>
            </text:list-item>
            <text:list-item>
              <text:p text:style-name="P95">Maternal health care: antenatal care, skilled birth attendance, emergency obstetric care, postnatal care.</text:p>
            </text:list-item>
            <text:list-item>
              <text:p text:style-name="P95">Prevention and management of induced abortion complications and post-abortion care.</text:p>
            </text:list-item>
            <text:list-item>
              <text:p text:style-name="P95">Prevention and treatment of sexually transmitted infections (STIs), including HIV.</text:p>
            </text:list-item>
            <text:list-item>
              <text:p text:style-name="P95">Promotion of sexual health.</text:p>
            </text:list-item>
            <text:list-item>
              <text:p text:style-name="P95">Treatment of reproductive tract infections and infertility.</text:p>
            </text:list-item>
          </text:list>
        </text:list-item>
        <text:list-item>
          <text:p text:style-name="P94"><text:span text:style-name="Strong_20_Emphasis"><text:span text:style-name="T1">Key Demographic Indicators:</text:span></text:span></text:p>
          <text:list>
            <text:list-item>
              <text:p text:style-name="P94"><text:span text:style-name="Strong_20_Emphasis"><text:span text:style-name="T1">Maternal Mortality Ratio (MMR):</text:span></text:span><text:span text:style-name="T1"> (Maternal deaths / Live births) * 100,000. The primary measure of the safety of pregnancy and childbirth.</text:span></text:p>
            </text:list-item>
            <text:list-item>
              <text:p text:style-name="P94"><text:span text:style-name="Strong_20_Emphasis"><text:span text:style-name="T1">Adolescent Birth Rate:</text:span></text:span><text:span text:style-name="T1"> Births per 1,000 women aged 15-19. A measure of early childbearing, which carries higher health risks and social costs.</text:span></text:p>
            </text:list-item>
            <text:list-item>
              <text:p text:style-name="P94"><text:span text:style-name="Strong_20_Emphasis"><text:span text:style-name="T1">Contraceptive Prevalence Rate (CPR):</text:span></text:span><text:span text:style-name="T1"> Percentage of women using contraception.</text:span></text:p>
            </text:list-item>
            <text:list-item>
              <text:p text:style-name="P94"><text:span text:style-name="Strong_20_Emphasis"><text:span text:style-name="T1">Unmet Need for Family Planning:</text:span></text:span><text:span text:style-name="T1"> Percentage of fertile, sexually active women not wanting a child who are not using contraception.</text:span></text:p>
            </text:list-item>
          </text:list>
        </text:list-item>
        <text:list-item>
          <text:p text:style-name="P94"><text:span text:style-name="Strong_20_Emphasis"><text:span text:style-name="T1">Linkages:</text:span></text:span><text:span text:style-name="T1"> Improvements in reproductive health are a direct cause of demographic change, leading to lower fertility (wanted fertility), lower maternal mortality, and lower infant mortality.</text:span></text:p>
        </text:list-item>
      </text:list>
      <text:p text:style-name="P3"><text:span text:style-name="Strong_20_Emphasis"><text:span text:style-name="T1">CHAPTER 3.4.2: HIV/AIDS EPIDEMIC MODELING</text:span></text:span></text:p>
      <text:list text:style-name="L55">
        <text:list-item>
          <text:p text:style-name="P96"><text:soft-page-break/><text:span text:style-name="Strong_20_Emphasis"><text:span text:style-name="T1">Demographic Significance:</text:span></text:span><text:span text:style-name="T1"> HIV/AIDS is unique among modern diseases for its profound demographic impact, especially in sub-Saharan Africa during its peak (c. 1990-2010).</text:span></text:p>
          <text:list>
            <text:list-item>
              <text:p text:style-name="P97">It sharply increased adult mortality, targeting prime-aged adults.</text:p>
            </text:list-item>
            <text:list-item>
              <text:p text:style-name="P97">It drastically lowered life expectancy at birth, in some countries by more than 20 years.</text:p>
            </text:list-item>
            <text:list-item>
              <text:p text:style-name="P97">It altered the population structure, "hollowing out" the middle age groups.</text:p>
            </text:list-item>
            <text:list-item>
              <text:p text:style-name="P97">It created a large orphan population.</text:p>
            </text:list-item>
          </text:list>
        </text:list-item>
        <text:list-item>
          <text:p text:style-name="P96"><text:span text:style-name="Strong_20_Emphasis"><text:span text:style-name="T1">Epidemiological Modeling (Compartmental Models):</text:span></text:span></text:p>
          <text:list>
            <text:list-item>
              <text:p text:style-name="P97">The population is divided into compartments, and differential equations model the rate of movement between them.</text:p>
            </text:list-item>
            <text:list-item>
              <text:p text:style-name="P96"><text:span text:style-name="T1">A simple model might be: </text:span><text:span text:style-name="Strong_20_Emphasis"><text:span text:style-name="T1">Susceptible → Infected → AIDS → Dead</text:span></text:span><text:span text:style-name="T1">.</text:span></text:p>
            </text:list-item>
            <text:list-item>
              <text:p text:style-name="P97">More complex models add compartments for different risk groups, stages of infection, and treatment status (e.g., on Antiretroviral Therapy - ART).</text:p>
            </text:list-item>
          </text:list>
        </text:list-item>
        <text:list-item>
          <text:p text:style-name="P96"><text:span text:style-name="Strong_20_Emphasis"><text:span text:style-name="T1">Demographic Integration (e.g., Spectrum/AIM):</text:span></text:span></text:p>
          <text:list>
            <text:list-item>
              <text:p text:style-name="P96"><text:span text:style-name="Strong_20_Emphasis"><text:span text:style-name="T1">AIM (AIDS Impact Model):</text:span></text:span><text:span text:style-name="T1"> An epidemiological model that takes inputs on HIV prevalence over time and assumptions about ART coverage and effectiveness.</text:span></text:p>
            </text:list-item>
            <text:list-item>
              <text:p text:style-name="P96"><text:span text:style-name="Strong_20_Emphasis"><text:span text:style-name="T1">Output of AIM:</text:span></text:span><text:span text:style-name="T1"> It projects the number of new infections, the number of people living with HIV, and crucially, the number of AIDS-related deaths by age and sex.</text:span></text:p>
            </text:list-item>
            <text:list-item>
              <text:p text:style-name="P96"><text:span text:style-name="Strong_20_Emphasis"><text:span text:style-name="T1">Integration with DemProj:</text:span></text:span><text:span text:style-name="T1"> The projected AIDS deaths are then fed into a standard cohort-component population projection model.</text:span></text:p>
            </text:list-item>
            <text:list-item>
              <text:p text:style-name="P96"><text:span text:style-name="Strong_20_Emphasis"><text:span text:style-name="T1">Mechanism:</text:span></text:span><text:span text:style-name="T1"> The AIDS deaths are used to create a separate, cause-specific life table. This is combined with the non-AIDS life table to produce an overall life table with lower survival probabilities (l_x) and thus lower life expectancy. The projection then proceeds with these adjusted mortality rates.</text:span></text:p>
            </text:list-item>
          </text:list>
        </text:list-item>
      </text:list>
      <text:p text:style-name="P3"><text:span text:style-name="Strong_20_Emphasis"><text:span text:style-name="T1">CHAPTER 3.4.3: NON-COMMUNICABLE DISEASES DEMOGRAPHY</text:span></text:span></text:p>
      <text:list text:style-name="L56">
        <text:list-item>
          <text:p text:style-name="P98"><text:span text:style-name="Strong_20_Emphasis"><text:span text:style-name="T1">NCDs:</text:span></text:span><text:span text:style-name="T1"> Chronic conditions like cardiovascular disease (CVD), cancer, diabetes, and chronic respiratory disease. They are the leading cause of death and disability worldwide (the "Age of Degenerative and Man-Made Diseases").</text:span></text:p>
        </text:list-item>
        <text:list-item>
          <text:p text:style-name="P98"><text:span text:style-name="Strong_20_Emphasis"><text:span text:style-name="T1">Demography of Risk Factors:</text:span></text:span><text:span text:style-name="T1"> A key area of study is the population distribution of behavioral and metabolic risk factors.</text:span></text:p>
          <text:list>
            <text:list-item>
              <text:p text:style-name="P98"><text:span text:style-name="Strong_20_Emphasis"><text:span text:style-name="T1">Behavioral:</text:span></text:span><text:span text:style-name="T1"> Tobacco use, physical inactivity, unhealthy diet, harmful use of alcohol.</text:span></text:p>
            </text:list-item>
            <text:list-item>
              <text:p text:style-name="P98"><text:span text:style-name="Strong_20_Emphasis"><text:span text:style-name="T1">Metabolic:</text:span></text:span><text:span text:style-name="T1"> Raised blood pressure, overweight/obesity, hyperglycemia (high blood glucose), hyperlipidemia (high levels of fat in the blood).</text:span></text:p>
            </text:list-item>
          </text:list>
        </text:list-item>
        <text:list-item>
          <text:p text:style-name="P98"><text:span text:style-name="Strong_20_Emphasis"><text:span text:style-name="T1">Modeling Approaches:</text:span></text:span></text:p>
          <text:list>
            <text:list-item>
              <text:p text:style-name="P98"><text:soft-page-break/><text:span text:style-name="Strong_20_Emphasis"><text:span text:style-name="T1">Multistate Models:</text:span></text:span><text:span text:style-name="T1"> Used to model the natural history of a disease. For example, a diabetes model might have states like: </text:span><text:span text:style-name="Strong_20_Emphasis"><text:span text:style-name="T1">Healthy → Pre-diabetic → Diabetic (uncomplicated) → Diabetic (with complications) → Dead</text:span></text:span><text:span text:style-name="T1">. The model estimates transition probabilities and the time spent in each state.</text:span></text:p>
            </text:list-item>
            <text:list-item>
              <text:p text:style-name="P98"><text:span text:style-name="Strong_20_Emphasis"><text:span text:style-name="T1">Comparative Risk Assessment Models:</text:span></text:span><text:span text:style-name="T1"> Quantify the "burden of disease" (e.g., in Disability-Adjusted Life Years or DALYs) attributable to specific risk factors.</text:span></text:p>
            </text:list-item>
            <text:list-item>
              <text:p text:style-name="P98"><text:span text:style-name="Strong_20_Emphasis"><text:span text:style-name="T1">Policy Simulation:</text:span></text:span><text:span text:style-name="T1"> Models are used to project the future health and economic impact of interventions, such as a tax on sugary drinks or a national smoking cessation program.</text:span></text:p>
            </text:list-item>
            <text:list-item>
              <text:p text:style-name="P98"><text:span text:style-name="Strong_20_Emphasis"><text:span text:style-name="T1">Comorbidity:</text:span></text:span><text:span text:style-name="T1"> A major analytical challenge is the high correlation and interaction between different NCDs and their risk factors within individuals.</text:span></text:p>
            </text:list-item>
          </text:list>
        </text:list-item>
      </text:list>
      <text:p text:style-name="P3"><text:span text:style-name="Strong_20_Emphasis"><text:span text:style-name="T1">CHAPTER 3.5: AGING AND LONGEVITY STUDIES</text:span></text:span></text:p>
      <text:list text:style-name="L57">
        <text:list-item>
          <text:p text:style-name="P99"><text:span text:style-name="Strong_20_Emphasis"><text:span text:style-name="T1">Focus:</text:span></text:span><text:span text:style-name="T1"> Understanding the biological and social determinants of the aging process, extreme longevity, and the health status of populations at older ages.</text:span></text:p>
        </text:list-item>
      </text:list>
      <text:p text:style-name="P3"><text:span text:style-name="Strong_20_Emphasis"><text:span text:style-name="T1">CHAPTER 3.5.1: BIODEMOGRAPHY OF AGING</text:span></text:span></text:p>
      <text:list text:style-name="L58">
        <text:list-item>
          <text:p text:style-name="P100"><text:span text:style-name="Strong_20_Emphasis"><text:span text:style-name="T1">Definition:</text:span></text:span><text:span text:style-name="T1"> A synthesis of biology and demography that examines the evolutionary and biological underpinnings of aging and mortality patterns.</text:span></text:p>
        </text:list-item>
        <text:list-item>
          <text:p text:style-name="P100"><text:span text:style-name="Strong_20_Emphasis"><text:span text:style-name="T1">Evolutionary Theories of Senescence (Aging):</text:span></text:span></text:p>
          <text:list>
            <text:list-item>
              <text:p text:style-name="P100"><text:span text:style-name="Strong_20_Emphasis"><text:span text:style-name="T1">Mutation Accumulation Theory (Medawar):</text:span></text:span><text:span text:style-name="T1"> The force of natural selection weakens with age. Deleterious mutations whose effects are only felt late in life (after typical reproductive ages) are not strongly selected against and can therefore accumulate in the population.</text:span></text:p>
            </text:list-item>
            <text:list-item>
              <text:p text:style-name="P100"><text:span text:style-name="Strong_20_Emphasis"><text:span text:style-name="T1">Antagonistic Pleiotropy Theory (Williams):</text:span></text:span><text:span text:style-name="T1"> A single gene can have multiple effects. A gene that is beneficial in early life (e.g., enhances fertility) but has harmful effects late in life will be favored by natural selection.</text:span></text:p>
            </text:list-item>
            <text:list-item>
              <text:p text:style-name="P100"><text:span text:style-name="Strong_20_Emphasis"><text:span text:style-name="T1">Disposable Soma Theory (Kirkwood):</text:span></text:span><text:span text:style-name="T1"> Organisms have finite resources that must be allocated between reproduction and somatic (body) maintenance. Natural selection prioritizes reproduction, so investment in maintenance is less than what is needed for indefinite survival, leading to a gradual accumulation of damage (aging).</text:span></text:p>
            </text:list-item>
          </text:list>
        </text:list-item>
        <text:list-item>
          <text:p text:style-name="P100"><text:span text:style-name="Strong_20_Emphasis"><text:span text:style-name="T1">Age Trajectories of Mortality:</text:span></text:span></text:p>
          <text:list>
            <text:list-item>
              <text:p text:style-name="P100"><text:span text:style-name="Strong_20_Emphasis"><text:span text:style-name="T1">Gompertz-Makeham Law:</text:span></text:span><text:span text:style-name="T1"> A classic mortality model. Mortality is the sum of an age-independent component (Makeham term, A) and an age-dependent component that increases exponentially (Gompertz term, B*e^(αx)).</text:span></text:p>
            </text:list-item>
            <text:list-item>
              <text:p text:style-name="P100"><text:span text:style-name="Strong_20_Emphasis"><text:span text:style-name="T1">Late-Life Mortality Deceleration:</text:span></text:span><text:span text:style-name="T1"> Empirical evidence in humans and other species shows that at very advanced ages (90+), the rate of increase in the death rate slows down, deviating from a strict Gompertz curve.</text:span></text:p>
            </text:list-item>
            <text:list-item>
              <text:p text:style-name="P100"><text:soft-page-break/><text:span text:style-name="Strong_20_Emphasis"><text:span text:style-name="T1">Mortality Plateaus:</text:span></text:span><text:span text:style-name="T1"> The idea that the death rate may become constant at extreme old ages. Highly debated for humans but observed in some other species.</text:span></text:p>
            </text:list-item>
          </text:list>
        </text:list-item>
      </text:list>
      <text:p text:style-name="P3"><text:span text:style-name="Strong_20_Emphasis"><text:span text:style-name="T1">CHAPTER 3.5.2: CENTENARIAN AND SUPERCENTENARIAN RESEARCH</text:span></text:span></text:p>
      <text:list text:style-name="L59">
        <text:list-item>
          <text:p text:style-name="P101"><text:span text:style-name="Strong_20_Emphasis"><text:span text:style-name="T1">Definitions:</text:span></text:span><text:span text:style-name="T1"> Centenarian (age 100+), Supercentenarian (age 110+).</text:span></text:p>
        </text:list-item>
        <text:list-item>
          <text:p text:style-name="P101"><text:span text:style-name="Strong_20_Emphasis"><text:span text:style-name="T1">Purpose:</text:span></text:span><text:span text:style-name="T1"> These individuals represent a model of successful aging and are studied to uncover the secrets of exceptional longevity.</text:span></text:p>
        </text:list-item>
        <text:list-item>
          <text:p text:style-name="P101"><text:span text:style-name="Strong_20_Emphasis"><text:span text:style-name="T1">Key Research Areas:</text:span></text:span></text:p>
          <text:list>
            <text:list-item>
              <text:p text:style-name="P101"><text:span text:style-name="Strong_20_Emphasis"><text:span text:style-name="T1">Age Validation:</text:span></text:span><text:span text:style-name="T1"> The critical first step. Researchers must rigorously verify a claimed age using multiple official documents from early in life to rule out error or fraud. The International Database on Longevity (IDL) is a key resource for validated cases.</text:span></text:p>
            </text:list-item>
            <text:list-item>
              <text:p text:style-name="P101"><text:span text:style-name="Strong_20_Emphasis"><text:span text:style-name="T1">Genetics of Longevity:</text:span></text:span><text:span text:style-name="T1"> Studies consistently show that exceptional longevity runs in families, indicating a strong genetic component. Genome-Wide Association Studies (GWAS) seek to identify specific genetic variants (e.g., in genes like FOXO3 and APOE) that are more common in centenarians.</text:span></text:p>
            </text:list-item>
            <text:list-item>
              <text:p text:style-name="P101"><text:span text:style-name="Strong_20_Emphasis"><text:span text:style-name="T1">Compression of Morbidity:</text:span></text:span><text:span text:style-name="T1"> A key finding is that centenarians and supercentenarians not only live longer but also compress major age-related diseases and disability into a much shorter period at the very end of life.</text:span></text:p>
            </text:list-item>
          </text:list>
        </text:list-item>
        <text:list-item>
          <text:p text:style-name="P101"><text:span text:style-name="Strong_20_Emphasis"><text:span text:style-name="T1">Jeanne Calment (1875-1997):</text:span></text:span><text:span text:style-name="T1"> The oldest fully validated human, who lived to age 122 years and 164 days. She is the benchmark for maximum documented human lifespan.</text:span></text:p>
        </text:list-item>
      </text:list>
      <text:p text:style-name="P3"><text:span text:style-name="Strong_20_Emphasis"><text:span text:style-name="T1">CHAPTER 3.5.3: HEALTHY LIFE EXPECTANCY ESTIMATION</text:span></text:span></text:p>
      <text:list text:style-name="L60">
        <text:list-item>
          <text:p text:style-name="P102"><text:span text:style-name="Strong_20_Emphasis"><text:span text:style-name="T1">Concept:</text:span></text:span><text:span text:style-name="T1"> A class of population health metrics that estimate the average number of years a person is expected to live in a defined state of "good health."</text:span></text:p>
        </text:list-item>
        <text:list-item>
          <text:p text:style-name="P102"><text:span text:style-name="Strong_20_Emphasis"><text:span text:style-name="T1">Names:</text:span></text:span><text:span text:style-name="T1"> Health-Adjusted Life Expectancy (HALE), Disability-Free Life Expectancy (DFLE), Active Life Expectancy.</text:span></text:p>
        </text:list-item>
        <text:list-item>
          <text:p text:style-name="P102"><text:span text:style-name="Strong_20_Emphasis"><text:span text:style-name="T1">Goal:</text:span></text:span><text:span text:style-name="T1"> To measure the quality, not just the quantity, of life. Answers the question: are we adding "life to years" or "years to life"?</text:span></text:p>
        </text:list-item>
        <text:list-item>
          <text:p text:style-name="P102"><text:span text:style-name="Strong_20_Emphasis"><text:span text:style-name="T1">Sullivan Method (Prevalence-based Life Table):</text:span></text:span><text:span text:style-name="T1"> The standard calculation method.</text:span></text:p>
          <text:list>
            <text:list-item>
              <text:p text:style-name="P102"><text:span text:style-name="Strong_20_Emphasis"><text:span text:style-name="T1">Inputs:</text:span></text:span><text:span text:style-name="T1"> A standard life table (giving n_L_x, person-years lived) and age-specific prevalence rates of disability (π_x) from a health survey.</text:span></text:p>
            </text:list-item>
            <text:list-item>
              <text:p text:style-name="P102"><text:span text:style-name="Strong_20_Emphasis"><text:span text:style-name="T1">Procedure:</text:span></text:span></text:p>
              <text:list>
                <text:list-item>
                  <text:p text:style-name="P103">In each age interval, total person-years lived (n_L_x) is divided into healthy and unhealthy years.</text:p>
                </text:list-item>
                <text:list-item>
                  <text:p text:style-name="P103">Healthy Years = n_L_x * (1 - π_x)</text:p>
                </text:list-item>
                <text:list-item>
                  <text:p text:style-name="P103">Unhealthy Years = n_L_x * π_x</text:p>
                </text:list-item>
                <text:list-item>
                  <text:p text:style-name="P103"><text:soft-page-break/>Total healthy years are summed from age x to the end of life to get T_x(healthy).</text:p>
                </text:list-item>
                <text:list-item>
                  <text:p text:style-name="P103">Healthy Life Expectancy at age x = T_x(healthy) / l_x.</text:p>
                </text:list-item>
              </text:list>
            </text:list-item>
          </text:list>
        </text:list-item>
        <text:list-item>
          <text:p text:style-name="P102"><text:span text:style-name="Strong_20_Emphasis"><text:span text:style-name="T1">The Compression/Expansion of Morbidity Debate:</text:span></text:span></text:p>
          <text:list>
            <text:list-item>
              <text:p text:style-name="P102"><text:span text:style-name="Strong_20_Emphasis"><text:span text:style-name="T1">Compression (Fries):</text:span></text:span><text:span text:style-name="T1"> The ideal scenario. The age of onset of chronic disease increases faster than life expectancy, so the period of sickness is "compressed" into a smaller part of the total lifespan.</text:span></text:p>
            </text:list-item>
            <text:list-item>
              <text:p text:style-name="P102"><text:span text:style-name="Strong_20_Emphasis"><text:span text:style-name="T1">Expansion (Gruenberg):</text:span></text:span><text:span text:style-name="T1"> The pessimistic scenario. We live longer, but those extra years are spent with more chronic disease and disability.</text:span></text:p>
            </text:list-item>
            <text:list-item>
              <text:p text:style-name="P102"><text:span text:style-name="Strong_20_Emphasis"><text:span text:style-name="T1">Dynamic Equilibrium (Manton):</text:span></text:span><text:span text:style-name="T1"> The severity of disability may decrease even if the prevalence of chronic disease increases. The total amount of time lived with severe disability might remain constant.</text:span></text:p>
            </text:list-item>
          </text:list>
        </text:list-item>
      </text:list>
      <text:p text:style-name="P12"/>
      <text:p text:style-name="P13"/>
      <text:p text:style-name="P3"><text:span text:style-name="Strong_20_Emphasis"><text:span text:style-name="T1">CHAPTER 3.6: GENDER AND DEMOGRAPHIC CHANGE</text:span></text:span></text:p>
      <text:list text:style-name="L61">
        <text:list-item>
          <text:p text:style-name="P104"><text:span text:style-name="Strong_20_Emphasis"><text:span text:style-name="T1">Focus:</text:span></text:span><text:span text:style-name="T1"> Moves beyond the simple variable of "sex" (male/female) to analyze how gender—the socially constructed roles, behaviors, expressions, and identities of girls, women, boys, men, and gender-diverse people—shapes and is shaped by demographic processes.</text:span></text:p>
        </text:list-item>
        <text:list-item>
          <text:p text:style-name="P104"><text:span text:style-name="Strong_20_Emphasis"><text:span text:style-name="T1">Central Argument:</text:span></text:span><text:span text:style-name="T1"> Gender inequality and power relations are fundamental drivers of demographic outcomes.</text:span></text:p>
        </text:list-item>
      </text:list>
      <text:p text:style-name="P3"><text:span text:style-name="Strong_20_Emphasis"><text:span text:style-name="T1">CHAPTER 3.6.1: GENDERED FERTILITY BEHAVIORS</text:span></text:span></text:p>
      <text:list text:style-name="L62">
        <text:list-item>
          <text:p text:style-name="P105"><text:span text:style-name="Strong_20_Emphasis"><text:span text:style-name="T1">Female Autonomy and Fertility:</text:span></text:span></text:p>
          <text:list>
            <text:list-item>
              <text:p text:style-name="P105"><text:span text:style-name="Strong_20_Emphasis"><text:span text:style-name="T1">Autonomy:</text:span></text:span><text:span text:style-name="T1"> The ability of a woman to act as her own agent and make independent decisions about her life.</text:span></text:p>
            </text:list-item>
            <text:list-item>
              <text:p text:style-name="P105"><text:span text:style-name="Strong_20_Emphasis"><text:span text:style-name="T1">Dimensions:</text:span></text:span></text:p>
              <text:list>
                <text:list-item>
                  <text:p text:style-name="P105"><text:span text:style-name="Strong_20_Emphasis"><text:span text:style-name="T1">Decision-making power:</text:span></text:span><text:span text:style-name="T1"> Having a say in household purchases, her own healthcare, visiting family.</text:span></text:p>
                </text:list-item>
                <text:list-item>
                  <text:p text:style-name="P105"><text:span text:style-name="Strong_20_Emphasis"><text:span text:style-name="T1">Freedom of movement:</text:span></text:span><text:span text:style-name="T1"> Ability to travel outside the home without permission.</text:span></text:p>
                </text:list-item>
                <text:list-item>
                  <text:p text:style-name="P105"><text:span text:style-name="Strong_20_Emphasis"><text:span text:style-name="T1">Control over resources:</text:span></text:span><text:span text:style-name="T1"> Owning assets, having access to money.</text:span></text:p>
                </text:list-item>
              </text:list>
            </text:list-item>
            <text:list-item>
              <text:p text:style-name="P105"><text:span text:style-name="Strong_20_Emphasis"><text:span text:style-name="T1">Link to Fertility:</text:span></text:span><text:span text:style-name="T1"> Higher female autonomy is strongly and consistently associated with lower fertility. Women with more autonomy are more likely to use contraception, desire smaller families, and achieve their fertility goals.</text:span></text:p>
            </text:list-item>
          </text:list>
        </text:list-item>
        <text:list-item>
          <text:p text:style-name="P105"><text:span text:style-name="Strong_20_Emphasis"><text:span text:style-name="T1">Male Involvement in Family Planning:</text:span></text:span></text:p>
          <text:list>
            <text:list-item>
              <text:p text:style-name="P106"><text:soft-page-break/>Historically, family planning programs focused almost exclusively on women.</text:p>
            </text:list-item>
            <text:list-item>
              <text:p text:style-name="P105"><text:span text:style-name="Strong_20_Emphasis"><text:span text:style-name="T1">Modern Approach:</text:span></text:span><text:span text:style-name="T1"> Recognizes that men's attitudes and behaviors are crucial.</text:span></text:p>
            </text:list-item>
            <text:list-item>
              <text:p text:style-name="P105"><text:span text:style-name="Strong_20_Emphasis"><text:span text:style-name="T1">Research Areas:</text:span></text:span></text:p>
              <text:list>
                <text:list-item>
                  <text:p text:style-name="P106">Men's fertility preferences (which may differ from their partners').</text:p>
                </text:list-item>
                <text:list-item>
                  <text:p text:style-name="P106">Male-controlled contraceptive methods (condoms, vasectomy).</text:p>
                </text:list-item>
                <text:list-item>
                  <text:p text:style-name="P106">The role of partner communication and joint decision-making in contraceptive adoption.</text:p>
                </text:list-item>
              </text:list>
            </text:list-item>
          </text:list>
        </text:list-item>
        <text:list-item>
          <text:p text:style-name="P105"><text:span text:style-name="Strong_20_Emphasis"><text:span text:style-name="T1">Son Preference:</text:span></text:span><text:span text:style-name="T1"> A stark example of gender bias influencing fertility.</text:span></text:p>
          <text:list>
            <text:list-item>
              <text:p text:style-name="P105"><text:span text:style-name="Strong_20_Emphasis"><text:span text:style-name="T1">Mechanism:</text:span></text:span><text:span text:style-name="T1"> In cultures with strong son preference, couples may continue having children until they reach their desired number of sons, leading to higher overall fertility.</text:span></text:p>
            </text:list-item>
            <text:list-item>
              <text:p text:style-name="P105"><text:span text:style-name="Strong_20_Emphasis"><text:span text:style-name="T1">Demographic Consequences:</text:span></text:span></text:p>
              <text:list>
                <text:list-item>
                  <text:p text:style-name="P105"><text:span text:style-name="Strong_20_Emphasis"><text:span text:style-name="T1">Sex-selective abortion:</text:span></text:span><text:span text:style-name="T1"> The use of ultrasound to identify and abort female fetuses.</text:span></text:p>
                </text:list-item>
                <text:list-item>
                  <text:p text:style-name="P105"><text:span text:style-name="Strong_20_Emphasis"><text:span text:style-name="T1">Skewed Sex Ratios at Birth:</text:span></text:span><text:span text:style-name="T1"> Leads to a "surplus" of males in the population, with a natural sex ratio at birth of ~105 males per 100 females rising to 110, 115, or even higher in some regions (e.g., parts of China, India, the Caucasus).</text:span></text:p>
                </text:list-item>
                <text:list-item>
                  <text:p text:style-name="P105"><text:span text:style-name="Strong_20_Emphasis"><text:span text:style-name="T1">"Missing Women":</text:span></text:span><text:span text:style-name="T1"> A term coined by Amartya Sen to describe the deficit of women in a population due to sex-selective abortion, infanticide, and unequal access to nutrition and healthcare.</text:span></text:p>
                </text:list-item>
              </text:list>
            </text:list-item>
          </text:list>
        </text:list-item>
        <text:list-item>
          <text:p text:style-name="P105"><text:span text:style-name="Strong_20_Emphasis"><text:span text:style-name="T1">Low Fertility and Gender Equity:</text:span></text:span></text:p>
          <text:list>
            <text:list-item>
              <text:p text:style-name="P105"><text:span text:style-name="Strong_20_Emphasis"><text:span text:style-name="T1">The "Gender Equity Paradox":</text:span></text:span><text:span text:style-name="T1"> In many highly developed countries, a partial move towards gender equity can lead to very low fertility.</text:span></text:p>
            </text:list-item>
            <text:list-item>
              <text:p text:style-name="P105"><text:span text:style-name="Strong_20_Emphasis"><text:span text:style-name="T1">Hypothesis:</text:span></text:span><text:span text:style-name="T1"> As women gain education and employment opportunities (public sphere equity), but men do not increase their participation in housework and childcare (private sphere inequity), women face a "double burden." This makes having children (especially a second child) extremely difficult and costly, depressing fertility rates.</text:span></text:p>
            </text:list-item>
            <text:list-item>
              <text:p text:style-name="P106">Countries with the highest fertility among developed nations (e.g., Sweden, France) are often those with the most supportive policies for working mothers and the highest levels of male involvement in childcare.</text:p>
            </text:list-item>
          </text:list>
        </text:list-item>
      </text:list>
      <text:p text:style-name="P3"><text:span text:style-name="Strong_20_Emphasis"><text:span text:style-name="T1">CHAPTER 3.6.2: FEMALE LABOR AND DEMOGRAPHIC OUTCOMES</text:span></text:span></text:p>
      <text:list text:style-name="L63">
        <text:list-item>
          <text:p text:style-name="P107"><text:span text:style-name="Strong_20_Emphasis"><text:span text:style-name="T1">The Economic Opportunity Cost of Children:</text:span></text:span><text:span text:style-name="T1"> The income a woman forgoes by taking time out of the labor force to have and raise children.</text:span></text:p>
        </text:list-item>
        <text:list-item>
          <text:p text:style-name="P107"><text:span text:style-name="Strong_20_Emphasis"><text:span text:style-name="T1">Historical Relationship:</text:span></text:span><text:span text:style-name="T1"> Historically, a strong negative correlation existed between female labor force participation (FLFP) and fertility at the macro (country) level.</text:span></text:p>
        </text:list-item>
        <text:list-item>
          <text:p text:style-name="P107"><text:soft-page-break/><text:span text:style-name="Strong_20_Emphasis"><text:span text:style-name="T1">The Modern Reversal:</text:span></text:span><text:span text:style-name="T1"> In many high-income countries since the 1980s, this relationship has reversed. Countries with higher FLFP now tend to have higher fertility.</text:span></text:p>
          <text:list>
            <text:list-item>
              <text:p text:style-name="P107"><text:span text:style-name="Strong_20_Emphasis"><text:span text:style-name="T1">Explanation:</text:span></text:span><text:span text:style-name="T1"> This reversal is driven by policies and social norms that make it possible to combine work and family.</text:span></text:p>
            </text:list-item>
            <text:list-item>
              <text:p text:style-name="P107"><text:span text:style-name="Strong_20_Emphasis"><text:span text:style-name="T1">Key Factors:</text:span></text:span></text:p>
              <text:list>
                <text:list-item>
                  <text:p text:style-name="P108">Availability of affordable, high-quality public or subsidized childcare.</text:p>
                </text:list-item>
                <text:list-item>
                  <text:p text:style-name="P108">Generous paid parental leave policies (for both mothers and fathers).</text:p>
                </text:list-item>
                <text:list-item>
                  <text:p text:style-name="P108">Flexible working arrangements.</text:p>
                </text:list-item>
                <text:list-item>
                  <text:p text:style-name="P108">Higher male participation in domestic work.</text:p>
                </text:list-item>
              </text:list>
            </text:list-item>
          </text:list>
        </text:list-item>
        <text:list-item>
          <text:p text:style-name="P107"><text:span text:style-name="Strong_20_Emphasis"><text:span text:style-name="T1">Female Education and Labor:</text:span></text:span></text:p>
          <text:list>
            <text:list-item>
              <text:p text:style-name="P108">Increased education for women leads to higher potential wages, which increases the opportunity cost of childbearing (a negative effect on fertility).</text:p>
            </text:list-item>
            <text:list-item>
              <text:p text:style-name="P108">However, higher education and income may also make it easier to afford childcare and other services that facilitate combining work and motherhood (a positive effect). The net result depends on the societal context.</text:p>
            </text:list-item>
          </text:list>
        </text:list-item>
      </text:list>
      <text:p text:style-name="P3"><text:span text:style-name="Strong_20_Emphasis"><text:span text:style-name="T1">CHAPTER 3.6.3: MARRIAGE MARKET DEMOGRAPHY</text:span></text:span></text:p>
      <text:list text:style-name="L64">
        <text:list-item>
          <text:p text:style-name="P109"><text:span text:style-name="Strong_20_Emphasis"><text:span text:style-name="T1">Marriage Market:</text:span></text:span><text:span text:style-name="T1"> A conceptual framework that views the process of finding a partner as a market where individuals with certain characteristics search for partners with other desirable characteristics.</text:span></text:p>
        </text:list-item>
        <text:list-item>
          <text:p text:style-name="P109"><text:span text:style-name="Strong_20_Emphasis"><text:span text:style-name="T1">Key Concepts:</text:span></text:span></text:p>
          <text:list>
            <text:list-item>
              <text:p text:style-name="P109"><text:span text:style-name="Strong_20_Emphasis"><text:span text:style-name="T1">Availability:</text:span></text:span><text:span text:style-name="T1"> The number of potential partners in the relevant age range.</text:span></text:p>
            </text:list-item>
            <text:list-item>
              <text:p text:style-name="P109"><text:span text:style-name="Strong_20_Emphasis"><text:span text:style-name="T1">Marriage Squeeze:</text:span></text:span><text:span text:style-name="T1"> A demographic imbalance in the number of eligible men and women in the prime marriage ages.</text:span></text:p>
              <text:list>
                <text:list-item>
                  <text:p text:style-name="P109"><text:span text:style-name="Strong_20_Emphasis"><text:span text:style-name="T1">Causes:</text:span></text:span><text:span text:style-name="T1"> Can be caused by a past "baby boom" (the large cohort of women finds a smaller cohort of slightly older men to marry), war (depleting the male population), or sex-selective migration.</text:span></text:p>
                </text:list-item>
                <text:list-item>
                  <text:p text:style-name="P109"><text:span text:style-name="Strong_20_Emphasis"><text:span text:style-name="T1">Consequences:</text:span></text:span><text:span text:style-name="T1"> Can lead to a rising age at marriage, an increase in the proportion never marrying, and changes in marriage norms.</text:span></text:p>
                </text:list-item>
              </text:list>
            </text:list-item>
            <text:list-item>
              <text:p text:style-name="P109"><text:span text:style-name="Strong_20_Emphasis"><text:span text:style-name="T1">Assortative Mating:</text:span></text:span><text:span text:style-name="T1"> The tendency for people to marry others who are similar to them.</text:span></text:p>
              <text:list>
                <text:list-item>
                  <text:p text:style-name="P109"><text:span text:style-name="Strong_20_Emphasis"><text:span text:style-name="T1">Homogamy:</text:span></text:span><text:span text:style-name="T1"> Marriage between individuals with similar characteristics (e.g., educational homogamy, religious homogamy).</text:span></text:p>
                </text:list-item>
                <text:list-item>
                  <text:p text:style-name="P109"><text:span text:style-name="Strong_20_Emphasis"><text:span text:style-name="T1">Hypergamy:</text:span></text:span><text:span text:style-name="T1"> The tendency for women to "marry up" in terms of social status or income.</text:span></text:p>
                </text:list-item>
                <text:list-item>
                  <text:p text:style-name="P109"><text:soft-page-break/><text:span text:style-name="Strong_20_Emphasis"><text:span text:style-name="T1">Hypogamy:</text:span></text:span><text:span text:style-name="T1"> The tendency for women to "marry down."</text:span></text:p>
                </text:list-item>
              </text:list>
            </text:list-item>
          </text:list>
        </text:list-item>
        <text:list-item>
          <text:p text:style-name="P109"><text:span text:style-name="Strong_20_Emphasis"><text:span text:style-name="T1">Educational Assortative Mating:</text:span></text:span></text:p>
          <text:list>
            <text:list-item>
              <text:p text:style-name="P109"><text:span text:style-name="Strong_20_Emphasis"><text:span text:style-name="T1">Trend:</text:span></text:span><text:span text:style-name="T1"> A dramatic increase in educational homogamy. Highly educated men are now much more likely to marry highly educated women than in the past.</text:span></text:p>
            </text:list-item>
            <text:list-item>
              <text:p text:style-name="P109"><text:span text:style-name="Strong_20_Emphasis"><text:span text:style-name="T1">Consequences for Inequality:</text:span></text:span><text:span text:style-name="T1"> This trend can exacerbate household income inequality. In the past, a high-earning man might marry a woman with lower education/income, leading to some redistribution. Now, two high-earners are more likely to form a single high-income household, while low-earners also pair up.</text:span></text:p>
            </text:list-item>
          </text:list>
        </text:list-item>
        <text:list-item>
          <text:p text:style-name="P109"><text:span text:style-name="Strong_20_Emphasis"><text:span text:style-name="T1">Sex Ratio Imbalance and Marriage Markets:</text:span></text:span></text:p>
          <text:list>
            <text:list-item>
              <text:p text:style-name="P110">The skewed sex ratios from son preference create a severe "male marriage squeeze."</text:p>
            </text:list-item>
            <text:list-item>
              <text:p text:style-name="P110">A large number of men, particularly those with lower socio-economic status, may be unable to find a partner.</text:p>
            </text:list-item>
            <text:list-item>
              <text:p text:style-name="P109"><text:span text:style-name="Strong_20_Emphasis"><text:span text:style-name="T1">Potential Social Consequences:</text:span></text:span><text:span text:style-name="T1"> Debated links to increased social instability, violence, and trafficking of women.</text:span></text:p>
            </text:list-item>
          </text:list>
        </text:list-item>
      </text:list>
      <text:p text:style-name="P3"><text:span text:style-name="Strong_20_Emphasis"><text:span text:style-name="T1">CHAPTER 3.7: SPATIAL DEMOGRAPHY</text:span></text:span></text:p>
      <text:list text:style-name="L65">
        <text:list-item>
          <text:p text:style-name="P111"><text:span text:style-name="Strong_20_Emphasis"><text:span text:style-name="T1">Definition:</text:span></text:span><text:span text:style-name="T1"> A subfield that focuses on the spatial dimension of demographic phenomena, analyzing how population processes are influenced by and unfold across geographic space.</text:span></text:p>
        </text:list-item>
        <text:list-item>
          <text:p text:style-name="P111"><text:span text:style-name="Strong_20_Emphasis"><text:span text:style-name="T1">Key Tools:</text:span></text:span><text:span text:style-name="T1"> Geographic Information Systems (GIS), spatial statistics, and remote sensing.</text:span></text:p>
        </text:list-item>
      </text:list>
      <text:p text:style-name="P3"><text:span text:style-name="Strong_20_Emphasis"><text:span text:style-name="T1">CHAPTER 3.7.1: GIS APPLICATIONS IN POPULATION RESEARCH</text:span></text:span></text:p>
      <text:list text:style-name="L66">
        <text:list-item>
          <text:p text:style-name="P112"><text:span text:style-name="Strong_20_Emphasis"><text:span text:style-name="T1">Geographic Information System (GIS):</text:span></text:span><text:span text:style-name="T1"> A system designed to capture, store, manipulate, analyze, manage, and present all types of spatial or geographical data.</text:span></text:p>
        </text:list-item>
        <text:list-item>
          <text:p text:style-name="P112"><text:span text:style-name="Strong_20_Emphasis"><text:span text:style-name="T1">Core Capabilities:</text:span></text:span></text:p>
          <text:list>
            <text:list-item>
              <text:p text:style-name="P112"><text:span text:style-name="Strong_20_Emphasis"><text:span text:style-name="T1">Geocoding:</text:span></text:span><text:span text:style-name="T1"> Assigning geographic coordinates (latitude, longitude) to data such as street addresses or place names. This allows demographic survey data to be placed on a map.</text:span></text:p>
            </text:list-item>
            <text:list-item>
              <text:p text:style-name="P112"><text:span text:style-name="Strong_20_Emphasis"><text:span text:style-name="T1">Spatial Joins and Overlays:</text:span></text:span><text:span text:style-name="T1"> Combining different layers of data based on their spatial location. For example, linking demographic data for census tracts with data on pollution levels, park locations, or school districts.</text:span></text:p>
            </text:list-item>
            <text:list-item>
              <text:p text:style-name="P112"><text:span text:style-name="Strong_20_Emphasis"><text:span text:style-name="T1">Buffering:</text:span></text:span><text:span text:style-name="T1"> Creating zones of a specified distance around points, lines, or polygons. For example, identifying all households within a 1-kilometer radius of a health clinic to analyze access to care.</text:span></text:p>
            </text:list-item>
            <text:list-item>
              <text:p text:style-name="P112"><text:span text:style-name="Strong_20_Emphasis"><text:span text:style-name="T1">Network Analysis:</text:span></text:span><text:span text:style-name="T1"> Analyzing movement through networks, such as roads or rivers. For example, calculating the actual travel time from a village to the nearest hospital.</text:span></text:p>
            </text:list-item>
          </text:list>
        </text:list-item>
        <text:list-item>
          <text:p text:style-name="P112"><text:span text:style-name="Strong_20_Emphasis"><text:span text:style-name="T1">Applications:</text:span></text:span></text:p>
          <text:list>
            <text:list-item>
              <text:p text:style-name="P112"><text:soft-page-break/><text:span text:style-name="Strong_20_Emphasis"><text:span text:style-name="T1">Health Demography:</text:span></text:span><text:span text:style-name="T1"> Mapping disease outbreaks, analyzing environmental exposures, and measuring access to healthcare services.</text:span></text:p>
            </text:list-item>
            <text:list-item>
              <text:p text:style-name="P112"><text:span text:style-name="Strong_20_Emphasis"><text:span text:style-name="T1">Migration Studies:</text:span></text:span><text:span text:style-name="T1"> Visualizing migration flows and analyzing the characteristics of sending and receiving areas.</text:span></text:p>
            </text:list-item>
            <text:list-item>
              <text:p text:style-name="P112"><text:span text:style-name="Strong_20_Emphasis"><text:span text:style-name="T1">Census Planning:</text:span></text:span><text:span text:style-name="T1"> Using GIS to create and manage enumeration areas.</text:span></text:p>
            </text:list-item>
          </text:list>
        </text:list-item>
      </text:list>
      <text:p text:style-name="P3"><text:span text:style-name="Strong_20_Emphasis"><text:span text:style-name="T1">CHAPTER 3.7.2: SMALL-AREA POPULATION ESTIMATION</text:span></text:span></text:p>
      <text:list text:style-name="L67">
        <text:list-item>
          <text:p text:style-name="P113"><text:span text:style-name="Strong_20_Emphasis"><text:span text:style-name="T1">Problem:</text:span></text:span><text:span text:style-name="T1"> Censuses provide accurate population counts for small areas (like census tracts or villages) but only every 10 years. In the intercensal period, there is a need for up-to-date estimates for planning and resource allocation.</text:span></text:p>
        </text:list-item>
        <text:list-item>
          <text:p text:style-name="P113"><text:span text:style-name="Strong_20_Emphasis"><text:span text:style-name="T1">Methods:</text:span></text:span></text:p>
          <text:list>
            <text:list-item>
              <text:p text:style-name="P113"><text:span text:style-name="Strong_20_Emphasis"><text:span text:style-name="T1">Component Method II:</text:span></text:span><text:span text:style-name="T1"> A demographic balancing equation approach.</text:span></text:p>
              <text:list>
                <text:list-item>
                  <text:p text:style-name="P114">Estimate = Last Census Count + (Births - Deaths) + Net Migration.</text:p>
                </text:list-item>
                <text:list-item>
                  <text:p text:style-name="P114">Births and deaths can be estimated from vital statistics. The challenge is estimating internal migration for small areas.</text:p>
                </text:list-item>
              </text:list>
            </text:list-item>
            <text:list-item>
              <text:p text:style-name="P113"><text:span text:style-name="Strong_20_Emphasis"><text:span text:style-name="T1">Housing Unit Method (HUM):</text:span></text:span><text:span text:style-name="T1"> A very common method.</text:span></text:p>
              <text:list>
                <text:list-item>
                  <text:p text:style-name="P114">Estimate = (Number of Housing Units) * (Occupancy Rate) * (Persons Per Household) + Population in group quarters.</text:p>
                </text:list-item>
                <text:list-item>
                  <text:p text:style-name="P114">Number of housing units can be estimated from building permits, utility connections, or aerial photography. Occupancy rates and persons per household must be estimated from surveys.</text:p>
                </text:list-item>
              </text:list>
            </text:list-item>
            <text:list-item>
              <text:p text:style-name="P113"><text:span text:style-name="Strong_20_Emphasis"><text:span text:style-name="T1">Regression-based Methods (Symptomatic Indicators):</text:span></text:span></text:p>
              <text:list>
                <text:list-item>
                  <text:p text:style-name="P114">Develop a regression equation that "predicts" population based on variables that are available annually for small areas (e.g., school enrollment, voter registration, utility connections).</text:p>
                </text:list-item>
              </text:list>
            </text:list-item>
          </text:list>
        </text:list-item>
        <text:list-item>
          <text:p text:style-name="P113"><text:span text:style-name="Strong_20_Emphasis"><text:span text:style-name="T1">Gridded Population Data:</text:span></text:span><text:span text:style-name="T1"> A modern approach that disaggregates census data into a high-resolution grid (e.g., 1km x 1km cells).</text:span></text:p>
          <text:list>
            <text:list-item>
              <text:p text:style-name="P113"><text:span text:style-name="Strong_20_Emphasis"><text:span text:style-name="T1">Example: WorldPop, LandScan.</text:span></text:span></text:p>
            </text:list-item>
            <text:list-item>
              <text:p text:style-name="P113"><text:span text:style-name="Strong_20_Emphasis"><text:span text:style-name="T1">Method:</text:span></text:span><text:span text:style-name="T1"> Uses statistical models that re-distribute census counts from administrative units to grid cells based on covariates from satellite imagery, such as lights at night, land cover type, and proximity to roads. This provides a detailed, continuous surface of population distribution.</text:span></text:p>
            </text:list-item>
          </text:list>
        </text:list-item>
      </text:list>
      <text:p text:style-name="P3"><text:span text:style-name="Strong_20_Emphasis"><text:span text:style-name="T1">CHAPTER 3.7.3: SPATIAL AUTOCORRELATION IN DEMOGRAPHY</text:span></text:span></text:p>
      <text:list text:style-name="L68">
        <text:list-item>
          <text:p text:style-name="P115"><text:span text:style-name="Strong_20_Emphasis"><text:span text:style-name="T1">Tobler's First Law of Geography:</text:span></text:span><text:span text:style-name="T1"> "Everything is related to everything else, but near things are more related than distant things."</text:span></text:p>
        </text:list-item>
        <text:list-item>
          <text:p text:style-name="P115"><text:soft-page-break/><text:span text:style-name="Strong_20_Emphasis"><text:span text:style-name="T1">Spatial Autocorrelation:</text:span></text:span><text:span text:style-name="T1"> The statistical measure of this property. It is the degree to which the value of a variable at one location is similar to the values at nearby locations.</text:span></text:p>
          <text:list>
            <text:list-item>
              <text:p text:style-name="P115"><text:span text:style-name="Strong_20_Emphasis"><text:span text:style-name="T1">Positive Spatial Autocorrelation:</text:span></text:span><text:span text:style-name="T1"> High values are clustered near other high values; low values are clustered near other low values (e.g., fertility rates in neighboring regions tend to be similar). This is the most common pattern.</text:span></text:p>
            </text:list-item>
            <text:list-item>
              <text:p text:style-name="P115"><text:span text:style-name="Strong_20_Emphasis"><text:span text:style-name="T1">Negative Spatial Autocorrelation:</text:span></text:span><text:span text:style-name="T1"> High values are located next to low values (a checkerboard pattern). Rare in social phenomena.</text:span></text:p>
            </text:list-item>
            <text:list-item>
              <text:p text:style-name="P115"><text:span text:style-name="Strong_20_Emphasis"><text:span text:style-name="T1">Zero Spatial Autocorrelation:</text:span></text:span><text:span text:style-name="T1"> The spatial pattern is random.</text:span></text:p>
            </text:list-item>
          </text:list>
        </text:list-item>
        <text:list-item>
          <text:p text:style-name="P115"><text:span text:style-name="Strong_20_Emphasis"><text:span text:style-name="T1">Importance in Demography:</text:span></text:span></text:p>
          <text:list>
            <text:list-item>
              <text:p text:style-name="P115"><text:span text:style-name="Strong_20_Emphasis"><text:span text:style-name="T1">Violation of Assumptions:</text:span></text:span><text:span text:style-name="T1"> Standard statistical models (like OLS regression) assume that observations are independent. Positive spatial autocorrelation violates this assumption, leading to biased standard errors and incorrect conclusions about statistical significance.</text:span></text:p>
            </text:list-item>
            <text:list-item>
              <text:p text:style-name="P115"><text:span text:style-name="Strong_20_Emphasis"><text:span text:style-name="T1">Substantive Interest:</text:span></text:span><text:span text:style-name="T1"> The presence and nature of spatial clustering is often of direct theoretical interest. It suggests the presence of spatial processes like diffusion or spillover effects.</text:span></text:p>
            </text:list-item>
          </text:list>
        </text:list-item>
        <text:list-item>
          <text:p text:style-name="P115"><text:span text:style-name="Strong_20_Emphasis"><text:span text:style-name="T1">Measures of Spatial Autocorrelation:</text:span></text:span></text:p>
          <text:list>
            <text:list-item>
              <text:p text:style-name="P115"><text:span text:style-name="Strong_20_Emphasis"><text:span text:style-name="T1">Global Measures (Test for overall clustering):</text:span></text:span></text:p>
              <text:list>
                <text:list-item>
                  <text:p text:style-name="P115"><text:span text:style-name="Strong_20_Emphasis"><text:span text:style-name="T1">Moran's I:</text:span></text:span><text:span text:style-name="T1"> The most common measure. Ranges from -1 (dispersed) to +1 (clustered), with 0 indicating spatial randomness.</text:span></text:p>
                </text:list-item>
                <text:list-item>
                  <text:p text:style-name="P115"><text:span text:style-name="Strong_20_Emphasis"><text:span text:style-name="T1">Geary's C.</text:span></text:span></text:p>
                </text:list-item>
              </text:list>
            </text:list-item>
            <text:list-item>
              <text:p text:style-name="P115"><text:span text:style-name="Strong_20_Emphasis"><text:span text:style-name="T1">Local Measures (Identify the location of clusters):</text:span></text:span></text:p>
              <text:list>
                <text:list-item>
                  <text:p text:style-name="P115"><text:span text:style-name="Strong_20_Emphasis"><text:span text:style-name="T1">Local Moran's I (LISA - Local Indicators of Spatial Association):</text:span></text:span><text:span text:style-name="T1"> Calculates a Moran's I value for each individual location, allowing the creation of maps that show statistically significant "hot spots" (high-high clusters), "cold spots" (low-low clusters), and spatial outliers (high-low or low-high).</text:span></text:p>
                </text:list-item>
              </text:list>
            </text:list-item>
          </text:list>
        </text:list-item>
      </text:list>
      <text:p text:style-name="P3"><text:span text:style-name="Strong_20_Emphasis"><text:span text:style-name="T1">CHAPTER 3.8: HISTORICAL DEMOGRAPHY</text:span></text:span></text:p>
      <text:list text:style-name="L69">
        <text:list-item>
          <text:p text:style-name="P116"><text:span text:style-name="Strong_20_Emphasis"><text:span text:style-name="T1">Definition:</text:span></text:span><text:span text:style-name="T1"> The study of population dynamics in the past, before the existence of modern censuses and vital registration systems. It aims to reconstruct population size, structure, and trends for historical societies.</text:span></text:p>
        </text:list-item>
      </text:list>
      <text:p text:style-name="P3"><text:span text:style-name="Strong_20_Emphasis"><text:span text:style-name="T1">CHAPTER 3.8.1: LONGITUDINAL HISTORICAL POPULATIONS DATABASES</text:span></text:span></text:p>
      <text:list text:style-name="L70">
        <text:list-item>
          <text:p text:style-name="P117"><text:span text:style-name="Strong_20_Emphasis"><text:span text:style-name="T1">Primary Data Source:</text:span></text:span><text:span text:style-name="T1"> Parish registers of baptisms, marriages, and burials kept by churches.</text:span></text:p>
        </text:list-item>
        <text:list-item>
          <text:p text:style-name="P117"><text:span text:style-name="Strong_20_Emphasis"><text:span text:style-name="T1">Family Reconstitution Method:</text:span></text:span><text:span text:style-name="T1"> A laborious technique pioneered by Louis Henry in France.</text:span></text:p>
          <text:list>
            <text:list-item>
              <text:p text:style-name="P117"><text:span text:style-name="Strong_20_Emphasis"><text:span text:style-name="T1">Process:</text:span></text:span><text:span text:style-name="T1"> Involves linking the records for individuals across the three types of registers to create a continuous family history. A marriage record is the starting point. All </text:span><text:soft-page-break/><text:span text:style-name="T1">baptism records of children born to that couple are linked, and finally, the burial records for the spouses and all children are linked.</text:span></text:p>
            </text:list-item>
            <text:list-item>
              <text:p text:style-name="P117"><text:span text:style-name="Strong_20_Emphasis"><text:span text:style-name="T1">Output:</text:span></text:span><text:span text:style-name="T1"> Creates a rich longitudinal dataset that allows for the calculation of detailed cohort measures of fertility (e.g., age at first marriage, birth intervals, completed family size) and mortality (e.g., infant and child mortality, adult life expectancy).</text:span></text:p>
            </text:list-item>
          </text:list>
        </text:list-item>
        <text:list-item>
          <text:p text:style-name="P117"><text:span text:style-name="Strong_20_Emphasis"><text:span text:style-name="T1">Aggregate Analysis (Aggregative Back-projection):</text:span></text:span></text:p>
          <text:list>
            <text:list-item>
              <text:p text:style-name="P118">A macro-level method used when family reconstitution is not possible.</text:p>
            </text:list-item>
            <text:list-item>
              <text:p text:style-name="P118">Uses time series of total annual births and deaths from parish registers, combined with a model life table and assumptions about migration, to work backwards and estimate the total population size and age structure year by year.</text:p>
            </text:list-item>
          </text:list>
        </text:list-item>
        <text:list-item>
          <text:p text:style-name="P117"><text:span text:style-name="Strong_20_Emphasis"><text:span text:style-name="T1">Major Databases:</text:span></text:span></text:p>
          <text:list>
            <text:list-item>
              <text:p text:style-name="P117"><text:span text:style-name="Strong_20_Emphasis"><text:span text:style-name="T1">Cambridge Group for the History of Population and Social Structure:</text:span></text:span><text:span text:style-name="T1"> Led the analysis of English parish registers.</text:span></text:p>
            </text:list-item>
            <text:list-item>
              <text:p text:style-name="P117"><text:span text:style-name="Strong_20_Emphasis"><text:span text:style-name="T1">Historical Sample of the Netherlands (HSN).</text:span></text:span></text:p>
            </text:list-item>
            <text:list-item>
              <text:p text:style-name="P117"><text:span text:style-name="Strong_20_Emphasis"><text:span text:style-name="T1">The Utah Population Database (UPDB):</text:span></text:span><text:span text:style-name="T1"> Based on Mormon genealogical records.</text:span></text:p>
            </text:list-item>
          </text:list>
        </text:list-item>
      </text:list>
      <text:p text:style-name="P3"><text:span text:style-name="Strong_20_Emphasis"><text:span text:style-name="T1">CHAPTER 3.8.2: PALEODEMOGRAPHY TECHNIQUES</text:span></text:span></text:p>
      <text:list text:style-name="L71">
        <text:list-item>
          <text:p text:style-name="P119"><text:span text:style-name="Strong_20_Emphasis"><text:span text:style-name="T1">Definition:</text:span></text:span><text:span text:style-name="T1"> The study of demography in deep-historical or pre-historic populations, primarily using skeletal evidence from archaeological sites.</text:span></text:p>
        </text:list-item>
        <text:list-item>
          <text:p text:style-name="P119"><text:span text:style-name="Strong_20_Emphasis"><text:span text:style-name="T1">Data Source: Osteological (Skeletal) Samples:</text:span></text:span></text:p>
          <text:list>
            <text:list-item>
              <text:p text:style-name="P120">The age at death and sex of individuals are estimated from skeletal remains.</text:p>
              <text:list>
                <text:list-item>
                  <text:p text:style-name="P119"><text:span text:style-name="Strong_20_Emphasis"><text:span text:style-name="T1">Age Estimation (Adults):</text:span></text:span><text:span text:style-name="T1"> Based on degenerative changes, such as pubic symphysis erosion, auricular surface morphology, and dental wear. Highly imprecise.</text:span></text:p>
                </text:list-item>
                <text:list-item>
                  <text:p text:style-name="P119"><text:span text:style-name="Strong_20_Emphasis"><text:span text:style-name="T1">Age Estimation (Sub-adults):</text:span></text:span><text:span text:style-name="T1"> Based on developmental markers like dental eruption and epiphyseal fusion. More accurate.</text:span></text:p>
                </text:list-item>
                <text:list-item>
                  <text:p text:style-name="P119"><text:span text:style-name="Strong_20_Emphasis"><text:span text:style-name="T1">Sex Estimation:</text:span></text:span><text:span text:style-name="T1"> Based on sexually dimorphic features of the skull and pelvis.</text:span></text:p>
                </text:list-item>
              </text:list>
            </text:list-item>
          </text:list>
        </text:list-item>
        <text:list-item>
          <text:p text:style-name="P119"><text:span text:style-name="Strong_20_Emphasis"><text:span text:style-name="T1">Methods:</text:span></text:span></text:p>
          <text:list>
            <text:list-item>
              <text:p text:style-name="P119"><text:span text:style-name="Strong_20_Emphasis"><text:span text:style-name="T1">Constructing a Skeletal Life Table:</text:span></text:span><text:span text:style-name="T1"> The distribution of estimated ages at death for the skeletal sample (D_x) is used to directly infer the death column (d_x) of a life table, assuming the population was stationary (zero growth).</text:span></text:p>
            </text:list-item>
          </text:list>
        </text:list-item>
        <text:list-item>
          <text:p text:style-name="P119"><text:span text:style-name="Strong_20_Emphasis"><text:span text:style-name="T1">Fundamental Problems and Criticisms:</text:span></text:span></text:p>
          <text:list>
            <text:list-item>
              <text:p text:style-name="P119"><text:span text:style-name="Strong_20_Emphasis"><text:span text:style-name="T1">The Stationarity Assumption:</text:span></text:span><text:span text:style-name="T1"> Assumes the population had a growth rate of zero, which is rarely true. A growing population will have more young people, so a skeletal </text:span><text:soft-page-break/><text:span text:style-name="T1">sample from it will have a disproportionate number of young deaths, making mortality seem higher than it was.</text:span></text:p>
            </text:list-item>
            <text:list-item>
              <text:p text:style-name="P119"><text:span text:style-name="Strong_20_Emphasis"><text:span text:style-name="T1">Representativeness:</text:span></text:span><text:span text:style-name="T1"> The skeletal sample may not be representative of the living population from which it came. Preservation bias (infant skeletons are fragile and less likely to survive) is a major issue.</text:span></text:p>
            </text:list-item>
            <text:list-item>
              <text:p text:style-name="P119"><text:span text:style-name="Strong_20_Emphasis"><text:span text:style-name="T1">Age Estimation Inaccuracy:</text:span></text:span><text:span text:style-name="T1"> Age-at-death estimates for adults are very imprecise, often with wide error margins, which distorts the resulting life table.</text:span></text:p>
            </text:list-item>
            <text:list-item>
              <text:p text:style-name="P119"><text:span text:style-name="Strong_20_Emphasis"><text:span text:style-name="T1">Conclusion:</text:span></text:span><text:span text:style-name="T1"> Many demographers are highly skeptical of the validity of paleodemographic life tables, arguing they reflect the characteristics of the skeletal sample more than the dynamics of the ancient population.</text:span></text:p>
            </text:list-item>
          </text:list>
        </text:list-item>
      </text:list>
      <text:p text:style-name="P3"><text:span text:style-name="Strong_20_Emphasis"><text:span text:style-name="T1">CHAPTER 3.8.3: DEMOGRAPHY OF COLONIAL POPULATIONS</text:span></text:span></text:p>
      <text:list text:style-name="L72">
        <text:list-item>
          <text:p text:style-name="P121"><text:span text:style-name="Strong_20_Emphasis"><text:span text:style-name="T1">Focus:</text:span></text:span><text:span text:style-name="T1"> The dramatic demographic changes that occurred in indigenous populations following European contact and colonization.</text:span></text:p>
        </text:list-item>
        <text:list-item>
          <text:p text:style-name="P121"><text:span text:style-name="Strong_20_Emphasis"><text:span text:style-name="T1">The "Columbian Exchange":</text:span></text:span><text:span text:style-name="T1"> The widespread transfer of plants, animals, culture, human populations, technology, and ideas between the Americas, West Africa, and the Old World in the 15th and 16th centuries.</text:span></text:p>
        </text:list-item>
        <text:list-item>
          <text:p text:style-name="P121"><text:span text:style-name="Strong_20_Emphasis"><text:span text:style-name="T1">Demographic Catastrophe in the Americas:</text:span></text:span></text:p>
          <text:list>
            <text:list-item>
              <text:p text:style-name="P121"><text:span text:style-name="Strong_20_Emphasis"><text:span text:style-name="T1">Disease:</text:span></text:span><text:span text:style-name="T1"> The introduction of Old World infectious diseases to which Native American populations had no immunity (e.g., smallpox, measles, influenza) caused a catastrophic mortality event. This is known as "virgin soil epidemics."</text:span></text:p>
            </text:list-item>
            <text:list-item>
              <text:p text:style-name="P121"><text:span text:style-name="Strong_20_Emphasis"><text:span text:style-name="T1">Population Decline:</text:span></text:span><text:span text:style-name="T1"> Estimates of the pre-contact population of the Americas vary wildly, but it is agreed that the population declined by as much as 90-95% in the century following contact.</text:span></text:p>
            </text:list-item>
            <text:list-item>
              <text:p text:style-name="P121"><text:span text:style-name="Strong_20_Emphasis"><text:span text:style-name="T1">Debate:</text:span></text:span><text:span text:style-name="T1"> The size of the pre-contact population is a subject of intense debate between "high counters" and "low counters."</text:span></text:p>
            </text:list-item>
          </text:list>
        </text:list-item>
        <text:list-item>
          <text:p text:style-name="P121"><text:span text:style-name="Strong_20_Emphasis"><text:span text:style-name="T1">Other Demographic Impacts of Colonialism:</text:span></text:span></text:p>
          <text:list>
            <text:list-item>
              <text:p text:style-name="P121"><text:span text:style-name="Strong_20_Emphasis"><text:span text:style-name="T1">Forced Migration:</text:span></text:span><text:span text:style-name="T1"> The transatlantic slave trade was one of the largest forced migrations in human history, fundamentally reshaping the demography of the Americas and West Africa. Indentured servitude also moved large numbers of people (e.g., from India to the Caribbean).</text:span></text:p>
            </text:list-item>
            <text:list-item>
              <text:p text:style-name="P121"><text:span text:style-name="Strong_20_Emphasis"><text:span text:style-name="T1">Imposition of New Social Structures:</text:span></text:span><text:span text:style-name="T1"> Colonial powers often imposed new racial and ethnic classifications, altered marriage and family systems, and disrupted traditional economies, all with profound demographic consequences.</text:span></text:p>
            </text:list-item>
            <text:list-item>
              <text:p text:style-name="P121"><text:span text:style-name="Strong_20_Emphasis"><text:span text:style-name="T1">"Settler Colonialism":</text:span></text:span><text:span text:style-name="T1"> In places like North America, Australia, and New Zealand, mass settlement by Europeans led to the displacement and marginalization of indigenous populations onto reservations or less desirable land.</text:span></text:p>
            </text:list-item>
          </text:list>
        </text:list-item>
      </text:list>
      <text:p text:style-name="P12"><text:soft-page-break/></text:p>
      <text:p text:style-name="P13"/>
      <text:p text:style-name="P3"><text:span text:style-name="Strong_20_Emphasis"><text:span text:style-name="T1">CHAPTER 3.9: DEMOGRAPHY AND PUBLIC POLICY</text:span></text:span></text:p>
      <text:list text:style-name="L73">
        <text:list-item>
          <text:p text:style-name="P122"><text:span text:style-name="Strong_20_Emphasis"><text:span text:style-name="T1">Focus:</text:span></text:span><text:span text:style-name="T1"> The applied use of demographic knowledge to design, implement, and evaluate government policies across a wide range of sectors. Demographic data is foundational to evidence-based policymaking.</text:span></text:p>
        </text:list-item>
      </text:list>
      <text:p text:style-name="P3"><text:span text:style-name="Strong_20_Emphasis"><text:span text:style-name="T1">CHAPTER 3.9.1: POPULATION POLICY DESIGN</text:span></text:span></text:p>
      <text:list text:style-name="L74">
        <text:list-item>
          <text:p text:style-name="P123"><text:span text:style-name="Strong_20_Emphasis"><text:span text:style-name="T1">Definition:</text:span></text:span><text:span text:style-name="T1"> Actions explicitly undertaken by a government to influence population size, growth rate, distribution, or composition.</text:span></text:p>
        </text:list-item>
        <text:list-item>
          <text:p text:style-name="P123"><text:span text:style-name="Strong_20_Emphasis"><text:span text:style-name="T1">Direct vs. Indirect Policies:</text:span></text:span></text:p>
          <text:list>
            <text:list-item>
              <text:p text:style-name="P123"><text:span text:style-name="Strong_20_Emphasis"><text:span text:style-name="T1">Direct Policies:</text:span></text:span><text:span text:style-name="T1"> Specifically designed to alter a demographic outcome.</text:span></text:p>
              <text:list>
                <text:list-item>
                  <text:p text:style-name="P124">Example: A national family planning program providing contraceptives to lower fertility.</text:p>
                </text:list-item>
                <text:list-item>
                  <text:p text:style-name="P124">Example: A policy offering cash bonuses for births to raise fertility.</text:p>
                </text:list-item>
              </text:list>
            </text:list-item>
            <text:list-item>
              <text:p text:style-name="P123"><text:span text:style-name="Strong_20_Emphasis"><text:span text:style-name="T1">Indirect Policies:</text:span></text:span><text:span text:style-name="T1"> Policies designed for other purposes that have an indirect but significant effect on demographic behavior.</text:span></text:p>
              <text:list>
                <text:list-item>
                  <text:p text:style-name="P124">Example: A policy to expand girls' secondary education (designed for human capital development) has a powerful indirect effect of lowering fertility.</text:p>
                </text:list-item>
                <text:list-item>
                  <text:p text:style-name="P124">Example: Social security and pension systems (designed for old-age income security) reduce the need for children as old-age support, thus indirectly lowering fertility.</text:p>
                </text:list-item>
              </text:list>
            </text:list-item>
          </text:list>
        </text:list-item>
        <text:list-item>
          <text:p text:style-name="P123"><text:span text:style-name="Strong_20_Emphasis"><text:span text:style-name="T1">The Policy Cycle:</text:span></text:span></text:p>
          <text:list>
            <text:list-item>
              <text:p text:style-name="P123"><text:span text:style-name="Strong_20_Emphasis"><text:span text:style-name="T1">1. Problem Identification:</text:span></text:span><text:span text:style-name="T1"> Using demographic analysis to identify a current or future issue (e.g., rapid population growth, population aging, brain drain).</text:span></text:p>
            </text:list-item>
            <text:list-item>
              <text:p text:style-name="P123"><text:span text:style-name="Strong_20_Emphasis"><text:span text:style-name="T1">2. Policy Formulation:</text:span></text:span><text:span text:style-name="T1"> Designing a policy response. This involves setting goals and choosing policy levers. Demographic models can be used to simulate the potential impact of different options.</text:span></text:p>
            </text:list-item>
            <text:list-item>
              <text:p text:style-name="P123"><text:span text:style-name="Strong_20_Emphasis"><text:span text:style-name="T1">3. Implementation:</text:span></text:span><text:span text:style-name="T1"> Putting the policy into practice.</text:span></text:p>
            </text:list-item>
            <text:list-item>
              <text:p text:style-name="P123"><text:span text:style-name="Strong_20_Emphasis"><text:span text:style-name="T1">4. Monitoring and Evaluation:</text:span></text:span><text:span text:style-name="T1"> Using demographic data and methods to track the progress of the policy and assess whether it has achieved its intended goals. This feedback loop is crucial for policy adjustment.</text:span></text:p>
            </text:list-item>
          </text:list>
        </text:list-item>
        <text:list-item>
          <text:p text:style-name="P123"><text:span text:style-name="Strong_20_Emphasis"><text:span text:style-name="T1">The Shift from "Population Control" to "Reproductive Rights":</text:span></text:span></text:p>
          <text:list>
            <text:list-item>
              <text:p text:style-name="P123"><text:soft-page-break/><text:span text:style-name="Strong_20_Emphasis"><text:span text:style-name="T1">Pre-1994:</text:span></text:span><text:span text:style-name="T1"> Many population policies, often influenced by neo-Malthusian concerns, focused narrowly on reducing population growth through demographic targets and contraceptive distribution. This sometimes led to coercive practices.</text:span></text:p>
            </text:list-item>
            <text:list-item>
              <text:p text:style-name="P123"><text:span text:style-name="Strong_20_Emphasis"><text:span text:style-name="T1">The ICPD (Cairo, 1994):</text:span></text:span><text:span text:style-name="T1"> A landmark international conference that shifted the focus.</text:span></text:p>
              <text:list>
                <text:list-item>
                  <text:p text:style-name="P123"><text:span text:style-name="Strong_20_Emphasis"><text:span text:style-name="T1">Paradigm Shift:</text:span></text:span><text:span text:style-name="T1"> Moved away from demographic targets towards a focus on individual well-being, human rights, reproductive health, and gender equity.</text:span></text:p>
                </text:list-item>
                <text:list-item>
                  <text:p text:style-name="P123"><text:span text:style-name="Strong_20_Emphasis"><text:span text:style-name="T1">Core Principle:</text:span></text:span><text:span text:style-name="T1"> Empowering women and meeting their needs for education and health is the most effective and ethical way to influence fertility. The goal should be to enable people to make their own informed choices, not to control population numbers.</text:span></text:p>
                </text:list-item>
              </text:list>
            </text:list-item>
          </text:list>
        </text:list-item>
        <text:list-item>
          <text:p text:style-name="P123"><text:span text:style-name="Strong_20_Emphasis"><text:span text:style-name="T1">Policy Domains:</text:span></text:span></text:p>
          <text:list>
            <text:list-item>
              <text:p text:style-name="P123"><text:span text:style-name="Strong_20_Emphasis"><text:span text:style-name="T1">Fertility:</text:span></text:span><text:span text:style-name="T1"> Pro-natalist vs. anti-natalist policies (see 2.1.3).</text:span></text:p>
            </text:list-item>
            <text:list-item>
              <text:p text:style-name="P123"><text:span text:style-name="Strong_20_Emphasis"><text:span text:style-name="T1">Mortality/Health:</text:span></text:span><text:span text:style-name="T1"> Public health interventions, sanitation projects, vaccination campaigns, healthcare system funding.</text:span></text:p>
            </text:list-item>
            <text:list-item>
              <text:p text:style-name="P123"><text:span text:style-name="Strong_20_Emphasis"><text:span text:style-name="T1">Migration:</text:span></text:span><text:span text:style-name="T1"> Immigration policies, internal resettlement programs, urban planning.</text:span></text:p>
            </text:list-item>
          </text:list>
        </text:list-item>
      </text:list>
      <text:p text:style-name="P3"><text:span text:style-name="Strong_20_Emphasis"><text:span text:style-name="T1">CHAPTER 3.9.2: IMMIGRATION POLICY ANALYSIS</text:span></text:span></text:p>
      <text:list text:style-name="L75">
        <text:list-item>
          <text:p text:style-name="P125"><text:span text:style-name="Strong_20_Emphasis"><text:span text:style-name="T1">Key Policy Levers:</text:span></text:span><text:span text:style-name="T1"> Governments use several levers to control the number and type of international migrants.</text:span></text:p>
          <text:list>
            <text:list-item>
              <text:p text:style-name="P125"><text:span text:style-name="Strong_20_Emphasis"><text:span text:style-name="T1">Quotas:</text:span></text:span><text:span text:style-name="T1"> Setting numerical limits on the number of immigrants admitted per year, often by country of origin or visa category.</text:span></text:p>
            </text:list-item>
            <text:list-item>
              <text:p text:style-name="P125"><text:span text:style-name="Strong_20_Emphasis"><text:span text:style-name="T1">Points-Based Systems:</text:span></text:span><text:span text:style-name="T1"> A system used by countries like Canada, Australia, and the UK. Applicants are awarded points based on characteristics deemed economically valuable, such as education, language proficiency, work experience, and age. Those who exceed a certain points threshold are eligible for a visa.</text:span></text:p>
            </text:list-item>
            <text:list-item>
              <text:p text:style-name="P125"><text:span text:style-name="Strong_20_Emphasis"><text:span text:style-name="T1">Family-Based Preferences (Family Reunification):</text:span></text:span><text:span text:style-name="T1"> Policies that give priority to foreign relatives of citizens or legal residents. This is the cornerstone of US immigration policy.</text:span></text:p>
            </text:list-item>
            <text:list-item>
              <text:p text:style-name="P125"><text:span text:style-name="Strong_20_Emphasis"><text:span text:style-name="T1">Employer-Sponsored Visas:</text:span></text:span><text:span text:style-name="T1"> Allowing employers to recruit foreign workers to fill specific job vacancies, often requiring proof that no native worker is available (labor market tests).</text:span></text:p>
            </text:list-item>
            <text:list-item>
              <text:p text:style-name="P125"><text:span text:style-name="Strong_20_Emphasis"><text:span text:style-name="T1">Humanitarian Intake:</text:span></text:span><text:span text:style-name="T1"> Policies governing the admission of refugees and asylum seekers.</text:span></text:p>
            </text:list-item>
          </text:list>
        </text:list-item>
        <text:list-item>
          <text:p text:style-name="P125"><text:span text:style-name="Strong_20_Emphasis"><text:span text:style-name="T1">Demographic Impact Analysis of Immigration:</text:span></text:span></text:p>
          <text:list>
            <text:list-item>
              <text:p text:style-name="P125"><text:span text:style-name="Strong_20_Emphasis"><text:span text:style-name="T1">Effect on Population Growth:</text:span></text:span><text:span text:style-name="T1"> Population projections are used to model how different levels of immigration will affect future population size and growth. For low-fertility countries, immigration is often the main driver of population growth.</text:span></text:p>
            </text:list-item>
            <text:list-item>
              <text:p text:style-name="P125"><text:soft-page-break/><text:span text:style-name="Strong_20_Emphasis"><text:span text:style-name="T1">Effect on Age Structure:</text:span></text:span><text:span text:style-name="T1"> Immigrants are typically concentrated in young adult working ages. Immigration can therefore temporarily slow down the process of population aging by increasing the share of the working-age population and lowering the old-age dependency ratio. However, this effect is often modest and temporary, as immigrants themselves age. Sustaining a youthful age structure would require ever-increasing levels of immigration.</text:span></text:p>
            </text:list-item>
            <text:list-item>
              <text:p text:style-name="P125"><text:span text:style-name="Strong_20_Emphasis"><text:span text:style-name="T1">Fiscal Impact Analysis:</text:span></text:span></text:p>
              <text:list>
                <text:list-item>
                  <text:p text:style-name="P125"><text:span text:style-name="Strong_20_Emphasis"><text:span text:style-name="T1">Static Analysis:</text:span></text:span><text:span text:style-name="T1"> Compares the taxes paid by immigrants in a single year to the government services they consume.</text:span></text:p>
                </text:list-item>
                <text:list-item>
                  <text:p text:style-name="P125"><text:span text:style-name="Strong_20_Emphasis"><text:span text:style-name="T1">Dynamic (Life-Cycle) Analysis:</text:span></text:span><text:span text:style-name="T1"> Estimates the net fiscal contribution of an immigrant over their entire lifetime, including the future costs of their children's education and their own retirement benefits. Results are sensitive to the immigrant's age at arrival and skill level.</text:span></text:p>
                </text:list-item>
              </text:list>
            </text:list-item>
          </text:list>
        </text:list-item>
      </text:list>
      <text:p text:style-name="P3"><text:span text:style-name="Strong_20_Emphasis"><text:span text:style-name="T1">CHAPTER 3.9.3: SOCIAL WELFARE AND DEMOGRAPHIC CHANGE</text:span></text:span></text:p>
      <text:list text:style-name="L76">
        <text:list-item>
          <text:p text:style-name="P126"><text:span text:style-name="Strong_20_Emphasis"><text:span text:style-name="T1">Focus:</text:span></text:span><text:span text:style-name="T1"> How demographic shifts, particularly population aging, impact the financing and structure of the welfare state.</text:span></text:p>
        </text:list-item>
        <text:list-item>
          <text:p text:style-name="P126"><text:span text:style-name="Strong_20_Emphasis"><text:span text:style-name="T1">Pensions and Social Security:</text:span></text:span></text:p>
          <text:list>
            <text:list-item>
              <text:p text:style-name="P126"><text:span text:style-name="Strong_20_Emphasis"><text:span text:style-name="T1">Policy Challenge:</text:span></text:span><text:span text:style-name="T1"> The rising old-age dependency ratio puts immense pressure on pay-as-you-go (PAYG) pension systems.</text:span></text:p>
            </text:list-item>
            <text:list-item>
              <text:p text:style-name="P126"><text:span text:style-name="Strong_20_Emphasis"><text:span text:style-name="T1">Policy Levers for Reform:</text:span></text:span></text:p>
              <text:list>
                <text:list-item>
                  <text:p text:style-name="P126"><text:span text:style-name="Strong_20_Emphasis"><text:span text:style-name="T1">Increase Revenue:</text:span></text:span><text:span text:style-name="T1"> Raise payroll taxes.</text:span></text:p>
                </text:list-item>
                <text:list-item>
                  <text:p text:style-name="P126"><text:span text:style-name="Strong_20_Emphasis"><text:span text:style-name="T1">Decrease Benefits:</text:span></text:span><text:span text:style-name="T1"> Cut benefit levels, change the indexing formula (e.g., from wages to prices).</text:span></text:p>
                </text:list-item>
                <text:list-item>
                  <text:p text:style-name="P126"><text:span text:style-name="Strong_20_Emphasis"><text:span text:style-name="T1">Increase Retirement Age:</text:span></text:span><text:span text:style-name="T1"> Raise the age of eligibility for full benefits. This has become one of the most common reforms in developed countries. It effectively reduces the number of beneficiaries and increases the number of contributors.</text:span></text:p>
                </text:list-item>
              </text:list>
            </text:list-item>
          </text:list>
        </text:list-item>
        <text:list-item>
          <text:p text:style-name="P126"><text:span text:style-name="Strong_20_Emphasis"><text:span text:style-name="T1">Healthcare Systems:</text:span></text:span></text:p>
          <text:list>
            <text:list-item>
              <text:p text:style-name="P126"><text:span text:style-name="Strong_20_Emphasis"><text:span text:style-name="T1">Challenge:</text:span></text:span><text:span text:style-name="T1"> Per capita healthcare spending rises sharply with age. Population aging therefore drives up total healthcare expenditures.</text:span></text:p>
            </text:list-item>
            <text:list-item>
              <text:p text:style-name="P126"><text:span text:style-name="Strong_20_Emphasis"><text:span text:style-name="T1">Demographic Analysis for Health Planning:</text:span></text:span></text:p>
              <text:list>
                <text:list-item>
                  <text:p text:style-name="P126"><text:span text:style-name="Strong_20_Emphasis"><text:span text:style-name="T1">Projecting Demand:</text:span></text:span><text:span text:style-name="T1"> Population projections are used to forecast the future demand for specific health services (e.g., hospital beds, geriatric specialists, long-term care facilities).</text:span></text:p>
                </text:list-item>
                <text:list-item>
                  <text:p text:style-name="P126"><text:span text:style-name="Strong_20_Emphasis"><text:span text:style-name="T1">Epidemiological Projections:</text:span></text:span><text:span text:style-name="T1"> Models that project the future prevalence of chronic diseases (like diabetes or dementia) based on population aging and trends in risk factors. These are crucial for long-term health system planning.</text:span></text:p>
                </text:list-item>
              </text:list>
            </text:list-item>
          </text:list>
        </text:list-item>
        <text:list-item>
          <text:p text:style-name="P126"><text:soft-page-break/><text:span text:style-name="Strong_20_Emphasis"><text:span text:style-name="T1">Education Systems:</text:span></text:span></text:p>
          <text:list>
            <text:list-item>
              <text:p text:style-name="P126"><text:span text:style-name="Strong_20_Emphasis"><text:span text:style-name="T1">Challenge (Low-Fertility Context):</text:span></text:span><text:span text:style-name="T1"> Falling birth rates lead to shrinking school-age cohorts.</text:span></text:p>
            </text:list-item>
            <text:list-item>
              <text:p text:style-name="P126"><text:span text:style-name="Strong_20_Emphasis"><text:span text:style-name="T1">Policy Implications:</text:span></text:span><text:span text:style-name="T1"> Need to plan for school closures or consolidation, declining demand for teachers. This can free up public funds that can be reallocated to other needs (e.g., elderly care).</text:span></text:p>
            </text:list-item>
            <text:list-item>
              <text:p text:style-name="P126"><text:span text:style-name="Strong_20_Emphasis"><text:span text:style-name="T1">Challenge (High-Fertility Context):</text:span></text:span><text:span text:style-name="T1"> Rapidly growing school-age cohorts ("youth bulge").</text:span></text:p>
            </text:list-item>
            <text:list-item>
              <text:p text:style-name="P126"><text:span text:style-name="Strong_20_Emphasis"><text:span text:style-name="T1">Policy Implications:</text:span></text:span><text:span text:style-name="T1"> Massive and sustained investment is needed to build schools, train teachers, and maintain educational quality. This is a central challenge for capturing the demographic dividend.</text:span></text:p>
            </text:list-item>
          </text:list>
        </text:list-item>
      </text:list>
      <text:p text:style-name="P3"><text:span text:style-name="Strong_20_Emphasis"><text:span text:style-name="T1">CHAPTER 3.10: SPECIALIZED REGIONAL DEMOGRAPHY</text:span></text:span></text:p>
      <text:list text:style-name="L77">
        <text:list-item>
          <text:p text:style-name="P127"><text:span text:style-name="Strong_20_Emphasis"><text:span text:style-name="T1">Focus:</text:span></text:span><text:span text:style-name="T1"> Applying demographic theories and methods to understand the unique population dynamics and challenges of specific world regions.</text:span></text:p>
        </text:list-item>
      </text:list>
      <text:p text:style-name="P3"><text:span text:style-name="Strong_20_Emphasis"><text:span text:style-name="T1">CHAPTER 3.10.1: AFRICAN POPULATION DYNAMICS</text:span></text:span></text:p>
      <text:list text:style-name="L78">
        <text:list-item>
          <text:p text:style-name="P128"><text:span text:style-name="Strong_20_Emphasis"><text:span text:style-name="T1">Key Features:</text:span></text:span></text:p>
          <text:list>
            <text:list-item>
              <text:p text:style-name="P129">The world's fastest-growing continent. Its population is projected to double between 2020 and 2050.</text:p>
            </text:list-item>
            <text:list-item>
              <text:p text:style-name="P129">The world's youngest population, with a very low median age and a high child dependency ratio.</text:p>
            </text:list-item>
            <text:list-item>
              <text:p text:style-name="P129">Fertility remains high in many parts of the continent (especially West and Central Africa), with TFRs above 4 or 5.</text:p>
            </text:list-item>
            <text:list-item>
              <text:p text:style-name="P129">The HIV/AIDS epidemic has had a profound impact, particularly in Southern Africa, though mortality has declined due to ART rollout.</text:p>
            </text:list-item>
            <text:list-item>
              <text:p text:style-name="P129">Rapid urbanization, often accompanied by the growth of large informal settlements.</text:p>
            </text:list-item>
          </text:list>
        </text:list-item>
      </text:list>
      <text:p text:style-name="P3"><text:span text:style-name="Strong_20_Emphasis"><text:span text:style-name="T1">CHAPTER 3.10.2: ASIAN POPULATION TRANSITIONS</text:span></text:span></text:p>
      <text:list text:style-name="L79">
        <text:list-item>
          <text:p text:style-name="P130"><text:span text:style-name="Strong_20_Emphasis"><text:span text:style-name="T1">Key Features:</text:span></text:span></text:p>
          <text:list>
            <text:list-item>
              <text:p text:style-name="P131">A continent of extreme demographic diversity.</text:p>
            </text:list-item>
            <text:list-item>
              <text:p text:style-name="P130"><text:span text:style-name="Strong_20_Emphasis"><text:span text:style-name="T1">East Asia (China, Japan, South Korea):</text:span></text:span><text:span text:style-name="T1"> Characterized by "lowest-low" fertility (TFR well below 1.5) and the world's most rapid population aging. Faced with the challenge of "getting old before getting rich" in some cases. Legacy of strong anti-natalist policies.</text:span></text:p>
            </text:list-item>
            <text:list-item>
              <text:p text:style-name="P130"><text:span text:style-name="Strong_20_Emphasis"><text:span text:style-name="T1">South Asia (India, Pakistan, Bangladesh):</text:span></text:span><text:span text:style-name="T1"> In the midst of the demographic transition. Fertility has fallen substantially but is still above replacement in some areas. </text:span><text:soft-page-break/><text:span text:style-name="T1">Enormous potential for a demographic dividend if human capital investments are made. Issues of son preference and skewed sex ratios are prominent.</text:span></text:p>
            </text:list-item>
            <text:list-item>
              <text:p text:style-name="P130"><text:span text:style-name="Strong_20_Emphasis"><text:span text:style-name="T1">Southeast Asia (Indonesia, Vietnam, Philippines):</text:span></text:span><text:span text:style-name="T1"> Generally further along in the fertility transition than South Asia, with fertility levels nearing replacement.</text:span></text:p>
            </text:list-item>
          </text:list>
        </text:list-item>
      </text:list>
      <text:p text:style-name="P3"><text:span text:style-name="Strong_20_Emphasis"><text:span text:style-name="T1">CHAPTER 3.10.3: EUROPEAN DEMOGRAPHIC TRENDS</text:span></text:span></text:p>
      <text:list text:style-name="L80">
        <text:list-item>
          <text:p text:style-name="P132"><text:span text:style-name="Strong_20_Emphasis"><text:span text:style-name="T1">Key Features:</text:span></text:span></text:p>
          <text:list>
            <text:list-item>
              <text:p text:style-name="P133">The continent with the oldest population and highest old-age dependency ratios.</text:p>
            </text:list-item>
            <text:list-item>
              <text:p text:style-name="P133">Fertility has been below replacement level for decades.</text:p>
            </text:list-item>
            <text:list-item>
              <text:p text:style-name="P132"><text:span text:style-name="Strong_20_Emphasis"><text:span text:style-name="T1">"Lowest-low" fertility (TFR &lt; 1.3):</text:span></text:span><text:span text:style-name="T1"> A persistent issue in Southern and Eastern Europe.</text:span></text:p>
            </text:list-item>
            <text:list-item>
              <text:p text:style-name="P132"><text:span text:style-name="Strong_20_Emphasis"><text:span text:style-name="T1">Population Decline:</text:span></text:span><text:span text:style-name="T1"> Many countries, especially in Eastern Europe, are experiencing absolute population decline due to low fertility and out-migration.</text:span></text:p>
            </text:list-item>
            <text:list-item>
              <text:p text:style-name="P132"><text:span text:style-name="Strong_20_Emphasis"><text:span text:style-name="T1">International Migration:</text:span></text:span><text:span text:style-name="T1"> A central political and demographic issue. Immigration is the sole driver of population growth for many European nations and is seen as a partial solution to population aging.</text:span></text:p>
            </text:list-item>
            <text:list-item>
              <text:p text:style-name="P132"><text:span text:style-name="Strong_20_Emphasis"><text:span text:style-name="T1">The "Second Demographic Transition":</text:span></text:span><text:span text:style-name="T1"> A term used to describe a suite of changes in family and household formation, including rising age at marriage, increases in cohabitation and divorce, and a rise in non-marital births.</text:span></text:p>
            </text:list-item>
          </text:list>
        </text:list-item>
      </text:list>
      <text:p text:style-name="P3"><text:span text:style-name="Strong_20_Emphasis"><text:span text:style-name="T1">CHAPTER 3.10.4: LATIN AMERICAN DEMOGRAPHIC PATTERNS</text:span></text:span></text:p>
      <text:list text:style-name="L81">
        <text:list-item>
          <text:p text:style-name="P134"><text:span text:style-name="Strong_20_Emphasis"><text:span text:style-name="T1">Key Features:</text:span></text:span></text:p>
          <text:list>
            <text:list-item>
              <text:p text:style-name="P135">Completed its demographic transition remarkably quickly, with fertility falling from over 5 in the 1960s to near replacement level today.</text:p>
            </text:list-item>
            <text:list-item>
              <text:p text:style-name="P135">The fertility transition was often driven by rapid uptake of female sterilization.</text:p>
            </text:list-item>
            <text:list-item>
              <text:p text:style-name="P135">Highly urbanized continent.</text:p>
            </text:list-item>
            <text:list-item>
              <text:p text:style-name="P135">Significant international emigration, particularly to the United States and Europe.</text:p>
            </text:list-item>
            <text:list-item>
              <text:p text:style-name="P135">Facing the challenges of population aging without the institutional wealth of Europe or North America.</text:p>
            </text:list-item>
          </text:list>
        </text:list-item>
      </text:list>
      <text:p text:style-name="P3"><text:span text:style-name="Strong_20_Emphasis"><text:span text:style-name="T1">CHAPTER 3.10.5: MIDDLE EAST AND NORTH AFRICA DEMOGRAPHY</text:span></text:span></text:p>
      <text:list text:style-name="L82">
        <text:list-item>
          <text:p text:style-name="P136"><text:span text:style-name="Strong_20_Emphasis"><text:span text:style-name="T1">Key Features:</text:span></text:span></text:p>
          <text:list>
            <text:list-item>
              <text:p text:style-name="P137">Historically characterized by very high fertility, but has undergone a rapid and recent fertility transition.</text:p>
            </text:list-item>
            <text:list-item>
              <text:p text:style-name="P137">Large "youth bulges," which have been linked by some political scientists to social and political instability.</text:p>
            </text:list-item>
            <text:list-item>
              <text:p text:style-name="P137"><text:soft-page-break/>Extreme reliance on foreign labor in the Gulf Cooperation Council (GCC) states (e.g., UAE, Qatar), leading to highly skewed population structures with massive surpluses of working-age males.</text:p>
            </text:list-item>
            <text:list-item>
              <text:p text:style-name="P137">Significant forced migration and displacement due to conflict.</text:p>
            </text:list-item>
          </text:list>
        </text:list-item>
      </text:list>
      <text:p text:style-name="P3"><text:span text:style-name="Strong_20_Emphasis"><text:span text:style-name="T1">CHAPTER 3.10.6: OCEANIA DEMOGRAPHY STUDIES</text:span></text:span></text:p>
      <text:list text:style-name="L83">
        <text:list-item>
          <text:p text:style-name="P138"><text:span text:style-name="Strong_20_Emphasis"><text:span text:style-name="T1">Key Features:</text:span></text:span></text:p>
          <text:list>
            <text:list-item>
              <text:p text:style-name="P139">Dominated by the demography of Australia and New Zealand, which resemble other high-income, "settler" societies (like Canada and the US). They rely on high levels of immigration for population growth.</text:p>
            </text:list-item>
            <text:list-item>
              <text:p text:style-name="P139">The Pacific Island nations face unique challenges, including extreme vulnerability to climate change and sea-level rise, limited economic opportunities leading to high out-migration, and often high fertility.</text:p>
            </text:list-item>
          </text:list>
        </text:list-item>
      </text:list>
      <text:p text:style-name="P3"><text:span text:style-name="Strong_20_Emphasis"><text:span text:style-name="T1">CHAPTER 3.10.7: NORTH AMERICAN POPULATION ISSUES</text:span></text:span></text:p>
      <text:list text:style-name="L84">
        <text:list-item>
          <text:p text:style-name="P140"><text:span text:style-name="Strong_20_Emphasis"><text:span text:style-name="T1">Key Features (USA and Canada):</text:span></text:span></text:p>
          <text:list>
            <text:list-item>
              <text:p text:style-name="P141">Fertility is below replacement level but generally higher than in Europe or East Asia.</text:p>
            </text:list-item>
            <text:list-item>
              <text:p text:style-name="P141">Population growth is heavily dependent on international migration.</text:p>
            </text:list-item>
            <text:list-item>
              <text:p text:style-name="P141">Increasingly diverse populations due to immigration from all over the world, leading to a focus on the demography of racial and ethnic groups.</text:p>
            </text:list-item>
            <text:list-item>
              <text:p text:style-name="P141">The "Opioid Crisis" in the US has caused a notable rise in mortality among working-age adults, leading to a stall or even decline in life expectancy in some years, a rare event for a developed country.</text:p>
            </text:list-item>
          </text:list>
        </text:list-item>
      </text:list>
      <text:p text:style-name="P3"><text:span text:style-name="Strong_20_Emphasis"><text:span text:style-name="T1">CHAPTER 3.11: RELIGION AND DEMOGRAPHIC BEHAVIOR</text:span></text:span></text:p>
      <text:list text:style-name="L85">
        <text:list-item>
          <text:p text:style-name="P142"><text:span text:style-name="Strong_20_Emphasis"><text:span text:style-name="T1">Focus:</text:span></text:span><text:span text:style-name="T1"> Investigating the relationship between religious affiliation, religiosity (the intensity of belief), and demographic outcomes.</text:span></text:p>
        </text:list-item>
      </text:list>
      <text:p text:style-name="P3"><text:span text:style-name="Strong_20_Emphasis"><text:span text:style-name="T1">CHAPTER 3.11.1: RELIGIOUS FERTILITY DIFFERENTIALS</text:span></text:span></text:p>
      <text:list text:style-name="L86">
        <text:list-item>
          <text:p text:style-name="P143"><text:span text:style-name="Strong_20_Emphasis"><text:span text:style-name="T1">The "Selection" Hypothesis:</text:span></text:span><text:span text:style-name="T1"> Religious groups with higher fertility (often due to pro-natalist doctrines or norms) will grow as a share of the population over time, assuming low rates of religious switching. This is a core concept in the demography of religion.</text:span></text:p>
        </text:list-item>
        <text:list-item>
          <text:p text:style-name="P143"><text:span text:style-name="Strong_20_Emphasis"><text:span text:style-name="T1">Observed Patterns:</text:span></text:span></text:p>
          <text:list>
            <text:list-item>
              <text:p text:style-name="P144">In many contexts, more religious individuals tend to have higher fertility than less religious or secular individuals.</text:p>
            </text:list-item>
            <text:list-item>
              <text:p text:style-name="P143"><text:span text:style-name="Strong_20_Emphasis"><text:span text:style-name="T1">Specific Group Differentials:</text:span></text:span><text:span text:style-name="T1"> Within the US, for example, Mormons and some conservative Protestant groups have historically had higher fertility than mainline Protestants, Catholics, or the non-religious.</text:span></text:p>
            </text:list-item>
            <text:list-item>
              <text:p text:style-name="P143"><text:soft-page-break/><text:span text:style-name="Strong_20_Emphasis"><text:span text:style-name="T1">Mechanisms:</text:span></text:span></text:p>
              <text:list>
                <text:list-item>
                  <text:p text:style-name="P143"><text:span text:style-name="Strong_20_Emphasis"><text:span text:style-name="T1">Doctrinal:</text:span></text:span><text:span text:style-name="T1"> Direct theological opposition to contraception or abortion.</text:span></text:p>
                </text:list-item>
                <text:list-item>
                  <text:p text:style-name="P143"><text:span text:style-name="Strong_20_Emphasis"><text:span text:style-name="T1">Social:</text:span></text:span><text:span text:style-name="T1"> Religious communities may provide social support for child-rearing, promote a pro-family identity, and reinforce traditional gender roles.</text:span></text:p>
                </text:list-item>
              </text:list>
            </text:list-item>
          </text:list>
        </text:list-item>
        <text:list-item>
          <text:p text:style-name="P143"><text:span text:style-name="Strong_20_Emphasis"><text:span text:style-name="T1">Convergence vs. Divergence:</text:span></text:span><text:span text:style-name="T1"> A key debate is whether these differentials will converge over time as societies secularize, or whether they will persist or even diverge.</text:span></text:p>
        </text:list-item>
      </text:list>
      <text:p text:style-name="P3"><text:span text:style-name="Strong_20_Emphasis"><text:span text:style-name="T1">CHAPTER 3.11.2: RELIGIOUS SWITCHING AND DEMOGRAPHY</text:span></text:span></text:p>
      <text:list text:style-name="L87">
        <text:list-item>
          <text:p text:style-name="P145"><text:span text:style-name="Strong_20_Emphasis"><text:span text:style-name="T1">The Components of Religious Change:</text:span></text:span><text:span text:style-name="T1"> A religion's share of the population changes due to:</text:span></text:p>
          <text:list>
            <text:list-item>
              <text:list>
                <text:list-item>
                  <text:p text:style-name="P146">Fertility and mortality differentials.</text:p>
                </text:list-item>
                <text:list-item>
                  <text:p text:style-name="P146">Migration (if migrants have a different religious profile).</text:p>
                </text:list-item>
                <text:list-item>
                  <text:p text:style-name="P146">Religious switching (conversion, apostasy).</text:p>
                </text:list-item>
              </text:list>
            </text:list-item>
          </text:list>
        </text:list-item>
        <text:list-item>
          <text:p text:style-name="P145"><text:span text:style-name="Strong_20_Emphasis"><text:span text:style-name="T1">Importance:</text:span></text:span><text:span text:style-name="T1"> In many modern, secular societies, switching is the most powerful driver of religious change. The rise of the "nones" (religiously unaffiliated) in North America and Europe is driven primarily by people raised in a religion leaving it, not by fertility differences.</text:span></text:p>
        </text:list-item>
        <text:list-item>
          <text:p text:style-name="P145"><text:span text:style-name="Strong_20_Emphasis"><text:span text:style-name="T1">Modeling:</text:span></text:span><text:span text:style-name="T1"> Multistate models can be used to analyze the flows of individuals between different religious (and non-religious) states over the life course.</text:span></text:p>
        </text:list-item>
      </text:list>
      <text:p text:style-name="P3"><text:span text:style-name="Strong_20_Emphasis"><text:span text:style-name="T1">CHAPTER 3.11.3: RELIGION, MORTALITY, AND HEALTH</text:span></text:span></text:p>
      <text:list text:style-name="L88">
        <text:list-item>
          <text:p text:style-name="P147"><text:span text:style-name="Strong_20_Emphasis"><text:span text:style-name="T1">The "Religion and Health" Connection:</text:span></text:span><text:span text:style-name="T1"> A large body of research, particularly in the US, suggests that individuals who are more religious (especially those who attend services regularly) have lower mortality and better health outcomes.</text:span></text:p>
        </text:list-item>
        <text:list-item>
          <text:p text:style-name="P147"><text:span text:style-name="Strong_20_Emphasis"><text:span text:style-name="T1">Potential Mechanisms:</text:span></text:span></text:p>
          <text:list>
            <text:list-item>
              <text:p text:style-name="P147"><text:span text:style-name="Strong_20_Emphasis"><text:span text:style-name="T1">Social Support:</text:span></text:span><text:span text:style-name="T1"> Religious communities provide strong social networks, which are known to be protective of health.</text:span></text:p>
            </text:list-item>
            <text:list-item>
              <text:p text:style-name="P147"><text:span text:style-name="Strong_20_Emphasis"><text:span text:style-name="T1">Health Behaviors:</text:span></text:span><text:span text:style-name="T1"> Some religions promote proscriptive health behaviors (e.g., prohibitions on smoking and alcohol).</text:span></text:p>
            </text:list-item>
            <text:list-item>
              <text:p text:style-name="P147"><text:span text:style-name="Strong_20_Emphasis"><text:span text:style-name="T1">Coping Mechanisms:</text:span></text:span><text:span text:style-name="T1"> Religious belief may provide a framework for coping with stress and adversity.</text:span></text:p>
            </text:list-item>
          </text:list>
        </text:list-item>
        <text:list-item>
          <text:p text:style-name="P147"><text:span text:style-name="Strong_20_Emphasis"><text:span text:style-name="T1">Causality Issues:</text:span></text:span><text:span text:style-name="T1"> The relationship is complex and subject to selection effects. For example, healthier people may be more able to attend religious services (reverse causation). Longitudinal studies that control for baseline health are needed to untangle these effects.</text:span></text:p>
        </text:list-item>
      </text:list>
      <text:p text:style-name="P12"/>
      <text:p text:style-name="P13"/>
      <text:p text:style-name="P3"><text:span text:style-name="Strong_20_Emphasis"><text:span text:style-name="T1">CHAPTER 3.12: EDUCATION AND DEMOGRAPHIC OUTCOMES</text:span></text:span></text:p>
      <text:list text:style-name="L89">
        <text:list-item>
          <text:p text:style-name="P148"><text:soft-page-break/><text:span text:style-name="Strong_20_Emphasis"><text:span text:style-name="T1">Centrality of Education:</text:span></text:span><text:span text:style-name="T1"> Educational attainment is one of the most powerful and consistent social determinants of demographic behavior across all three components: fertility, mortality, and migration.</text:span></text:p>
        </text:list-item>
        <text:list-item>
          <text:p text:style-name="P148"><text:span text:style-name="Strong_20_Emphasis"><text:span text:style-name="T1">Multistate Approach:</text:span></text:span><text:span text:style-name="T1"> Education is often modeled as a series of transitions in a multistate framework: no schooling -&gt; primary -&gt; secondary -&gt; tertiary.</text:span></text:p>
        </text:list-item>
      </text:list>
      <text:p text:style-name="P3"><text:span text:style-name="Strong_20_Emphasis"><text:span text:style-name="T1">CHAPTER 3.12.1: DEMOGRAPHY OF SCHOOL ENROLLMENT</text:span></text:span></text:p>
      <text:list text:style-name="L90">
        <text:list-item>
          <text:p text:style-name="P149"><text:span text:style-name="Strong_20_Emphasis"><text:span text:style-name="T1">Focus:</text:span></text:span><text:span text:style-name="T1"> Analyzing the flows of students into, through, and out of the educational system.</text:span></text:p>
        </text:list-item>
        <text:list-item>
          <text:p text:style-name="P149"><text:span text:style-name="Strong_20_Emphasis"><text:span text:style-name="T1">Key Measures:</text:span></text:span></text:p>
          <text:list>
            <text:list-item>
              <text:p text:style-name="P149"><text:span text:style-name="Strong_20_Emphasis"><text:span text:style-name="T1">Gross Enrollment Ratio (GER):</text:span></text:span><text:span text:style-name="T1"> Total enrollment in a specific level of education, regardless of age, expressed as a percentage of the official school-age population for that level. Can be &gt;100% due to the inclusion of over-age and under-age students.</text:span></text:p>
            </text:list-item>
            <text:list-item>
              <text:p text:style-name="P149"><text:span text:style-name="Strong_20_Emphasis"><text:span text:style-name="T1">Net Enrollment Rate (NER):</text:span></text:span><text:span text:style-name="T1"> Total enrollment of the official school-age population for a given level, expressed as a percentage of that same population. Cannot exceed 100%. A better measure of on-time enrollment.</text:span></text:p>
            </text:list-item>
            <text:list-item>
              <text:p text:style-name="P149"><text:span text:style-name="Strong_20_Emphasis"><text:span text:style-name="T1">Grade Survival Rates:</text:span></text:span><text:span text:style-name="T1"> The proportion of students enrolled in a given grade that reach the next grade. Used to measure dropout rates.</text:span></text:p>
            </text:list-item>
          </text:list>
        </text:list-item>
        <text:list-item>
          <text:p text:style-name="P149"><text:span text:style-name="Strong_20_Emphasis"><text:span text:style-name="T1">Link to Population Structure:</text:span></text:span></text:p>
          <text:list>
            <text:list-item>
              <text:p text:style-name="P150">The size of the school-age population, determined by past fertility trends, is the primary driver of demand for education.</text:p>
            </text:list-item>
            <text:list-item>
              <text:p text:style-name="P150">Rapidly growing youth cohorts in high-fertility countries put immense pressure on educational systems to expand access while maintaining quality.</text:p>
            </text:list-item>
          </text:list>
        </text:list-item>
        <text:list-item>
          <text:p text:style-name="P149"><text:span text:style-name="Strong_20_Emphasis"><text:span text:style-name="T1">Gender Parity Index (GPI):</text:span></text:span><text:span text:style-name="T1"> The ratio of the female-to-male GER or NER. A GPI of 1 indicates parity. A value &lt;1 indicates a disadvantage for girls; a value &gt;1 indicates a disadvantage for boys.</text:span></text:p>
        </text:list-item>
      </text:list>
      <text:p text:style-name="P3"><text:span text:style-name="Strong_20_Emphasis"><text:span text:style-name="T1">CHAPTER 3.12.2: HUMAN CAPITAL AND POPULATION CHANGE</text:span></text:span></text:p>
      <text:list text:style-name="L91">
        <text:list-item>
          <text:p text:style-name="P151"><text:span text:style-name="Strong_20_Emphasis"><text:span text:style-name="T1">Human Capital:</text:span></text:span><text:span text:style-name="T1"> The stock of knowledge, skills, competencies, and other attributes embodied in individuals that are relevant to economic productivity. Education is the primary investment in human capital.</text:span></text:p>
        </text:list-item>
        <text:list-item>
          <text:p text:style-name="P151"><text:span text:style-name="Strong_20_Emphasis"><text:span text:style-name="T1">Becker's Quality-Quantity Trade-off:</text:span></text:span><text:span text:style-name="T1"> A core concept in the economics of fertility. As parents' desire for "child quality" (typically measured by education) increases, the cost per child rises, leading them to have fewer children (quantity). This is a key mechanism linking rising educational aspirations to fertility decline.</text:span></text:p>
        </text:list-item>
        <text:list-item>
          <text:p text:style-name="P151"><text:span text:style-name="Strong_20_Emphasis"><text:span text:style-name="T1">The "Vienna Declaration on Population and Development" (2013 Wittgenstein Centre):</text:span></text:span><text:span text:style-name="T1"> A modern update to the population and development paradigm.</text:span></text:p>
          <text:list>
            <text:list-item>
              <text:p text:style-name="P151"><text:span text:style-name="Strong_20_Emphasis"><text:span text:style-name="T1">Argument:</text:span></text:span><text:span text:style-name="T1"> Argues that human capital, particularly education, should be the central focus for sustainable development, even more so than population size.</text:span></text:p>
            </text:list-item>
            <text:list-item>
              <text:p text:style-name="P151"><text:soft-page-break/><text:span text:style-name="Strong_20_Emphasis"><text:span text:style-name="T1">Differential Impacts:</text:span></text:span><text:span text:style-name="T1"> A population's ability to adapt to challenges like climate change or economic shocks depends critically on its educational attainment structure. More educated populations are more resilient and innovative.</text:span></text:p>
            </text:list-item>
          </text:list>
        </text:list-item>
        <text:list-item>
          <text:p text:style-name="P151"><text:span text:style-name="Strong_20_Emphasis"><text:span text:style-name="T1">Feedback Loop:</text:span></text:span><text:span text:style-name="T1"> Education drives demographic change (lower fertility, lower mortality, selective migration), and demographic change in turn affects the potential for educational investment (e.g., the demographic dividend).</text:span></text:p>
        </text:list-item>
      </text:list>
      <text:p text:style-name="P3"><text:span text:style-name="Strong_20_Emphasis"><text:span text:style-name="T1">CHAPTER 3.12.3: EDUCATIONAL ATTAINMENT PROJECTION</text:span></text:span></text:p>
      <text:list text:style-name="L92">
        <text:list-item>
          <text:p text:style-name="P152"><text:span text:style-name="Strong_20_Emphasis"><text:span text:style-name="T1">Standard Population Projections:</text:span></text:span><text:span text:style-name="T1"> Typically only project by age and sex.</text:span></text:p>
        </text:list-item>
        <text:list-item>
          <text:p text:style-name="P152"><text:span text:style-name="Strong_20_Emphasis"><text:span text:style-name="T1">Multidimensional Projections:</text:span></text:span><text:span text:style-name="T1"> Project the population by other key characteristics, with education being the most important.</text:span></text:p>
        </text:list-item>
        <text:list-item>
          <text:p text:style-name="P152"><text:span text:style-name="Strong_20_Emphasis"><text:span text:style-name="T1">Methodology (Cohort-Component with Education):</text:span></text:span></text:p>
          <text:list>
            <text:list-item>
              <text:list>
                <text:list-item>
                  <text:p text:style-name="P152"><text:span text:style-name="Strong_20_Emphasis"><text:span text:style-name="T1">Define States:</text:span></text:span><text:span text:style-name="T1"> Define the population by age, sex, and educational attainment level (e.g., No Education, Primary, Secondary, Tertiary).</text:span></text:p>
                </text:list-item>
                <text:list-item>
                  <text:p text:style-name="P152"><text:span text:style-name="Strong_20_Emphasis"><text:span text:style-name="T1">Base Population:</text:span></text:span><text:span text:style-name="T1"> Start with a base population distributed across these states.</text:span></text:p>
                </text:list-item>
                <text:list-item>
                  <text:p text:style-name="P152"><text:span text:style-name="Strong_20_Emphasis"><text:span text:style-name="T1">State-Specific Rates:</text:span></text:span><text:span text:style-name="T1"> Instead of a single mortality or fertility rate for each age-sex group, use education-specific rates. For example, have separate mortality rates and fertility rates for highly educated women vs. less educated women.</text:span></text:p>
                </text:list-item>
                <text:list-item>
                  <text:p text:style-name="P152"><text:span text:style-name="Strong_20_Emphasis"><text:span text:style-name="T1">Educational Transitions:</text:span></text:span><text:span text:style-name="T1"> The key innovation. Model the transitions of young cohorts through the educational system. This involves projecting future school enrollment and completion rates. For example, what proportion of 15-year-olds with primary education will go on to complete secondary education?</text:span></text:p>
                </text:list-item>
                <text:list-item>
                  <text:p text:style-name="P152"><text:span text:style-name="Strong_20_Emphasis"><text:span text:style-name="T1">Project Forward:</text:span></text:span><text:span text:style-name="T1"> Apply the education-specific fertility, mortality, and migration rates, as well as the educational transition probabilities, to project the population forward in 5-year steps.</text:span></text:p>
                </text:list-item>
              </text:list>
            </text:list-item>
          </text:list>
        </text:list-item>
        <text:list-item>
          <text:p text:style-name="P152"><text:span text:style-name="Strong_20_Emphasis"><text:span text:style-name="T1">Importance:</text:span></text:span></text:p>
          <text:list>
            <text:list-item>
              <text:p text:style-name="P152"><text:span text:style-name="Strong_20_Emphasis"><text:span text:style-name="T1">Scenario Analysis:</text:span></text:span><text:span text:style-name="T1"> Allows for the creation of different future scenarios (e.g., a "rapid education expansion" scenario vs. a "stalled education" scenario) to see how they impact long-term development and population health.</text:span></text:p>
            </text:list-item>
            <text:list-item>
              <text:p text:style-name="P152"><text:span text:style-name="Strong_20_Emphasis"><text:span text:style-name="T1">Improved Forecasts:</text:span></text:span><text:span text:style-name="T1"> Because education is so strongly linked to fertility and mortality, including it in the projection model can lead to more accurate overall population forecasts.</text:span></text:p>
            </text:list-item>
            <text:list-item>
              <text:p text:style-name="P152"><text:span text:style-name="Strong_20_Emphasis"><text:span text:style-name="T1">Providers:</text:span></text:span><text:span text:style-name="T1"> The Wittgenstein Centre for Demography and Global Human Capital (WIC) is the leading institution for producing these multidimensional projections.</text:span></text:p>
            </text:list-item>
          </text:list>
        </text:list-item>
      </text:list>
      <text:p text:style-name="P3"><text:span text:style-name="Strong_20_Emphasis"><text:span text:style-name="T1">CHAPTER 3.13: FAMILY DEMOGRAPHY</text:span></text:span></text:p>
      <text:list text:style-name="L93">
        <text:list-item>
          <text:p text:style-name="P153"><text:span text:style-name="Strong_20_Emphasis"><text:span text:style-name="T1">Focus:</text:span></text:span><text:span text:style-name="T1"> The study of the formation, characteristics, and dissolution of families and households.</text:span></text:p>
        </text:list-item>
        <text:list-item>
          <text:p text:style-name="P153"><text:soft-page-break/><text:span text:style-name="Strong_20_Emphasis"><text:span text:style-name="T1">The Second Demographic Transition (SDT):</text:span></text:span><text:span text:style-name="T1"> A theoretical framework (van de Kaa, Lesthaeghe) that describes a set of profound changes in family and fertility behavior that began in Northern and Western Europe in the 1960s.</text:span></text:p>
          <text:list>
            <text:list-item>
              <text:p text:style-name="P153"><text:span text:style-name="Strong_20_Emphasis"><text:span text:style-name="T1">Core Driver:</text:span></text:span><text:span text:style-name="T1"> A shift in cultural values towards individualism, self-realization, and secularism.</text:span></text:p>
            </text:list-item>
            <text:list-item>
              <text:p text:style-name="P153"><text:span text:style-name="Strong_20_Emphasis"><text:span text:style-name="T1">Key Behavioral Changes:</text:span></text:span></text:p>
              <text:list>
                <text:list-item>
                  <text:p text:style-name="P154">Sustained sub-replacement fertility.</text:p>
                </text:list-item>
                <text:list-item>
                  <text:p text:style-name="P154">Rise in age at first marriage and first birth.</text:p>
                </text:list-item>
                <text:list-item>
                  <text:p text:style-name="P154">Increase in divorce and union dissolution.</text:p>
                </text:list-item>
                <text:list-item>
                  <text:p text:style-name="P154">Increase in pre-marital and post-marital cohabitation.</text:p>
                </text:list-item>
                <text:list-item>
                  <text:p text:style-name="P154">Increase in non-marital fertility (births outside of marriage).</text:p>
                </text:list-item>
                <text:list-item>
                  <text:p text:style-name="P154">Diversification of family and household types.</text:p>
                </text:list-item>
              </text:list>
            </text:list-item>
          </text:list>
        </text:list-item>
      </text:list>
      <text:p text:style-name="P3"><text:span text:style-name="Strong_20_Emphasis"><text:span text:style-name="T1">CHAPTER 3.13.1: UNION FORMATION AND DISSOLUTION</text:span></text:span></text:p>
      <text:list text:style-name="L94">
        <text:list-item>
          <text:p text:style-name="P155"><text:span text:style-name="Strong_20_Emphasis"><text:span text:style-name="T1">Shift from Marriage to Cohabitation:</text:span></text:span></text:p>
          <text:list>
            <text:list-item>
              <text:p text:style-name="P156">In many Western countries, cohabitation has shifted from being a deviant behavior, to a prelude to marriage, to a common alternative to marriage. In some countries (e.g., Sweden), it is almost indistinguishable from marriage.</text:p>
            </text:list-item>
          </text:list>
        </text:list-item>
        <text:list-item>
          <text:p text:style-name="P155"><text:span text:style-name="Strong_20_Emphasis"><text:span text:style-name="T1">Measures of Marriage:</text:span></text:span></text:p>
          <text:list>
            <text:list-item>
              <text:p text:style-name="P155"><text:span text:style-name="Strong_20_Emphasis"><text:span text:style-name="T1">Crude Marriage Rate:</text:span></text:span><text:span text:style-name="T1"> (Marriages in a year / Mid-year population) * 1,000. Not very useful due to age structure effects.</text:span></text:p>
            </text:list-item>
            <text:list-item>
              <text:p text:style-name="P155"><text:span text:style-name="Strong_20_Emphasis"><text:span text:style-name="T1">Total First Marriage Rate (for women):</text:span></text:span><text:span text:style-name="T1"> A synthetic cohort measure analogous to the TFR, representing the proportion of women who would ever marry if they experienced the current age-specific first marriage rates.</text:span></text:p>
            </text:list-item>
          </text:list>
        </text:list-item>
        <text:list-item>
          <text:p text:style-name="P155"><text:span text:style-name="Strong_20_Emphasis"><text:span text:style-name="T1">Measures of Divorce:</text:span></text:span></text:p>
          <text:list>
            <text:list-item>
              <text:p text:style-name="P155"><text:span text:style-name="Strong_20_Emphasis"><text:span text:style-name="T1">Crude Divorce Rate:</text:span></text:span><text:span text:style-name="T1"> (Divorces in a year / Mid-year population) * 1,000.</text:span></text:p>
            </text:list-item>
            <text:list-item>
              <text:p text:style-name="P155"><text:span text:style-name="Strong_20_Emphasis"><text:span text:style-name="T1">Total Divorce Rate:</text:span></text:span><text:span text:style-name="T1"> A synthetic cohort measure of the proportion of marriages that would end in divorce if current duration-specific divorce rates persisted.</text:span></text:p>
            </text:list-item>
          </text:list>
        </text:list-item>
        <text:list-item>
          <text:p text:style-name="P155"><text:span text:style-name="Strong_20_Emphasis"><text:span text:style-name="T1">Determinants:</text:span></text:span></text:p>
          <text:list>
            <text:list-item>
              <text:p text:style-name="P155"><text:span text:style-name="Strong_20_Emphasis"><text:span text:style-name="T1">Union Formation:</text:span></text:span><text:span text:style-name="T1"> Influenced by marriage market conditions (see 3.6.3), educational enrollment (postponement), and economic uncertainty.</text:span></text:p>
            </text:list-item>
            <text:list-item>
              <text:p text:style-name="P155"><text:span text:style-name="Strong_20_Emphasis"><text:span text:style-name="T1">Union Dissolution:</text:span></text:span><text:span text:style-name="T1"> Risk of divorce is higher for those who marry young, have lower education, and experience economic hardship.</text:span></text:p>
            </text:list-item>
          </text:list>
        </text:list-item>
      </text:list>
      <text:p text:style-name="P3"><text:span text:style-name="Strong_20_Emphasis"><text:span text:style-name="T1">CHAPTER 3.13.2: COHABITATION AND NONMARITAL FERTILITY</text:span></text:span></text:p>
      <text:list text:style-name="L95">
        <text:list-item>
          <text:p text:style-name="P157"><text:soft-page-break/><text:span text:style-name="Strong_20_Emphasis"><text:span text:style-name="T1">Cohabitation:</text:span></text:span><text:span text:style-name="T1"> An unmarried couple living together in an intimate relationship.</text:span></text:p>
        </text:list-item>
        <text:list-item>
          <text:p text:style-name="P157"><text:span text:style-name="Strong_20_Emphasis"><text:span text:style-name="T1">Stability of Cohabiting Unions:</text:span></text:span><text:span text:style-name="T1"> Research generally shows that cohabiting unions are less stable than marital unions, even when controlling for other factors.</text:span></text:p>
        </text:list-item>
        <text:list-item>
          <text:p text:style-name="P157"><text:span text:style-name="Strong_20_Emphasis"><text:span text:style-name="T1">Nonmarital Fertility:</text:span></text:span></text:p>
          <text:list>
            <text:list-item>
              <text:p text:style-name="P157"><text:span text:style-name="Strong_20_Emphasis"><text:span text:style-name="T1">Trend:</text:span></text:span><text:span text:style-name="T1"> A dramatic increase in the proportion of births occurring outside of marriage in most developed countries.</text:span></text:p>
            </text:list-item>
            <text:list-item>
              <text:p text:style-name="P157"><text:span text:style-name="Strong_20_Emphasis"><text:span text:style-name="T1">Context is Key:</text:span></text:span><text:span text:style-name="T1"> The meaning of a nonmarital birth varies enormously.</text:span></text:p>
              <text:list>
                <text:list-item>
                  <text:p text:style-name="P158">In some countries (e.g., Latin America, Scandinavia), the vast majority of nonmarital births occur within stable, long-term cohabiting unions.</text:p>
                </text:list-item>
                <text:list-item>
                  <text:p text:style-name="P158">In other countries (e.g., the US, UK), a larger share of nonmarital births occur to single, un-partnered mothers, which is associated with higher levels of economic disadvantage for the mother and child.</text:p>
                </text:list-item>
              </text:list>
            </text:list-item>
          </text:list>
        </text:list-item>
        <text:list-item>
          <text:p text:style-name="P157"><text:span text:style-name="Strong_20_Emphasis"><text:span text:style-name="T1">The "Pattern of Disadvantage" Model:</text:span></text:span><text:span text:style-name="T1"> In some contexts (like the US), there is a strong social gradient in nonmarital childbearing. It is much more common among women with lower levels of education and income, which can contribute to the intergenerational transmission of poverty.</text:span></text:p>
        </text:list-item>
      </text:list>
      <text:p text:style-name="P3"><text:span text:style-name="Strong_20_Emphasis"><text:span text:style-name="T1">CHAPTER 3.13.3: CHILDLESSNESS TRENDS AND DETERMINANTS</text:span></text:span></text:p>
      <text:list text:style-name="L96">
        <text:list-item>
          <text:p text:style-name="P159"><text:span text:style-name="Strong_20_Emphasis"><text:span text:style-name="T1">Definition:</text:span></text:span><text:span text:style-name="T1"> The state of having no live-born children.</text:span></text:p>
        </text:list-item>
        <text:list-item>
          <text:p text:style-name="P159"><text:span text:style-name="Strong_20_Emphasis"><text:span text:style-name="T1">Distinction:</text:span></text:span></text:p>
          <text:list>
            <text:list-item>
              <text:p text:style-name="P159"><text:span text:style-name="Strong_20_Emphasis"><text:span text:style-name="T1">Involuntary Childlessness:</text:span></text:span><text:span text:style-name="T1"> Due to biological infertility or infecundity.</text:span></text:p>
            </text:list-item>
            <text:list-item>
              <text:p text:style-name="P159"><text:span text:style-name="Strong_20_Emphasis"><text:span text:style-name="T1">Voluntary Childlessness ("Childfree"):</text:span></text:span><text:span text:style-name="T1"> The result of a conscious and deliberate decision not to have children.</text:span></text:p>
            </text:list-item>
          </text:list>
        </text:list-item>
        <text:list-item>
          <text:p text:style-name="P159"><text:span text:style-name="Strong_20_Emphasis"><text:span text:style-name="T1">Trends:</text:span></text:span></text:p>
          <text:list>
            <text:list-item>
              <text:p text:style-name="P160">The proportion of women remaining childless by the end of their reproductive years has been rising in most developed countries, reaching 20% or more in some European nations.</text:p>
            </text:list-item>
            <text:list-item>
              <text:p text:style-name="P160">This rise is a major contributor to sub-replacement fertility levels.</text:p>
            </text:list-item>
          </text:list>
        </text:list-item>
        <text:list-item>
          <text:p text:style-name="P159"><text:span text:style-name="Strong_20_Emphasis"><text:span text:style-name="T1">Determinants of Voluntary Childlessness:</text:span></text:span></text:p>
          <text:list>
            <text:list-item>
              <text:p text:style-name="P159"><text:span text:style-name="Strong_20_Emphasis"><text:span text:style-name="T1">High Educational Attainment:</text:span></text:span><text:span text:style-name="T1"> Especially for women, this is the strongest predictor. Higher education increases opportunity costs and may foster values less centered on traditional family life.</text:span></text:p>
            </text:list-item>
            <text:list-item>
              <text:p text:style-name="P159"><text:span text:style-name="Strong_20_Emphasis"><text:span text:style-name="T1">Career Commitment.</text:span></text:span></text:p>
            </text:list-item>
            <text:list-item>
              <text:p text:style-name="P159"><text:span text:style-name="Strong_20_Emphasis"><text:span text:style-name="T1">Urban Residence.</text:span></text:span></text:p>
            </text:list-item>
            <text:list-item>
              <text:p text:style-name="P159"><text:span text:style-name="Strong_20_Emphasis"><text:span text:style-name="T1">Less Traditional Gender Role Attitudes.</text:span></text:span></text:p>
            </text:list-item>
            <text:list-item>
              <text:p text:style-name="P159"><text:soft-page-break/><text:span text:style-name="Strong_20_Emphasis"><text:span text:style-name="T1">Childhood experiences</text:span></text:span><text:span text:style-name="T1"> and personality traits.</text:span></text:p>
            </text:list-item>
          </text:list>
        </text:list-item>
        <text:list-item>
          <text:p text:style-name="P159"><text:span text:style-name="Strong_20_Emphasis"><text:span text:style-name="T1">Postponement as a Driver:</text:span></text:span><text:span text:style-name="T1"> Much of the rise in childlessness is the result of "postponement momentum." Women delay having a first child for educational or career reasons, and this postponement can slide into permanent childlessness, either voluntarily or because of age-related declines in fecundity.</text:span></text:p>
        </text:list-item>
      </text:list>
      <text:p text:style-name="P3"><text:span text:style-name="Strong_20_Emphasis"><text:span text:style-name="T1">CHAPTER 3.14: DEMOGRAPHIC MODELING AND FORECASTING</text:span></text:span></text:p>
      <text:list text:style-name="L97">
        <text:list-item>
          <text:p text:style-name="P161"><text:span text:style-name="Strong_20_Emphasis"><text:span text:style-name="T1">Focus:</text:span></text:span><text:span text:style-name="T1"> The development and application of advanced mathematical and computational models to simulate population dynamics and forecast future trends.</text:span></text:p>
        </text:list-item>
      </text:list>
      <text:p text:style-name="P3"><text:span text:style-name="Strong_20_Emphasis"><text:span text:style-name="T1">CHAPTER 3.14.1: BAYESIAN POPULATION PROJECTION</text:span></text:span></text:p>
      <text:list text:style-name="L98">
        <text:list-item>
          <text:p text:style-name="P162"><text:span text:style-name="Strong_20_Emphasis"><text:span text:style-name="T1">Limitation of Standard Projections:</text:span></text:span><text:span text:style-name="T1"> Standard deterministic projections produce a single "best guess" future, while standard stochastic projections (frequentist) rely only on the variability in historical data.</text:span></text:p>
        </text:list-item>
        <text:list-item>
          <text:p text:style-name="P162"><text:span text:style-name="Strong_20_Emphasis"><text:span text:style-name="T1">Bayesian Approach:</text:span></text:span><text:span text:style-name="T1"> A statistical paradigm that combines prior information with observed data to produce a posterior probability distribution.</text:span></text:p>
        </text:list-item>
        <text:list-item>
          <text:p text:style-name="P162"><text:span text:style-name="Strong_20_Emphasis"><text:span text:style-name="T1">Application in Projections (developed by Adrian Raftery et al.):</text:span></text:span></text:p>
          <text:list>
            <text:list-item>
              <text:list>
                <text:list-item>
                  <text:p text:style-name="P162"><text:span text:style-name="Strong_20_Emphasis"><text:span text:style-name="T1">Prior Distributions:</text:span></text:span><text:span text:style-name="T1"> The process starts by defining "priors" for future fertility (TFR), mortality (life expectancy), and migration. These priors are not based on one country's data alone but are derived from the historical experience of all countries in the world, managed by a UN database. This provides a probabilistic model of how demographic transitions typically unfold.</text:span></text:p>
                </text:list-item>
                <text:list-item>
                  <text:p text:style-name="P162"><text:span text:style-name="Strong_20_Emphasis"><text:span text:style-name="T1">Likelihood (Country-specific data):</text:span></text:span><text:span text:style-name="T1"> The model then uses the country's own historical time-series data on fertility, mortality, and migration.</text:span></text:p>
                </text:list-item>
                <text:list-item>
                  <text:p text:style-name="P162"><text:span text:style-name="Strong_20_Emphasis"><text:span text:style-name="T1">Posterior Distributions:</text:span></text:span><text:span text:style-name="T1"> Bayes' theorem is used to combine the general "world experience" priors with the specific country data to create a posterior probability distribution for that country's future TFR, life expectancy, and migration.</text:span></text:p>
                </text:list-item>
                <text:list-item>
                  <text:p text:style-name="P162"><text:span text:style-name="Strong_20_Emphasis"><text:span text:style-name="T1">Simulation:</text:span></text:span><text:span text:style-name="T1"> The cohort-component model is run thousands of times, each time drawing a future trajectory of TFR, e₀, and migration from these posterior distributions.</text:span></text:p>
                </text:list-item>
              </text:list>
            </text:list-item>
          </text:list>
        </text:list-item>
        <text:list-item>
          <text:p text:style-name="P162"><text:span text:style-name="Strong_20_Emphasis"><text:span text:style-name="T1">Advantages:</text:span></text:span></text:p>
          <text:list>
            <text:list-item>
              <text:p text:style-name="P162"><text:span text:style-name="Strong_20_Emphasis"><text:span text:style-name="T1">Coherent Probabilistic Output:</text:span></text:span><text:span text:style-name="T1"> Produces a full probability distribution for any future demographic quantity (e.g., total population, old-age dependency ratio), not just a point estimate.</text:span></text:p>
            </text:list-item>
            <text:list-item>
              <text:p text:style-name="P162"><text:span text:style-name="Strong_20_Emphasis"><text:span text:style-name="T1">Incorporates Expert Knowledge:</text:span></text:span><text:span text:style-name="T1"> Priors can be systematically formulated to include expert judgment about the future.</text:span></text:p>
            </text:list-item>
            <text:list-item>
              <text:p text:style-name="P162"><text:soft-page-break/><text:span text:style-name="Strong_20_Emphasis"><text:span text:style-name="T1">"Borrows Strength":</text:span></text:span><text:span text:style-name="T1"> Allows countries with limited or volatile historical data to benefit from the experience of all other countries.</text:span></text:p>
            </text:list-item>
          </text:list>
        </text:list-item>
      </text:list>
      <text:p text:style-name="P3"><text:span text:style-name="Strong_20_Emphasis"><text:span text:style-name="T1">CHAPTER 3.14.2: STOCHASTIC DEMOGRAPHIC MODELS</text:span></text:span></text:p>
      <text:list text:style-name="L99">
        <text:list-item>
          <text:p text:style-name="P163"><text:span text:style-name="Strong_20_Emphasis"><text:span text:style-name="T1">Stochastic vs. Deterministic:</text:span></text:span></text:p>
          <text:list>
            <text:list-item>
              <text:p text:style-name="P163"><text:span text:style-name="Strong_20_Emphasis"><text:span text:style-name="T1">Deterministic:</text:span></text:span><text:span text:style-name="T1"> A given input always produces the same output (e.g., standard cohort-component model).</text:span></text:p>
            </text:list-item>
            <text:list-item>
              <text:p text:style-name="P163"><text:span text:style-name="Strong_20_Emphasis"><text:span text:style-name="T1">Stochastic:</text:span></text:span><text:span text:style-name="T1"> Introduces randomness into the model to reflect uncertainty.</text:span></text:p>
            </text:list-item>
          </text:list>
        </text:list-item>
        <text:list-item>
          <text:p text:style-name="P163"><text:span text:style-name="Strong_20_Emphasis"><text:span text:style-name="T1">Types of Randomness:</text:span></text:span></text:p>
          <text:list>
            <text:list-item>
              <text:p text:style-name="P164"><text:span text:style-name="Strong_20_Emphasis"><text:span text:style-name="T1">Uncertainty in Future Trends:</text:span></text:span><text:span text:style-name="T1"> The main focus of Bayesian and other probabilistic forecasting methods (see 3.14.1). The future </text:span><text:span text:style-name="T2">level</text:span><text:span text:style-name="T1"> of fertility is uncertain.</text:span></text:p>
            </text:list-item>
            <text:list-item>
              <text:p text:style-name="P163"><text:span text:style-name="Strong_20_Emphasis"><text:span text:style-name="T1">Demographic Stochasticity:</text:span></text:span><text:span text:style-name="T1"> The randomness inherent in individual life events, even if underlying probabilities are known. For a single woman with a 0.5 probability of having a child, the outcome is random (0 or 1). This is important for small populations, where random fluctuations can be significant, but averages out in large populations.</text:span></text:p>
            </text:list-item>
          </text:list>
        </text:list-item>
        <text:list-item>
          <text:p text:style-name="P163"><text:span text:style-name="Strong_20_Emphasis"><text:span text:style-name="T1">Lee-Carter Model:</text:span></text:span><text:span text:style-name="T1"> The benchmark stochastic model for mortality forecasting.</text:span></text:p>
          <text:list>
            <text:list-item>
              <text:p text:style-name="P163"><text:span text:style-name="Strong_20_Emphasis"><text:span text:style-name="T1">Model:</text:span></text:span><text:span text:style-name="T1"> ln(m_{x,t}) = a_x + b_x * k_t + ε_{x,t}</text:span></text:p>
              <text:list>
                <text:list-item>
                  <text:p text:style-name="P165">m_{x,t}: death rate at age x in year t.</text:p>
                </text:list-item>
                <text:list-item>
                  <text:p text:style-name="P165">a_x: a vector representing the average age pattern of mortality over time.</text:p>
                </text:list-item>
                <text:list-item>
                  <text:p text:style-name="P165">b_x: a vector representing the age-specific pattern of mortality change (how much each age group's mortality changes when the overall level changes).</text:p>
                </text:list-item>
                <text:list-item>
                  <text:p text:style-name="P165">k_t: a time-series index of the overall level of mortality. This is the only part of the model that changes over time.</text:p>
                </text:list-item>
              </text:list>
            </text:list-item>
            <text:list-item>
              <text:p text:style-name="P163"><text:span text:style-name="Strong_20_Emphasis"><text:span text:style-name="T1">Forecasting:</text:span></text:span><text:span text:style-name="T1"> The k_t index is modeled as a stochastic time series (typically a random walk with drift) and projected into the future. This generates a distribution of future mortality levels and thus a distribution of future life expectancies.</text:span></text:p>
            </text:list-item>
          </text:list>
        </text:list-item>
      </text:list>
      <text:p text:style-name="P3"><text:span text:style-name="Strong_20_Emphasis"><text:span text:style-name="T1">CHAPTER 3.14.3: MICROSIMULATION FOR POPULATION STUDIES</text:span></text:span></text:p>
      <text:list text:style-name="L100">
        <text:list-item>
          <text:p text:style-name="P166"><text:span text:style-name="Strong_20_Emphasis"><text:span text:style-name="T1">Microsimulation vs. Macrosimulation (Cohort-Component):</text:span></text:span></text:p>
          <text:list>
            <text:list-item>
              <text:p text:style-name="P166"><text:span text:style-name="Strong_20_Emphasis"><text:span text:style-name="T1">Macrosimulation:</text:span></text:span><text:span text:style-name="T1"> Models populations at the aggregate level (groups of people).</text:span></text:p>
            </text:list-item>
            <text:list-item>
              <text:p text:style-name="P166"><text:span text:style-name="Strong_20_Emphasis"><text:span text:style-name="T1">Microsimulation:</text:span></text:span><text:span text:style-name="T1"> Models the life course of individual units (persons, households). The population is represented by a large sample of individual records.</text:span></text:p>
            </text:list-item>
          </text:list>
        </text:list-item>
        <text:list-item>
          <text:p text:style-name="P166"><text:span text:style-name="Strong_20_Emphasis"><text:span text:style-name="T1">Process:</text:span></text:span></text:p>
          <text:list>
            <text:list-item>
              <text:list>
                <text:list-item>
                  <text:p text:style-name="P166"><text:span text:style-name="Strong_20_Emphasis"><text:span text:style-name="T1">Base Population:</text:span></text:span><text:span text:style-name="T1"> Create a synthetic but realistic dataset of individuals, each with a set of characteristics (age, sex, education, marital status, etc.).</text:span></text:p>
                </text:list-item>
                <text:list-item>
                  <text:p text:style-name="P166"><text:soft-page-break/><text:span text:style-name="Strong_20_Emphasis"><text:span text:style-name="T1">Transition Probabilities:</text:span></text:span><text:span text:style-name="T1"> Develop a set of equations that give the probability of an event (e.g., dying, marrying, having a child, migrating) for an individual in a given time step, conditional on their characteristics. These are often derived from regression models or hazard models.</text:span></text:p>
                </text:list-item>
                <text:list-item>
                  <text:p text:style-name="P166"><text:span text:style-name="Strong_20_Emphasis"><text:span text:style-name="T1">"Aging" the Population:</text:span></text:span><text:span text:style-name="T1"> The model proceeds in discrete time steps (e.g., one year). In each step, every individual in the dataset is "exposed" to the risk of every possible event. A random number (a "Monte Carlo" draw) is compared to their calculated probability to determine if the event occurs for them.</text:span></text:p>
                </text:list-item>
                <text:list-item>
                  <text:p text:style-name="P166"><text:span text:style-name="Strong_20_Emphasis"><text:span text:style-name="T1">Updating:</text:span></text:span><text:span text:style-name="T1"> If an event occurs, the individual's characteristics are updated.</text:span></text:p>
                </text:list-item>
                <text:list-item>
                  <text:p text:style-name="P166"><text:span text:style-name="Strong_20_Emphasis"><text:span text:style-name="T1">Aggregation:</text:span></text:span><text:span text:style-name="T1"> Aggregate statistics (like population size or TFR) are not inputs but emerge from the bottom-up simulation of individual lives.</text:span></text:p>
                </text:list-item>
              </text:list>
            </text:list-item>
          </text:list>
        </text:list-item>
        <text:list-item>
          <text:p text:style-name="P166"><text:span text:style-name="Strong_20_Emphasis"><text:span text:style-name="T1">Advantages:</text:span></text:span></text:p>
          <text:list>
            <text:list-item>
              <text:p text:style-name="P166"><text:span text:style-name="Strong_20_Emphasis"><text:span text:style-name="T1">Heterogeneity:</text:span></text:span><text:span text:style-name="T1"> Can handle a vast amount of individual detail and complex interactions between variables.</text:span></text:p>
            </text:list-item>
            <text:list-item>
              <text:p text:style-name="P166"><text:span text:style-name="Strong_20_Emphasis"><text:span text:style-name="T1">Policy Analysis:</text:span></text:span><text:span text:style-name="T1"> Excellent for analyzing the impact of complex policies that affect individuals differently based on their specific circumstances (e.g., changes to tax or pension rules).</text:span></text:p>
            </text:list-item>
            <text:list-item>
              <text:p text:style-name="P166"><text:span text:style-name="Strong_20_Emphasis"><text:span text:style-name="T1">Life Course Analysis:</text:span></text:span><text:span text:style-name="T1"> Directly simulates life histories, making it ideal for studying kinship networks, household dynamics, and intergenerational transfers.</text:span></text:p>
            </text:list-item>
          </text:list>
        </text:list-item>
        <text:list-item>
          <text:p text:style-name="P166"><text:span text:style-name="Strong_20_Emphasis"><text:span text:style-name="T1">Disadvantage:</text:span></text:span><text:span text:style-name="T1"> Computationally intensive and requires a large amount of detailed data to specify all the transition probabilities.</text:span></text:p>
        </text:list-item>
      </text:list>
      <text:p text:style-name="P12"/>
      <text:p text:style-name="P13"/>
      <text:p text:style-name="P3"><text:span text:style-name="Strong_20_Emphasis"><text:span text:style-name="T1">PART IV: RESEARCH TOOLS &amp; METHODS</text:span></text:span></text:p>
      <text:p text:style-name="P3"><text:span text:style-name="Strong_20_Emphasis"><text:span text:style-name="T1">CHAPTER 4.1: DEMOGRAPHIC SOFTWARE PROFICIENCY</text:span></text:span></text:p>
      <text:list text:style-name="L101">
        <text:list-item>
          <text:p text:style-name="P167"><text:span text:style-name="Strong_20_Emphasis"><text:span text:style-name="T1">Role:</text:span></text:span><text:span text:style-name="T1"> The ability to use specialized software is a fundamental skill for modern demographic analysis, enabling data management, computation of demographic measures, statistical modeling, and visualization.</text:span></text:p>
        </text:list-item>
      </text:list>
      <text:p text:style-name="P3"><text:span text:style-name="Strong_20_Emphasis"><text:span text:style-name="T1">CHAPTER 4.1.1: R FOR DEMOGRAPHIC ANALYSIS</text:span></text:span></text:p>
      <text:list text:style-name="L102">
        <text:list-item>
          <text:p text:style-name="P168"><text:span text:style-name="Strong_20_Emphasis"><text:span text:style-name="T1">R:</text:span></text:span><text:span text:style-name="T1"> A free, open-source programming language and software environment for statistical computing and graphics. It is the de facto standard in academic statistics and widely used in demography.</text:span></text:p>
        </text:list-item>
        <text:list-item>
          <text:p text:style-name="P168"><text:span text:style-name="Strong_20_Emphasis"><text:span text:style-name="T1">Strengths for Demography:</text:span></text:span></text:p>
          <text:list>
            <text:list-item>
              <text:p text:style-name="P168"><text:span text:style-name="Strong_20_Emphasis"><text:span text:style-name="T1">Extensibility (Packages):</text:span></text:span><text:span text:style-name="T1"> R's power comes from its vast repository of user-contributed packages on CRAN (Comprehensive R Archive Network).</text:span></text:p>
            </text:list-item>
            <text:list-item>
              <text:p text:style-name="P168"><text:soft-page-break/><text:span text:style-name="Strong_20_Emphasis"><text:span text:style-name="T1">Reproducibility:</text:span></text:span><text:span text:style-name="T1"> Command-line, script-based workflow is ideal for reproducible research.</text:span></text:p>
            </text:list-item>
            <text:list-item>
              <text:p text:style-name="P168"><text:span text:style-name="Strong_20_Emphasis"><text:span text:style-name="T1">Graphics:</text:span></text:span><text:span text:style-name="T1"> Superior and highly customizable plotting capabilities (especially with the ggplot2 package) for creating publication-quality charts and maps.</text:span></text:p>
            </text:list-item>
            <text:list-item>
              <text:p text:style-name="P168"><text:span text:style-name="Strong_20_Emphasis"><text:span text:style-name="T1">Community:</text:span></text:span><text:span text:style-name="T1"> Large, active online community for support and development.</text:span></text:p>
            </text:list-item>
          </text:list>
        </text:list-item>
        <text:list-item>
          <text:p text:style-name="P168"><text:span text:style-name="Strong_20_Emphasis"><text:span text:style-name="T1">Key R Packages for Demography:</text:span></text:span></text:p>
          <text:list>
            <text:list-item>
              <text:p text:style-name="P168"><text:span text:style-name="Strong_20_Emphasis"><text:span text:style-name="T1">demography:</text:span></text:span><text:span text:style-name="T1"> A foundational package by Rob J. Hyndman. Provides tools for demographic analysis including life table construction, Lee-Carter mortality forecasting, and plotting population pyramids and Lexis diagrams.</text:span></text:p>
            </text:list-item>
            <text:list-item>
              <text:p text:style-name="P168"><text:span text:style-name="Strong_20_Emphasis"><text:span text:style-name="T1">DHS.rates:</text:span></text:span><text:span text:style-name="T1"> A package specifically designed to calculate key demographic and health indicators (fertility rates, child mortality rates) from Demographic and Health Survey (DHS) microdata, correctly handling the complex survey design.</text:span></text:p>
            </text:list-item>
            <text:list-item>
              <text:p text:style-name="P168"><text:span text:style-name="Strong_20_Emphasis"><text:span text:style-name="T1">survey:</text:span></text:span><text:span text:style-name="T1"> A general-purpose package for analyzing data from complex surveys (like the DHS). It allows users to specify sampling weights, strata, and clusters to get correct point estimates and standard errors.</text:span></text:p>
            </text:list-item>
            <text:list-item>
              <text:p text:style-name="P168"><text:span text:style-name="Strong_20_Emphasis"><text:span text:style-name="T1">tidyverse:</text:span></text:span><text:span text:style-name="T1"> A collection of packages (ggplot2, dplyr, tidyr, etc.) that provide a powerful and intuitive framework for data manipulation, cleaning, and visualization.</text:span></text:p>
            </text:list-item>
            <text:list-item>
              <text:p text:style-name="P168"><text:span text:style-name="Strong_20_Emphasis"><text:span text:style-name="T1">survival:</text:span></text:span><text:span text:style-name="T1"> The core package for fitting survival models (event history analysis), essential for studying the timing of demographic events.</text:span></text:p>
            </text:list-item>
            <text:list-item>
              <text:p text:style-name="P168"><text:span text:style-name="Strong_20_Emphasis"><text:span text:style-name="T1">lme4:</text:span></text:span><text:span text:style-name="T1"> The standard package for fitting linear and generalized linear mixed-effects models (multilevel models).</text:span></text:p>
            </text:list-item>
            <text:list-item>
              <text:p text:style-name="P168"><text:span text:style-name="Strong_20_Emphasis"><text:span text:style-name="T1">sf and tmap:</text:span></text:span><text:span text:style-name="T1"> Packages for handling spatial data (Simple Features) and creating thematic maps.</text:span></text:p>
            </text:list-item>
          </text:list>
        </text:list-item>
      </text:list>
      <text:p text:style-name="P3"><text:span text:style-name="Strong_20_Emphasis"><text:span text:style-name="T1">CHAPTER 4.1.2: PYTHON DEMOGRAPHY LIBRARIES</text:span></text:span></text:p>
      <text:list text:style-name="L103">
        <text:list-item>
          <text:p text:style-name="P169"><text:span text:style-name="Strong_20_Emphasis"><text:span text:style-name="T1">Python:</text:span></text:span><text:span text:style-name="T1"> A versatile, general-purpose programming language that has become dominant in data science and machine learning. Its use in traditional social science demography is growing.</text:span></text:p>
        </text:list-item>
        <text:list-item>
          <text:p text:style-name="P169"><text:span text:style-name="Strong_20_Emphasis"><text:span text:style-name="T1">Strengths:</text:span></text:span></text:p>
          <text:list>
            <text:list-item>
              <text:p text:style-name="P169"><text:span text:style-name="Strong_20_Emphasis"><text:span text:style-name="T1">General-Purpose:</text:span></text:span><text:span text:style-name="T1"> Easy to integrate data analysis tasks with other tasks like web scraping, data collection via APIs, or building web applications.</text:span></text:p>
            </text:list-item>
            <text:list-item>
              <text:p text:style-name="P169"><text:span text:style-name="Strong_20_Emphasis"><text:span text:style-name="T1">Scalability:</text:span></text:span><text:span text:style-name="T1"> Well-suited for working with very large datasets ("Big Data").</text:span></text:p>
            </text:list-item>
            <text:list-item>
              <text:p text:style-name="P169"><text:span text:style-name="Strong_20_Emphasis"><text:span text:style-name="T1">Machine Learning Integration:</text:span></text:span><text:span text:style-name="T1"> Seamlessly connects to powerful machine learning libraries.</text:span></text:p>
            </text:list-item>
          </text:list>
        </text:list-item>
        <text:list-item>
          <text:p text:style-name="P169"><text:span text:style-name="Strong_20_Emphasis"><text:span text:style-name="T1">Key Python Libraries for Demographic Analysis:</text:span></text:span></text:p>
          <text:list>
            <text:list-item>
              <text:p text:style-name="P169"><text:soft-page-break/><text:span text:style-name="Strong_20_Emphasis"><text:span text:style-name="T1">Pandas:</text:span></text:span><text:span text:style-name="T1"> The fundamental library for data manipulation and analysis. Provides the "DataFrame" object, which is a powerful tool for cleaning, transforming, and analyzing tabular data.</text:span></text:p>
            </text:list-item>
            <text:list-item>
              <text:p text:style-name="P169"><text:span text:style-name="Strong_20_Emphasis"><text:span text:style-name="T1">NumPy:</text:span></text:span><text:span text:style-name="T1"> The core library for numerical computation, providing support for multi-dimensional arrays and mathematical functions.</text:span></text:p>
            </text:list-item>
            <text:list-item>
              <text:p text:style-name="P169"><text:span text:style-name="Strong_20_Emphasis"><text:span text:style-name="T1">Matplotlib and Seaborn:</text:span></text:span><text:span text:style-name="T1"> The primary libraries for data visualization. Matplotlib is powerful but can be complex; Seaborn provides a high-level interface for creating attractive statistical plots.</text:span></text:p>
            </text:list-item>
            <text:list-item>
              <text:p text:style-name="P169"><text:span text:style-name="Strong_20_Emphasis"><text:span text:style-name="T1">Statsmodels:</text:span></text:span><text:span text:style-name="T1"> The main library for "classical" statistical modeling, providing functions for regression analysis, time series analysis, and other statistical tests similar to those in R or Stata.</text:span></text:p>
            </text:list-item>
            <text:list-item>
              <text:p text:style-name="P169"><text:span text:style-name="Strong_20_Emphasis"><text:span text:style-name="T1">Lifelines:</text:span></text:span><text:span text:style-name="T1"> A library specifically for survival analysis.</text:span></text:p>
            </text:list-item>
            <text:list-item>
              <text:p text:style-name="P169"><text:span text:style-name="Strong_20_Emphasis"><text:span text:style-name="T1">GeoPandas:</text:span></text:span><text:span text:style-name="T1"> Extends Pandas to allow for spatial operations on geographic data, similar to R's sf.</text:span></text:p>
            </text:list-item>
            <text:list-item>
              <text:p text:style-name="P169"><text:span text:style-name="Strong_20_Emphasis"><text:span text:style-name="T1">scikit-learn:</text:span></text:span><text:span text:style-name="T1"> The premier library for machine learning in Python.</text:span></text:p>
            </text:list-item>
          </text:list>
        </text:list-item>
      </text:list>
      <text:p text:style-name="P3"><text:span text:style-name="Strong_20_Emphasis"><text:span text:style-name="T1">CHAPTER 4.1.3: DEMPROJ AND SPECTRUM TRAINING</text:span></text:span></text:p>
      <text:list text:style-name="L104">
        <text:list-item>
          <text:p text:style-name="P170"><text:span text:style-name="Strong_20_Emphasis"><text:span text:style-name="T1">Spectrum:</text:span></text:span><text:span text:style-name="T1"> A suite of policy modeling software developed by Avenir Health. It is the most widely used tool globally for applied demographic, epidemiological, and policy analysis, particularly by UNAIDS, USAID, and national governments.</text:span></text:p>
        </text:list-item>
        <text:list-item>
          <text:p text:style-name="P170"><text:span text:style-name="Strong_20_Emphasis"><text:span text:style-name="T1">Structure:</text:span></text:span><text:span text:style-name="T1"> Spectrum is a modular system. Users can combine different modules depending on their needs.</text:span></text:p>
        </text:list-item>
        <text:list-item>
          <text:p text:style-name="P170"><text:span text:style-name="Strong_20_Emphasis"><text:span text:style-name="T1">Key Modules:</text:span></text:span></text:p>
          <text:list>
            <text:list-item>
              <text:p text:style-name="P170"><text:span text:style-name="Strong_20_Emphasis"><text:span text:style-name="T1">DemProj (Demographic Projection):</text:span></text:span><text:span text:style-name="T1"> The core of the system. A cohort-component population projection model.</text:span></text:p>
              <text:list>
                <text:list-item>
                  <text:p text:style-name="P170"><text:span text:style-name="Strong_20_Emphasis"><text:span text:style-name="T1">Inputs:</text:span></text:span><text:span text:style-name="T1"> Base population by age/sex, assumptions about future TFR, life expectancy, and net migration.</text:span></text:p>
                </text:list-item>
                <text:list-item>
                  <text:p text:style-name="P170"><text:span text:style-name="Strong_20_Emphasis"><text:span text:style-name="T1">Outputs:</text:span></text:span><text:span text:style-name="T1"> Projections of the population size and age-sex structure, along with various summary indicators (dependency ratios, population pyramids, etc.).</text:span></text:p>
                </text:list-item>
              </text:list>
            </text:list-item>
            <text:list-item>
              <text:p text:style-name="P170"><text:span text:style-name="Strong_20_Emphasis"><text:span text:style-name="T1">AIM (AIDS Impact Model):</text:span></text:span><text:span text:style-name="T1"> The HIV/AIDS epidemiology module.</text:span></text:p>
              <text:list>
                <text:list-item>
                  <text:p text:style-name="P170"><text:span text:style-name="Strong_20_Emphasis"><text:span text:style-name="T1">Inputs:</text:span></text:span><text:span text:style-name="T1"> HIV prevalence data, assumptions about ART coverage and effectiveness.</text:span></text:p>
                </text:list-item>
                <text:list-item>
                  <text:p text:style-name="P170"><text:span text:style-name="Strong_20_Emphasis"><text:span text:style-name="T1">Integration:</text:span></text:span><text:span text:style-name="T1"> AIM projects the number of AIDS deaths, which are then passed to DemProj to modify the mortality rates and produce a projection that fully accounts for the impact of the epidemic.</text:span></text:p>
                </text:list-item>
              </text:list>
            </text:list-item>
            <text:list-item>
              <text:p text:style-name="P170"><text:span text:style-name="Strong_20_Emphasis"><text:span text:style-name="T1">FamPlan:</text:span></text:span><text:span text:style-name="T1"> The family planning module.</text:span></text:p>
              <text:list>
                <text:list-item>
                  <text:p text:style-name="P170"><text:soft-page-break/><text:span text:style-name="Strong_20_Emphasis"><text:span text:style-name="T1">Function:</text:span></text:span><text:span text:style-name="T1"> Projects family planning needs and the costs and benefits of meeting those needs. Can be used to model the impact of increasing contraceptive prevalence on the TFR, which can then be fed back into DemProj.</text:span></text:p>
                </text:list-item>
              </text:list>
            </text:list-item>
            <text:list-item>
              <text:p text:style-name="P170"><text:span text:style-name="Strong_20_Emphasis"><text:span text:style-name="T1">LiST (Lives Saved Tool):</text:span></text:span><text:span text:style-name="T1"> A module for modeling the impact of scaling up maternal, newborn, and child health interventions on mortality.</text:span></text:p>
            </text:list-item>
          </text:list>
        </text:list-item>
        <text:list-item>
          <text:p text:style-name="P170"><text:span text:style-name="Strong_20_Emphasis"><text:span text:style-name="T1">Purpose and Users:</text:span></text:span></text:p>
          <text:list>
            <text:list-item>
              <text:p text:style-name="P171">Designed for policy analysis, planning, and advocacy, not academic research.</text:p>
            </text:list-item>
            <text:list-item>
              <text:p text:style-name="P171">User-friendly, GUI-based interface allows non-specialists to run complex models and generate evidence for policy decisions.</text:p>
            </text:list-item>
            <text:list-item>
              <text:p text:style-name="P171">Training on the Spectrum suite is a key skill for demographers working in international public health, NGOs, and government agencies.</text:p>
            </text:list-item>
          </text:list>
        </text:list-item>
      </text:list>
      <text:p text:style-name="P3"><text:span text:style-name="Strong_20_Emphasis"><text:span text:style-name="T1">CHAPTER 4.2: STATISTICAL METHODS FOR DEMOGRAPHY</text:span></text:span></text:p>
      <text:list text:style-name="L105">
        <text:list-item>
          <text:p text:style-name="P172"><text:span text:style-name="Strong_20_Emphasis"><text:span text:style-name="T1">Purpose:</text:span></text:span><text:span text:style-name="T1"> To move beyond description to model the relationships between demographic outcomes and their determinants, while controlling for confounding factors.</text:span></text:p>
        </text:list-item>
      </text:list>
      <text:p text:style-name="P3"><text:span text:style-name="Strong_20_Emphasis"><text:span text:style-name="T1">CHAPTER 4.2.1: REGRESSION MODELS FOR POPULATION DATA</text:span></text:span></text:p>
      <text:list text:style-name="L106">
        <text:list-item>
          <text:p text:style-name="P173"><text:span text:style-name="Strong_20_Emphasis"><text:span text:style-name="T1">Linear Regression (OLS - Ordinary Least Squares):</text:span></text:span></text:p>
          <text:list>
            <text:list-item>
              <text:p text:style-name="P173"><text:span text:style-name="Strong_20_Emphasis"><text:span text:style-name="T1">Purpose:</text:span></text:span><text:span text:style-name="T1"> Models a continuous dependent variable (e.g., life expectancy, TFR at the national level) as a linear function of one or more independent variables.</text:span></text:p>
            </text:list-item>
            <text:list-item>
              <text:p text:style-name="P173"><text:span text:style-name="Strong_20_Emphasis"><text:span text:style-name="T1">Equation:</text:span></text:span><text:span text:style-name="T1"> Y = β₀ + β₁X₁ + β₂X₂ + ... + ε</text:span></text:p>
            </text:list-item>
            <text:list-item>
              <text:p text:style-name="P173"><text:span text:style-name="Strong_20_Emphasis"><text:span text:style-name="T1">Assumptions:</text:span></text:span><text:span text:style-name="T1"> Requires the error term (ε) to be normally distributed with constant variance, and observations to be independent. These assumptions are often violated in demographic data.</text:span></text:p>
            </text:list-item>
          </text:list>
        </text:list-item>
        <text:list-item>
          <text:p text:style-name="P173"><text:span text:style-name="Strong_20_Emphasis"><text:span text:style-name="T1">Generalized Linear Models (GLMs):</text:span></text:span><text:span text:style-name="T1"> A flexible extension of linear regression that allows for non-normal dependent variables.</text:span></text:p>
          <text:list>
            <text:list-item>
              <text:p text:style-name="P173"><text:span text:style-name="Strong_20_Emphasis"><text:span text:style-name="T1">Logistic Regression:</text:span></text:span></text:p>
              <text:list>
                <text:list-item>
                  <text:p text:style-name="P173"><text:span text:style-name="Strong_20_Emphasis"><text:span text:style-name="T1">Purpose:</text:span></text:span><text:span text:style-name="T1"> Used when the dependent variable is binary (0 or 1). Essential in demography.</text:span></text:p>
                </text:list-item>
                <text:list-item>
                  <text:p text:style-name="P173"><text:span text:style-name="Strong_20_Emphasis"><text:span text:style-name="T1">Examples:</text:span></text:span><text:span text:style-name="T1"> Modeling contraceptive use (yes/no), migrating (yes/no), being in a union (yes/no).</text:span></text:p>
                </text:list-item>
                <text:list-item>
                  <text:p text:style-name="P173"><text:span text:style-name="Strong_20_Emphasis"><text:span text:style-name="T1">Output:</text:span></text:span><text:span text:style-name="T1"> The model produces coefficients that can be converted into odds ratios, which represent how the odds of the outcome change for a one-unit change in the predictor.</text:span></text:p>
                </text:list-item>
              </text:list>
            </text:list-item>
            <text:list-item>
              <text:p text:style-name="P173"><text:span text:style-name="Strong_20_Emphasis"><text:span text:style-name="T1">Poisson Regression:</text:span></text:span></text:p>
              <text:list>
                <text:list-item>
                  <text:p text:style-name="P173"><text:span text:style-name="Strong_20_Emphasis"><text:span text:style-name="T1">Purpose:</text:span></text:span><text:span text:style-name="T1"> Used when the dependent variable is a count of events (0, 1, 2, 3...).</text:span></text:p>
                </text:list-item>
                <text:list-item>
                  <text:p text:style-name="P173"><text:soft-page-break/><text:span text:style-name="Strong_20_Emphasis"><text:span text:style-name="T1">Examples:</text:span></text:span><text:span text:style-name="T1"> Modeling the number of children a woman has, the number of migrations a person makes.</text:span></text:p>
                </text:list-item>
                <text:list-item>
                  <text:p text:style-name="P173"><text:span text:style-name="Strong_20_Emphasis"><text:span text:style-name="T1">Underlying Model:</text:span></text:span><text:span text:style-name="T1"> Assumes the mean of the count is equal to its variance.</text:span></text:p>
                </text:list-item>
              </text:list>
            </text:list-item>
            <text:list-item>
              <text:p text:style-name="P173"><text:span text:style-name="Strong_20_Emphasis"><text:span text:style-name="T1">Negative Binomial Regression:</text:span></text:span><text:span text:style-name="T1"> An extension of Poisson regression used when the variance of the count data is greater than its mean ("overdispersion"), which is very common in demographic data.</text:span></text:p>
            </text:list-item>
          </text:list>
        </text:list-item>
      </text:list>
      <text:p text:style-name="P3"><text:span text:style-name="Strong_20_Emphasis"><text:span text:style-name="T1">CHAPTER 4.2.2: SURVIVAL ANALYSIS TECHNIQUES</text:span></text:span></text:p>
      <text:list text:style-name="L107">
        <text:list-item>
          <text:p text:style-name="P174"><text:span text:style-name="Strong_20_Emphasis"><text:span text:style-name="T1">Alternative Names:</text:span></text:span><text:span text:style-name="T1"> Event History Analysis (EHA), Duration Modeling, Hazard Modeling.</text:span></text:p>
        </text:list-item>
        <text:list-item>
          <text:p text:style-name="P174"><text:span text:style-name="Strong_20_Emphasis"><text:span text:style-name="T1">Purpose:</text:span></text:span><text:span text:style-name="T1"> To analyze the time until an event occurs.</text:span></text:p>
        </text:list-item>
        <text:list-item>
          <text:p text:style-name="P174"><text:span text:style-name="Strong_20_Emphasis"><text:span text:style-name="T1">Key Concepts:</text:span></text:span></text:p>
          <text:list>
            <text:list-item>
              <text:p text:style-name="P174"><text:span text:style-name="Strong_20_Emphasis"><text:span text:style-name="T1">Event:</text:span></text:span><text:span text:style-name="T1"> The demographic outcome of interest (e.g., death, birth of a child, marriage, migration).</text:span></text:p>
            </text:list-item>
            <text:list-item>
              <text:p text:style-name="P174"><text:span text:style-name="Strong_20_Emphasis"><text:span text:style-name="T1">Survival Time:</text:span></text:span><text:span text:style-name="T1"> The duration from a defined starting point to the occurrence of the event.</text:span></text:p>
            </text:list-item>
            <text:list-item>
              <text:p text:style-name="P174"><text:span text:style-name="Strong_20_Emphasis"><text:span text:style-name="T1">Censoring:</text:span></text:span><text:span text:style-name="T1"> A key feature of survival data. Occurs when the event has not been observed for an individual by the end of the study period. Survival analysis methods are specifically designed to handle censored data correctly.</text:span></text:p>
            </text:list-item>
          </text:list>
        </text:list-item>
        <text:list-item>
          <text:p text:style-name="P174"><text:span text:style-name="Strong_20_Emphasis"><text:span text:style-name="T1">Core Functions:</text:span></text:span></text:p>
          <text:list>
            <text:list-item>
              <text:p text:style-name="P174"><text:span text:style-name="Strong_20_Emphasis"><text:span text:style-name="T1">Survival Function, S(t):</text:span></text:span><text:span text:style-name="T1"> The probability that an individual survives longer than time t.</text:span></text:p>
            </text:list-item>
            <text:list-item>
              <text:p text:style-name="P174"><text:span text:style-name="Strong_20_Emphasis"><text:span text:style-name="T1">Hazard Function, h(t) or λ(t):</text:span></text:span><text:span text:style-name="T1"> The instantaneous potential for the event to occur at time t, given that the individual has survived up to time t. This is the central quantity of interest.</text:span></text:p>
            </text:list-item>
          </text:list>
        </text:list-item>
        <text:list-item>
          <text:p text:style-name="P174"><text:span text:style-name="Strong_20_Emphasis"><text:span text:style-name="T1">Methods:</text:span></text:span></text:p>
          <text:list>
            <text:list-item>
              <text:p text:style-name="P174"><text:span text:style-name="Strong_20_Emphasis"><text:span text:style-name="T1">Kaplan-Meier Estimator:</text:span></text:span><text:span text:style-name="T1"> A non-parametric method to estimate the survival function from data. Often used to compare the survival curves of different groups (e.g., survival after a cancer diagnosis for a treatment vs. control group).</text:span></text:p>
            </text:list-item>
            <text:list-item>
              <text:p text:style-name="P174"><text:span text:style-name="Strong_20_Emphasis"><text:span text:style-name="T1">Cox Proportional Hazards Model:</text:span></text:span><text:span text:style-name="T1"> A semi-parametric regression model. It is the workhorse of survival analysis in the social sciences.</text:span></text:p>
              <text:list>
                <text:list-item>
                  <text:p text:style-name="P174"><text:span text:style-name="Strong_20_Emphasis"><text:span text:style-name="T1">Model:</text:span></text:span><text:span text:style-name="T1"> h(t|X) = h₀(t) * exp(β₁X₁ + β₂X₂ + ...)</text:span></text:p>
                </text:list-item>
                <text:list-item>
                  <text:p text:style-name="P174"><text:span text:style-name="Strong_20_Emphasis"><text:span text:style-name="T1">h₀(t) (Baseline Hazard):</text:span></text:span><text:span text:style-name="T1"> The hazard function for an individual with all covariates equal to zero. It is "semi-parametric" because this part is not estimated.</text:span></text:p>
                </text:list-item>
                <text:list-item>
                  <text:p text:style-name="P174"><text:span text:style-name="Strong_20_Emphasis"><text:span text:style-name="T1">exp(βX) (Proportionality):</text:span></text:span><text:span text:style-name="T1"> The model estimates how the covariates (X) multiplicatively scale the baseline hazard up or down.</text:span></text:p>
                </text:list-item>
                <text:list-item>
                  <text:p text:style-name="P174"><text:soft-page-break/><text:span text:style-name="Strong_20_Emphasis"><text:span text:style-name="T1">Output:</text:span></text:span><text:span text:style-name="T1"> The model produces hazard ratios (exp(β)), which represent how the hazard of the event changes for a one-unit change in a predictor. A hazard ratio &gt; 1 means the predictor increases the risk; &lt; 1 means it decreases the risk.</text:span></text:p>
                </text:list-item>
              </text:list>
            </text:list-item>
          </text:list>
        </text:list-item>
      </text:list>
      <text:p text:style-name="P3"><text:span text:style-name="Strong_20_Emphasis"><text:span text:style-name="T1">CHAPTER 4.2.3: MULTILEVEL MODELING IN DEMOGRAPHY</text:span></text:span></text:p>
      <text:list text:style-name="L108">
        <text:list-item>
          <text:p text:style-name="P175"><text:span text:style-name="Strong_20_Emphasis"><text:span text:style-name="T1">Alternative Names:</text:span></text:span><text:span text:style-name="T1"> Hierarchical Linear Models (HLM), Mixed-Effects Models.</text:span></text:p>
        </text:list-item>
        <text:list-item>
          <text:p text:style-name="P175"><text:span text:style-name="Strong_20_Emphasis"><text:span text:style-name="T1">Problem:</text:span></text:span><text:span text:style-name="T1"> Demographic data often has a hierarchical or nested structure. For example, individuals (level 1) are nested within households (level 2), which are nested within communities (level 3), which are nested within regions (level 4).</text:span></text:p>
        </text:list-item>
        <text:list-item>
          <text:p text:style-name="P175"><text:span text:style-name="Strong_20_Emphasis"><text:span text:style-name="T1">Violation of Independence:</text:span></text:span><text:span text:style-name="T1"> Individuals from the same community are likely to be more similar to each other than to individuals from a different community, due to shared contexts and influences. This violates the independence assumption of standard regression. Ignoring this clustering leads to underestimated standard errors and an increased risk of finding spurious significant results.</text:span></text:p>
        </text:list-item>
        <text:list-item>
          <text:p text:style-name="P175"><text:span text:style-name="Strong_20_Emphasis"><text:span text:style-name="T1">Multilevel Model Solution:</text:span></text:span></text:p>
          <text:list>
            <text:list-item>
              <text:p text:style-name="P176">The model explicitly includes separate error terms for each level of the hierarchy.</text:p>
            </text:list-item>
            <text:list-item>
              <text:p text:style-name="P175"><text:span text:style-name="Strong_20_Emphasis"><text:span text:style-name="T1">Example (2-level model of individuals in communities):</text:span></text:span><text:span text:style-name="T1"> Yᵢⱼ = β₀ + β₁Xᵢⱼ + uⱼ + eᵢⱼ</text:span></text:p>
              <text:list>
                <text:list-item>
                  <text:p text:style-name="P176">Yᵢⱼ, Xᵢⱼ: Outcome and predictor for individual i in community j.</text:p>
                </text:list-item>
                <text:list-item>
                  <text:p text:style-name="P176">uⱼ: The random effect for community j. It represents the unobserved community-level factors that affect the outcome for everyone in that community.</text:p>
                </text:list-item>
                <text:list-item>
                  <text:p text:style-name="P176">eᵢⱼ: The random error for individual i.</text:p>
                </text:list-item>
              </text:list>
            </text:list-item>
          </text:list>
        </text:list-item>
        <text:list-item>
          <text:p text:style-name="P175"><text:span text:style-name="Strong_20_Emphasis"><text:span text:style-name="T1">Advantages:</text:span></text:span></text:p>
          <text:list>
            <text:list-item>
              <text:p text:style-name="P175"><text:span text:style-name="Strong_20_Emphasis"><text:span text:style-name="T1">Corrects Standard Errors:</text:span></text:span><text:span text:style-name="T1"> Provides statistically valid results for nested data.</text:span></text:p>
            </text:list-item>
            <text:list-item>
              <text:p text:style-name="P175"><text:span text:style-name="Strong_20_Emphasis"><text:span text:style-name="T1">Analyzes Contextual Effects:</text:span></text:span><text:span text:style-name="T1"> Allows researchers to simultaneously examine the effect of individual-level variables (e.g., a person's education) and community-level variables (e.g., the availability of a health clinic in their community) on an individual's outcome.</text:span></text:p>
            </text:list-item>
            <text:list-item>
              <text:p text:style-name="P175"><text:span text:style-name="Strong_20_Emphasis"><text:span text:style-name="T1">Decomposes Variance:</text:span></text:span><text:span text:style-name="T1"> Can partition the total variance in the outcome into its within-community and between-community components (using the Intraclass Correlation Coefficient - ICC).</text:span></text:p>
            </text:list-item>
          </text:list>
        </text:list-item>
      </text:list>
      <text:p text:style-name="P3"><text:span text:style-name="Strong_20_Emphasis"><text:span text:style-name="T1">CHAPTER 4.3: SURVEY DESIGN AND SAMPLING</text:span></text:span></text:p>
      <text:list text:style-name="L109">
        <text:list-item>
          <text:p text:style-name="P177"><text:span text:style-name="Strong_20_Emphasis"><text:span text:style-name="T1">Purpose:</text:span></text:span><text:span text:style-name="T1"> To provide the tools for collecting high-quality, representative data when a full census is not feasible.</text:span></text:p>
        </text:list-item>
      </text:list>
      <text:p text:style-name="P3"><text:span text:style-name="Strong_20_Emphasis"><text:span text:style-name="T1">CHAPTER 4.3.1: COMPLEX SURVEY SAMPLING THEORY</text:span></text:span></text:p>
      <text:list text:style-name="L110">
        <text:list-item>
          <text:p text:style-name="P178"><text:soft-page-break/><text:span text:style-name="Strong_20_Emphasis"><text:span text:style-name="T1">Simple Random Sampling (SRS):</text:span></text:span><text:span text:style-name="T1"> Every individual in the population has an equal chance of being selected. The theoretical ideal but rarely practical for large-scale demographic surveys.</text:span></text:p>
        </text:list-item>
        <text:list-item>
          <text:p text:style-name="P178"><text:span text:style-name="Strong_20_Emphasis"><text:span text:style-name="T1">Complex Sampling Designs:</text:span></text:span><text:span text:style-name="T1"> Used to improve efficiency and reduce costs. Most demographic surveys (like the DHS) use a multistage stratified cluster design.</text:span></text:p>
          <text:list>
            <text:list-item>
              <text:p text:style-name="P178"><text:span text:style-name="Strong_20_Emphasis"><text:span text:style-name="T1">Stratification:</text:span></text:span><text:span text:style-name="T1"> The population is divided into homogeneous subgroups ("strata"), often based on geography (e.g., urban/rural) or administrative units. Sampling is then done independently within each stratum.</text:span></text:p>
              <text:list>
                <text:list-item>
                  <text:p text:style-name="P178"><text:span text:style-name="Strong_20_Emphasis"><text:span text:style-name="T1">Benefit:</text:span></text:span><text:span text:style-name="T1"> Ensures representation of key subgroups and can increase the precision of estimates.</text:span></text:p>
                </text:list-item>
              </text:list>
            </text:list-item>
            <text:list-item>
              <text:p text:style-name="P178"><text:span text:style-name="Strong_20_Emphasis"><text:span text:style-name="T1">Clustering:</text:span></text:span><text:span text:style-name="T1"> The population is divided into clusters (e.g., census enumeration areas). A random sample of clusters is selected first. Then, within the selected clusters, a random sample of households is selected.</text:span></text:p>
              <text:list>
                <text:list-item>
                  <text:p text:style-name="P178"><text:span text:style-name="Strong_20_Emphasis"><text:span text:style-name="T1">Benefit:</text:span></text:span><text:span text:style-name="T1"> Greatly reduces costs by concentrating fieldwork in a limited number of geographic areas.</text:span></text:p>
                </text:list-item>
                <text:list-item>
                  <text:p text:style-name="P178"><text:span text:style-name="Strong_20_Emphasis"><text:span text:style-name="T1">Drawback:</text:span></text:span><text:span text:style-name="T1"> Introduces a "design effect." People within a cluster tend to be more similar than people chosen at random, so a cluster sample is less efficient (has higher variance) than an SRS of the same size.</text:span></text:p>
                </text:list-item>
              </text:list>
            </text:list-item>
          </text:list>
        </text:list-item>
        <text:list-item>
          <text:p text:style-name="P178"><text:span text:style-name="Strong_20_Emphasis"><text:span text:style-name="T1">Sampling Weights:</text:span></text:span></text:p>
          <text:list>
            <text:list-item>
              <text:p text:style-name="P179">In a complex survey, individuals have unequal probabilities of selection.</text:p>
            </text:list-item>
            <text:list-item>
              <text:p text:style-name="P178"><text:span text:style-name="Strong_20_Emphasis"><text:span text:style-name="T1">Weight:</text:span></text:span><text:span text:style-name="T1"> A value assigned to each respondent, typically the inverse of their probability of selection.</text:span></text:p>
            </text:list-item>
            <text:list-item>
              <text:p text:style-name="P178"><text:span text:style-name="Strong_20_Emphasis"><text:span text:style-name="T1">Purpose:</text:span></text:span><text:span text:style-name="T1"> Weights are used in all analyses to correct for the unequal selection probabilities and non-response, ensuring that the sample accurately represents the total population. Failing to use sampling weights will produce biased estimates.</text:span></text:p>
            </text:list-item>
          </text:list>
        </text:list-item>
      </text:list>
      <text:p text:style-name="P3"><text:span text:style-name="Strong_20_Emphasis"><text:span text:style-name="T1">CHAPTER 4.3.2: QUESTIONNAIRE DESIGN FOR DEMOGRAPHY</text:span></text:span></text:p>
      <text:list text:style-name="L111">
        <text:list-item>
          <text:p text:style-name="P180"><text:span text:style-name="Strong_20_Emphasis"><text:span text:style-name="T1">Principles:</text:span></text:span></text:p>
          <text:list>
            <text:list-item>
              <text:p text:style-name="P180"><text:span text:style-name="Strong_20_Emphasis"><text:span text:style-name="T1">Clarity and Simplicity:</text:span></text:span><text:span text:style-name="T1"> Questions should be unambiguous, use simple language, and avoid jargon.</text:span></text:p>
            </text:list-item>
            <text:list-item>
              <text:p text:style-name="P180"><text:span text:style-name="Strong_20_Emphasis"><text:span text:style-name="T1">Neutrality:</text:span></text:span><text:span text:style-name="T1"> Avoid leading questions that suggest a desired answer.</text:span></text:p>
            </text:list-item>
            <text:list-item>
              <text:p text:style-name="P180"><text:span text:style-name="Strong_20_Emphasis"><text:span text:style-name="T1">Logical Flow:</text:span></text:span><text:span text:style-name="T1"> Questions should be ordered in a logical sequence.</text:span></text:p>
            </text:list-item>
            <text:list-item>
              <text:p text:style-name="P180"><text:span text:style-name="Strong_20_Emphasis"><text:span text:style-name="T1">Standardization:</text:span></text:span><text:span text:style-name="T1"> The goal is to ask the same question in the same way to every respondent. This is why standardized survey programs like the DHS are so valuable.</text:span></text:p>
            </text:list-item>
          </text:list>
        </text:list-item>
        <text:list-item>
          <text:p text:style-name="P180"><text:span text:style-name="Strong_20_Emphasis"><text:span text:style-name="T1">Key Sections in a Demographic Survey (e.g., DHS Woman's Questionnaire):</text:span></text:span></text:p>
          <text:list>
            <text:list-item>
              <text:p text:style-name="P180"><text:span text:style-name="Strong_20_Emphasis"><text:span text:style-name="T1">Household Roster:</text:span></text:span><text:span text:style-name="T1"> Collects basic information on every member of the household.</text:span></text:p>
            </text:list-item>
            <text:list-item>
              <text:p text:style-name="P180"><text:soft-page-break/><text:span text:style-name="Strong_20_Emphasis"><text:span text:style-name="T1">Respondent's Background:</text:span></text:span><text:span text:style-name="T1"> Age, education, literacy, media exposure.</text:span></text:p>
            </text:list-item>
            <text:list-item>
              <text:p text:style-name="P180"><text:span text:style-name="Strong_20_Emphasis"><text:span text:style-name="T1">Reproduction/Birth History:</text:span></text:span><text:span text:style-name="T1"> A detailed list of every live birth the woman has had, including date of birth, sex, and survival status. This is the core of fertility estimation.</text:span></text:p>
            </text:list-item>
            <text:list-item>
              <text:p text:style-name="P180"><text:span text:style-name="Strong_20_Emphasis"><text:span text:style-name="T1">Contraception:</text:span></text:span><text:span text:style-name="T1"> Knowledge and use of all contraceptive methods.</text:span></text:p>
            </text:list-item>
            <text:list-item>
              <text:p text:style-name="P180"><text:span text:style-name="Strong_20_Emphasis"><text:span text:style-name="T1">Maternal and Child Health:</text:span></text:span><text:span text:style-name="T1"> Antenatal care, delivery, vaccinations, recent childhood illnesses.</text:span></text:p>
            </text:list-item>
          </text:list>
        </text:list-item>
        <text:list-item>
          <text:p text:style-name="P180"><text:span text:style-name="Strong_20_Emphasis"><text:span text:style-name="T1">Cognitive Pre-testing:</text:span></text:span><text:span text:style-name="T1"> Testing questions with a small number of respondents to see how they interpret them, whether they understand the terms, and if they can recall the required information. This is a crucial step to identify problems before the main survey.</text:span></text:p>
        </text:list-item>
      </text:list>
      <text:p text:style-name="P3"><text:span text:style-name="Strong_20_Emphasis"><text:span text:style-name="T1">CHAPTER 4.3.3: FIELDWORK MANAGEMENT AND ETHICS</text:span></text:span></text:p>
      <text:list text:style-name="L112">
        <text:list-item>
          <text:p text:style-name="P181"><text:span text:style-name="Strong_20_Emphasis"><text:span text:style-name="T1">Enumerator Training:</text:span></text:span><text:span text:style-name="T1"> Rigorous and intensive training of the fieldwork team is essential for data quality. Training covers interviewing techniques, understanding the questionnaire, and ethical conduct.</text:span></text:p>
        </text:list-item>
        <text:list-item>
          <text:p text:style-name="P181"><text:span text:style-name="Strong_20_Emphasis"><text:span text:style-name="T1">Field Logistics:</text:span></text:span><text:span text:style-name="T1"> Managing teams, transportation, supplies, and data transmission from the field.</text:span></text:p>
        </text:list-item>
        <text:list-item>
          <text:p text:style-name="P181"><text:span text:style-name="Strong_20_Emphasis"><text:span text:style-name="T1">Quality Control:</text:span></text:span></text:p>
          <text:list>
            <text:list-item>
              <text:p text:style-name="P181"><text:span text:style-name="Strong_20_Emphasis"><text:span text:style-name="T1">Field Editing:</text:span></text:span><text:span text:style-name="T1"> Supervisors check questionnaires for completeness and consistency at the end of each day.</text:span></text:p>
            </text:list-item>
            <text:list-item>
              <text:p text:style-name="P181"><text:span text:style-name="Strong_20_Emphasis"><text:span text:style-name="T1">Re-interviews:</text:span></text:span><text:span text:style-name="T1"> Supervisors or quality control officers re-visit a sub-sample of households to conduct short re-interviews to verify that the original interview took place and to check key data points.</text:span></text:p>
            </text:list-item>
          </text:list>
        </text:list-item>
        <text:list-item>
          <text:p text:style-name="P181"><text:span text:style-name="Strong_20_Emphasis"><text:span text:style-name="T1">Ethical Principles (see also 4.8):</text:span></text:span></text:p>
          <text:list>
            <text:list-item>
              <text:p text:style-name="P181"><text:span text:style-name="Strong_20_Emphasis"><text:span text:style-name="T1">Informed Consent:</text:span></text:span><text:span text:style-name="T1"> Respondents must be fully informed about the purpose of the survey, the topics to be covered, and that their participation is voluntary. They must explicitly agree to be interviewed.</text:span></text:p>
            </text:list-item>
            <text:list-item>
              <text:p text:style-name="P181"><text:span text:style-name="Strong_20_Emphasis"><text:span text:style-name="T1">Confidentiality:</text:span></text:span><text:span text:style-name="T1"> Assuring respondents that their individual answers will be kept private and anonymous, and will not be shared with anyone outside the research team.</text:span></text:p>
            </text:list-item>
            <text:list-item>
              <text:p text:style-name="P181"><text:span text:style-name="Strong_20_Emphasis"><text:span text:style-name="T1">Privacy:</text:span></text:span><text:span text:style-name="T1"> Conducting interviews in a private setting where others cannot overhear, especially when asking about sensitive topics.</text:span></text:p>
            </text:list-item>
          </text:list>
        </text:list-item>
      </text:list>
      <text:p text:style-name="P12"/>
      <text:p text:style-name="P13"/>
      <text:p text:style-name="P3"><text:span text:style-name="Strong_20_Emphasis"><text:span text:style-name="T1">CHAPTER 4.4: DATA QUALITY AND EVALUATION</text:span></text:span></text:p>
      <text:list text:style-name="L113">
        <text:list-item>
          <text:p text:style-name="P182"><text:span text:style-name="Strong_20_Emphasis"><text:span text:style-name="T1">Core Principle:</text:span></text:span><text:span text:style-name="T1"> Demographic analysis is only as good as the data it is based on. A critical part of a demographer's job is to evaluate the quality of data before using it.</text:span></text:p>
        </text:list-item>
        <text:list-item>
          <text:p text:style-name="P182"><text:soft-page-break/><text:span text:style-name="Strong_20_Emphasis"><text:span text:style-name="T1">Types of Errors:</text:span></text:span></text:p>
          <text:list>
            <text:list-item>
              <text:p text:style-name="P182"><text:span text:style-name="Strong_20_Emphasis"><text:span text:style-name="T1">Coverage Errors:</text:span></text:span><text:span text:style-name="T1"> Omissions or duplications of entire individuals, households, or events.</text:span></text:p>
              <text:list>
                <text:list-item>
                  <text:p text:style-name="P182"><text:span text:style-name="Strong_20_Emphasis"><text:span text:style-name="T1">Undercount:</text:span></text:span><text:span text:style-name="T1"> More common. Certain groups (infants, young mobile men, minorities) are more likely to be missed.</text:span></text:p>
                </text:list-item>
                <text:list-item>
                  <text:p text:style-name="P182"><text:span text:style-name="Strong_20_Emphasis"><text:span text:style-name="T1">Overcount:</text:span></text:span><text:span text:style-name="T1"> Less common. Can happen if a person is counted at two different residences (e.g., students).</text:span></text:p>
                </text:list-item>
              </text:list>
            </text:list-item>
            <text:list-item>
              <text:p text:style-name="P182"><text:span text:style-name="Strong_20_Emphasis"><text:span text:style-name="T1">Content Errors:</text:span></text:span><text:span text:style-name="T1"> Inaccurate reporting of characteristics for individuals who are correctly included. Examples: age misreporting, incorrect information on income or education.</text:span></text:p>
            </text:list-item>
            <text:list-item>
              <text:p text:style-name="P182"><text:span text:style-name="Strong_20_Emphasis"><text:span text:style-name="T1">Sampling Errors:</text:span></text:span><text:span text:style-name="T1"> Occur in surveys because the sample is not the entire population. Predictable and quantifiable.</text:span></text:p>
            </text:list-item>
            <text:list-item>
              <text:p text:style-name="P182"><text:span text:style-name="Strong_20_Emphasis"><text:span text:style-name="T1">Non-sampling Errors:</text:span></text:span><text:span text:style-name="T1"> All other errors, including coverage and content errors, interviewer mistakes, and data processing errors. More serious and difficult to measure than sampling error.</text:span></text:p>
            </text:list-item>
          </text:list>
        </text:list-item>
      </text:list>
      <text:p text:style-name="P3"><text:span text:style-name="Strong_20_Emphasis"><text:span text:style-name="T1">CHAPTER 4.4.1: DEMOGRAPHIC DATA ERROR ASSESSMENT</text:span></text:span></text:p>
      <text:list text:style-name="L114">
        <text:list-item>
          <text:p text:style-name="P183"><text:span text:style-name="Strong_20_Emphasis"><text:span text:style-name="T1">Methods for Evaluating Age-Sex Data:</text:span></text:span></text:p>
          <text:list>
            <text:list-item>
              <text:p text:style-name="P183"><text:span text:style-name="Strong_20_Emphasis"><text:span text:style-name="T1">Visual Inspection of Population Pyramids:</text:span></text:span><text:span text:style-name="T1"> A pyramid should be relatively smooth. Jagged edges or unusual bulges/constrictions can indicate age misreporting or historical events that need investigation.</text:span></text:p>
            </text:list-item>
            <text:list-item>
              <text:p text:style-name="P183"><text:span text:style-name="Strong_20_Emphasis"><text:span text:style-name="T1">Age Ratio Analysis:</text:span></text:span><text:span text:style-name="T1"> The ratio of the population in one 5-year age group to the average of the two adjacent age groups should be close to 100. Deviations suggest under- or over-enumeration in that age group.</text:span></text:p>
            </text:list-item>
            <text:list-item>
              <text:p text:style-name="P183"><text:span text:style-name="Strong_20_Emphasis"><text:span text:style-name="T1">Sex Ratio Analysis:</text:span></text:span><text:span text:style-name="T1"> The sex ratio (males per 100 females) should change smoothly with age. It typically starts around 105 at birth and gradually declines. Jumps or troughs in the sex ratio at certain ages can indicate sex-selective undercounting or migration.</text:span></text:p>
            </text:list-item>
            <text:list-item>
              <text:p text:style-name="P183"><text:span text:style-name="Strong_20_Emphasis"><text:span text:style-name="T1">Age Heaping Indices (Whipple's Index, Myers' Blended Index):</text:span></text:span><text:span text:style-name="T1"> Quantitative measures of the tendency for respondents to report ages ending in 0 or 5 (see 2.4.1).</text:span></text:p>
            </text:list-item>
          </text:list>
        </text:list-item>
        <text:list-item>
          <text:p text:style-name="P183"><text:span text:style-name="Strong_20_Emphasis"><text:span text:style-name="T1">Inter-penetration Studies:</text:span></text:span><text:span text:style-name="T1"> A method used in census and survey fieldwork to separate interviewer variance from sampling variance. Two or more interviewers are randomly assigned to households within the same small area, allowing for a comparison of their results.</text:span></text:p>
        </text:list-item>
        <text:list-item>
          <text:p text:style-name="P183"><text:span text:style-name="Strong_20_Emphasis"><text:span text:style-name="T1">Post-Enumeration Survey (PES):</text:span></text:span></text:p>
          <text:list>
            <text:list-item>
              <text:p text:style-name="P184">The gold standard for measuring census coverage error.</text:p>
            </text:list-item>
            <text:list-item>
              <text:p text:style-name="P183"><text:span text:style-name="Strong_20_Emphasis"><text:span text:style-name="T1">Process:</text:span></text:span></text:p>
              <text:list>
                <text:list-item>
                  <text:p text:style-name="P184"><text:soft-page-break/>A few months after the census, a completely independent, high-quality survey re-enumerates all households in a sample of census blocks.</text:p>
                </text:list-item>
                <text:list-item>
                  <text:p text:style-name="P184">The PES records are matched against the census records for those same blocks.</text:p>
                </text:list-item>
                <text:list-item>
                  <text:p text:style-name="P184">This creates four categories of people: (a) in both census and PES, (b) in census only, (c) in PES only, (d) in neither.</text:p>
                </text:list-item>
              </text:list>
            </text:list-item>
            <text:list-item>
              <text:p text:style-name="P183"><text:span text:style-name="Strong_20_Emphasis"><text:span text:style-name="T1">Dual-System Estimation (or Capture-Recapture):</text:span></text:span></text:p>
              <text:list>
                <text:list-item>
                  <text:p text:style-name="P184">A statistical technique used to estimate the total population size, including the number of people missed by both surveys (category d).</text:p>
                </text:list-item>
                <text:list-item>
                  <text:p text:style-name="P183"><text:span text:style-name="Strong_20_Emphasis"><text:span text:style-name="T1">Formula:</text:span></text:span><text:span text:style-name="T1"> N̂ = (N_c * N_p) / M</text:span></text:p>
                  <text:list>
                    <text:list-item>
                      <text:p text:style-name="P184">N̂: Estimated true total population.</text:p>
                    </text:list-item>
                    <text:list-item>
                      <text:p text:style-name="P184">N_c: Count from the census.</text:p>
                    </text:list-item>
                    <text:list-item>
                      <text:p text:style-name="P184">N_p: Count from the PES.</text:p>
                    </text:list-item>
                    <text:list-item>
                      <text:p text:style-name="P184">M: Number of people found in both (the matches).</text:p>
                    </text:list-item>
                  </text:list>
                </text:list-item>
                <text:list-item>
                  <text:p text:style-name="P184">This allows for the calculation of net undercount rates for the census.</text:p>
                </text:list-item>
              </text:list>
            </text:list-item>
          </text:list>
        </text:list-item>
      </text:list>
      <text:p text:style-name="P3"><text:span text:style-name="Strong_20_Emphasis"><text:span text:style-name="T1">CHAPTER 4.4.2: INDIRECT ESTIMATION TECHNIQUES</text:span></text:span></text:p>
      <text:list text:style-name="L115">
        <text:list-item>
          <text:p text:style-name="P185"><text:span text:style-name="Strong_20_Emphasis"><text:span text:style-name="T1">Purpose:</text:span></text:span><text:span text:style-name="T1"> A set of methods used to estimate key demographic parameters when vital registration data is incomplete or non-existent, but census or survey data is available. They "indirectly" infer rates from data on population stocks or retrospective reports.</text:span></text:p>
        </text:list-item>
        <text:list-item>
          <text:p text:style-name="P185"><text:span text:style-name="Strong_20_Emphasis"><text:span text:style-name="T1">The Brass Method (P/F Ratio Method):</text:span></text:span><text:span text:style-name="T1"> A classic indirect method for evaluating and adjusting fertility data.</text:span></text:p>
          <text:list>
            <text:list-item>
              <text:p text:style-name="P185"><text:span text:style-name="Strong_20_Emphasis"><text:span text:style-name="T1">Data Required:</text:span></text:span><text:span text:style-name="T1"> From a single census or survey:</text:span></text:p>
              <text:list>
                <text:list-item>
                  <text:p text:style-name="P186">P (Parity): The average number of children ever born to women in each 5-year age group. This is a cohort measure.</text:p>
                </text:list-item>
                <text:list-item>
                  <text:p text:style-name="P186">F (Cumulative Fertility): The cumulative fertility of a synthetic cohort, derived by summing the period age-specific fertility rates (ASFRs) for a recent period (e.g., the last 12 months).</text:p>
                </text:list-item>
              </text:list>
            </text:list-item>
            <text:list-item>
              <text:p text:style-name="P185"><text:span text:style-name="Strong_20_Emphasis"><text:span text:style-name="T1">Logic:</text:span></text:span><text:span text:style-name="T1"> In a population with constant fertility, the period measure (F) and the cohort measure (P) for younger women should be roughly equal.</text:span></text:p>
            </text:list-item>
            <text:list-item>
              <text:p text:style-name="P185"><text:span text:style-name="Strong_20_Emphasis"><text:span text:style-name="T1">Typical Error Pattern:</text:span></text:span></text:p>
              <text:list>
                <text:list-item>
                  <text:p text:style-name="P186">Current fertility (the basis of F) is often underreported due to memory lapse (omission of births).</text:p>
                </text:list-item>
                <text:list-item>
                  <text:p text:style-name="P186">Lifetime fertility (P) is usually more accurately reported by younger women but can be underreported by older women who forget distant births.</text:p>
                </text:list-item>
              </text:list>
            </text:list-item>
            <text:list-item>
              <text:p text:style-name="P185"><text:soft-page-break/><text:span text:style-name="Strong_20_Emphasis"><text:span text:style-name="T1">Procedure:</text:span></text:span></text:p>
              <text:list>
                <text:list-item>
                  <text:p text:style-name="P186">Calculate P/F ratios for each age group of women.</text:p>
                </text:list-item>
                <text:list-item>
                  <text:p text:style-name="P186">The ratio for younger women (e.g., 20-24 or 25-29) is often considered the most reliable. If this ratio is &gt; 1, it suggests that current fertility is underreported.</text:p>
                </text:list-item>
                <text:list-item>
                  <text:p text:style-name="P186">This ratio is used as an adjustment factor to scale up all the observed ASFRs to a more correct level.</text:p>
                </text:list-item>
                <text:list-item>
                  <text:p text:style-name="P186">A corrected TFR is then calculated from the adjusted ASFRs.</text:p>
                </text:list-item>
              </text:list>
            </text:list-item>
          </text:list>
        </text:list-item>
        <text:list-item>
          <text:p text:style-name="P185"><text:span text:style-name="Strong_20_Emphasis"><text:span text:style-name="T1">Indirect Methods for Estimating Child Mortality:</text:span></text:span></text:p>
          <text:list>
            <text:list-item>
              <text:p text:style-name="P185"><text:span text:style-name="Strong_20_Emphasis"><text:span text:style-name="T1">The Brass-Trussell Method:</text:span></text:span></text:p>
            </text:list-item>
            <text:list-item>
              <text:p text:style-name="P185"><text:span text:style-name="Strong_20_Emphasis"><text:span text:style-name="T1">Data Required:</text:span></text:span><text:span text:style-name="T1"> From a census/survey, the number of children ever born and the number of children surviving, tabulated by the age of the mother.</text:span></text:p>
            </text:list-item>
            <text:list-item>
              <text:p text:style-name="P185"><text:span text:style-name="Strong_20_Emphasis"><text:span text:style-name="T1">Logic:</text:span></text:span><text:span text:style-name="T1"> The proportion of children who have died among those ever born to women of a certain age group is a function of the overall level of child mortality in the recent past. For example, the proportion of dead children among those born to women aged 20-24 reflects child mortality in the last 2-3 years.</text:span></text:p>
            </text:list-item>
            <text:list-item>
              <text:p text:style-name="P185"><text:span text:style-name="Strong_20_Emphasis"><text:span text:style-name="T1">Procedure:</text:span></text:span><text:span text:style-name="T1"> Conversion factors, derived from model life tables (like Coale-Demeny), are used to convert the proportion of children dead (D_i) into standard life table probabilities of dying (e.g., q(1), q(2), q(5)). This allows for the estimation of the Infant Mortality Rate (IMR) and Under-5 Mortality Rate (U5MR) without any vital statistics data on child deaths.</text:span></text:p>
            </text:list-item>
          </text:list>
        </text:list-item>
      </text:list>
      <text:p text:style-name="P3"><text:span text:style-name="Strong_20_Emphasis"><text:span text:style-name="T1">CHAPTER 4.4.3: RECORD LINKAGE AND DATA INTEGRATION</text:span></text:span></text:p>
      <text:list text:style-name="L116">
        <text:list-item>
          <text:p text:style-name="P187"><text:span text:style-name="Strong_20_Emphasis"><text:span text:style-name="T1">Record Linkage:</text:span></text:span><text:span text:style-name="T1"> The process of joining records from two or more different data sources that are believed to belong to the same entity (e.g., a person, household, or business).</text:span></text:p>
        </text:list-item>
        <text:list-item>
          <text:p text:style-name="P187"><text:span text:style-name="Strong_20_Emphasis"><text:span text:style-name="T1">Types of Linkage:</text:span></text:span></text:p>
          <text:list>
            <text:list-item>
              <text:p text:style-name="P187"><text:span text:style-name="Strong_20_Emphasis"><text:span text:style-name="T1">Deterministic Linkage:</text:span></text:span><text:span text:style-name="T1"> Records are considered a match if they agree on a unique identifier (like a Social Security Number) or a set of key variables.</text:span></text:p>
            </text:list-item>
            <text:list-item>
              <text:p text:style-name="P187"><text:span text:style-name="Strong_20_Emphasis"><text:span text:style-name="T1">Probabilistic Linkage (Fellegi-Sunter Model):</text:span></text:span><text:span text:style-name="T1"> Used when there is no perfect unique identifier. The model uses common variables (like name, date of birth, address) to calculate a probability or "weight" that two records refer to the same person. Pairs with weights above a certain threshold are declared matches.</text:span></text:p>
            </text:list-item>
          </text:list>
        </text:list-item>
        <text:list-item>
          <text:p text:style-name="P187"><text:span text:style-name="Strong_20_Emphasis"><text:span text:style-name="T1">Applications in Demography:</text:span></text:span></text:p>
          <text:list>
            <text:list-item>
              <text:p text:style-name="P187"><text:span text:style-name="Strong_20_Emphasis"><text:span text:style-name="T1">Improving Data Quality:</text:span></text:span><text:span text:style-name="T1"> Linking census data to administrative records can help identify people missed by the census.</text:span></text:p>
            </text:list-item>
            <text:list-item>
              <text:p text:style-name="P187"><text:span text:style-name="Strong_20_Emphasis"><text:span text:style-name="T1">Creating Richer Datasets:</text:span></text:span><text:span text:style-name="T1"> Linking a health survey to hospital records or death records can create a powerful longitudinal dataset for studying health outcomes.</text:span></text:p>
            </text:list-item>
            <text:list-item>
              <text:p text:style-name="P187"><text:soft-page-break/><text:span text:style-name="Strong_20_Emphasis"><text:span text:style-name="T1">Longitudinal Studies:</text:span></text:span><text:span text:style-name="T1"> Linking individuals across historical census waves to study migration and social mobility.</text:span></text:p>
            </text:list-item>
          </text:list>
        </text:list-item>
        <text:list-item>
          <text:p text:style-name="P187"><text:span text:style-name="Strong_20_Emphasis"><text:span text:style-name="T1">Challenges:</text:span></text:span></text:p>
          <text:list>
            <text:list-item>
              <text:p text:style-name="P187"><text:span text:style-name="Strong_20_Emphasis"><text:span text:style-name="T1">Privacy and Confidentiality:</text:span></text:span><text:span text:style-name="T1"> A major concern. Linkage is often done by trusted third parties (like a national statistical office) in secure environments, and researchers are only given access to anonymized, linked data.</text:span></text:p>
            </text:list-item>
            <text:list-item>
              <text:p text:style-name="P187"><text:span text:style-name="Strong_20_Emphasis"><text:span text:style-name="T1">Linkage Error:</text:span></text:span></text:p>
              <text:list>
                <text:list-item>
                  <text:p text:style-name="P187"><text:span text:style-name="Strong_20_Emphasis"><text:span text:style-name="T1">False Matches (Type I error):</text:span></text:span><text:span text:style-name="T1"> Linking records that belong to different people.</text:span></text:p>
                </text:list-item>
                <text:list-item>
                  <text:p text:style-name="P187"><text:span text:style-name="Strong_20_Emphasis"><text:span text:style-name="T1">False Non-matches (Type II error):</text:span></text:span><text:span text:style-name="T1"> Failing to link records that belong to the same person.</text:span></text:p>
                </text:list-item>
              </text:list>
            </text:list-item>
          </text:list>
        </text:list-item>
      </text:list>
      <text:p text:style-name="P3"><text:span text:style-name="Strong_20_Emphasis"><text:span text:style-name="T1">CHAPTER 4.5: QUALITATIVE DEMOGRAPHIC METHODS</text:span></text:span></text:p>
      <text:list text:style-name="L117">
        <text:list-item>
          <text:p text:style-name="P188"><text:span text:style-name="Strong_20_Emphasis"><text:span text:style-name="T1">Purpose:</text:span></text:span><text:span text:style-name="T1"> To complement quantitative data by providing deep, contextual understanding of demographic behaviors. Qualitative methods help to answer the "why" and "how" questions that surveys and censuses often cannot.</text:span></text:p>
        </text:list-item>
      </text:list>
      <text:p text:style-name="P3"><text:span text:style-name="Strong_20_Emphasis"><text:span text:style-name="T1">CHAPTER 4.5.1: ETHNOGRAPHIC APPROACHES TO FERTILITY</text:span></text:span></text:p>
      <text:list text:style-name="L118">
        <text:list-item>
          <text:p text:style-name="P189"><text:span text:style-name="Strong_20_Emphasis"><text:span text:style-name="T1">Ethnography:</text:span></text:span><text:span text:style-name="T1"> The systematic study of people and cultures, where the researcher observes society from the point of view of the subject of the study.</text:span></text:p>
        </text:list-item>
        <text:list-item>
          <text:p text:style-name="P189"><text:span text:style-name="Strong_20_Emphasis"><text:span text:style-name="T1">Method:</text:span></text:span><text:span text:style-name="T1"> Involves long-term immersion in a community, using techniques like:</text:span></text:p>
          <text:list>
            <text:list-item>
              <text:p text:style-name="P189"><text:span text:style-name="Strong_20_Emphasis"><text:span text:style-name="T1">Participant Observation:</text:span></text:span><text:span text:style-name="T1"> The researcher participates in daily activities, rituals, and events to gain a firsthand understanding of social life and cultural norms.</text:span></text:p>
            </text:list-item>
            <text:list-item>
              <text:p text:style-name="P189"><text:span text:style-name="Strong_20_Emphasis"><text:span text:style-name="T1">Informal Conversations:</text:span></text:span><text:span text:style-name="T1"> Unstructured talks with community members.</text:span></text:p>
            </text:list-item>
            <text:list-item>
              <text:p text:style-name="P189"><text:span text:style-name="Strong_20_Emphasis"><text:span text:style-name="T1">In-depth Interviews:</text:span></text:span><text:span text:style-name="T1"> More structured but open-ended interviews with key informants.</text:span></text:p>
            </text:list-item>
          </text:list>
        </text:list-item>
        <text:list-item>
          <text:p text:style-name="P189"><text:span text:style-name="Strong_20_Emphasis"><text:span text:style-name="T1">Contribution to Fertility Studies:</text:span></text:span></text:p>
          <text:list>
            <text:list-item>
              <text:p text:style-name="P190">Can uncover the cultural logic behind fertility decisions that may seem "irrational" from a purely economic perspective.</text:p>
            </text:list-item>
            <text:list-item>
              <text:p text:style-name="P190">Provides rich detail on how social norms, kinship obligations, and gender power relations influence contraceptive use and family size desires.</text:p>
            </text:list-item>
            <text:list-item>
              <text:p text:style-name="P189"><text:span text:style-name="Strong_20_Emphasis"><text:span text:style-name="T1">Example:</text:span></text:span><text:span text:style-name="T1"> Susan Watkins' work in Kenya used ethnographic methods to show how the diffusion of ideas about family planning spread through informal social networks and gossip.</text:span></text:p>
            </text:list-item>
          </text:list>
        </text:list-item>
      </text:list>
      <text:p text:style-name="P3"><text:span text:style-name="Strong_20_Emphasis"><text:span text:style-name="T1">CHAPTER 4.5.2: LIFE HISTORY INTERVIEWING</text:span></text:span></text:p>
      <text:list text:style-name="L119">
        <text:list-item>
          <text:p text:style-name="P191"><text:soft-page-break/><text:span text:style-name="Strong_20_Emphasis"><text:span text:style-name="T1">Method:</text:span></text:span><text:span text:style-name="T1"> A type of in-depth interview that asks an individual to retrospectively recount their life story, often focusing on a particular theme (e.g., their reproductive life, migration history, or work career).</text:span></text:p>
        </text:list-item>
        <text:list-item>
          <text:p text:style-name="P191"><text:span text:style-name="Strong_20_Emphasis"><text:span text:style-name="T1">Structure:</text:span></text:span><text:span text:style-name="T1"> Can be structured around a timeline, asking the respondent to place key events in chronological order.</text:span></text:p>
        </text:list-item>
        <text:list-item>
          <text:p text:style-name="P191"><text:span text:style-name="Strong_20_Emphasis"><text:span text:style-name="T1">Goal:</text:span></text:span><text:span text:style-name="T1"> To understand how individuals perceive their own lives, how they make decisions at critical junctures, and how their experiences are shaped by their social context and historical events.</text:span></text:p>
        </text:list-item>
        <text:list-item>
          <text:p text:style-name="P191"><text:span text:style-name="Strong_20_Emphasis"><text:span text:style-name="T1">Advantages:</text:span></text:span></text:p>
          <text:list>
            <text:list-item>
              <text:p text:style-name="P192">Provides a holistic, longitudinal perspective on individual lives.</text:p>
            </text:list-item>
            <text:list-item>
              <text:p text:style-name="P192">Captures the subjective meaning that people attach to demographic events.</text:p>
            </text:list-item>
            <text:list-item>
              <text:p text:style-name="P192">Excellent for studying the interplay and sequencing of different life course domains (e.g., how finishing school led to a first job, which led to moving, which led to meeting a partner).</text:p>
            </text:list-item>
          </text:list>
        </text:list-item>
      </text:list>
      <text:p text:style-name="P3"><text:span text:style-name="Strong_20_Emphasis"><text:span text:style-name="T1">CHAPTER 4.5.3: MIXED METHODS IN POPULATION STUDIES</text:span></text:span></text:p>
      <text:list text:style-name="L120">
        <text:list-item>
          <text:p text:style-name="P193"><text:span text:style-name="Strong_20_Emphasis"><text:span text:style-name="T1">Definition:</text:span></text:span><text:span text:style-name="T1"> Research that deliberately integrates quantitative and qualitative data collection and analysis within a single study.</text:span></text:p>
        </text:list-item>
        <text:list-item>
          <text:p text:style-name="P193"><text:span text:style-name="Strong_20_Emphasis"><text:span text:style-name="T1">Rationale:</text:span></text:span><text:span text:style-name="T1"> The strengths of one method can be used to overcome the weaknesses of the other.</text:span></text:p>
          <text:list>
            <text:list-item>
              <text:p text:style-name="P194">Quantitative data provides generalizability and identifies broad patterns.</text:p>
            </text:list-item>
            <text:list-item>
              <text:p text:style-name="P194">Qualitative data provides depth, context, and explanation for those patterns.</text:p>
            </text:list-item>
          </text:list>
        </text:list-item>
        <text:list-item>
          <text:p text:style-name="P193"><text:span text:style-name="Strong_20_Emphasis"><text:span text:style-name="T1">Common Designs:</text:span></text:span></text:p>
          <text:list>
            <text:list-item>
              <text:p text:style-name="P193"><text:span text:style-name="Strong_20_Emphasis"><text:span text:style-name="T1">Sequential Explanatory Design:</text:span></text:span><text:span text:style-name="T1"> (QUAN -&gt; qual) A quantitative study is conducted first to identify statistical patterns. A qualitative study is then conducted to help explain those patterns.</text:span></text:p>
              <text:list>
                <text:list-item>
                  <text:p text:style-name="P195"><text:span text:style-name="Strong_20_Emphasis"><text:span text:style-name="T1">Example:</text:span></text:span><text:span text:style-name="T1"> A survey finds that women with secondary education have lower fertility. In-depth interviews are then conducted with women of different educational levels to understand </text:span><text:span text:style-name="T2">why</text:span><text:span text:style-name="T1">—what are the specific mechanisms?</text:span></text:p>
                </text:list-item>
              </text:list>
            </text:list-item>
            <text:list-item>
              <text:p text:style-name="P193"><text:span text:style-name="Strong_20_Emphasis"><text:span text:style-name="T1">Sequential Exploratory Design:</text:span></text:span><text:span text:style-name="T1"> (QUAL -&gt; quan) A qualitative study is conducted first to explore a topic, develop hypotheses, and identify key concepts. A quantitative study is then designed to test these hypotheses on a larger, representative sample.</text:span></text:p>
              <text:list>
                <text:list-item>
                  <text:p text:style-name="P193"><text:span text:style-name="Strong_20_Emphasis"><text:span text:style-name="T1">Example:</text:span></text:span><text:span text:style-name="T1"> Ethnographic work identifies a new local reason for not using contraception. A new question about this reason is then included in a larger survey to measure its prevalence.</text:span></text:p>
                </text:list-item>
              </text:list>
            </text:list-item>
            <text:list-item>
              <text:p text:style-name="P193"><text:soft-page-break/><text:span text:style-name="Strong_20_Emphasis"><text:span text:style-name="T1">Convergent Design:</text:span></text:span><text:span text:style-name="T1"> (QUAN + QUAL) Quantitative and qualitative data are collected concurrently but independently. The results are then compared and contrasted during the interpretation phase to see if they converge on a similar conclusion.</text:span></text:p>
            </text:list-item>
          </text:list>
        </text:list-item>
      </text:list>
      <text:p text:style-name="P3"><text:span text:style-name="Strong_20_Emphasis"><text:span text:style-name="T1">CHAPTER 4.6: SPATIAL ANALYSIS TECHNIQUES</text:span></text:span></text:p>
      <text:list text:style-name="L121">
        <text:list-item>
          <text:p text:style-name="P196"><text:span text:style-name="Strong_20_Emphasis"><text:span text:style-name="T1">Focus:</text:span></text:span><text:span text:style-name="T1"> Advanced methods for analyzing the geographic component of demographic data, often using satellite imagery and specialized regression models.</text:span></text:p>
        </text:list-item>
      </text:list>
      <text:p text:style-name="P3"><text:span text:style-name="Strong_20_Emphasis"><text:span text:style-name="T1">CHAPTER 4.6.1: REMOTE SENSING FOR POPULATION ESTIMATION</text:span></text:span></text:p>
      <text:list text:style-name="L122">
        <text:list-item>
          <text:p text:style-name="P197"><text:span text:style-name="Strong_20_Emphasis"><text:span text:style-name="T1">Remote Sensing:</text:span></text:span><text:span text:style-name="T1"> The science of obtaining information about the Earth's surface from a distance, typically using sensors on satellites or aircraft.</text:span></text:p>
        </text:list-item>
        <text:list-item>
          <text:p text:style-name="P197"><text:span text:style-name="Strong_20_Emphasis"><text:span text:style-name="T1">Application:</text:span></text:span><text:span text:style-name="T1"> Used to create population estimates in areas where census data is outdated, unreliable, or non-existent (e.g., conflict zones, post-disaster areas).</text:span></text:p>
        </text:list-item>
        <text:list-item>
          <text:p text:style-name="P197"><text:span text:style-name="Strong_20_Emphasis"><text:span text:style-name="T1">Methods:</text:span></text:span></text:p>
          <text:list>
            <text:list-item>
              <text:p text:style-name="P197"><text:span text:style-name="Strong_20_Emphasis"><text:span text:style-name="T1">Counting Dwellings:</text:span></text:span><text:span text:style-name="T1"> High-resolution satellite imagery is used to manually or automatically identify and count individual buildings in a defined area. This count is then multiplied by an estimate of the average number of persons per dwelling to get a population estimate.</text:span></text:p>
            </text:list-item>
            <text:list-item>
              <text:p text:style-name="P197"><text:span text:style-name="Strong_20_Emphasis"><text:span text:style-name="T1">Land Use/Land Cover Classification:</text:span></text:span><text:span text:style-name="T1"> Medium-resolution imagery (like Landsat) is used to classify land into categories (e.g., urban, agricultural, forest). Population from existing census units is then re-distributed into grid cells based on the assumption that populated areas are concentrated in the "urban" land cover class (dasymetric mapping).</text:span></text:p>
            </text:list-item>
            <text:list-item>
              <text:p text:style-name="P197"><text:span text:style-name="Strong_20_Emphasis"><text:span text:style-name="T1">"Bottom-up" Modeling:</text:span></text:span><text:span text:style-name="T1"> A newer approach that does not rely on recent census data.</text:span></text:p>
              <text:list>
                <text:list-item>
                  <text:p text:style-name="P197"><text:span text:style-name="Strong_20_Emphasis"><text:span text:style-name="T1">Process:</text:span></text:span><text:span text:style-name="T1"> Combines high-resolution satellite imagery with detailed micro-census surveys from a small number of sample locations. A statistical model (often machine learning) is built to find relationships between features visible in the satellite data (e.g., building density, road networks, roof materials) and the population density found in the micro-surveys.</text:span></text:p>
                </text:list-item>
                <text:list-item>
                  <text:p text:style-name="P197"><text:span text:style-name="Strong_20_Emphasis"><text:span text:style-name="T1">Extrapolation:</text:span></text:span><text:span text:style-name="T1"> This model is then applied to the satellite imagery for the entire region to produce a high-resolution map of estimated population density.</text:span></text:p>
                </text:list-item>
              </text:list>
            </text:list-item>
          </text:list>
        </text:list-item>
      </text:list>
      <text:p text:style-name="P3"><text:span text:style-name="Strong_20_Emphasis"><text:span text:style-name="T1">CHAPTER 4.6.2: SPATIAL REGRESSION MODELS</text:span></text:span></text:p>
      <text:list text:style-name="L123">
        <text:list-item>
          <text:p text:style-name="P198"><text:span text:style-name="Strong_20_Emphasis"><text:span text:style-name="T1">Purpose:</text:span></text:span><text:span text:style-name="T1"> To explicitly incorporate spatial effects (autocorrelation or neighborhood effects) into a regression model.</text:span></text:p>
        </text:list-item>
        <text:list-item>
          <text:p text:style-name="P198"><text:span text:style-name="Strong_20_Emphasis"><text:span text:style-name="T1">Problem with OLS:</text:span></text:span><text:span text:style-name="T1"> As noted in 3.7.3, spatial autocorrelation in the residuals of an OLS model violates its assumptions.</text:span></text:p>
        </text:list-item>
        <text:list-item>
          <text:p text:style-name="P198"><text:span text:style-name="Strong_20_Emphasis"><text:span text:style-name="T1">Models:</text:span></text:span></text:p>
          <text:list>
            <text:list-item>
              <text:p text:style-name="P198"><text:span text:style-name="Strong_20_Emphasis"><text:span text:style-name="T1">Spatial Lag Model (SLM):</text:span></text:span></text:p>
              <text:list>
                <text:list-item>
                  <text:p text:style-name="P198"><text:soft-page-break/><text:span text:style-name="Strong_20_Emphasis"><text:span text:style-name="T1">Assumption:</text:span></text:span><text:span text:style-name="T1"> The value of the dependent variable in one location is directly influenced by the values of the dependent variable in neighboring locations (a "spillover" effect).</text:span></text:p>
                </text:list-item>
                <text:list-item>
                  <text:p text:style-name="P198"><text:span text:style-name="Strong_20_Emphasis"><text:span text:style-name="T1">Model:</text:span></text:span><text:span text:style-name="T1"> Includes a "spatially lagged" dependent variable (often denoted Wy) as a predictor. Wy is a weighted average of the y values in a location's neighborhood.</text:span></text:p>
                </text:list-item>
                <text:list-item>
                  <text:p text:style-name="P198"><text:span text:style-name="Strong_20_Emphasis"><text:span text:style-name="T1">Example:</text:span></text:span><text:span text:style-name="T1"> Modeling fertility rates. The fertility rate in county A is a function of its own characteristics AND the fertility rates in surrounding counties.</text:span></text:p>
                </text:list-item>
              </text:list>
            </text:list-item>
            <text:list-item>
              <text:p text:style-name="P198"><text:span text:style-name="Strong_20_Emphasis"><text:span text:style-name="T1">Spatial Error Model (SEM):</text:span></text:span></text:p>
              <text:list>
                <text:list-item>
                  <text:p text:style-name="P198"><text:span text:style-name="Strong_20_Emphasis"><text:span text:style-name="T1">Assumption:</text:span></text:span><text:span text:style-name="T1"> The spatial dependence is not a substantive process of spillover, but is a nuisance in the error terms, perhaps due to unmeasured variables that are themselves spatially clustered.</text:span></text:p>
                </text:list-item>
                <text:list-item>
                  <text:p text:style-name="P198"><text:span text:style-name="Strong_20_Emphasis"><text:span text:style-name="T1">Model:</text:span></text:span><text:span text:style-name="T1"> The error term is modeled as having a spatial structure, rather than being independent.</text:span></text:p>
                </text:list-item>
              </text:list>
            </text:list-item>
          </text:list>
        </text:list-item>
        <text:list-item>
          <text:p text:style-name="P198"><text:span text:style-name="Strong_20_Emphasis"><text:span text:style-name="T1">Geographically Weighted Regression (GWR):</text:span></text:span></text:p>
          <text:list>
            <text:list-item>
              <text:p text:style-name="P198"><text:span text:style-name="Strong_20_Emphasis"><text:span text:style-name="T1">Concept:</text:span></text:span><text:span text:style-name="T1"> A local form of regression that allows the regression coefficients (βs) to vary over space, rather than assuming they are constant everywhere.</text:span></text:p>
            </text:list-item>
            <text:list-item>
              <text:p text:style-name="P198"><text:span text:style-name="Strong_20_Emphasis"><text:span text:style-name="T1">Process:</text:span></text:span><text:span text:style-name="T1"> Instead of fitting one global regression model, GWR fits a separate regression model for every single location in the dataset. Each local model gives more weight to nearby observations.</text:span></text:p>
            </text:list-item>
            <text:list-item>
              <text:p text:style-name="P198"><text:span text:style-name="Strong_20_Emphasis"><text:span text:style-name="T1">Output:</text:span></text:span><text:span text:style-name="T1"> A set of maps, one for each coefficient, showing how the relationship between a predictor and the outcome variable changes across the study area.</text:span></text:p>
            </text:list-item>
          </text:list>
        </text:list-item>
      </text:list>
      <text:p text:style-name="P3"><text:span text:style-name="Strong_20_Emphasis"><text:span text:style-name="T1">CHAPTER 4.6.3: GEOSPATIAL VISUALIZATION OF DEMOGRAPHIC DATA</text:span></text:span></text:p>
      <text:list text:style-name="L124">
        <text:list-item>
          <text:p text:style-name="P199"><text:span text:style-name="Strong_20_Emphasis"><text:span text:style-name="T1">Choropleth Map:</text:span></text:span><text:span text:style-name="T1"> The most common type of thematic map. Areas (like countries, states, or census tracts) are shaded or patterned in proportion to the value of a demographic variable.</text:span></text:p>
          <text:list>
            <text:list-item>
              <text:p text:style-name="P199"><text:span text:style-name="Strong_20_Emphasis"><text:span text:style-name="T1">Key Consideration: Data Classification:</text:span></text:span><text:span text:style-name="T1"> The choice of how to break the data into classes (e.g., equal intervals, quantiles, natural breaks) can dramatically change the visual impression of the map.</text:span></text:p>
            </text:list-item>
            <text:list-item>
              <text:p text:style-name="P199"><text:span text:style-name="Strong_20_Emphasis"><text:span text:style-name="T1">Key Consideration: Normalization:</text:span></text:span><text:span text:style-name="T1"> Raw counts (e.g., number of births) should almost always be normalized into a rate or a proportion (e.g., birth rate) before mapping to avoid simply creating a map of the underlying population distribution.</text:span></text:p>
            </text:list-item>
          </text:list>
        </text:list-item>
        <text:list-item>
          <text:p text:style-name="P199"><text:span text:style-name="Strong_20_Emphasis"><text:span text:style-name="T1">Proportional Symbol Map:</text:span></text:span><text:span text:style-name="T1"> The size of a symbol (often a circle) placed on a location is scaled to be proportional to the value of the variable at that location.</text:span></text:p>
        </text:list-item>
        <text:list-item>
          <text:p text:style-name="P199"><text:span text:style-name="Strong_20_Emphasis"><text:span text:style-name="T1">Dot Density Map:</text:span></text:span><text:span text:style-name="T1"> One dot is placed on the map to represent a certain number of individuals or events. The dots are placed randomly within the administrative unit to give a visual impression of density.</text:span></text:p>
        </text:list-item>
        <text:list-item>
          <text:p text:style-name="P199"><text:soft-page-break/><text:span text:style-name="Strong_20_Emphasis"><text:span text:style-name="T1">Cartogram:</text:span></text:span><text:span text:style-name="T1"> A map in which the size or shape of the geographic areas is distorted to be proportional to the value of the variable being mapped. For example, a population cartogram of the world would show China and India as huge, and Canada and Australia as tiny.</text:span></text:p>
        </text:list-item>
      </text:list>
      <text:p text:style-name="P12"/>
      <text:p text:style-name="P13"/>
      <text:p text:style-name="P3"><text:span text:style-name="Strong_20_Emphasis"><text:span text:style-name="T1">CHAPTER 4.7: COMPUTATIONAL DEMOGRAPHY</text:span></text:span></text:p>
      <text:list text:style-name="L125">
        <text:list-item>
          <text:p text:style-name="P200"><text:span text:style-name="Strong_20_Emphasis"><text:span text:style-name="T1">Definition:</text:span></text:span><text:span text:style-name="T1"> A subfield of demography that leverages modern computational power and techniques—including agent-based modeling, high-performance computing, and machine learning—to analyze demographic processes in new ways, often with a focus on complexity, heterogeneity, and large-scale datasets.</text:span></text:p>
        </text:list-item>
      </text:list>
      <text:p text:style-name="P3"><text:span text:style-name="Strong_20_Emphasis"><text:span text:style-name="T1">CHAPTER 4.7.1: AGENT-BASED MODELING OF POPULATIONS</text:span></text:span></text:p>
      <text:list text:style-name="L126">
        <text:list-item>
          <text:p text:style-name="P201"><text:span text:style-name="Strong_20_Emphasis"><text:span text:style-name="T1">Agent-Based Model (ABM):</text:span></text:span><text:span text:style-name="T1"> A class of computational models for simulating the actions and interactions of autonomous agents (both individual and collective entities such as households or organizations) with a view to assessing their effects on the system as a whole.</text:span></text:p>
        </text:list-item>
        <text:list-item>
          <text:p text:style-name="P201"><text:span text:style-name="Strong_20_Emphasis"><text:span text:style-name="T1">Contrast with Microsimulation:</text:span></text:span></text:p>
          <text:list>
            <text:list-item>
              <text:p text:style-name="P201"><text:span text:style-name="Strong_20_Emphasis"><text:span text:style-name="T1">Microsimulation:</text:span></text:span><text:span text:style-name="T1"> Individuals are independent. The probability of an event for person A does not depend on the state of person B.</text:span></text:p>
            </text:list-item>
            <text:list-item>
              <text:p text:style-name="P201"><text:span text:style-name="Strong_20_Emphasis"><text:span text:style-name="T1">ABM:</text:span></text:span><text:span text:style-name="T1"> The key feature is interaction. Agents interact with each other and with their environment, and these interactions can change their states and behaviors.</text:span></text:p>
            </text:list-item>
          </text:list>
        </text:list-item>
        <text:list-item>
          <text:p text:style-name="P201"><text:span text:style-name="Strong_20_Emphasis"><text:span text:style-name="T1">Core Components of an ABM:</text:span></text:span></text:p>
          <text:list>
            <text:list-item>
              <text:p text:style-name="P201"><text:span text:style-name="Strong_20_Emphasis"><text:span text:style-name="T1">Agents:</text:span></text:span><text:span text:style-name="T1"> The individual units, defined by a set of attributes (e.g., age, sex, location, education).</text:span></text:p>
            </text:list-item>
            <text:list-item>
              <text:p text:style-name="P201"><text:span text:style-name="Strong_20_Emphasis"><text:span text:style-name="T1">Behaviors/Rules:</text:span></text:span><text:span text:style-name="T1"> A set of rules that govern how agents behave and make decisions based on their own attributes and their interactions with other agents and the environment.</text:span></text:p>
            </text:list-item>
            <text:list-item>
              <text:p text:style-name="P201"><text:span text:style-name="Strong_20_Emphasis"><text:span text:style-name="T1">Environment:</text:span></text:span><text:span text:style-name="T1"> A (often spatial) context in which the agents live and interact.</text:span></text:p>
            </text:list-item>
            <text:list-item>
              <text:p text:style-name="P201"><text:span text:style-name="Strong_20_Emphasis"><text:span text:style-name="T1">Interaction Topologies:</text:span></text:span><text:span text:style-name="T1"> Rules defining which agents interact with which other agents (e.g., agents in the same household, in the same neighborhood social network).</text:span></text:p>
            </text:list-item>
          </text:list>
        </text:list-item>
        <text:list-item>
          <text:p text:style-name="P201"><text:span text:style-name="Strong_20_Emphasis"><text:span text:style-name="T1">Emergence:</text:span></text:span><text:span text:style-name="T1"> The primary goal of ABM is to study emergence: the rise of macro-level patterns (like residential segregation or fertility norms) from the simple, micro-level interactions of individual agents.</text:span></text:p>
        </text:list-item>
        <text:list-item>
          <text:p text:style-name="P201"><text:span text:style-name="Strong_20_Emphasis"><text:span text:style-name="T1">Applications in Demography:</text:span></text:span></text:p>
          <text:list>
            <text:list-item>
              <text:p text:style-name="P201"><text:span text:style-name="Strong_20_Emphasis"><text:span text:style-name="T1">Modeling Residential Segregation:</text:span></text:span><text:span text:style-name="T1"> The Schelling model is a classic proto-ABM showing how a macro-pattern of total segregation can emerge even if individual agents only have a mild preference for living near similar neighbors.</text:span></text:p>
            </text:list-item>
            <text:list-item>
              <text:p text:style-name="P201"><text:soft-page-break/><text:span text:style-name="Strong_20_Emphasis"><text:span text:style-name="T1">Modeling Diffusion:</text:span></text:span><text:span text:style-name="T1"> Simulating how new ideas or behaviors (like using a new contraceptive method) spread through a population via social networks.</text:span></text:p>
            </text:list-item>
            <text:list-item>
              <text:p text:style-name="P201"><text:span text:style-name="Strong_20_Emphasis"><text:span text:style-name="T1">Modeling Marriage Markets:</text:span></text:span><text:span text:style-name="T1"> Simulating how individuals search for partners based on preferences and opportunities, and how this leads to population-level marriage patterns.</text:span></text:p>
            </text:list-item>
          </text:list>
        </text:list-item>
      </text:list>
      <text:p text:style-name="P3"><text:span text:style-name="Strong_20_Emphasis"><text:span text:style-name="T1">CHAPTER 4.7.2: HIGH-PERFORMANCE COMPUTING FOR DEMOGRAPHY</text:span></text:span></text:p>
      <text:list text:style-name="L127">
        <text:list-item>
          <text:p text:style-name="P202"><text:span text:style-name="Strong_20_Emphasis"><text:span text:style-name="T1">High-Performance Computing (HPC):</text:span></text:span><text:span text:style-name="T1"> The use of supercomputers and computer clusters to solve advanced computational problems.</text:span></text:p>
        </text:list-item>
        <text:list-item>
          <text:p text:style-name="P202"><text:span text:style-name="Strong_20_Emphasis"><text:span text:style-name="T1">Need in Demography:</text:span></text:span></text:p>
          <text:list>
            <text:list-item>
              <text:p text:style-name="P202"><text:span text:style-name="Strong_20_Emphasis"><text:span text:style-name="T1">Large-scale simulations:</text:span></text:span><text:span text:style-name="T1"> Stochastic population projections, microsimulation models, and agent-based models can be computationally expensive, requiring thousands or millions of simulation runs.</text:span></text:p>
            </text:list-item>
            <text:list-item>
              <text:p text:style-name="P202"><text:span text:style-name="Strong_20_Emphasis"><text:span text:style-name="T1">"Big Data" Analysis:</text:span></text:span><text:span text:style-name="T1"> Working with massive, fine-grained datasets, such as administrative records for an entire country, full-resolution satellite imagery, or mobile phone call detail records.</text:span></text:p>
            </text:list-item>
          </text:list>
        </text:list-item>
        <text:list-item>
          <text:p text:style-name="P202"><text:span text:style-name="Strong_20_Emphasis"><text:span text:style-name="T1">Parallel Computing:</text:span></text:span><text:span text:style-name="T1"> The core concept of HPC. A large computational task is broken down into many smaller sub-tasks that are run simultaneously ("in parallel") on multiple processors or multiple computers.</text:span></text:p>
        </text:list-item>
        <text:list-item>
          <text:p text:style-name="P202"><text:span text:style-name="Strong_20_Emphasis"><text:span text:style-name="T1">Example Applications:</text:span></text:span></text:p>
          <text:list>
            <text:list-item>
              <text:p text:style-name="P203">Running a full probabilistic (Bayesian) population projection for every country in the world.</text:p>
            </text:list-item>
            <text:list-item>
              <text:p text:style-name="P203">Fitting a complex microsimulation model of a national social security system.</text:p>
            </text:list-item>
            <text:list-item>
              <text:p text:style-name="P203">Processing terabytes of satellite imagery to create global gridded population maps.</text:p>
            </text:list-item>
          </text:list>
        </text:list-item>
      </text:list>
      <text:p text:style-name="P3"><text:span text:style-name="Strong_20_Emphasis"><text:span text:style-name="T1">CHAPTER 4.7.3: MACHINE LEARNING IN DEMOGRAPHIC FORECASTING</text:span></text:span></text:p>
      <text:list text:style-name="L128">
        <text:list-item>
          <text:p text:style-name="P204"><text:span text:style-name="Strong_20_Emphasis"><text:span text:style-name="T1">Machine Learning (ML):</text:span></text:span><text:span text:style-name="T1"> A branch of artificial intelligence and computer science which focuses on the use of data and algorithms to imitate the way that humans learn, gradually improving its accuracy.</text:span></text:p>
        </text:list-item>
        <text:list-item>
          <text:p text:style-name="P204"><text:span text:style-name="Strong_20_Emphasis"><text:span text:style-name="T1">Supervised Learning:</text:span></text:span><text:span text:style-name="T1"> The model learns from labeled data (where both the inputs and the correct outputs are known).</text:span></text:p>
        </text:list-item>
        <text:list-item>
          <text:p text:style-name="P204"><text:span text:style-name="Strong_20_Emphasis"><text:span text:style-name="T1">Unsupervised Learning:</text:span></text:span><text:span text:style-name="T1"> The model learns from unlabeled data to find patterns or structure.</text:span></text:p>
        </text:list-item>
        <text:list-item>
          <text:p text:style-name="P204"><text:span text:style-name="Strong_20_Emphasis"><text:span text:style-name="T1">Applications in Demography:</text:span></text:span></text:p>
          <text:list>
            <text:list-item>
              <text:p text:style-name="P204"><text:span text:style-name="Strong_20_Emphasis"><text:span text:style-name="T1">Population Estimation (Supervised Learning):</text:span></text:span><text:span text:style-name="T1"> As described in 4.6.1, using satellite imagery (inputs) and ground-truth population counts (labels) to train a model (e.g., a random forest or a convolutional neural network) to predict population density from imagery alone.</text:span></text:p>
            </text:list-item>
            <text:list-item>
              <text:p text:style-name="P204"><text:soft-page-break/><text:span text:style-name="Strong_20_Emphasis"><text:span text:style-name="T1">"Nowcasting":</text:span></text:span><text:span text:style-name="T1"> Using non-traditional data sources (like Google search trends, social media data, or commercial data) to provide real-time estimates of demographic phenomena that are normally measured with a long time lag (e.g., predicting influenza outbreaks before official health statistics are released).</text:span></text:p>
            </text:list-item>
            <text:list-item>
              <text:p text:style-name="P204"><text:span text:style-name="Strong_20_Emphasis"><text:span text:style-name="T1">Forecasting (Supervised Learning):</text:span></text:span></text:p>
              <text:list>
                <text:list-item>
                  <text:p text:style-name="P205">ML models can be used as an alternative to traditional time-series models (like ARIMA or Lee-Carter) for forecasting fertility or mortality.</text:p>
                </text:list-item>
                <text:list-item>
                  <text:p text:style-name="P205">Models like Gradient Boosting Machines (GBM) or Long Short-Term Memory (LSTM) networks can be trained on historical demographic data to learn complex, non-linear patterns and make future predictions.</text:p>
                </text:list-item>
                <text:list-item>
                  <text:p text:style-name="P204"><text:span text:style-name="Strong_20_Emphasis"><text:span text:style-name="T1">Challenge:</text:span></text:span><text:span text:style-name="T1"> ML models often require very large amounts of data to perform well ("data hungry") and can be "black boxes," making it difficult to understand the demographic logic behind their forecasts.</text:span></text:p>
                </text:list-item>
              </text:list>
            </text:list-item>
            <text:list-item>
              <text:p text:style-name="P204"><text:span text:style-name="Strong_20_Emphasis"><text:span text:style-name="T1">Clustering (Unsupervised Learning):</text:span></text:span><text:span text:style-name="T1"> Identifying previously unknown groupings in demographic data, for example, clustering individuals based on their life course trajectories to identify common pathways.</text:span></text:p>
            </text:list-item>
          </text:list>
        </text:list-item>
      </text:list>
      <text:p text:style-name="P3"><text:span text:style-name="Strong_20_Emphasis"><text:span text:style-name="T1">CHAPTER 4.8: ETHICAL AND LEGAL ISSUES</text:span></text:span></text:p>
      <text:list text:style-name="L129">
        <text:list-item>
          <text:p text:style-name="P206"><text:span text:style-name="Strong_20_Emphasis"><text:span text:style-name="T1">Core Responsibility:</text:span></text:span><text:span text:style-name="T1"> Demographers handle sensitive personal data and produce findings that can have significant policy implications. This requires strict adherence to ethical and legal principles.</text:span></text:p>
        </text:list-item>
      </text:list>
      <text:p text:style-name="P3"><text:span text:style-name="Strong_20_Emphasis"><text:span text:style-name="T1">CHAPTER 4.8.1: DATA PRIVACY IN DEMOGRAPHIC RESEARCH</text:span></text:span></text:p>
      <text:list text:style-name="L130">
        <text:list-item>
          <text:p text:style-name="P207"><text:span text:style-name="Strong_20_Emphasis"><text:span text:style-name="T1">Privacy:</text:span></text:span><text:span text:style-name="T1"> The right of individuals to control information about themselves.</text:span></text:p>
        </text:list-item>
        <text:list-item>
          <text:p text:style-name="P207"><text:span text:style-name="Strong_20_Emphasis"><text:span text:style-name="T1">Confidentiality:</text:span></text:span><text:span text:style-name="T1"> The obligation of researchers not to disclose identifiable information about research subjects.</text:span></text:p>
        </text:list-item>
        <text:list-item>
          <text:p text:style-name="P207"><text:span text:style-name="Strong_20_Emphasis"><text:span text:style-name="T1">Anonymization:</text:span></text:span><text:span text:style-name="T1"> The process of removing direct and indirect identifiers from data to protect privacy.</text:span></text:p>
          <text:list>
            <text:list-item>
              <text:p text:style-name="P207"><text:span text:style-name="Strong_20_Emphasis"><text:span text:style-name="T1">Direct Identifiers:</text:span></text:span><text:span text:style-name="T1"> Name, address, phone number, social security number. These are always removed.</text:span></text:p>
            </text:list-item>
            <text:list-item>
              <text:p text:style-name="P207"><text:span text:style-name="Strong_20_Emphasis"><text:span text:style-name="T1">Indirect Identifiers:</text:span></text:span><text:span text:style-name="T1"> Variables that, in combination, could be used to identify an individual (e.g., age, sex, race, detailed geography, rare occupation).</text:span></text:p>
            </text:list-item>
          </text:list>
        </text:list-item>
        <text:list-item>
          <text:p text:style-name="P207"><text:span text:style-name="Strong_20_Emphasis"><text:span text:style-name="T1">Statistical Disclosure Control (SDC):</text:span></text:span><text:span text:style-name="T1"> Techniques used to protect the confidentiality of microdata before it is released to the public.</text:span></text:p>
          <text:list>
            <text:list-item>
              <text:p text:style-name="P207"><text:span text:style-name="Strong_20_Emphasis"><text:span text:style-name="T1">Data Perturbation:</text:span></text:span><text:span text:style-name="T1"> Adding small amounts of random noise to the data.</text:span></text:p>
            </text:list-item>
            <text:list-item>
              <text:p text:style-name="P207"><text:span text:style-name="Strong_20_Emphasis"><text:span text:style-name="T1">Top-coding:</text:span></text:span><text:span text:style-name="T1"> Capping the value of a variable (e.g., reporting all incomes above </text:span></text:p>
              <text:p text:style-name="P208"><text:span text:style-name="T1"><text:s text:c="8"/></text:span><text:span text:style-name="Source_20_Text"><text:span text:style-name="T1">200,000as"200,000 as "200,000as"</text:span></text:span></text:p>
              <text:p text:style-name="P209"><text:s text:c="6"/></text:p>
              <text:p text:style-name="P210"><text:soft-page-break/>200,000+").</text:p>
            </text:list-item>
            <text:list-item>
              <text:p text:style-name="P207"><text:span text:style-name="Strong_20_Emphasis"><text:span text:style-name="T1">Data Swapping:</text:span></text:span><text:span text:style-name="T1"> Swapping the records of a small number of similar households between different geographic areas.</text:span></text:p>
            </text:list-item>
          </text:list>
        </text:list-item>
        <text:list-item>
          <text:p text:style-name="P207"><text:span text:style-name="Strong_20_Emphasis"><text:span text:style-name="T1">The "Privacy vs. Utility" Trade-off:</text:span></text:span><text:span text:style-name="T1"> There is an inherent tension between protecting privacy and maintaining the analytical usefulness of the data. Overly aggressive SDC can distort the data and lead to incorrect research findings.</text:span></text:p>
        </text:list-item>
        <text:list-item>
          <text:p text:style-name="P207"><text:span text:style-name="Strong_20_Emphasis"><text:span text:style-name="T1">Differential Privacy:</text:span></text:span><text:span text:style-name="T1"> A newer, mathematically rigorous definition of privacy. It provides a formal guarantee that the inclusion or exclusion of any single individual in a dataset will not significantly change the outcome of any analysis. It is being implemented by agencies like the U.S. Census Bureau.</text:span></text:p>
        </text:list-item>
      </text:list>
      <text:p text:style-name="P3"><text:span text:style-name="Strong_20_Emphasis"><text:span text:style-name="T1">CHAPTER 4.8.2: RESEARCH ETHICS AND HUMAN SUBJECTS</text:span></text:span></text:p>
      <text:list text:style-name="L131">
        <text:list-item>
          <text:p text:style-name="P211"><text:span text:style-name="Strong_20_Emphasis"><text:span text:style-name="T1">Institutional Review Boards (IRBs):</text:span></text:span><text:span text:style-name="T1"> Committees at universities and research institutions that must review and approve all research involving human subjects before it can begin.</text:span></text:p>
        </text:list-item>
        <text:list-item>
          <text:p text:style-name="P211"><text:span text:style-name="Strong_20_Emphasis"><text:span text:style-name="T1">The Belmont Report Principles (USA):</text:span></text:span><text:span text:style-name="T1"> The foundational ethical framework.</text:span></text:p>
          <text:list>
            <text:list-item>
              <text:p text:style-name="P211"><text:span text:style-name="Strong_20_Emphasis"><text:span text:style-name="T1">1. Respect for Persons:</text:span></text:span></text:p>
              <text:list>
                <text:list-item>
                  <text:p text:style-name="P212">Individuals should be treated as autonomous agents.</text:p>
                </text:list-item>
                <text:list-item>
                  <text:p text:style-name="P211"><text:span text:style-name="Strong_20_Emphasis"><text:span text:style-name="T1">Informed Consent:</text:span></text:span><text:span text:style-name="T1"> Subjects must be given full information about the research and voluntarily consent to participate.</text:span></text:p>
                </text:list-item>
                <text:list-item>
                  <text:p text:style-name="P212">Persons with diminished autonomy (e.g., children, prisoners) are entitled to special protection.</text:p>
                </text:list-item>
              </text:list>
            </text:list-item>
            <text:list-item>
              <text:p text:style-name="P211"><text:span text:style-name="Strong_20_Emphasis"><text:span text:style-name="T1">2. Beneficence:</text:span></text:span></text:p>
              <text:list>
                <text:list-item>
                  <text:p text:style-name="P212">Researchers have an obligation to "do no harm."</text:p>
                </text:list-item>
                <text:list-item>
                  <text:p text:style-name="P212">Maximize possible benefits and minimize possible harms.</text:p>
                </text:list-item>
                <text:list-item>
                  <text:p text:style-name="P212">Requires a careful risk/benefit analysis.</text:p>
                </text:list-item>
              </text:list>
            </text:list-item>
            <text:list-item>
              <text:p text:style-name="P211"><text:span text:style-name="Strong_20_Emphasis"><text:span text:style-name="T1">3. Justice:</text:span></text:span></text:p>
              <text:list>
                <text:list-item>
                  <text:p text:style-name="P212">The benefits and burdens of research should be distributed fairly.</text:p>
                </text:list-item>
                <text:list-item>
                  <text:p text:style-name="P212">The selection of research subjects must be equitable. This principle guards against exploiting vulnerable populations for research that will primarily benefit the more advantaged.</text:p>
                </text:list-item>
              </text:list>
            </text:list-item>
          </text:list>
        </text:list-item>
        <text:list-item>
          <text:p text:style-name="P211"><text:span text:style-name="Strong_20_Emphasis"><text:span text:style-name="T1">Application in Demography:</text:span></text:span></text:p>
          <text:list>
            <text:list-item>
              <text:p text:style-name="P212">Ensuring voluntary participation in surveys.</text:p>
            </text:list-item>
            <text:list-item>
              <text:p text:style-name="P212">Protecting the confidentiality of all collected data.</text:p>
            </text:list-item>
            <text:list-item>
              <text:p text:style-name="P212"><text:soft-page-break/>Being particularly careful when studying vulnerable populations (e.g., refugees, undocumented migrants).</text:p>
            </text:list-item>
          </text:list>
        </text:list-item>
      </text:list>
      <text:p text:style-name="P3"><text:span text:style-name="Strong_20_Emphasis"><text:span text:style-name="T1">CHAPTER 4.8.3: RESPONSIBLE COMMUNICATION OF POPULATION FINDINGS</text:span></text:span></text:p>
      <text:list text:style-name="L132">
        <text:list-item>
          <text:p text:style-name="P213"><text:span text:style-name="Strong_20_Emphasis"><text:span text:style-name="T1">The Power of Demography:</text:span></text:span><text:span text:style-name="T1"> Demographic findings often carry great weight in public and political debates (e.g., on immigration, aging, ethnic change).</text:span></text:p>
        </text:list-item>
        <text:list-item>
          <text:p text:style-name="P213"><text:span text:style-name="Strong_20_Emphasis"><text:span text:style-name="T1">Researcher's Obligations:</text:span></text:span></text:p>
          <text:list>
            <text:list-item>
              <text:p text:style-name="P213"><text:span text:style-name="Strong_20_Emphasis"><text:span text:style-name="T1">Accuracy and Objectivity:</text:span></text:span><text:span text:style-name="T1"> Present findings in a neutral, scientific manner, avoiding sensationalism or alarmism.</text:span></text:p>
            </text:list-item>
            <text:list-item>
              <text:p text:style-name="P213"><text:span text:style-name="Strong_20_Emphasis"><text:span text:style-name="T1">Transparency:</text:span></text:span><text:span text:style-name="T1"> Be clear about the data sources, methods, and assumptions used.</text:span></text:p>
            </text:list-item>
            <text:list-item>
              <text:p text:style-name="P213"><text:span text:style-name="Strong_20_Emphasis"><text:span text:style-name="T1">Communicating Uncertainty:</text:span></text:span><text:span text:style-name="T1"> When presenting forecasts, always communicate the uncertainty surrounding them (e.g., by showing prediction intervals), rather than presenting a single deterministic number as fact.</text:span></text:p>
            </text:list-item>
            <text:list-item>
              <text:p text:style-name="P213"><text:span text:style-name="Strong_20_Emphasis"><text:span text:style-name="T1">Avoiding Stigmatization:</text:span></text:span><text:span text:style-name="T1"> Be careful that the presentation of demographic differences between groups does not reinforce stereotypes or lead to stigmatization. Emphasize that demographic differentials are the result of social and economic structures, not inherent group characteristics.</text:span></text:p>
            </text:list-item>
            <text:list-item>
              <text:p text:style-name="P213"><text:span text:style-name="Strong_20_Emphasis"><text:span text:style-name="T1">Engaging with Policymakers and the Public:</text:span></text:span><text:span text:style-name="T1"> Demographers have a responsibility to make their findings accessible and understandable to non-specialist audiences to ensure that public debate is informed by evidence.</text:span></text:p>
            </text:list-item>
          </text:list>
        </text:list-item>
      </text:list>
      <text:p text:style-name="P3"><text:span text:style-name="Strong_20_Emphasis"><text:span text:style-name="T1">CHAPTER 4.9: ACADEMIC WRITING AND PRESENTATION</text:span></text:span></text:p>
      <text:list text:style-name="L133">
        <text:list-item>
          <text:p text:style-name="P214"><text:span text:style-name="Strong_20_Emphasis"><text:span text:style-name="T1">Goal:</text:span></text:span><text:span text:style-name="T1"> To effectively communicate research questions, methods, results, and conclusions to a scientific audience.</text:span></text:p>
        </text:list-item>
      </text:list>
      <text:p text:style-name="P3"><text:span text:style-name="Strong_20_Emphasis"><text:span text:style-name="T1">CHAPTER 4.9.1: DEMOGRAPHIC RESEARCH PROPOSAL WRITING</text:span></text:span></text:p>
      <text:list text:style-name="L134">
        <text:list-item>
          <text:p text:style-name="P215"><text:span text:style-name="Strong_20_Emphasis"><text:span text:style-name="T1">Purpose:</text:span></text:span><text:span text:style-name="T1"> To secure funding for a research project or to gain approval for a dissertation.</text:span></text:p>
        </text:list-item>
        <text:list-item>
          <text:p text:style-name="P215"><text:span text:style-name="Strong_20_Emphasis"><text:span text:style-name="T1">Key Sections:</text:span></text:span></text:p>
          <text:list>
            <text:list-item>
              <text:p text:style-name="P215"><text:span text:style-name="Strong_20_Emphasis"><text:span text:style-name="T1">Introduction/Problem Statement:</text:span></text:span><text:span text:style-name="T1"> What is the research question? Why is it important (scientifically and/or for policy)?</text:span></text:p>
            </text:list-item>
            <text:list-item>
              <text:p text:style-name="P215"><text:span text:style-name="Strong_20_Emphasis"><text:span text:style-name="T1">Literature Review:</text:span></text:span><text:span text:style-name="T1"> What is already known about this topic? Where are the gaps in knowledge that this research will fill? This section demonstrates the researcher's command of the field.</text:span></text:p>
            </text:list-item>
            <text:list-item>
              <text:p text:style-name="P215"><text:span text:style-name="Strong_20_Emphasis"><text:span text:style-name="T1">Theoretical Framework:</text:span></text:span><text:span text:style-name="T1"> What theories will guide the research?</text:span></text:p>
            </text:list-item>
            <text:list-item>
              <text:p text:style-name="P215"><text:span text:style-name="Strong_20_Emphasis"><text:span text:style-name="T1">Data and Methods:</text:span></text:span></text:p>
              <text:list>
                <text:list-item>
                  <text:p text:style-name="P216">What specific data source(s) will be used?</text:p>
                </text:list-item>
                <text:list-item>
                  <text:p text:style-name="P216">What are the key variables?</text:p>
                </text:list-item>
                <text:list-item>
                  <text:p text:style-name="P216"><text:soft-page-break/>What specific statistical or qualitative methods will be employed to answer the research question? This section must be highly detailed and specific.</text:p>
                </text:list-item>
              </text:list>
            </text:list-item>
            <text:list-item>
              <text:p text:style-name="P215"><text:span text:style-name="Strong_20_Emphasis"><text:span text:style-name="T1">Expected Results:</text:span></text:span><text:span text:style-name="T1"> What are the plausible hypotheses?</text:span></text:p>
            </text:list-item>
            <text:list-item>
              <text:p text:style-name="P215"><text:span text:style-name="Strong_20_Emphasis"><text:span text:style-name="T1">Timeline and Budget (for funding proposals).</text:span></text:span></text:p>
            </text:list-item>
          </text:list>
        </text:list-item>
      </text:list>
      <text:p text:style-name="P3"><text:span text:style-name="Strong_20_Emphasis"><text:span text:style-name="T1">CHAPTER 4.9.2: SCIENTIFIC PAPER STRUCTURING</text:span></text:span></text:p>
      <text:list text:style-name="L135">
        <text:list-item>
          <text:p text:style-name="P217"><text:span text:style-name="Strong_20_Emphasis"><text:span text:style-name="T1">The IMRaD Structure:</text:span></text:span><text:span text:style-name="T1"> The standard format for a quantitative scientific paper.</text:span></text:p>
          <text:list>
            <text:list-item>
              <text:p text:style-name="P217"><text:span text:style-name="Strong_20_Emphasis"><text:span text:style-name="T1">Introduction:</text:span></text:span><text:span text:style-name="T1"> State the research question and its significance. Briefly outline the paper's structure.</text:span></text:p>
            </text:list-item>
            <text:list-item>
              <text:p text:style-name="P217"><text:span text:style-name="Strong_20_Emphasis"><text:span text:style-name="T1">Methods (or Data and Methods):</text:span></text:span><text:span text:style-name="T1"> Describe the data source, the sample, the key variables, and the analytical techniques used in sufficient detail that another researcher could replicate the study.</text:span></text:p>
            </text:list-item>
            <text:list-item>
              <text:p text:style-name="P217"><text:span text:style-name="Strong_20_Emphasis"><text:span text:style-name="T1">Results:</text:span></text:span><text:span text:style-name="T1"> Present the findings of the analysis, typically using tables and figures. This section should be a straightforward, objective presentation of the facts, with minimal interpretation.</text:span></text:p>
            </text:list-item>
            <text:list-item>
              <text:p text:style-name="P217"><text:span text:style-name="Strong_20_Emphasis"><text:span text:style-name="T1">and Discussion:</text:span></text:span><text:span text:style-name="T1"> This is where the results are interpreted.</text:span></text:p>
              <text:list>
                <text:list-item>
                  <text:p text:style-name="P218">Summarize the key findings.</text:p>
                </text:list-item>
                <text:list-item>
                  <text:p text:style-name="P218">How do these findings relate back to the literature and theoretical framework?</text:p>
                </text:list-item>
                <text:list-item>
                  <text:p text:style-name="P218">What are the limitations of the study?</text:p>
                </text:list-item>
                <text:list-item>
                  <text:p text:style-name="P218">What are the broader implications of the findings?</text:p>
                </text:list-item>
                <text:list-item>
                  <text:p text:style-name="P218">What are the directions for future research?</text:p>
                </text:list-item>
              </text:list>
            </text:list-item>
            <text:list-item>
              <text:p text:style-name="P217"><text:span text:style-name="Strong_20_Emphasis"><text:span text:style-name="T1">Conclusion:</text:span></text:span><text:span text:style-name="T1"> A brief final summary of the paper's main contribution.</text:span></text:p>
            </text:list-item>
            <text:list-item>
              <text:p text:style-name="P217"><text:span text:style-name="Strong_20_Emphasis"><text:span text:style-name="T1">References and Appendices.</text:span></text:span></text:p>
            </text:list-item>
          </text:list>
        </text:list-item>
      </text:list>
      <text:p text:style-name="P3"><text:span text:style-name="Strong_20_Emphasis"><text:span text:style-name="T1">CHAPTER 4.9.3: CONFERENCE PRESENTATION SKILLS</text:span></text:span></text:p>
      <text:list text:style-name="L136">
        <text:list-item>
          <text:p text:style-name="P219"><text:span text:style-name="Strong_20_Emphasis"><text:span text:style-name="T1">Purpose:</text:span></text:span><text:span text:style-name="T1"> To share new research with peers, get feedback, and build professional networks.</text:span></text:p>
        </text:list-item>
        <text:list-item>
          <text:p text:style-name="P219"><text:span text:style-name="Strong_20_Emphasis"><text:span text:style-name="T1">Oral Presentation:</text:span></text:span></text:p>
          <text:list>
            <text:list-item>
              <text:p text:style-name="P219"><text:span text:style-name="Strong_20_Emphasis"><text:span text:style-name="T1">Structure:</text:span></text:span><text:span text:style-name="T1"> Typically follows a condensed IMRaD format.</text:span></text:p>
            </text:list-item>
            <text:list-item>
              <text:p text:style-name="P219"><text:span text:style-name="Strong_20_Emphasis"><text:span text:style-name="T1">Time Management:</text:span></text:span><text:span text:style-name="T1"> Presentations are strictly timed (usually 15-20 minutes). It is crucial to practice to fit the content within the time limit.</text:span></text:p>
            </text:list-item>
            <text:list-item>
              <text:p text:style-name="P219"><text:span text:style-name="Strong_20_Emphasis"><text:span text:style-name="T1">Slide Design:</text:span></text:span><text:span text:style-name="T1"> Slides should be simple, visual, and uncluttered. Use large fonts. Avoid walls of text. Use graphs and tables to present results. Each slide should make one clear point.</text:span></text:p>
            </text:list-item>
            <text:list-item>
              <text:p text:style-name="P219"><text:span text:style-name="Strong_20_Emphasis"><text:span text:style-name="T1">Delivery:</text:span></text:span><text:span text:style-name="T1"> Speak clearly and engage with the audience. Do not just read the slides.</text:span></text:p>
            </text:list-item>
          </text:list>
        </text:list-item>
        <text:list-item>
          <text:p text:style-name="P219"><text:soft-page-break/><text:span text:style-name="Strong_20_Emphasis"><text:span text:style-name="T1">Poster Presentation:</text:span></text:span></text:p>
          <text:list>
            <text:list-item>
              <text:p text:style-name="P219"><text:span text:style-name="Strong_20_Emphasis"><text:span text:style-name="T1">Format:</text:span></text:span><text:span text:style-name="T1"> A visual summary of the research presented on a large poster board.</text:span></text:p>
            </text:list-item>
            <text:list-item>
              <text:p text:style-name="P219"><text:span text:style-name="Strong_20_Emphasis"><text:span text:style-name="T1">Content:</text:span></text:span><text:span text:style-name="T1"> Should be self-explanatory. Use a logical flow (e.g., top-to-bottom, left-to-right). Emphasize graphics over text.</text:span></text:p>
            </text:list-item>
            <text:list-item>
              <text:p text:style-name="P219"><text:span text:style-name="Strong_20_Emphasis"><text:span text:style-name="T1">Interaction:</text:span></text:span><text:span text:style-name="T1"> The researcher stands by the poster during a designated session to answer questions and discuss the work with interested colleagues.</text:span></text:p>
            </text:list-item>
          </text:list>
        </text:list-item>
      </text:list>
      <text:p text:style-name="P12"/>
      <text:p text:style-name="P13"/>
      <text:p text:style-name="P3"><text:span text:style-name="Strong_20_Emphasis"><text:span text:style-name="T1">PART V: CAPSTONE / THESIS PREP</text:span></text:span></text:p>
      <text:list text:style-name="L137">
        <text:list-item>
          <text:p text:style-name="P220"><text:span text:style-name="Strong_20_Emphasis"><text:span text:style-name="T1">Purpose:</text:span></text:span><text:span text:style-name="T1"> This final phase of a curriculum consolidates all previously learned knowledge and skills, guiding the student through the process of conceiving, developing, and completing an original piece of demographic research, typically a Master's thesis or Doctoral dissertation.</text:span></text:p>
        </text:list-item>
      </text:list>
      <text:p text:style-name="P3"><text:span text:style-name="Strong_20_Emphasis"><text:span text:style-name="T1">CHAPTER 5.1: LITERATURE REVIEW SEMINAR</text:span></text:span></text:p>
      <text:list text:style-name="L138">
        <text:list-item>
          <text:p text:style-name="P221"><text:span text:style-name="Strong_20_Emphasis"><text:span text:style-name="T1">Objective:</text:span></text:span><text:span text:style-name="T1"> To move from being a consumer of demographic research to a critical evaluator and synthesizer of a body of literature.</text:span></text:p>
        </text:list-item>
        <text:list-item>
          <text:p text:style-name="P221"><text:span text:style-name="Strong_20_Emphasis"><text:span text:style-name="T1">Skills Development:</text:span></text:span></text:p>
          <text:list>
            <text:list-item>
              <text:p text:style-name="P221"><text:span text:style-name="Strong_20_Emphasis"><text:span text:style-name="T1">Systematic Searching:</text:span></text:span><text:span text:style-name="T1"> Learning to use academic databases (e.g., Web of Science, Scopus, Google Scholar, SocINDEX) and search engines effectively to identify all relevant literature on a topic.</text:span></text:p>
            </text:list-item>
            <text:list-item>
              <text:p text:style-name="P221"><text:span text:style-name="Strong_20_Emphasis"><text:span text:style-name="T1">Annotated Bibliography:</text:span></text:span><text:span text:style-name="T1"> A key exercise where students summarize and briefly critique a list of articles, noting their research questions, methods, findings, and limitations.</text:span></text:p>
            </text:list-item>
            <text:list-item>
              <text:p text:style-name="P221"><text:span text:style-name="Strong_20_Emphasis"><text:span text:style-name="T1">Identifying Research Traditions:</text:span></text:span><text:span text:style-name="T1"> Recognizing the major theoretical and methodological schools of thought within a specific research area.</text:span></text:p>
            </text:list-item>
            <text:list-item>
              <text:p text:style-name="P221"><text:span text:style-name="Strong_20_Emphasis"><text:span text:style-name="T1">Synthesizing and Structuring:</text:span></text:span><text:span text:style-name="T1"> Learning to organize a review not as a simple list of summaries, but thematically, identifying points of consensus, debate, and unresolved questions in the literature.</text:span></text:p>
            </text:list-item>
          </text:list>
        </text:list-item>
        <text:list-item>
          <text:p text:style-name="P221"><text:span text:style-name="Strong_20_Emphasis"><text:span text:style-name="T1">Output:</text:span></text:span><text:span text:style-name="T1"> The production of a formal literature review paper that identifies a specific gap in current knowledge, which will form the basis for the student's own research question.</text:span></text:p>
        </text:list-item>
      </text:list>
      <text:p text:style-name="P3"><text:span text:style-name="Strong_20_Emphasis"><text:span text:style-name="T1">CHAPTER 5.2: RESEARCH QUESTION FORMULATION WORKSHOP</text:span></text:span></text:p>
      <text:list text:style-name="L139">
        <text:list-item>
          <text:p text:style-name="P222"><text:span text:style-name="Strong_20_Emphasis"><text:span text:style-name="T1">Objective:</text:span></text:span><text:span text:style-name="T1"> To translate a broad area of interest and a identified literature gap into a specific, answerable, and significant research question.</text:span></text:p>
        </text:list-item>
        <text:list-item>
          <text:p text:style-name="P222"><text:span text:style-name="Strong_20_Emphasis"><text:span text:style-name="T1">The "FINER" Criteria for a Good Research Question:</text:span></text:span></text:p>
          <text:list>
            <text:list-item>
              <text:p text:style-name="P222"><text:soft-page-break/><text:span text:style-name="Strong_20_Emphasis"><text:span text:style-name="T1">F</text:span></text:span><text:span text:style-name="T1">easible: Can the question be answered with available data, methods, time, and resources?</text:span></text:p>
            </text:list-item>
            <text:list-item>
              <text:p text:style-name="P222"><text:span text:style-name="Strong_20_Emphasis"><text:span text:style-name="T1">I</text:span></text:span><text:span text:style-name="T1">nteresting: Is the question interesting to the researcher, their advisor, and the broader scientific community?</text:span></text:p>
            </text:list-item>
            <text:list-item>
              <text:p text:style-name="P222"><text:span text:style-name="Strong_20_Emphasis"><text:span text:style-name="T1">N</text:span></text:span><text:span text:style-name="T1">ovel: Does the research contribute something new? It can be a new finding, a new method applied to an old question, or a new dataset used to test an old theory.</text:span></text:p>
            </text:list-item>
            <text:list-item>
              <text:p text:style-name="P222"><text:span text:style-name="Strong_20_Emphasis"><text:span text:style-name="T1">E</text:span></text:span><text:span text:style-name="T1">thical: Can the research be conducted in an ethically sound manner?</text:span></text:p>
            </text:list-item>
            <text:list-item>
              <text:p text:style-name="P222"><text:span text:style-name="Strong_20_Emphasis"><text:span text:style-name="T1">R</text:span></text:span><text:span text:style-name="T1">elevant: Is the question relevant to scientific knowledge, public policy, or public health?</text:span></text:p>
            </text:list-item>
          </text:list>
        </text:list-item>
        <text:list-item>
          <text:p text:style-name="P222"><text:span text:style-name="Strong_20_Emphasis"><text:span text:style-name="T1">Process:</text:span></text:span></text:p>
          <text:list>
            <text:list-item>
              <text:p text:style-name="P223">An iterative process of drafting and refining questions with feedback from faculty and peers.</text:p>
            </text:list-item>
            <text:list-item>
              <text:p text:style-name="P223">Moving from broad questions ("What is the effect of education on fertility?") to specific, testable questions ("To what extent did the expansion of free secondary schooling for girls in Kenya after 2008 contribute to the postponement of first birth among women in the 20-29 age cohort, controlling for urbanization and household wealth?").</text:p>
            </text:list-item>
            <text:list-item>
              <text:p text:style-name="P223">Developing clear, testable hypotheses that stem directly from the research question and theoretical framework.</text:p>
            </text:list-item>
          </text:list>
        </text:list-item>
      </text:list>
      <text:p text:style-name="P3"><text:span text:style-name="Strong_20_Emphasis"><text:span text:style-name="T1">CHAPTER 5.3: ADVANCED DATA ANALYSIS PRACTICUM</text:span></text:span></text:p>
      <text:list text:style-name="L140">
        <text:list-item>
          <text:p text:style-name="P224"><text:span text:style-name="Strong_20_Emphasis"><text:span text:style-name="T1">Objective:</text:span></text:span><text:span text:style-name="T1"> To gain hands-on experience applying advanced statistical and computational methods to a real-world dataset, often the student's own proposed thesis data.</text:span></text:p>
        </text:list-item>
        <text:list-item>
          <text:p text:style-name="P224"><text:span text:style-name="Strong_20_Emphasis"><text:span text:style-name="T1">Structure:</text:span></text:span><text:span text:style-name="T1"> A "workshop" or "lab" style course.</text:span></text:p>
          <text:list>
            <text:list-item>
              <text:p text:style-name="P224"><text:span text:style-name="Strong_20_Emphasis"><text:span text:style-name="T1">Data Management:</text:span></text:span><text:span text:style-name="T1"> Focus on best practices for cleaning, documenting, and preparing a complex dataset for analysis (e.g., creating a reproducible workflow using R or Stata scripts).</text:span></text:p>
            </text:list-item>
            <text:list-item>
              <text:p text:style-name="P224"><text:span text:style-name="Strong_20_Emphasis"><text:span text:style-name="T1">Model Selection:</text:span></text:span><text:span text:style-name="T1"> Guidance on choosing the appropriate statistical model (e.g., OLS, logistic, survival, multilevel) based on the research question and the nature of the dependent variable.</text:span></text:p>
            </text:list-item>
            <text:list-item>
              <text:p text:style-name="P224"><text:span text:style-name="Strong_20_Emphasis"><text:span text:style-name="T1">Interpretation and Diagnostics:</text:span></text:span><text:span text:style-name="T1"> Learning to correctly interpret model output (coefficients, odds ratios, hazard ratios) and perform diagnostic tests to check if model assumptions are met.</text:span></text:p>
            </text:list-item>
            <text:list-item>
              <text:p text:style-name="P224"><text:span text:style-name="Strong_20_Emphasis"><text:span text:style-name="T1">Troubleshooting:</text:span></text:span><text:span text:style-name="T1"> A key part of the practicum is learning to identify and solve the inevitable problems that arise in real-world data analysis.</text:span></text:p>
            </text:list-item>
          </text:list>
        </text:list-item>
      </text:list>
      <text:p text:style-name="P3"><text:span text:style-name="Strong_20_Emphasis"><text:span text:style-name="T1">CHAPTER 5.4: THESIS METHODOLOGY DEFENSE</text:span></text:span></text:p>
      <text:list text:style-name="L141">
        <text:list-item>
          <text:p text:style-name="P225"><text:soft-page-break/><text:span text:style-name="Strong_20_Emphasis"><text:span text:style-name="T1">Alternative Name:</text:span></text:span><text:span text:style-name="T1"> Thesis Proposal Defense, Prospectus Defense.</text:span></text:p>
        </text:list-item>
        <text:list-item>
          <text:p text:style-name="P225"><text:span text:style-name="Strong_20_Emphasis"><text:span text:style-name="T1">Objective:</text:span></text:span><text:span text:style-name="T1"> A formal milestone where the student presents their fully developed research plan to their thesis committee for approval.</text:span></text:p>
        </text:list-item>
        <text:list-item>
          <text:p text:style-name="P225"><text:span text:style-name="Strong_20_Emphasis"><text:span text:style-name="T1">Components of the Proposal Document and Presentation:</text:span></text:span></text:p>
          <text:list>
            <text:list-item>
              <text:p text:style-name="P226">A comprehensive introduction, literature review, and theoretical framework.</text:p>
            </text:list-item>
            <text:list-item>
              <text:p text:style-name="P226">A highly detailed "Data and Methods" section, which is the primary focus of the defense. The student must justify their choice of data, define all key variables, and provide a precise, step-by-step plan for the analysis.</text:p>
            </text:list-item>
            <text:list-item>
              <text:p text:style-name="P226">Preliminary results (if available).</text:p>
            </text:list-item>
            <text:list-item>
              <text:p text:style-name="P226">A discussion of potential limitations and alternative strategies.</text:p>
            </text:list-item>
          </text:list>
        </text:list-item>
        <text:list-item>
          <text:p text:style-name="P225"><text:span text:style-name="Strong_20_Emphasis"><text:span text:style-name="T1">The "Contract":</text:span></text:span><text:span text:style-name="T1"> The approved proposal serves as a "contract" between the student and their committee. It defines the scope of the thesis and the criteria for its successful completion.</text:span></text:p>
        </text:list-item>
      </text:list>
      <text:p text:style-name="P3"><text:span text:style-name="Strong_20_Emphasis"><text:span text:style-name="T1">CHAPTER 5.5: PEER REVIEW AND REVISION CLINIC</text:span></text:span></text:p>
      <text:list text:style-name="L142">
        <text:list-item>
          <text:p text:style-name="P227"><text:span text:style-name="Strong_20_Emphasis"><text:span text:style-name="T1">Objective:</text:span></text:span><text:span text:style-name="T1"> To simulate the academic peer review process and develop skills in giving and receiving constructive criticism.</text:span></text:p>
        </text:list-item>
        <text:list-item>
          <text:p text:style-name="P227"><text:span text:style-name="Strong_20_Emphasis"><text:span text:style-name="T1">Process:</text:span></text:span></text:p>
          <text:list>
            <text:list-item>
              <text:p text:style-name="P228">Students circulate drafts of their thesis chapters to a small group of peers.</text:p>
            </text:list-item>
            <text:list-item>
              <text:p text:style-name="P228">Each student provides structured written feedback on the other students' work, focusing on clarity, argument, evidence, and structure.</text:p>
            </text:list-item>
            <text:list-item>
              <text:p text:style-name="P228">A faculty member facilitates a workshop where this feedback is discussed.</text:p>
            </text:list-item>
          </text:list>
        </text:list-item>
        <text:list-item>
          <text:p text:style-name="P227"><text:span text:style-name="Strong_20_Emphasis"><text:span text:style-name="T1">Benefit:</text:span></text:span><text:span text:style-name="T1"> Helps students to see their own work from an outside perspective, identify weaknesses, and learn the norms of academic critique before submitting their work for formal evaluation or publication.</text:span></text:p>
        </text:list-item>
      </text:list>
      <text:p text:style-name="P3"><text:span text:style-name="Strong_20_Emphasis"><text:span text:style-name="T1">CHAPTER 5.6: PUBLICATION STRATEGY PLANNING</text:span></text:span></text:p>
      <text:list text:style-name="L143">
        <text:list-item>
          <text:p text:style-name="P229"><text:span text:style-name="Strong_20_Emphasis"><text:span text:style-name="T1">Objective:</text:span></text:span><text:span text:style-name="T1"> To train students to think of their thesis not just as an academic requirement, but as a potential source for peer-reviewed journal articles.</text:span></text:p>
        </text:list-item>
        <text:list-item>
          <text:p text:style-name="P229"><text:span text:style-name="Strong_20_Emphasis"><text:span text:style-name="T1">Key Topics:</text:span></text:span></text:p>
          <text:list>
            <text:list-item>
              <text:p text:style-name="P229"><text:span text:style-name="Strong_20_Emphasis"><text:span text:style-name="T1">Structuring a Thesis for Publication:</text:span></text:span><text:span text:style-name="T1"> Writing a thesis as a series of distinct, potentially publishable chapters ("three-paper model") versus a single, long monograph.</text:span></text:p>
            </text:list-item>
            <text:list-item>
              <text:p text:style-name="P230"><text:span text:style-name="Strong_20_Emphasis"><text:span text:style-name="T1">Journal Selection:</text:span></text:span><text:span text:style-name="T1"> How to identify the most appropriate academic journals for a piece of research based on topic, scope, methodology, and prestige (e.g., </text:span><text:span text:style-name="T2">Demography</text:span><text:span text:style-name="T1">, </text:span><text:span text:style-name="T2">Population and Development Review</text:span><text:span text:style-name="T1">, </text:span><text:span text:style-name="T2">Population Studies</text:span><text:span text:style-name="T1">).</text:span></text:p>
            </text:list-item>
            <text:list-item>
              <text:p text:style-name="P229"><text:soft-page-break/><text:span text:style-name="Strong_20_Emphasis"><text:span text:style-name="T1">The Submission Process:</text:span></text:span><text:span text:style-name="T1"> Understanding the mechanics of submitting a manuscript, writing a cover letter, and navigating the journal's online submission system.</text:span></text:p>
            </text:list-item>
            <text:list-item>
              <text:p text:style-name="P229"><text:span text:style-name="Strong_20_Emphasis"><text:span text:style-name="T1">Responding to Reviewer Comments:</text:span></text:span><text:span text:style-name="T1"> A critical skill. Learning how to interpret reviewer feedback, systematically revise a manuscript in response to that feedback, and write a detailed "response to reviewers" letter.</text:span></text:p>
            </text:list-item>
          </text:list>
        </text:list-item>
      </text:list>
      <text:p text:style-name="P3"><text:span text:style-name="Strong_20_Emphasis"><text:span text:style-name="T1">CHAPTER 5.7: ORAL THESIS PRESENTATION</text:span></text:span></text:p>
      <text:list text:style-name="L144">
        <text:list-item>
          <text:p text:style-name="P231"><text:span text:style-name="Strong_20_Emphasis"><text:span text:style-name="T1">Alternative Name:</text:span></text:span><text:span text:style-name="T1"> Thesis Defense, Viva Voce.</text:span></text:p>
        </text:list-item>
        <text:list-item>
          <text:p text:style-name="P231"><text:span text:style-name="Strong_20_Emphasis"><text:span text:style-name="T1">Objective:</text:span></text:span><text:span text:style-name="T1"> The final formal step in completing the degree. The student presents their completed research to their committee and, often, a public audience.</text:span></text:p>
        </text:list-item>
        <text:list-item>
          <text:p text:style-name="P231"><text:span text:style-name="Strong_20_Emphasis"><text:span text:style-name="T1">Structure:</text:span></text:span></text:p>
          <text:list>
            <text:list-item>
              <text:p text:style-name="P232">A 30-45 minute presentation summarizing the entire research project: the motivation and research question, methods, key findings, and contributions to the field.</text:p>
            </text:list-item>
            <text:list-item>
              <text:p text:style-name="P232">A question-and-answer period, which can be extensive and rigorous, where the committee probes the student's understanding of their topic, their methods, and the broader implications of their work.</text:p>
            </text:list-item>
          </text:list>
        </text:list-item>
        <text:list-item>
          <text:p text:style-name="P231"><text:span text:style-name="Strong_20_Emphasis"><text:span text:style-name="T1">Outcome:</text:span></text:span><text:span text:style-name="T1"> A successful defense signifies that the student has demonstrated mastery of their research area and has made an original contribution to the field of demography, thus earning the degree.</text:span></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pitch="variable"/>
    <style:font-face style:name="OpenSymbol" svg:font-family="OpenSymbol" style:font-charset="x-symbol"/>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Tahoma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Source Han Sans HW SC" style:font-family-asian="'Source Han Sans HW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9T01:13:54.168695861</meta:creation-date>
    <dc:date>2025-07-19T01:31:44.626202367</dc:date>
    <meta:editing-duration>PT7M36S</meta:editing-duration>
    <meta:editing-cycles>1</meta:editing-cycles>
    <meta:generator>LibreOffice/25.2.5.2$Linux_X86_64 LibreOffice_project/520$Build-2</meta:generator>
    <meta:document-statistic meta:table-count="0" meta:image-count="0" meta:object-count="0" meta:page-count="106" meta:paragraph-count="1961" meta:word-count="33286" meta:character-count="219303" meta:non-whitespace-character-count="189810"/>
  </office:meta>
</office:document-meta>
</file>